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1.579cm"/>
    </style:style>
    <style:style style:name="co10" style:family="table-column">
      <style:table-column-properties fo:break-before="auto" style:column-width="1.69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e994" fo:border="0.74pt solid #000000"/>
    </style:style>
    <style:style style:name="ce5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b4c7dc" fo:border="0.74pt solid #000000"/>
    </style:style>
    <style:style style:name="ce3" style:family="table-cell" style:parent-style-name="Default">
      <style:table-cell-properties fo:background-color="#afd095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number-columns-repeated="2" table:default-cell-style-name="ce3"/>
        <table:table-column table:style-name="co11" table:number-columns-repeated="4" table:default-cell-style-name="Default"/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office:value-type="string" calcext:value-type="string" table:number-columns-spanned="4" table:number-rows-spanned="1">
            <text:p>Nota: descriptors = grayscale, scoring max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86682" calcext:value-type="float">
            <text:p>0,0886682</text:p>
          </table:table-cell>
          <table:table-cell office:value-type="float" office:value="0.0253165" calcext:value-type="float">
            <text:p>0,0253165</text:p>
          </table:table-cell>
          <table:table-cell office:value-type="float" office:value="0.0252879" calcext:value-type="float">
            <text:p>0,0252879</text:p>
          </table:table-cell>
          <table:table-cell office:value-type="float" office:value="0.030837" calcext:value-type="float">
            <text:p>0,030837</text:p>
          </table:table-cell>
          <table:table-cell office:value-type="float" office:value="0.13" calcext:value-type="float">
            <text:p>0,13</text:p>
          </table:table-cell>
          <table:table-cell office:value-type="float" office:value="0.0291667" calcext:value-type="float">
            <text:p>0,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38940" calcext:value-type="float">
            <text:p>4338940</text:p>
          </table:table-cell>
          <table:table-cell table:formula="of:=[.G2]/[.I2]" office:value-type="float" office:value="3.50634888622622" calcext:value-type="float">
            <text:p>3,50634888622622</text:p>
          </table:table-cell>
          <table:table-cell table:formula="of:=[.J2]/[.H2]" office:value-type="float" office:value="1.21805936839611" calcext:value-type="float">
            <text:p>1,21805936839611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78633" calcext:value-type="float">
            <text:p>0,0878633</text:p>
          </table:table-cell>
          <table:table-cell office:value-type="float" office:value="0.0251046" calcext:value-type="float">
            <text:p>0,0251046</text:p>
          </table:table-cell>
          <table:table-cell office:value-type="float" office:value="0.0246932" calcext:value-type="float">
            <text:p>0,0246932</text:p>
          </table:table-cell>
          <table:table-cell office:value-type="float" office:value="0.0301724" calcext:value-type="float">
            <text:p>0,0301724</text:p>
          </table:table-cell>
          <table:table-cell office:value-type="float" office:value="0.13" calcext:value-type="float">
            <text:p>0,13</text:p>
          </table:table-cell>
          <table:table-cell office:value-type="float" office:value="0.0285714" calcext:value-type="float">
            <text:p>0,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69530" calcext:value-type="float">
            <text:p>2469530</text:p>
          </table:table-cell>
          <table:table-cell table:formula="of:=[.G3]/[.I3]" office:value-type="float" office:value="3.55819820841365" calcext:value-type="float">
            <text:p>3,55819820841365</text:p>
          </table:table-cell>
          <table:table-cell table:formula="of:=[.J3]/[.H3]" office:value-type="float" office:value="1.20186738685341" calcext:value-type="float">
            <text:p>1,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66943" calcext:value-type="float">
            <text:p>0,0866943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0240243" calcext:value-type="float">
            <text:p>0,0240243</text:p>
          </table:table-cell>
          <table:table-cell office:value-type="float" office:value="0.0297872" calcext:value-type="float">
            <text:p>0,0297872</text:p>
          </table:table-cell>
          <table:table-cell office:value-type="float" office:value="0.14" calcext:value-type="float">
            <text:p>0,14</text:p>
          </table:table-cell>
          <table:table-cell office:value-type="float" office:value="0.0266667" calcext:value-type="float">
            <text:p>0,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9080" calcext:value-type="float">
            <text:p>1439080</text:p>
          </table:table-cell>
          <table:table-cell table:formula="of:=[.G4]/[.I4]" office:value-type="float" office:value="3.6086087836066" calcext:value-type="float">
            <text:p>3,6086087836066</text:p>
          </table:table-cell>
          <table:table-cell table:formula="of:=[.J4]/[.H4]" office:value-type="float" office:value="1.20141650600563" calcext:value-type="float">
            <text:p>1,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44071" calcext:value-type="float">
            <text:p>0,0844071</text:p>
          </table:table-cell>
          <table:table-cell office:value-type="float" office:value="0.0221239" calcext:value-type="float">
            <text:p>0,0221239</text:p>
          </table:table-cell>
          <table:table-cell office:value-type="float" office:value="0.0233117" calcext:value-type="float">
            <text:p>0,0233117</text:p>
          </table:table-cell>
          <table:table-cell office:value-type="float" office:value="0.0290456" calcext:value-type="float">
            <text:p>0,0290456</text:p>
          </table:table-cell>
          <table:table-cell office:value-type="float" office:value="0.15" calcext:value-type="float">
            <text:p>0,15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9398" calcext:value-type="float">
            <text:p>899398</text:p>
          </table:table-cell>
          <table:table-cell table:formula="of:=[.G5]/[.I5]" office:value-type="float" office:value="3.62080414555781" calcext:value-type="float">
            <text:p>3,62080414555781</text:p>
          </table:table-cell>
          <table:table-cell table:formula="of:=[.J5]/[.H5]" office:value-type="float" office:value="1.31286075239899" calcext:value-type="float">
            <text:p>1,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75996" calcext:value-type="float">
            <text:p>0,0675996</text:p>
          </table:table-cell>
          <table:table-cell office:value-type="float" office:value="0.0242915" calcext:value-type="float">
            <text:p>0,0242915</text:p>
          </table:table-cell>
          <table:table-cell office:value-type="float" office:value="0.0233729" calcext:value-type="float">
            <text:p>0,0233729</text:p>
          </table:table-cell>
          <table:table-cell office:value-type="float" office:value="0.0284553" calcext:value-type="float">
            <text:p>0,0284553</text:p>
          </table:table-cell>
          <table:table-cell office:value-type="float" office:value="0.15" calcext:value-type="float">
            <text:p>0,15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58110" calcext:value-type="float">
            <text:p>4458110</text:p>
          </table:table-cell>
          <table:table-cell table:formula="of:=[.G6]/[.I6]" office:value-type="float" office:value="2.89222133325347" calcext:value-type="float">
            <text:p>2,89222133325347</text:p>
          </table:table-cell>
          <table:table-cell table:formula="of:=[.J6]/[.H6]" office:value-type="float" office:value="1.17140975238252" calcext:value-type="float">
            <text:p>1,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64615" calcext:value-type="float">
            <text:p>0,0664615</text:p>
          </table:table-cell>
          <table:table-cell office:value-type="float" office:value="0.0215517" calcext:value-type="float">
            <text:p>0,0215517</text:p>
          </table:table-cell>
          <table:table-cell office:value-type="float" office:value="0.0228784" calcext:value-type="float">
            <text:p>0,0228784</text:p>
          </table:table-cell>
          <table:table-cell office:value-type="float" office:value="0.0269058" calcext:value-type="float">
            <text:p>0,0269058</text:p>
          </table:table-cell>
          <table:table-cell office:value-type="float" office:value="0.17" calcext:value-type="float">
            <text:p>0,17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19700" calcext:value-type="float">
            <text:p>2519700</text:p>
          </table:table-cell>
          <table:table-cell table:formula="of:=[.G7]/[.I7]" office:value-type="float" office:value="2.90498898524372" calcext:value-type="float">
            <text:p>2,90498898524372</text:p>
          </table:table-cell>
          <table:table-cell table:formula="of:=[.J7]/[.H7]" office:value-type="float" office:value="1.24843051824218" calcext:value-type="float">
            <text:p>1,24843051824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4567" calcext:value-type="float">
            <text:p>0,064567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0223627" calcext:value-type="float">
            <text:p>0,0223627</text:p>
          </table:table-cell>
          <table:table-cell office:value-type="float" office:value="0.0263158" calcext:value-type="float">
            <text:p>0,0263158</text:p>
          </table:table-cell>
          <table:table-cell office:value-type="float" office:value="0.16" calcext:value-type="float">
            <text:p>0,16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55660" calcext:value-type="float">
            <text:p>1455660</text:p>
          </table:table-cell>
          <table:table-cell table:formula="of:=[.G8]/[.I8]" office:value-type="float" office:value="2.88726316589678" calcext:value-type="float">
            <text:p>2,88726316589678</text:p>
          </table:table-cell>
          <table:table-cell table:formula="of:=[.J8]/[.H8]" office:value-type="float" office:value="1.24737166421766" calcext:value-type="float">
            <text:p>1,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15235" calcext:value-type="float">
            <text:p>0,0615235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18185" calcext:value-type="float">
            <text:p>0,0218185</text:p>
          </table:table-cell>
          <table:table-cell office:value-type="float" office:value="0.0258621" calcext:value-type="float">
            <text:p>0,0258621</text:p>
          </table:table-cell>
          <table:table-cell office:value-type="float" office:value="0.16" calcext:value-type="float">
            <text:p>0,16</text:p>
          </table:table-cell>
          <table:table-cell office:value-type="float" office:value="0.0244898" calcext:value-type="float">
            <text:p>0,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0980" calcext:value-type="float">
            <text:p>900980</text:p>
          </table:table-cell>
          <table:table-cell table:formula="of:=[.G9]/[.I9]" office:value-type="float" office:value="2.81978596145473" calcext:value-type="float">
            <text:p>2,81978596145473</text:p>
          </table:table-cell>
          <table:table-cell table:formula="of:=[.J9]/[.H9]" office:value-type="float" office:value="1.23620850362085" calcext:value-type="float">
            <text:p>1,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106085" calcext:value-type="float">
            <text:p>0,106085</text:p>
          </table:table-cell>
          <table:table-cell office:value-type="float" office:value="0.0286885" calcext:value-type="float">
            <text:p>0,0286885</text:p>
          </table:table-cell>
          <table:table-cell office:value-type="float" office:value="0.0271166" calcext:value-type="float">
            <text:p>0,0271166</text:p>
          </table:table-cell>
          <table:table-cell office:value-type="float" office:value="0.0343348" calcext:value-type="float">
            <text:p>0,0343348</text:p>
          </table:table-cell>
          <table:table-cell office:value-type="float" office:value="0.12" calcext:value-type="float">
            <text:p>0,12</text:p>
          </table:table-cell>
          <table:table-cell office:value-type="float" office:value="0.0311111" calcext:value-type="float">
            <text:p>0,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95600" calcext:value-type="float">
            <text:p>4195600</text:p>
          </table:table-cell>
          <table:table-cell table:formula="of:=[.G10]/[.I10]" office:value-type="float" office:value="3.91217925551138" calcext:value-type="float">
            <text:p>3,91217925551138</text:p>
          </table:table-cell>
          <table:table-cell table:formula="of:=[.J10]/[.H10]" office:value-type="float" office:value="1.19681405441205" calcext:value-type="float">
            <text:p>1,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10541" calcext:value-type="float">
            <text:p>0,10541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.0264904" calcext:value-type="float">
            <text:p>0,0264904</text:p>
          </table:table-cell>
          <table:table-cell office:value-type="float" office:value="0.0338983" calcext:value-type="float">
            <text:p>0,0338983</text:p>
          </table:table-cell>
          <table:table-cell office:value-type="float" office:value="0.13" calcext:value-type="float">
            <text:p>0,13</text:p>
          </table:table-cell>
          <table:table-cell office:value-type="float" office:value="0.0300429" calcext:value-type="float">
            <text:p>0,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860" calcext:value-type="float">
            <text:p>2487860</text:p>
          </table:table-cell>
          <table:table-cell table:formula="of:=[.G11]/[.I11]" office:value-type="float" office:value="3.97917736236523" calcext:value-type="float">
            <text:p>3,97917736236523</text:p>
          </table:table-cell>
          <table:table-cell table:formula="of:=[.J11]/[.H11]" office:value-type="float" office:value="1.29943266761222" calcext:value-type="float">
            <text:p>1,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104481" calcext:value-type="float">
            <text:p>0,104481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0257423" calcext:value-type="float">
            <text:p>0,0257423</text:p>
          </table:table-cell>
          <table:table-cell office:value-type="float" office:value="0.033195" calcext:value-type="float">
            <text:p>0,033195</text:p>
          </table:table-cell>
          <table:table-cell office:value-type="float" office:value="0.14" calcext:value-type="float">
            <text:p>0,14</text:p>
          </table:table-cell>
          <table:table-cell office:value-type="float" office:value="0.0295359" calcext:value-type="float">
            <text:p>0,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64640" calcext:value-type="float">
            <text:p>1464640</text:p>
          </table:table-cell>
          <table:table-cell table:formula="of:=[.G12]/[.I12]" office:value-type="float" office:value="4.05872824106626" calcext:value-type="float">
            <text:p>4,05872824106626</text:p>
          </table:table-cell>
          <table:table-cell table:formula="of:=[.J12]/[.H12]" office:value-type="float" office:value="1.30567147976101" calcext:value-type="float">
            <text:p>1,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102781" calcext:value-type="float">
            <text:p>0,102781</text:p>
          </table:table-cell>
          <table:table-cell office:value-type="float" office:value="0.0251046" calcext:value-type="float">
            <text:p>0,0251046</text:p>
          </table:table-cell>
          <table:table-cell office:value-type="float" office:value="0.0249048" calcext:value-type="float">
            <text:p>0,0249048</text:p>
          </table:table-cell>
          <table:table-cell office:value-type="float" office:value="0.0309735" calcext:value-type="float">
            <text:p>0,0309735</text:p>
          </table:table-cell>
          <table:table-cell office:value-type="float" office:value="0.14" calcext:value-type="float">
            <text:p>0,14</text:p>
          </table:table-cell>
          <table:table-cell office:value-type="float" office:value="0.0290456" calcext:value-type="float">
            <text:p>0,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5703" calcext:value-type="float">
            <text:p>955703</text:p>
          </table:table-cell>
          <table:table-cell table:formula="of:=[.G13]/[.I13]" office:value-type="float" office:value="4.12695544633966" calcext:value-type="float">
            <text:p>4,12695544633966</text:p>
          </table:table-cell>
          <table:table-cell table:formula="of:=[.J13]/[.H13]" office:value-type="float" office:value="1.23377787337779" calcext:value-type="float">
            <text:p>1,233777873377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68956" calcext:value-type="float">
            <text:p>0,0868956</text:p>
          </table:table-cell>
          <table:table-cell office:value-type="float" office:value="0.0210084" calcext:value-type="float">
            <text:p>0,0210084</text:p>
          </table:table-cell>
          <table:table-cell office:value-type="float" office:value="0.0206751" calcext:value-type="float">
            <text:p>0,0206751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.12" calcext:value-type="float">
            <text:p>0,12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3847" calcext:value-type="float">
            <text:p>413847</text:p>
          </table:table-cell>
          <table:table-cell table:formula="of:=[.G14]/[.I14]" office:value-type="float" office:value="4.20291074771101" calcext:value-type="float">
            <text:p>4,20291074771101</text:p>
          </table:table-cell>
          <table:table-cell table:formula="of:=[.J14]/[.H14]" office:value-type="float" office:value="1.24174139867862" calcext:value-type="float">
            <text:p>1,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64871" calcext:value-type="float">
            <text:p>0,0864871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02542" calcext:value-type="float">
            <text:p>0,0202542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13" calcext:value-type="float">
            <text:p>0,13</text:p>
          </table:table-cell>
          <table:table-cell office:value-type="float" office:value="0.0246305" calcext:value-type="float">
            <text:p>0,0246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345" calcext:value-type="float">
            <text:p>399345</text:p>
          </table:table-cell>
          <table:table-cell table:formula="of:=[.G15]/[.I15]" office:value-type="float" office:value="4.27008225454474" calcext:value-type="float">
            <text:p>4,27008225454474</text:p>
          </table:table-cell>
          <table:table-cell table:formula="of:=[.J15]/[.H15]" office:value-type="float" office:value="1.23090270309027" calcext:value-type="float">
            <text:p>1,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58098" calcext:value-type="float">
            <text:p>0,0858098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0196673" calcext:value-type="float">
            <text:p>0,0196673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13" calcext:value-type="float">
            <text:p>0,13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4114" calcext:value-type="float">
            <text:p>384114</text:p>
          </table:table-cell>
          <table:table-cell table:formula="of:=[.G16]/[.I16]" office:value-type="float" office:value="4.36306966385828" calcext:value-type="float">
            <text:p>4,36306966385828</text:p>
          </table:table-cell>
          <table:table-cell table:formula="of:=[.J16]/[.H16]" office:value-type="float" office:value="1.22542162925546" calcext:value-type="float">
            <text:p>1,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46982" calcext:value-type="float">
            <text:p>0,0846982</text:p>
          </table:table-cell>
          <table:table-cell office:value-type="float" office:value="0.0177778" calcext:value-type="float">
            <text:p>0,0177778</text:p>
          </table:table-cell>
          <table:table-cell office:value-type="float" office:value="0.0189867" calcext:value-type="float">
            <text:p>0,0189867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14" calcext:value-type="float">
            <text:p>0,14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4267" calcext:value-type="float">
            <text:p>394267</text:p>
          </table:table-cell>
          <table:table-cell table:formula="of:=[.G17]/[.I17]" office:value-type="float" office:value="4.4609226458521" calcext:value-type="float">
            <text:p>4,4609226458521</text:p>
          </table:table-cell>
          <table:table-cell table:formula="of:=[.J17]/[.H17]" office:value-type="float" office:value="1.40041512448109" calcext:value-type="float">
            <text:p>1,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44457" calcext:value-type="float">
            <text:p>0,0644457</text:p>
          </table:table-cell>
          <table:table-cell office:value-type="float" office:value="0.0204918" calcext:value-type="float">
            <text:p>0,0204918</text:p>
          </table:table-cell>
          <table:table-cell office:value-type="float" office:value="0.018849" calcext:value-type="float">
            <text:p>0,018849</text:p>
          </table:table-cell>
          <table:table-cell office:value-type="float" office:value="0.0231481" calcext:value-type="float">
            <text:p>0,0231481</text:p>
          </table:table-cell>
          <table:table-cell office:value-type="float" office:value="0.14" calcext:value-type="float">
            <text:p>0,14</text:p>
          </table:table-cell>
          <table:table-cell office:value-type="float" office:value="0.0213675" calcext:value-type="float">
            <text:p>0,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007" calcext:value-type="float">
            <text:p>449007</text:p>
          </table:table-cell>
          <table:table-cell table:formula="of:=[.G18]/[.I18]" office:value-type="float" office:value="3.41905140856279" calcext:value-type="float">
            <text:p>3,41905140856279</text:p>
          </table:table-cell>
          <table:table-cell table:formula="of:=[.J18]/[.H18]" office:value-type="float" office:value="1.12962746074039" calcext:value-type="float">
            <text:p>1,12962746074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39058" calcext:value-type="float">
            <text:p>0,0639058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0184705" calcext:value-type="float">
            <text:p>0,0184705</text:p>
          </table:table-cell>
          <table:table-cell office:value-type="float" office:value="0.0223214" calcext:value-type="float">
            <text:p>0,0223214</text:p>
          </table:table-cell>
          <table:table-cell office:value-type="float" office:value="0.15" calcext:value-type="float">
            <text:p>0,15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1395" calcext:value-type="float">
            <text:p>391395</text:p>
          </table:table-cell>
          <table:table-cell table:formula="of:=[.G19]/[.I19]" office:value-type="float" office:value="3.45988468097778" calcext:value-type="float">
            <text:p>3,45988468097778</text:p>
          </table:table-cell>
          <table:table-cell table:formula="of:=[.J19]/[.H19]" office:value-type="float" office:value="1.28348082087021" calcext:value-type="float">
            <text:p>1,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30358" calcext:value-type="float">
            <text:p>0,0630358</text:p>
          </table:table-cell>
          <table:table-cell office:value-type="float" office:value="0.0168776" calcext:value-type="float">
            <text:p>0,0168776</text:p>
          </table:table-cell>
          <table:table-cell office:value-type="float" office:value="0.0180045" calcext:value-type="float">
            <text:p>0,0180045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15" calcext:value-type="float">
            <text:p>0,15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0485" calcext:value-type="float">
            <text:p>370485</text:p>
          </table:table-cell>
          <table:table-cell table:formula="of:=[.G20]/[.I20]" office:value-type="float" office:value="3.50111361048627" calcext:value-type="float">
            <text:p>3,50111361048627</text:p>
          </table:table-cell>
          <table:table-cell table:formula="of:=[.J20]/[.H20]" office:value-type="float" office:value="1.2936732710812" calcext:value-type="float">
            <text:p>1,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1524" calcext:value-type="float">
            <text:p>0,061524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0174661" calcext:value-type="float">
            <text:p>0,0174661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15" calcext:value-type="float">
            <text:p>0,15</text:p>
          </table:table-cell>
          <table:table-cell office:value-type="float" office:value="0.0202429" calcext:value-type="float">
            <text:p>0,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5391" calcext:value-type="float">
            <text:p>295391</text:p>
          </table:table-cell>
          <table:table-cell table:formula="of:=[.G21]/[.I21]" office:value-type="float" office:value="3.52248069116746" calcext:value-type="float">
            <text:p>3,52248069116746</text:p>
          </table:table-cell>
          <table:table-cell table:formula="of:=[.J21]/[.H21]" office:value-type="float" office:value="1.27682412371257" calcext:value-type="float">
            <text:p>1,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105567" calcext:value-type="float">
            <text:p>0,105567</text:p>
          </table:table-cell>
          <table:table-cell office:value-type="float" office:value="0.0233645" calcext:value-type="float">
            <text:p>0,0233645</text:p>
          </table:table-cell>
          <table:table-cell office:value-type="float" office:value="0.0224137" calcext:value-type="float">
            <text:p>0,0224137</text:p>
          </table:table-cell>
          <table:table-cell office:value-type="float" office:value="0.0297872" calcext:value-type="float">
            <text:p>0,0297872</text:p>
          </table:table-cell>
          <table:table-cell office:value-type="float" office:value="0.11" calcext:value-type="float">
            <text:p>0,11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4600" calcext:value-type="float">
            <text:p>344600</text:p>
          </table:table-cell>
          <table:table-cell table:formula="of:=[.G22]/[.I22]" office:value-type="float" office:value="4.7099318720247" calcext:value-type="float">
            <text:p>4,7099318720247</text:p>
          </table:table-cell>
          <table:table-cell table:formula="of:=[.J22]/[.H22]" office:value-type="float" office:value="1.27489139506516" calcext:value-type="float">
            <text:p>1,27489139506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105184" calcext:value-type="float">
            <text:p>0,105184</text:p>
          </table:table-cell>
          <table:table-cell office:value-type="float" office:value="0.0217391" calcext:value-type="float">
            <text:p>0,0217391</text:p>
          </table:table-cell>
          <table:table-cell office:value-type="float" office:value="0.0220078" calcext:value-type="float">
            <text:p>0,0220078</text:p>
          </table:table-cell>
          <table:table-cell office:value-type="float" office:value="0.0295359" calcext:value-type="float">
            <text:p>0,0295359</text:p>
          </table:table-cell>
          <table:table-cell office:value-type="float" office:value="0.12" calcext:value-type="float">
            <text:p>0,12</text:p>
          </table:table-cell>
          <table:table-cell office:value-type="float" office:value="0.0258621" calcext:value-type="float">
            <text:p>0,02586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1800" calcext:value-type="float">
            <text:p>311800</text:p>
          </table:table-cell>
          <table:table-cell table:formula="of:=[.G23]/[.I23]" office:value-type="float" office:value="4.7793963958233" calcext:value-type="float">
            <text:p>4,7793963958233</text:p>
          </table:table-cell>
          <table:table-cell table:formula="of:=[.J23]/[.H23]" office:value-type="float" office:value="1.35865330211462" calcext:value-type="float">
            <text:p>1,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10459" calcext:value-type="float">
            <text:p>0,10459</text:p>
          </table:table-cell>
          <table:table-cell office:value-type="float" office:value="0.0212766" calcext:value-type="float">
            <text:p>0,0212766</text:p>
          </table:table-cell>
          <table:table-cell office:value-type="float" office:value="0.0213692" calcext:value-type="float">
            <text:p>0,0213692</text:p>
          </table:table-cell>
          <table:table-cell office:value-type="float" office:value="0.0290456" calcext:value-type="float">
            <text:p>0,0290456</text:p>
          </table:table-cell>
          <table:table-cell office:value-type="float" office:value="0.13" calcext:value-type="float">
            <text:p>0,13</text:p>
          </table:table-cell>
          <table:table-cell office:value-type="float" office:value="0.0253165" calcext:value-type="float">
            <text:p>0,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5687" calcext:value-type="float">
            <text:p>295687</text:p>
          </table:table-cell>
          <table:table-cell table:formula="of:=[.G24]/[.I24]" office:value-type="float" office:value="4.89442749377609" calcext:value-type="float">
            <text:p>4,89442749377609</text:p>
          </table:table-cell>
          <table:table-cell table:formula="of:=[.J24]/[.H24]" office:value-type="float" office:value="1.36514292697141" calcext:value-type="float">
            <text:p>1,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103694" calcext:value-type="float">
            <text:p>0,103694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05784" calcext:value-type="float">
            <text:p>0,0205784</text:p>
          </table:table-cell>
          <table:table-cell office:value-type="float" office:value="0.0266667" calcext:value-type="float">
            <text:p>0,0266667</text:p>
          </table:table-cell>
          <table:table-cell office:value-type="float" office:value="0.13" calcext:value-type="float">
            <text:p>0,13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0208" calcext:value-type="float">
            <text:p>280208</text:p>
          </table:table-cell>
          <table:table-cell table:formula="of:=[.G25]/[.I25]" office:value-type="float" office:value="5.0389729036271" calcext:value-type="float">
            <text:p>5,0389729036271</text:p>
          </table:table-cell>
          <table:table-cell table:formula="of:=[.J25]/[.H25]" office:value-type="float" office:value="1.27466838746684" calcext:value-type="float">
            <text:p>1,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788935" calcext:value-type="float">
            <text:p>0,0788935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277" calcext:value-type="float">
            <text:p>0,0150277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11" calcext:value-type="float">
            <text:p>0,11</text:p>
          </table:table-cell>
          <table:table-cell office:value-type="float" office:value="0.0176211" calcext:value-type="float">
            <text:p>0,0176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109" calcext:value-type="float">
            <text:p>288109</text:p>
          </table:table-cell>
          <table:table-cell table:formula="of:=[.G26]/[.I26]" office:value-type="float" office:value="5.24987190321872" calcext:value-type="float">
            <text:p>5,24987190321872</text:p>
          </table:table-cell>
          <table:table-cell table:formula="of:=[.J26]/[.H26]" office:value-type="float" office:value="1.2710950444344" calcext:value-type="float">
            <text:p>1,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788763" calcext:value-type="float">
            <text:p>0,0788763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127" calcext:value-type="float">
            <text:p>0,0150127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12" calcext:value-type="float">
            <text:p>0,12</text:p>
          </table:table-cell>
          <table:table-cell office:value-type="float" office:value="0.0182648" calcext:value-type="float">
            <text:p>0,0182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807" calcext:value-type="float">
            <text:p>283807</text:p>
          </table:table-cell>
          <table:table-cell table:formula="of:=[.G27]/[.I27]" office:value-type="float" office:value="5.25397163734705" calcext:value-type="float">
            <text:p>5,25397163734705</text:p>
          </table:table-cell>
          <table:table-cell table:formula="of:=[.J27]/[.H27]" office:value-type="float" office:value="1.2710950444344" calcext:value-type="float">
            <text:p>1,271095044434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homography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787122" calcext:value-type="float">
            <text:p>0,0787122</text:p>
          </table:table-cell>
          <table:table-cell office:value-type="float" office:value="0.0165289" calcext:value-type="float">
            <text:p>0,0165289</text:p>
          </table:table-cell>
          <table:table-cell office:value-type="float" office:value="0.0148818" calcext:value-type="float">
            <text:p>0,0148818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12" calcext:value-type="float">
            <text:p>0,12</text:p>
          </table:table-cell>
          <table:table-cell office:value-type="float" office:value="0.0174672" calcext:value-type="float">
            <text:p>0,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128" calcext:value-type="float">
            <text:p>282128</text:p>
          </table:table-cell>
          <table:table-cell table:formula="of:=[.G28]/[.I28]" office:value-type="float" office:value="5.28915856952788" calcext:value-type="float">
            <text:p>5,28915856952788</text:p>
          </table:table-cell>
          <table:table-cell table:formula="of:=[.J28]/[.H28]" office:value-type="float" office:value="1.27637047837424" calcext:value-type="float">
            <text:p>1,2763704783742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artial affine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783586" calcext:value-type="float">
            <text:p>0,0783586</text:p>
          </table:table-cell>
          <table:table-cell office:value-type="float" office:value="0.0148515" calcext:value-type="float">
            <text:p>0,0148515</text:p>
          </table:table-cell>
          <table:table-cell office:value-type="float" office:value="0.0145353" calcext:value-type="float">
            <text:p>0,0145353</text:p>
          </table:table-cell>
          <table:table-cell office:value-type="float" office:value="0.0208333" calcext:value-type="float">
            <text:p>0,0208333</text:p>
          </table:table-cell>
          <table:table-cell office:value-type="float" office:value="0.13" calcext:value-type="float">
            <text:p>0,13</text:p>
          </table:table-cell>
          <table:table-cell office:value-type="float" office:value="0.0172414" calcext:value-type="float">
            <text:p>0,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0344" calcext:value-type="float">
            <text:p>270344</text:p>
          </table:table-cell>
          <table:table-cell table:formula="of:=[.G29]/[.I29]" office:value-type="float" office:value="5.39091728412898" calcext:value-type="float">
            <text:p>5,39091728412898</text:p>
          </table:table-cell>
          <table:table-cell table:formula="of:=[.J29]/[.H29]" office:value-type="float" office:value="1.4027741305592" calcext:value-type="float">
            <text:p>1,402774130559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affine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561349" calcext:value-type="float">
            <text:p>0,0561349</text:p>
          </table:table-cell>
          <table:table-cell office:value-type="float" office:value="0.012931" calcext:value-type="float">
            <text:p>0,012931</text:p>
          </table:table-cell>
          <table:table-cell office:value-type="float" office:value="0.0134614" calcext:value-type="float">
            <text:p>0,0134614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13" calcext:value-type="float">
            <text:p>0,13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945" calcext:value-type="float">
            <text:p>288945</text:p>
          </table:table-cell>
          <table:table-cell table:formula="of:=[.G30]/[.I30]" office:value-type="float" office:value="4.17006403494436" calcext:value-type="float">
            <text:p>4,17006403494436</text:p>
          </table:table-cell>
          <table:table-cell table:formula="of:=[.J30]/[.H30]" office:value-type="float" office:value="1.3449307864821" calcext:value-type="float">
            <text:p>1,3449307864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560928" calcext:value-type="float">
            <text:p>0,0560928</text:p>
          </table:table-cell>
          <table:table-cell office:value-type="float" office:value="0.0128755" calcext:value-type="float">
            <text:p>0,0128755</text:p>
          </table:table-cell>
          <table:table-cell office:value-type="float" office:value="0.0134366" calcext:value-type="float">
            <text:p>0,0134366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13" calcext:value-type="float">
            <text:p>0,13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7429" calcext:value-type="float">
            <text:p>287429</text:p>
          </table:table-cell>
          <table:table-cell table:formula="of:=[.G31]/[.I31]" office:value-type="float" office:value="4.17462750993555" calcext:value-type="float">
            <text:p>4,17462750993555</text:p>
          </table:table-cell>
          <table:table-cell table:formula="of:=[.J31]/[.H31]" office:value-type="float" office:value="1.35072812706303" calcext:value-type="float">
            <text:p>1,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55874" calcext:value-type="float">
            <text:p>0,055874</text:p>
          </table:table-cell>
          <table:table-cell office:value-type="float" office:value="0.012766" calcext:value-type="float">
            <text:p>0,012766</text:p>
          </table:table-cell>
          <table:table-cell office:value-type="float" office:value="0.0133026" calcext:value-type="float">
            <text:p>0,0133026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13" calcext:value-type="float">
            <text:p>0,13</text:p>
          </table:table-cell>
          <table:table-cell office:value-type="float" office:value="0.0166667" calcext:value-type="float">
            <text:p>0,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722" calcext:value-type="float">
            <text:p>278722</text:p>
          </table:table-cell>
          <table:table-cell table:formula="of:=[.G32]/[.I32]" office:value-type="float" office:value="4.20023153368514" calcext:value-type="float">
            <text:p>4,20023153368514</text:p>
          </table:table-cell>
          <table:table-cell table:formula="of:=[.J32]/[.H32]" office:value-type="float" office:value="1.36231395895347" calcext:value-type="float">
            <text:p>1,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554562" calcext:value-type="float">
            <text:p>0,0554562</text:p>
          </table:table-cell>
          <table:table-cell office:value-type="float" office:value="0.012605" calcext:value-type="float">
            <text:p>0,012605</text:p>
          </table:table-cell>
          <table:table-cell office:value-type="float" office:value="0.0129972" calcext:value-type="float">
            <text:p>0,0129972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13" calcext:value-type="float">
            <text:p>0,13</text:p>
          </table:table-cell>
          <table:table-cell office:value-type="float" office:value="0.0163934" calcext:value-type="float">
            <text:p>0,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7629" calcext:value-type="float">
            <text:p>277629</text:p>
          </table:table-cell>
          <table:table-cell table:formula="of:=[.G33]/[.I33]" office:value-type="float" office:value="4.26678053734651" calcext:value-type="float">
            <text:p>4,26678053734651</text:p>
          </table:table-cell>
          <table:table-cell table:formula="of:=[.J33]/[.H33]" office:value-type="float" office:value="1.36195160650536" calcext:value-type="float">
            <text:p>1,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982312" calcext:value-type="float">
            <text:p>0,0982312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0165727" calcext:value-type="float">
            <text:p>0,0165727</text:p>
          </table:table-cell>
          <table:table-cell office:value-type="float" office:value="0.0245902" calcext:value-type="float">
            <text:p>0,0245902</text:p>
          </table:table-cell>
          <table:table-cell office:value-type="float" office:value="0.11" calcext:value-type="float">
            <text:p>0,11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7962" calcext:value-type="float">
            <text:p>277962</text:p>
          </table:table-cell>
          <table:table-cell table:formula="of:=[.G34]/[.I34]" office:value-type="float" office:value="5.92729006136598" calcext:value-type="float">
            <text:p>5,92729006136598</text:p>
          </table:table-cell>
          <table:table-cell table:formula="of:=[.J34]/[.H34]" office:value-type="float" office:value="1.43237764600347" calcext:value-type="float">
            <text:p>1,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982194" calcext:value-type="float">
            <text:p>0,0982194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0165662" calcext:value-type="float">
            <text:p>0,0165662</text:p>
          </table:table-cell>
          <table:table-cell office:value-type="float" office:value="0.0245902" calcext:value-type="float">
            <text:p>0,0245902</text:p>
          </table:table-cell>
          <table:table-cell office:value-type="float" office:value="0.11" calcext:value-type="float">
            <text:p>0,11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9991" calcext:value-type="float">
            <text:p>279991</text:p>
          </table:table-cell>
          <table:table-cell table:formula="of:=[.G35]/[.I35]" office:value-type="float" office:value="5.92890342987529" calcext:value-type="float">
            <text:p>5,92890342987529</text:p>
          </table:table-cell>
          <table:table-cell table:formula="of:=[.J35]/[.H35]" office:value-type="float" office:value="1.43237764600347" calcext:value-type="float">
            <text:p>1,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981175" calcext:value-type="float">
            <text:p>0,0981175</text:p>
          </table:table-cell>
          <table:table-cell office:value-type="float" office:value="0.0170213" calcext:value-type="float">
            <text:p>0,0170213</text:p>
          </table:table-cell>
          <table:table-cell office:value-type="float" office:value="0.0164647" calcext:value-type="float">
            <text:p>0,0164647</text:p>
          </table:table-cell>
          <table:table-cell office:value-type="float" office:value="0.0242915" calcext:value-type="float">
            <text:p>0,0242915</text:p>
          </table:table-cell>
          <table:table-cell office:value-type="float" office:value="0.12" calcext:value-type="float">
            <text:p>0,12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317" calcext:value-type="float">
            <text:p>278317</text:p>
          </table:table-cell>
          <table:table-cell table:formula="of:=[.G36]/[.I36]" office:value-type="float" office:value="5.95926436558213" calcext:value-type="float">
            <text:p>5,95926436558213</text:p>
          </table:table-cell>
          <table:table-cell table:formula="of:=[.J36]/[.H36]" office:value-type="float" office:value="1.42712366270496" calcext:value-type="float">
            <text:p>1,42712366270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977767" calcext:value-type="float">
            <text:p>0,0977767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0161013" calcext:value-type="float">
            <text:p>0,0161013</text:p>
          </table:table-cell>
          <table:table-cell office:value-type="float" office:value="0.0225225" calcext:value-type="float">
            <text:p>0,0225225</text:p>
          </table:table-cell>
          <table:table-cell office:value-type="float" office:value="0.12" calcext:value-type="float">
            <text:p>0,12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605" calcext:value-type="float">
            <text:p>275605</text:p>
          </table:table-cell>
          <table:table-cell table:formula="of:=[.G37]/[.I37]" office:value-type="float" office:value="6.07259662263296" calcext:value-type="float">
            <text:p>6,07259662263296</text:p>
          </table:table-cell>
          <table:table-cell table:formula="of:=[.J37]/[.H37]" office:value-type="float" office:value="1.34009055912225" calcext:value-type="float">
            <text:p>1,34009055912225</text:p>
          </table:table-cell>
          <table:table-cell table:formula="of:=SUM([.O2:.O37])" office:value-type="float" office:value="35284335" calcext:value-type="float">
            <text:p>35284335</text:p>
          </table:table-cell>
          <table:table-cell table:formula="of:=[.R37]/60000" office:value-type="float" office:value="588.07225" calcext:value-type="float">
            <text:p>588,07225</text:p>
          </table:table-cell>
          <table:table-cell table:formula="of:=[.S37]/60" office:value-type="float" office:value="9.80120416666667" calcext:value-type="float">
            <text:p>9,80120416666667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37]" office:value-type="float" office:value="0.99" calcext:value-type="float">
            <text:p>0,99</text:p>
          </table:table-cell>
          <table:table-cell table:style-name="ce5" table:formula="of:=[.E37]" office:value-type="float" office:value="2.5" calcext:value-type="float">
            <text:p>2,5</text:p>
          </table:table-cell>
          <table:table-cell table:style-name="ce5" table:formula="of:=[.F37]" office:value-type="float" office:value="1" calcext:value-type="float">
            <text:p>1</text:p>
          </table:table-cell>
          <table:table-cell table:style-name="ce5" table:formula="of:=AVERAGE([.G2:.G37])" office:value-type="float" office:value="0.0825867166666667" calcext:value-type="float">
            <text:p>0,082586716666667</text:p>
          </table:table-cell>
          <table:table-cell table:style-name="ce5" table:formula="of:=AVERAGE([.H2:.H37])" office:value-type="float" office:value="0.0198261194444444" calcext:value-type="float">
            <text:p>0,019826119444444</text:p>
          </table:table-cell>
          <table:table-cell table:style-name="ce5" table:formula="of:=AVERAGE([.I2:.I37])" office:value-type="float" office:value="0.0196974" calcext:value-type="float">
            <text:p>0,0196974</text:p>
          </table:table-cell>
          <table:table-cell table:style-name="ce5" table:formula="of:=AVERAGE([.J2:.J37])" office:value-type="float" office:value="0.0254221972222222" calcext:value-type="float">
            <text:p>0,025422197222222</text:p>
          </table:table-cell>
          <table:table-cell table:style-name="ce5" table:formula="of:=AVERAGE([.K2:.K37])" office:value-type="float" office:value="0.132777777777778" calcext:value-type="float">
            <text:p>0,132777777777778</text:p>
          </table:table-cell>
          <table:table-cell table:style-name="ce5" table:formula="of:=AVERAGE([.L2:.L37])" office:value-type="float" office:value="0.0230724583333333" calcext:value-type="float">
            <text:p>0,023072458333333</text:p>
          </table:table-cell>
          <table:table-cell table:style-name="ce5" table:formula="of:=AVERAGE([.M2:.M37])" office:value-type="float" office:value="0" calcext:value-type="float">
            <text:p>0</text:p>
          </table:table-cell>
          <table:table-cell table:style-name="ce5" table:formula="of:=AVERAGE([.N2:.N37])" office:value-type="float" office:value="1" calcext:value-type="float">
            <text:p>1</text:p>
          </table:table-cell>
          <table:table-cell table:style-name="ce5" table:formula="of:=AVERAGE([.O2:.O37])" office:value-type="float" office:value="980120.416666667" calcext:value-type="float">
            <text:p>980120,416666667</text:p>
          </table:table-cell>
          <table:table-cell table:style-name="ce5" table:formula="of:=AVERAGE([.P2:.P37])" office:value-type="float" office:value="4.28836615647049" calcext:value-type="float">
            <text:p>4,28836615647049</text:p>
          </table:table-cell>
          <table:table-cell table:style-name="ce5" table:formula="of:=AVERAGE([.Q2:.Q37])" office:value-type="float" office:value="1.29172199337357" calcext:value-type="float">
            <text:p>1,29172199337357</text:p>
          </table:table-cell>
          <table:table-cell table:formula="of:=SUM([.O2:.O37])" office:value-type="float" office:value="35284335" calcext:value-type="float">
            <text:p>35284335</text:p>
          </table:table-cell>
          <table:table-cell table:formula="of:=[.R38]/60000" office:value-type="float" office:value="588.07225" calcext:value-type="float">
            <text:p>588,07225</text:p>
          </table:table-cell>
          <table:table-cell table:formula="of:=[.S38]/60" office:value-type="float" office:value="9.80120416666667" calcext:value-type="float">
            <text:p>9,80120416666667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8935" calcext:value-type="float">
            <text:p>0,0788935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277" calcext:value-type="float">
            <text:p>0,0150277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11" calcext:value-type="float">
            <text:p>0,11</text:p>
          </table:table-cell>
          <table:table-cell office:value-type="float" office:value="0.0176211" calcext:value-type="float">
            <text:p>0,0176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1673" calcext:value-type="float">
            <text:p>291673</text:p>
          </table:table-cell>
          <table:table-cell table:formula="of:=[.G40]/[.I40]" office:value-type="float" office:value="5.24987190321872" calcext:value-type="float">
            <text:p>5,24987190321872</text:p>
          </table:table-cell>
          <table:table-cell table:formula="of:=[.J40]/[.H40]" office:value-type="float" office:value="1.2710950444344" calcext:value-type="float">
            <text:p>1,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8763" calcext:value-type="float">
            <text:p>0,0788763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127" calcext:value-type="float">
            <text:p>0,0150127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12" calcext:value-type="float">
            <text:p>0,12</text:p>
          </table:table-cell>
          <table:table-cell office:value-type="float" office:value="0.0182648" calcext:value-type="float">
            <text:p>0,0182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962" calcext:value-type="float">
            <text:p>288962</text:p>
          </table:table-cell>
          <table:table-cell table:formula="of:=[.G41]/[.I41]" office:value-type="float" office:value="5.25397163734705" calcext:value-type="float">
            <text:p>5,25397163734705</text:p>
          </table:table-cell>
          <table:table-cell table:formula="of:=[.J41]/[.H41]" office:value-type="float" office:value="1.2710950444344" calcext:value-type="float">
            <text:p>1,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7122" calcext:value-type="float">
            <text:p>0,0787122</text:p>
          </table:table-cell>
          <table:table-cell office:value-type="float" office:value="0.0165289" calcext:value-type="float">
            <text:p>0,0165289</text:p>
          </table:table-cell>
          <table:table-cell office:value-type="float" office:value="0.0148818" calcext:value-type="float">
            <text:p>0,0148818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12" calcext:value-type="float">
            <text:p>0,12</text:p>
          </table:table-cell>
          <table:table-cell office:value-type="float" office:value="0.0174672" calcext:value-type="float">
            <text:p>0,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0260" calcext:value-type="float">
            <text:p>290260</text:p>
          </table:table-cell>
          <table:table-cell table:formula="of:=[.G42]/[.I42]" office:value-type="float" office:value="5.28915856952788" calcext:value-type="float">
            <text:p>5,28915856952788</text:p>
          </table:table-cell>
          <table:table-cell table:formula="of:=[.J42]/[.H42]" office:value-type="float" office:value="1.27637047837424" calcext:value-type="float">
            <text:p>1,27637047837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3586" calcext:value-type="float">
            <text:p>0,0783586</text:p>
          </table:table-cell>
          <table:table-cell office:value-type="float" office:value="0.0148515" calcext:value-type="float">
            <text:p>0,0148515</text:p>
          </table:table-cell>
          <table:table-cell office:value-type="float" office:value="0.0145353" calcext:value-type="float">
            <text:p>0,0145353</text:p>
          </table:table-cell>
          <table:table-cell office:value-type="float" office:value="0.0208333" calcext:value-type="float">
            <text:p>0,0208333</text:p>
          </table:table-cell>
          <table:table-cell office:value-type="float" office:value="0.13" calcext:value-type="float">
            <text:p>0,13</text:p>
          </table:table-cell>
          <table:table-cell office:value-type="float" office:value="0.0172414" calcext:value-type="float">
            <text:p>0,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356" calcext:value-type="float">
            <text:p>275356</text:p>
          </table:table-cell>
          <table:table-cell table:formula="of:=[.G43]/[.I43]" office:value-type="float" office:value="5.39091728412898" calcext:value-type="float">
            <text:p>5,39091728412898</text:p>
          </table:table-cell>
          <table:table-cell table:formula="of:=[.J43]/[.H43]" office:value-type="float" office:value="1.4027741305592" calcext:value-type="float">
            <text:p>1,4027741305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1349" calcext:value-type="float">
            <text:p>0,0561349</text:p>
          </table:table-cell>
          <table:table-cell office:value-type="float" office:value="0.012931" calcext:value-type="float">
            <text:p>0,012931</text:p>
          </table:table-cell>
          <table:table-cell office:value-type="float" office:value="0.0134614" calcext:value-type="float">
            <text:p>0,0134614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13" calcext:value-type="float">
            <text:p>0,13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3284" calcext:value-type="float">
            <text:p>293284</text:p>
          </table:table-cell>
          <table:table-cell table:formula="of:=[.G44]/[.I44]" office:value-type="float" office:value="4.17006403494436" calcext:value-type="float">
            <text:p>4,17006403494436</text:p>
          </table:table-cell>
          <table:table-cell table:formula="of:=[.J44]/[.H44]" office:value-type="float" office:value="1.3449307864821" calcext:value-type="float">
            <text:p>1,3449307864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0928" calcext:value-type="float">
            <text:p>0,0560928</text:p>
          </table:table-cell>
          <table:table-cell office:value-type="float" office:value="0.0128755" calcext:value-type="float">
            <text:p>0,0128755</text:p>
          </table:table-cell>
          <table:table-cell office:value-type="float" office:value="0.0134366" calcext:value-type="float">
            <text:p>0,0134366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13" calcext:value-type="float">
            <text:p>0,13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341" calcext:value-type="float">
            <text:p>289341</text:p>
          </table:table-cell>
          <table:table-cell table:formula="of:=[.G45]/[.I45]" office:value-type="float" office:value="4.17462750993555" calcext:value-type="float">
            <text:p>4,17462750993555</text:p>
          </table:table-cell>
          <table:table-cell table:formula="of:=[.J45]/[.H45]" office:value-type="float" office:value="1.35072812706303" calcext:value-type="float">
            <text:p>1,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874" calcext:value-type="float">
            <text:p>0,055874</text:p>
          </table:table-cell>
          <table:table-cell office:value-type="float" office:value="0.012766" calcext:value-type="float">
            <text:p>0,012766</text:p>
          </table:table-cell>
          <table:table-cell office:value-type="float" office:value="0.0133026" calcext:value-type="float">
            <text:p>0,0133026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13" calcext:value-type="float">
            <text:p>0,13</text:p>
          </table:table-cell>
          <table:table-cell office:value-type="float" office:value="0.0166667" calcext:value-type="float">
            <text:p>0,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027" calcext:value-type="float">
            <text:p>282027</text:p>
          </table:table-cell>
          <table:table-cell table:formula="of:=[.G46]/[.I46]" office:value-type="float" office:value="4.20023153368514" calcext:value-type="float">
            <text:p>4,20023153368514</text:p>
          </table:table-cell>
          <table:table-cell table:formula="of:=[.J46]/[.H46]" office:value-type="float" office:value="1.36231395895347" calcext:value-type="float">
            <text:p>1,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4562" calcext:value-type="float">
            <text:p>0,0554562</text:p>
          </table:table-cell>
          <table:table-cell office:value-type="float" office:value="0.012605" calcext:value-type="float">
            <text:p>0,012605</text:p>
          </table:table-cell>
          <table:table-cell office:value-type="float" office:value="0.0129972" calcext:value-type="float">
            <text:p>0,0129972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13" calcext:value-type="float">
            <text:p>0,13</text:p>
          </table:table-cell>
          <table:table-cell office:value-type="float" office:value="0.0163934" calcext:value-type="float">
            <text:p>0,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656" calcext:value-type="float">
            <text:p>274656</text:p>
          </table:table-cell>
          <table:table-cell table:formula="of:=[.G47]/[.I47]" office:value-type="float" office:value="4.26678053734651" calcext:value-type="float">
            <text:p>4,26678053734651</text:p>
          </table:table-cell>
          <table:table-cell table:formula="of:=[.J47]/[.H47]" office:value-type="float" office:value="1.36195160650536" calcext:value-type="float">
            <text:p>1,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2312" calcext:value-type="float">
            <text:p>0,0982312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0165727" calcext:value-type="float">
            <text:p>0,0165727</text:p>
          </table:table-cell>
          <table:table-cell office:value-type="float" office:value="0.0245902" calcext:value-type="float">
            <text:p>0,0245902</text:p>
          </table:table-cell>
          <table:table-cell office:value-type="float" office:value="0.11" calcext:value-type="float">
            <text:p>0,11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0155" calcext:value-type="float">
            <text:p>280155</text:p>
          </table:table-cell>
          <table:table-cell table:formula="of:=[.G48]/[.I48]" office:value-type="float" office:value="5.92729006136598" calcext:value-type="float">
            <text:p>5,92729006136598</text:p>
          </table:table-cell>
          <table:table-cell table:formula="of:=[.J48]/[.H48]" office:value-type="float" office:value="1.43237764600347" calcext:value-type="float">
            <text:p>1,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2194" calcext:value-type="float">
            <text:p>0,0982194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0165662" calcext:value-type="float">
            <text:p>0,0165662</text:p>
          </table:table-cell>
          <table:table-cell office:value-type="float" office:value="0.0245902" calcext:value-type="float">
            <text:p>0,0245902</text:p>
          </table:table-cell>
          <table:table-cell office:value-type="float" office:value="0.11" calcext:value-type="float">
            <text:p>0,11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6175" calcext:value-type="float">
            <text:p>286175</text:p>
          </table:table-cell>
          <table:table-cell table:formula="of:=[.G49]/[.I49]" office:value-type="float" office:value="5.92890342987529" calcext:value-type="float">
            <text:p>5,92890342987529</text:p>
          </table:table-cell>
          <table:table-cell table:formula="of:=[.J49]/[.H49]" office:value-type="float" office:value="1.43237764600347" calcext:value-type="float">
            <text:p>1,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1175" calcext:value-type="float">
            <text:p>0,0981175</text:p>
          </table:table-cell>
          <table:table-cell office:value-type="float" office:value="0.0170213" calcext:value-type="float">
            <text:p>0,0170213</text:p>
          </table:table-cell>
          <table:table-cell office:value-type="float" office:value="0.0164647" calcext:value-type="float">
            <text:p>0,0164647</text:p>
          </table:table-cell>
          <table:table-cell office:value-type="float" office:value="0.0242915" calcext:value-type="float">
            <text:p>0,0242915</text:p>
          </table:table-cell>
          <table:table-cell office:value-type="float" office:value="0.12" calcext:value-type="float">
            <text:p>0,12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759" calcext:value-type="float">
            <text:p>283759</text:p>
          </table:table-cell>
          <table:table-cell table:formula="of:=[.G50]/[.I50]" office:value-type="float" office:value="5.95926436558213" calcext:value-type="float">
            <text:p>5,95926436558213</text:p>
          </table:table-cell>
          <table:table-cell table:formula="of:=[.J50]/[.H50]" office:value-type="float" office:value="1.42712366270496" calcext:value-type="float">
            <text:p>1,42712366270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7767" calcext:value-type="float">
            <text:p>0,0977767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0161013" calcext:value-type="float">
            <text:p>0,0161013</text:p>
          </table:table-cell>
          <table:table-cell office:value-type="float" office:value="0.0225225" calcext:value-type="float">
            <text:p>0,0225225</text:p>
          </table:table-cell>
          <table:table-cell office:value-type="float" office:value="0.12" calcext:value-type="float">
            <text:p>0,12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019" calcext:value-type="float">
            <text:p>274019</text:p>
          </table:table-cell>
          <table:table-cell table:formula="of:=[.G51]/[.I51]" office:value-type="float" office:value="6.07259662263296" calcext:value-type="float">
            <text:p>6,07259662263296</text:p>
          </table:table-cell>
          <table:table-cell table:formula="of:=[.J51]/[.H51]" office:value-type="float" office:value="1.34009055912225" calcext:value-type="float">
            <text:p>1,3400905591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8956" calcext:value-type="float">
            <text:p>0,0868956</text:p>
          </table:table-cell>
          <table:table-cell office:value-type="float" office:value="0.0210084" calcext:value-type="float">
            <text:p>0,0210084</text:p>
          </table:table-cell>
          <table:table-cell office:value-type="float" office:value="0.0206751" calcext:value-type="float">
            <text:p>0,0206751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.12" calcext:value-type="float">
            <text:p>0,12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9539" calcext:value-type="float">
            <text:p>339539</text:p>
          </table:table-cell>
          <table:table-cell table:formula="of:=[.G52]/[.I52]" office:value-type="float" office:value="4.20291074771101" calcext:value-type="float">
            <text:p>4,20291074771101</text:p>
          </table:table-cell>
          <table:table-cell table:formula="of:=[.J52]/[.H52]" office:value-type="float" office:value="1.24174139867862" calcext:value-type="float">
            <text:p>1,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4871" calcext:value-type="float">
            <text:p>0,0864871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02542" calcext:value-type="float">
            <text:p>0,0202542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13" calcext:value-type="float">
            <text:p>0,13</text:p>
          </table:table-cell>
          <table:table-cell office:value-type="float" office:value="0.0246305" calcext:value-type="float">
            <text:p>0,0246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9859" calcext:value-type="float">
            <text:p>309859</text:p>
          </table:table-cell>
          <table:table-cell table:formula="of:=[.G53]/[.I53]" office:value-type="float" office:value="4.27008225454474" calcext:value-type="float">
            <text:p>4,27008225454474</text:p>
          </table:table-cell>
          <table:table-cell table:formula="of:=[.J53]/[.H53]" office:value-type="float" office:value="1.23090270309027" calcext:value-type="float">
            <text:p>1,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8098" calcext:value-type="float">
            <text:p>0,0858098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0196673" calcext:value-type="float">
            <text:p>0,0196673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13" calcext:value-type="float">
            <text:p>0,13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795" calcext:value-type="float">
            <text:p>289795</text:p>
          </table:table-cell>
          <table:table-cell table:formula="of:=[.G54]/[.I54]" office:value-type="float" office:value="4.36306966385828" calcext:value-type="float">
            <text:p>4,36306966385828</text:p>
          </table:table-cell>
          <table:table-cell table:formula="of:=[.J54]/[.H54]" office:value-type="float" office:value="1.22542162925546" calcext:value-type="float">
            <text:p>1,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6982" calcext:value-type="float">
            <text:p>0,0846982</text:p>
          </table:table-cell>
          <table:table-cell office:value-type="float" office:value="0.0177778" calcext:value-type="float">
            <text:p>0,0177778</text:p>
          </table:table-cell>
          <table:table-cell office:value-type="float" office:value="0.0189867" calcext:value-type="float">
            <text:p>0,0189867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14" calcext:value-type="float">
            <text:p>0,14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667" calcext:value-type="float">
            <text:p>275667</text:p>
          </table:table-cell>
          <table:table-cell table:formula="of:=[.G55]/[.I55]" office:value-type="float" office:value="4.4609226458521" calcext:value-type="float">
            <text:p>4,4609226458521</text:p>
          </table:table-cell>
          <table:table-cell table:formula="of:=[.J55]/[.H55]" office:value-type="float" office:value="1.40041512448109" calcext:value-type="float">
            <text:p>1,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4457" calcext:value-type="float">
            <text:p>0,0644457</text:p>
          </table:table-cell>
          <table:table-cell office:value-type="float" office:value="0.0204918" calcext:value-type="float">
            <text:p>0,0204918</text:p>
          </table:table-cell>
          <table:table-cell office:value-type="float" office:value="0.018849" calcext:value-type="float">
            <text:p>0,018849</text:p>
          </table:table-cell>
          <table:table-cell office:value-type="float" office:value="0.0231481" calcext:value-type="float">
            <text:p>0,0231481</text:p>
          </table:table-cell>
          <table:table-cell office:value-type="float" office:value="0.14" calcext:value-type="float">
            <text:p>0,14</text:p>
          </table:table-cell>
          <table:table-cell office:value-type="float" office:value="0.0213675" calcext:value-type="float">
            <text:p>0,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354" calcext:value-type="float">
            <text:p>349354</text:p>
          </table:table-cell>
          <table:table-cell table:formula="of:=[.G56]/[.I56]" office:value-type="float" office:value="3.41905140856279" calcext:value-type="float">
            <text:p>3,41905140856279</text:p>
          </table:table-cell>
          <table:table-cell table:formula="of:=[.J56]/[.H56]" office:value-type="float" office:value="1.12962746074039" calcext:value-type="float">
            <text:p>1,12962746074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9058" calcext:value-type="float">
            <text:p>0,0639058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0184705" calcext:value-type="float">
            <text:p>0,0184705</text:p>
          </table:table-cell>
          <table:table-cell office:value-type="float" office:value="0.0223214" calcext:value-type="float">
            <text:p>0,0223214</text:p>
          </table:table-cell>
          <table:table-cell office:value-type="float" office:value="0.15" calcext:value-type="float">
            <text:p>0,15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8490" calcext:value-type="float">
            <text:p>308490</text:p>
          </table:table-cell>
          <table:table-cell table:formula="of:=[.G57]/[.I57]" office:value-type="float" office:value="3.45988468097778" calcext:value-type="float">
            <text:p>3,45988468097778</text:p>
          </table:table-cell>
          <table:table-cell table:formula="of:=[.J57]/[.H57]" office:value-type="float" office:value="1.28348082087021" calcext:value-type="float">
            <text:p>1,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0358" calcext:value-type="float">
            <text:p>0,0630358</text:p>
          </table:table-cell>
          <table:table-cell office:value-type="float" office:value="0.0168776" calcext:value-type="float">
            <text:p>0,0168776</text:p>
          </table:table-cell>
          <table:table-cell office:value-type="float" office:value="0.0180045" calcext:value-type="float">
            <text:p>0,0180045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15" calcext:value-type="float">
            <text:p>0,15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5668" calcext:value-type="float">
            <text:p>285668</text:p>
          </table:table-cell>
          <table:table-cell table:formula="of:=[.G58]/[.I58]" office:value-type="float" office:value="3.50111361048627" calcext:value-type="float">
            <text:p>3,50111361048627</text:p>
          </table:table-cell>
          <table:table-cell table:formula="of:=[.J58]/[.H58]" office:value-type="float" office:value="1.2936732710812" calcext:value-type="float">
            <text:p>1,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524" calcext:value-type="float">
            <text:p>0,061524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0174661" calcext:value-type="float">
            <text:p>0,0174661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15" calcext:value-type="float">
            <text:p>0,15</text:p>
          </table:table-cell>
          <table:table-cell office:value-type="float" office:value="0.0202429" calcext:value-type="float">
            <text:p>0,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688" calcext:value-type="float">
            <text:p>283688</text:p>
          </table:table-cell>
          <table:table-cell table:formula="of:=[.G59]/[.I59]" office:value-type="float" office:value="3.52248069116746" calcext:value-type="float">
            <text:p>3,52248069116746</text:p>
          </table:table-cell>
          <table:table-cell table:formula="of:=[.J59]/[.H59]" office:value-type="float" office:value="1.27682412371257" calcext:value-type="float">
            <text:p>1,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567" calcext:value-type="float">
            <text:p>0,105567</text:p>
          </table:table-cell>
          <table:table-cell office:value-type="float" office:value="0.0233645" calcext:value-type="float">
            <text:p>0,0233645</text:p>
          </table:table-cell>
          <table:table-cell office:value-type="float" office:value="0.0224137" calcext:value-type="float">
            <text:p>0,0224137</text:p>
          </table:table-cell>
          <table:table-cell office:value-type="float" office:value="0.0297872" calcext:value-type="float">
            <text:p>0,0297872</text:p>
          </table:table-cell>
          <table:table-cell office:value-type="float" office:value="0.11" calcext:value-type="float">
            <text:p>0,11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0729" calcext:value-type="float">
            <text:p>330729</text:p>
          </table:table-cell>
          <table:table-cell table:formula="of:=[.G60]/[.I60]" office:value-type="float" office:value="4.7099318720247" calcext:value-type="float">
            <text:p>4,7099318720247</text:p>
          </table:table-cell>
          <table:table-cell table:formula="of:=[.J60]/[.H60]" office:value-type="float" office:value="1.27489139506516" calcext:value-type="float">
            <text:p>1,27489139506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184" calcext:value-type="float">
            <text:p>0,105184</text:p>
          </table:table-cell>
          <table:table-cell office:value-type="float" office:value="0.0217391" calcext:value-type="float">
            <text:p>0,0217391</text:p>
          </table:table-cell>
          <table:table-cell office:value-type="float" office:value="0.0220078" calcext:value-type="float">
            <text:p>0,0220078</text:p>
          </table:table-cell>
          <table:table-cell office:value-type="float" office:value="0.0295359" calcext:value-type="float">
            <text:p>0,0295359</text:p>
          </table:table-cell>
          <table:table-cell office:value-type="float" office:value="0.12" calcext:value-type="float">
            <text:p>0,12</text:p>
          </table:table-cell>
          <table:table-cell office:value-type="float" office:value="0.0258621" calcext:value-type="float">
            <text:p>0,02586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8056" calcext:value-type="float">
            <text:p>308056</text:p>
          </table:table-cell>
          <table:table-cell table:formula="of:=[.G61]/[.I61]" office:value-type="float" office:value="4.7793963958233" calcext:value-type="float">
            <text:p>4,7793963958233</text:p>
          </table:table-cell>
          <table:table-cell table:formula="of:=[.J61]/[.H61]" office:value-type="float" office:value="1.35865330211462" calcext:value-type="float">
            <text:p>1,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59" calcext:value-type="float">
            <text:p>0,10459</text:p>
          </table:table-cell>
          <table:table-cell office:value-type="float" office:value="0.0212766" calcext:value-type="float">
            <text:p>0,0212766</text:p>
          </table:table-cell>
          <table:table-cell office:value-type="float" office:value="0.0213692" calcext:value-type="float">
            <text:p>0,0213692</text:p>
          </table:table-cell>
          <table:table-cell office:value-type="float" office:value="0.0290456" calcext:value-type="float">
            <text:p>0,0290456</text:p>
          </table:table-cell>
          <table:table-cell office:value-type="float" office:value="0.13" calcext:value-type="float">
            <text:p>0,13</text:p>
          </table:table-cell>
          <table:table-cell office:value-type="float" office:value="0.0253165" calcext:value-type="float">
            <text:p>0,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463" calcext:value-type="float">
            <text:p>289463</text:p>
          </table:table-cell>
          <table:table-cell table:formula="of:=[.G62]/[.I62]" office:value-type="float" office:value="4.89442749377609" calcext:value-type="float">
            <text:p>4,89442749377609</text:p>
          </table:table-cell>
          <table:table-cell table:formula="of:=[.J62]/[.H62]" office:value-type="float" office:value="1.36514292697141" calcext:value-type="float">
            <text:p>1,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694" calcext:value-type="float">
            <text:p>0,103694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05784" calcext:value-type="float">
            <text:p>0,0205784</text:p>
          </table:table-cell>
          <table:table-cell office:value-type="float" office:value="0.0266667" calcext:value-type="float">
            <text:p>0,0266667</text:p>
          </table:table-cell>
          <table:table-cell office:value-type="float" office:value="0.13" calcext:value-type="float">
            <text:p>0,13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1534" calcext:value-type="float">
            <text:p>281534</text:p>
          </table:table-cell>
          <table:table-cell table:formula="of:=[.G63]/[.I63]" office:value-type="float" office:value="5.0389729036271" calcext:value-type="float">
            <text:p>5,0389729036271</text:p>
          </table:table-cell>
          <table:table-cell table:formula="of:=[.J63]/[.H63]" office:value-type="float" office:value="1.27466838746684" calcext:value-type="float">
            <text:p>1,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86682" calcext:value-type="float">
            <text:p>0,0886682</text:p>
          </table:table-cell>
          <table:table-cell office:value-type="float" office:value="0.0253165" calcext:value-type="float">
            <text:p>0,0253165</text:p>
          </table:table-cell>
          <table:table-cell office:value-type="float" office:value="0.0252879" calcext:value-type="float">
            <text:p>0,0252879</text:p>
          </table:table-cell>
          <table:table-cell office:value-type="float" office:value="0.030837" calcext:value-type="float">
            <text:p>0,030837</text:p>
          </table:table-cell>
          <table:table-cell office:value-type="float" office:value="0.13" calcext:value-type="float">
            <text:p>0,13</text:p>
          </table:table-cell>
          <table:table-cell office:value-type="float" office:value="0.0291667" calcext:value-type="float">
            <text:p>0,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46470" calcext:value-type="float">
            <text:p>4046470</text:p>
          </table:table-cell>
          <table:table-cell table:formula="of:=[.G64]/[.I64]" office:value-type="float" office:value="3.50634888622622" calcext:value-type="float">
            <text:p>3,50634888622622</text:p>
          </table:table-cell>
          <table:table-cell table:formula="of:=[.J64]/[.H64]" office:value-type="float" office:value="1.21805936839611" calcext:value-type="float">
            <text:p>1,21805936839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8633" calcext:value-type="float">
            <text:p>0,0878633</text:p>
          </table:table-cell>
          <table:table-cell office:value-type="float" office:value="0.0251046" calcext:value-type="float">
            <text:p>0,0251046</text:p>
          </table:table-cell>
          <table:table-cell office:value-type="float" office:value="0.0246932" calcext:value-type="float">
            <text:p>0,0246932</text:p>
          </table:table-cell>
          <table:table-cell office:value-type="float" office:value="0.0301724" calcext:value-type="float">
            <text:p>0,0301724</text:p>
          </table:table-cell>
          <table:table-cell office:value-type="float" office:value="0.13" calcext:value-type="float">
            <text:p>0,13</text:p>
          </table:table-cell>
          <table:table-cell office:value-type="float" office:value="0.0285714" calcext:value-type="float">
            <text:p>0,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34960" calcext:value-type="float">
            <text:p>2334960</text:p>
          </table:table-cell>
          <table:table-cell table:formula="of:=[.G65]/[.I65]" office:value-type="float" office:value="3.55819820841365" calcext:value-type="float">
            <text:p>3,55819820841365</text:p>
          </table:table-cell>
          <table:table-cell table:formula="of:=[.J65]/[.H65]" office:value-type="float" office:value="1.20186738685341" calcext:value-type="float">
            <text:p>1,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6943" calcext:value-type="float">
            <text:p>0,0866943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0240243" calcext:value-type="float">
            <text:p>0,0240243</text:p>
          </table:table-cell>
          <table:table-cell office:value-type="float" office:value="0.0297872" calcext:value-type="float">
            <text:p>0,0297872</text:p>
          </table:table-cell>
          <table:table-cell office:value-type="float" office:value="0.14" calcext:value-type="float">
            <text:p>0,14</text:p>
          </table:table-cell>
          <table:table-cell office:value-type="float" office:value="0.0266667" calcext:value-type="float">
            <text:p>0,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2910" calcext:value-type="float">
            <text:p>1372910</text:p>
          </table:table-cell>
          <table:table-cell table:formula="of:=[.G66]/[.I66]" office:value-type="float" office:value="3.6086087836066" calcext:value-type="float">
            <text:p>3,6086087836066</text:p>
          </table:table-cell>
          <table:table-cell table:formula="of:=[.J66]/[.H66]" office:value-type="float" office:value="1.20141650600563" calcext:value-type="float">
            <text:p>1,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4071" calcext:value-type="float">
            <text:p>0,0844071</text:p>
          </table:table-cell>
          <table:table-cell office:value-type="float" office:value="0.0221239" calcext:value-type="float">
            <text:p>0,0221239</text:p>
          </table:table-cell>
          <table:table-cell office:value-type="float" office:value="0.0233117" calcext:value-type="float">
            <text:p>0,0233117</text:p>
          </table:table-cell>
          <table:table-cell office:value-type="float" office:value="0.0290456" calcext:value-type="float">
            <text:p>0,0290456</text:p>
          </table:table-cell>
          <table:table-cell office:value-type="float" office:value="0.15" calcext:value-type="float">
            <text:p>0,15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7660" calcext:value-type="float">
            <text:p>847660</text:p>
          </table:table-cell>
          <table:table-cell table:formula="of:=[.G67]/[.I67]" office:value-type="float" office:value="3.62080414555781" calcext:value-type="float">
            <text:p>3,62080414555781</text:p>
          </table:table-cell>
          <table:table-cell table:formula="of:=[.J67]/[.H67]" office:value-type="float" office:value="1.31286075239899" calcext:value-type="float">
            <text:p>1,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75996" calcext:value-type="float">
            <text:p>0,0675996</text:p>
          </table:table-cell>
          <table:table-cell office:value-type="float" office:value="0.0242915" calcext:value-type="float">
            <text:p>0,0242915</text:p>
          </table:table-cell>
          <table:table-cell office:value-type="float" office:value="0.0233729" calcext:value-type="float">
            <text:p>0,0233729</text:p>
          </table:table-cell>
          <table:table-cell office:value-type="float" office:value="0.0284553" calcext:value-type="float">
            <text:p>0,0284553</text:p>
          </table:table-cell>
          <table:table-cell office:value-type="float" office:value="0.15" calcext:value-type="float">
            <text:p>0,15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8480" calcext:value-type="float">
            <text:p>4498480</text:p>
          </table:table-cell>
          <table:table-cell table:formula="of:=[.G68]/[.I68]" office:value-type="float" office:value="2.89222133325347" calcext:value-type="float">
            <text:p>2,89222133325347</text:p>
          </table:table-cell>
          <table:table-cell table:formula="of:=[.J68]/[.H68]" office:value-type="float" office:value="1.17140975238252" calcext:value-type="float">
            <text:p>1,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64615" calcext:value-type="float">
            <text:p>0,0664615</text:p>
          </table:table-cell>
          <table:table-cell office:value-type="float" office:value="0.0215517" calcext:value-type="float">
            <text:p>0,0215517</text:p>
          </table:table-cell>
          <table:table-cell office:value-type="float" office:value="0.0228784" calcext:value-type="float">
            <text:p>0,0228784</text:p>
          </table:table-cell>
          <table:table-cell office:value-type="float" office:value="0.0269058" calcext:value-type="float">
            <text:p>0,0269058</text:p>
          </table:table-cell>
          <table:table-cell office:value-type="float" office:value="0.17" calcext:value-type="float">
            <text:p>0,17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540" calcext:value-type="float">
            <text:p>2416540</text:p>
          </table:table-cell>
          <table:table-cell table:formula="of:=[.G69]/[.I69]" office:value-type="float" office:value="2.90498898524372" calcext:value-type="float">
            <text:p>2,90498898524372</text:p>
          </table:table-cell>
          <table:table-cell table:formula="of:=[.J69]/[.H69]" office:value-type="float" office:value="1.24843051824218" calcext:value-type="float">
            <text:p>1,24843051824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567" calcext:value-type="float">
            <text:p>0,064567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0223627" calcext:value-type="float">
            <text:p>0,0223627</text:p>
          </table:table-cell>
          <table:table-cell office:value-type="float" office:value="0.0263158" calcext:value-type="float">
            <text:p>0,0263158</text:p>
          </table:table-cell>
          <table:table-cell office:value-type="float" office:value="0.16" calcext:value-type="float">
            <text:p>0,16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73810" calcext:value-type="float">
            <text:p>1473810</text:p>
          </table:table-cell>
          <table:table-cell table:formula="of:=[.G70]/[.I70]" office:value-type="float" office:value="2.88726316589678" calcext:value-type="float">
            <text:p>2,88726316589678</text:p>
          </table:table-cell>
          <table:table-cell table:formula="of:=[.J70]/[.H70]" office:value-type="float" office:value="1.24737166421766" calcext:value-type="float">
            <text:p>1,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5235" calcext:value-type="float">
            <text:p>0,0615235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18185" calcext:value-type="float">
            <text:p>0,0218185</text:p>
          </table:table-cell>
          <table:table-cell office:value-type="float" office:value="0.0258621" calcext:value-type="float">
            <text:p>0,0258621</text:p>
          </table:table-cell>
          <table:table-cell office:value-type="float" office:value="0.16" calcext:value-type="float">
            <text:p>0,16</text:p>
          </table:table-cell>
          <table:table-cell office:value-type="float" office:value="0.0244898" calcext:value-type="float">
            <text:p>0,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5680" calcext:value-type="float">
            <text:p>865680</text:p>
          </table:table-cell>
          <table:table-cell table:formula="of:=[.G71]/[.I71]" office:value-type="float" office:value="2.81978596145473" calcext:value-type="float">
            <text:p>2,81978596145473</text:p>
          </table:table-cell>
          <table:table-cell table:formula="of:=[.J71]/[.H71]" office:value-type="float" office:value="1.23620850362085" calcext:value-type="float">
            <text:p>1,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6085" calcext:value-type="float">
            <text:p>0,106085</text:p>
          </table:table-cell>
          <table:table-cell office:value-type="float" office:value="0.0286885" calcext:value-type="float">
            <text:p>0,0286885</text:p>
          </table:table-cell>
          <table:table-cell office:value-type="float" office:value="0.0271166" calcext:value-type="float">
            <text:p>0,0271166</text:p>
          </table:table-cell>
          <table:table-cell office:value-type="float" office:value="0.0343348" calcext:value-type="float">
            <text:p>0,0343348</text:p>
          </table:table-cell>
          <table:table-cell office:value-type="float" office:value="0.12" calcext:value-type="float">
            <text:p>0,12</text:p>
          </table:table-cell>
          <table:table-cell office:value-type="float" office:value="0.0311111" calcext:value-type="float">
            <text:p>0,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34710" calcext:value-type="float">
            <text:p>4034710</text:p>
          </table:table-cell>
          <table:table-cell table:formula="of:=[.G72]/[.I72]" office:value-type="float" office:value="3.91217925551138" calcext:value-type="float">
            <text:p>3,91217925551138</text:p>
          </table:table-cell>
          <table:table-cell table:formula="of:=[.J72]/[.H72]" office:value-type="float" office:value="1.19681405441205" calcext:value-type="float">
            <text:p>1,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41" calcext:value-type="float">
            <text:p>0,10541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.0264904" calcext:value-type="float">
            <text:p>0,0264904</text:p>
          </table:table-cell>
          <table:table-cell office:value-type="float" office:value="0.0338983" calcext:value-type="float">
            <text:p>0,0338983</text:p>
          </table:table-cell>
          <table:table-cell office:value-type="float" office:value="0.13" calcext:value-type="float">
            <text:p>0,13</text:p>
          </table:table-cell>
          <table:table-cell office:value-type="float" office:value="0.0300429" calcext:value-type="float">
            <text:p>0,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2200" calcext:value-type="float">
            <text:p>2382200</text:p>
          </table:table-cell>
          <table:table-cell table:formula="of:=[.G73]/[.I73]" office:value-type="float" office:value="3.97917736236523" calcext:value-type="float">
            <text:p>3,97917736236523</text:p>
          </table:table-cell>
          <table:table-cell table:formula="of:=[.J73]/[.H73]" office:value-type="float" office:value="1.29943266761222" calcext:value-type="float">
            <text:p>1,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481" calcext:value-type="float">
            <text:p>0,104481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0257423" calcext:value-type="float">
            <text:p>0,0257423</text:p>
          </table:table-cell>
          <table:table-cell office:value-type="float" office:value="0.033195" calcext:value-type="float">
            <text:p>0,033195</text:p>
          </table:table-cell>
          <table:table-cell office:value-type="float" office:value="0.14" calcext:value-type="float">
            <text:p>0,14</text:p>
          </table:table-cell>
          <table:table-cell office:value-type="float" office:value="0.0295359" calcext:value-type="float">
            <text:p>0,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2920" calcext:value-type="float">
            <text:p>1372920</text:p>
          </table:table-cell>
          <table:table-cell table:formula="of:=[.G74]/[.I74]" office:value-type="float" office:value="4.05872824106626" calcext:value-type="float">
            <text:p>4,05872824106626</text:p>
          </table:table-cell>
          <table:table-cell table:formula="of:=[.J74]/[.H74]" office:value-type="float" office:value="1.30567147976101" calcext:value-type="float">
            <text:p>1,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2781" calcext:value-type="float">
            <text:p>0,102781</text:p>
          </table:table-cell>
          <table:table-cell office:value-type="float" office:value="0.0251046" calcext:value-type="float">
            <text:p>0,0251046</text:p>
          </table:table-cell>
          <table:table-cell office:value-type="float" office:value="0.0249048" calcext:value-type="float">
            <text:p>0,0249048</text:p>
          </table:table-cell>
          <table:table-cell office:value-type="float" office:value="0.0309735" calcext:value-type="float">
            <text:p>0,0309735</text:p>
          </table:table-cell>
          <table:table-cell office:value-type="float" office:value="0.14" calcext:value-type="float">
            <text:p>0,14</text:p>
          </table:table-cell>
          <table:table-cell office:value-type="float" office:value="0.0290456" calcext:value-type="float">
            <text:p>0,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0450" calcext:value-type="float">
            <text:p>840450</text:p>
          </table:table-cell>
          <table:table-cell table:formula="of:=[.G75]/[.I75]" office:value-type="float" office:value="4.12695544633966" calcext:value-type="float">
            <text:p>4,12695544633966</text:p>
          </table:table-cell>
          <table:table-cell table:formula="of:=[.J75]/[.H75]" office:value-type="float" office:value="1.23377787337779" calcext:value-type="float">
            <text:p>1,23377787337779</text:p>
          </table:table-cell>
          <table:table-cell table:formula="of:=SUM([.O40:.O75])" office:value-type="float" office:value="33548299" calcext:value-type="float">
            <text:p>33548299</text:p>
          </table:table-cell>
          <table:table-cell table:formula="of:=[.R75]/60000" office:value-type="float" office:value="559.138316666667" calcext:value-type="float">
            <text:p>559,138316666667</text:p>
          </table:table-cell>
          <table:table-cell table:formula="of:=[.S75]/60" office:value-type="float" office:value="9.31897194444445" calcext:value-type="float">
            <text:p>9,31897194444445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75]" office:value-type="float" office:value="0.99" calcext:value-type="float">
            <text:p>0,99</text:p>
          </table:table-cell>
          <table:table-cell table:style-name="ce5" table:formula="of:=[.E75]" office:value-type="float" office:value="2" calcext:value-type="float">
            <text:p>2</text:p>
          </table:table-cell>
          <table:table-cell table:style-name="ce5" table:formula="of:=[.F75]" office:value-type="float" office:value="1" calcext:value-type="float">
            <text:p>1</text:p>
          </table:table-cell>
          <table:table-cell table:style-name="ce5" table:formula="of:=AVERAGE([.G40:.G75])" office:value-type="float" office:value="0.0825867166666666" calcext:value-type="float">
            <text:p>0,082586716666667</text:p>
          </table:table-cell>
          <table:table-cell table:style-name="ce5" table:formula="of:=AVERAGE([.H40:.H75])" office:value-type="float" office:value="0.0198261194444445" calcext:value-type="float">
            <text:p>0,019826119444445</text:p>
          </table:table-cell>
          <table:table-cell table:style-name="ce5" table:formula="of:=AVERAGE([.I40:.I75])" office:value-type="float" office:value="0.0196974" calcext:value-type="float">
            <text:p>0,0196974</text:p>
          </table:table-cell>
          <table:table-cell table:style-name="ce5" table:formula="of:=AVERAGE([.J40:.J75])" office:value-type="float" office:value="0.0254221972222222" calcext:value-type="float">
            <text:p>0,025422197222222</text:p>
          </table:table-cell>
          <table:table-cell table:style-name="ce5" table:formula="of:=AVERAGE([.K40:.K75])" office:value-type="float" office:value="0.132777777777778" calcext:value-type="float">
            <text:p>0,132777777777778</text:p>
          </table:table-cell>
          <table:table-cell table:style-name="ce5" table:formula="of:=AVERAGE([.L40:.L75])" office:value-type="float" office:value="0.0230724583333333" calcext:value-type="float">
            <text:p>0,023072458333333</text:p>
          </table:table-cell>
          <table:table-cell table:style-name="ce5" table:formula="of:=AVERAGE([.M40:.M75])" office:value-type="float" office:value="0" calcext:value-type="float">
            <text:p>0</text:p>
          </table:table-cell>
          <table:table-cell table:style-name="ce5" table:formula="of:=AVERAGE([.N40:.N75])" office:value-type="float" office:value="1" calcext:value-type="float">
            <text:p>1</text:p>
          </table:table-cell>
          <table:table-cell table:style-name="ce5" table:formula="of:=AVERAGE([.O40:.O75])" office:value-type="float" office:value="931897.194444445" calcext:value-type="float">
            <text:p>931897,194444445</text:p>
          </table:table-cell>
          <table:table-cell table:style-name="ce5" table:formula="of:=AVERAGE([.P40:.P75])" office:value-type="float" office:value="4.28836615647049" calcext:value-type="float">
            <text:p>4,28836615647049</text:p>
          </table:table-cell>
          <table:table-cell table:style-name="ce5" table:formula="of:=AVERAGE([.Q40:.Q75])" office:value-type="float" office:value="1.29172199337357" calcext:value-type="float">
            <text:p>1,29172199337357</text:p>
          </table:table-cell>
          <table:table-cell table:formula="of:=SUM([.O40:.O75])" office:value-type="float" office:value="33548299" calcext:value-type="float">
            <text:p>33548299</text:p>
          </table:table-cell>
          <table:table-cell table:formula="of:=[.R76]/60000" office:value-type="float" office:value="559.138316666667" calcext:value-type="float">
            <text:p>559,138316666667</text:p>
          </table:table-cell>
          <table:table-cell table:formula="of:=[.S76]/60" office:value-type="float" office:value="9.31897194444445" calcext:value-type="float">
            <text:p>9,31897194444445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9503" calcext:value-type="float">
            <text:p>0,079503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772" calcext:value-type="float">
            <text:p>0,0150772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11" calcext:value-type="float">
            <text:p>0,11</text:p>
          </table:table-cell>
          <table:table-cell office:value-type="float" office:value="0.0178571" calcext:value-type="float">
            <text:p>0,0178571</text:p>
          </table:table-cell>
          <table:table-cell office:value-type="float" office:value="0.561611" calcext:value-type="float">
            <text:p>0,561611</text:p>
          </table:table-cell>
          <table:table-cell office:value-type="float" office:value="0.000252176" calcext:value-type="float">
            <text:p>0,000252176</text:p>
          </table:table-cell>
          <table:table-cell office:value-type="float" office:value="304471" calcext:value-type="float">
            <text:p>304471</text:p>
          </table:table-cell>
          <table:table-cell table:formula="of:=[.G78]/[.I78]" office:value-type="float" office:value="5.27306131111878" calcext:value-type="float">
            <text:p>5,27306131111878</text:p>
          </table:table-cell>
          <table:table-cell table:formula="of:=[.J78]/[.H78]" office:value-type="float" office:value="1.27648139780087" calcext:value-type="float">
            <text:p>1,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94688" calcext:value-type="float">
            <text:p>0,0794688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529" calcext:value-type="float">
            <text:p>0,0150529</text:p>
          </table:table-cell>
          <table:table-cell office:value-type="float" office:value="0.021164" calcext:value-type="float">
            <text:p>0,021164</text:p>
          </table:table-cell>
          <table:table-cell office:value-type="float" office:value="0.11" calcext:value-type="float">
            <text:p>0,11</text:p>
          </table:table-cell>
          <table:table-cell office:value-type="float" office:value="0.0176211" calcext:value-type="float">
            <text:p>0,0176211</text:p>
          </table:table-cell>
          <table:table-cell office:value-type="float" office:value="0.561611" calcext:value-type="float">
            <text:p>0,561611</text:p>
          </table:table-cell>
          <table:table-cell office:value-type="float" office:value="0.000252176" calcext:value-type="float">
            <text:p>0,000252176</text:p>
          </table:table-cell>
          <table:table-cell office:value-type="float" office:value="304950" calcext:value-type="float">
            <text:p>304950</text:p>
          </table:table-cell>
          <table:table-cell table:formula="of:=[.G79]/[.I79]" office:value-type="float" office:value="5.27930166280252" calcext:value-type="float">
            <text:p>5,27930166280252</text:p>
          </table:table-cell>
          <table:table-cell table:formula="of:=[.J79]/[.H79]" office:value-type="float" office:value="1.27513179695737" calcext:value-type="float">
            <text:p>1,275131796957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92783" calcext:value-type="float">
            <text:p>0,0792783</text:p>
          </table:table-cell>
          <table:table-cell office:value-type="float" office:value="0.0165289" calcext:value-type="float">
            <text:p>0,0165289</text:p>
          </table:table-cell>
          <table:table-cell office:value-type="float" office:value="0.0148969" calcext:value-type="float">
            <text:p>0,0148969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12" calcext:value-type="float">
            <text:p>0,12</text:p>
          </table:table-cell>
          <table:table-cell office:value-type="float" office:value="0.0174672" calcext:value-type="float">
            <text:p>0,0174672</text:p>
          </table:table-cell>
          <table:table-cell office:value-type="float" office:value="0.561611" calcext:value-type="float">
            <text:p>0,561611</text:p>
          </table:table-cell>
          <table:table-cell office:value-type="float" office:value="0.000252176" calcext:value-type="float">
            <text:p>0,000252176</text:p>
          </table:table-cell>
          <table:table-cell office:value-type="float" office:value="388318" calcext:value-type="float">
            <text:p>388318</text:p>
          </table:table-cell>
          <table:table-cell table:formula="of:=[.G80]/[.I80]" office:value-type="float" office:value="5.32179849498889" calcext:value-type="float">
            <text:p>5,32179849498889</text:p>
          </table:table-cell>
          <table:table-cell table:formula="of:=[.J80]/[.H80]" office:value-type="float" office:value="1.27637047837424" calcext:value-type="float">
            <text:p>1,27637047837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9041" calcext:value-type="float">
            <text:p>0,0789041</text:p>
          </table:table-cell>
          <table:table-cell office:value-type="float" office:value="0.0148515" calcext:value-type="float">
            <text:p>0,0148515</text:p>
          </table:table-cell>
          <table:table-cell office:value-type="float" office:value="0.0145386" calcext:value-type="float">
            <text:p>0,0145386</text:p>
          </table:table-cell>
          <table:table-cell office:value-type="float" office:value="0.0208333" calcext:value-type="float">
            <text:p>0,0208333</text:p>
          </table:table-cell>
          <table:table-cell office:value-type="float" office:value="0.13" calcext:value-type="float">
            <text:p>0,13</text:p>
          </table:table-cell>
          <table:table-cell office:value-type="float" office:value="0.0172414" calcext:value-type="float">
            <text:p>0,0172414</text:p>
          </table:table-cell>
          <table:table-cell office:value-type="float" office:value="0.561611" calcext:value-type="float">
            <text:p>0,561611</text:p>
          </table:table-cell>
          <table:table-cell office:value-type="float" office:value="0.000252176" calcext:value-type="float">
            <text:p>0,000252176</text:p>
          </table:table-cell>
          <table:table-cell office:value-type="float" office:value="319308" calcext:value-type="float">
            <text:p>319308</text:p>
          </table:table-cell>
          <table:table-cell table:formula="of:=[.G81]/[.I81]" office:value-type="float" office:value="5.42721444980947" calcext:value-type="float">
            <text:p>5,42721444980947</text:p>
          </table:table-cell>
          <table:table-cell table:formula="of:=[.J81]/[.H81]" office:value-type="float" office:value="1.4027741305592" calcext:value-type="float">
            <text:p>1,4027741305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5348" calcext:value-type="float">
            <text:p>0,0565348</text:p>
          </table:table-cell>
          <table:table-cell office:value-type="float" office:value="0.012931" calcext:value-type="float">
            <text:p>0,012931</text:p>
          </table:table-cell>
          <table:table-cell office:value-type="float" office:value="0.0134904" calcext:value-type="float">
            <text:p>0,0134904</text:p>
          </table:table-cell>
          <table:table-cell office:value-type="float" office:value="0.0174672" calcext:value-type="float">
            <text:p>0,0174672</text:p>
          </table:table-cell>
          <table:table-cell office:value-type="float" office:value="0.13" calcext:value-type="float">
            <text:p>0,13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6647" calcext:value-type="float">
            <text:p>0,6647</text:p>
          </table:table-cell>
          <table:table-cell office:value-type="float" office:value="0.0000148339" calcext:value-type="float">
            <text:p>1,48339E-05</text:p>
          </table:table-cell>
          <table:table-cell office:value-type="float" office:value="344189" calcext:value-type="float">
            <text:p>344189</text:p>
          </table:table-cell>
          <table:table-cell table:formula="of:=[.G82]/[.I82]" office:value-type="float" office:value="4.19074304690743" calcext:value-type="float">
            <text:p>4,19074304690743</text:p>
          </table:table-cell>
          <table:table-cell table:formula="of:=[.J82]/[.H82]" office:value-type="float" office:value="1.35080040213441" calcext:value-type="float">
            <text:p>1,35080040213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4752" calcext:value-type="float">
            <text:p>0,0564752</text:p>
          </table:table-cell>
          <table:table-cell office:value-type="float" office:value="0.0128755" calcext:value-type="float">
            <text:p>0,0128755</text:p>
          </table:table-cell>
          <table:table-cell office:value-type="float" office:value="0.0134559" calcext:value-type="float">
            <text:p>0,0134559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13" calcext:value-type="float">
            <text:p>0,13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.6647" calcext:value-type="float">
            <text:p>0,6647</text:p>
          </table:table-cell>
          <table:table-cell office:value-type="float" office:value="0.0000148339" calcext:value-type="float">
            <text:p>1,48339E-05</text:p>
          </table:table-cell>
          <table:table-cell office:value-type="float" office:value="331978" calcext:value-type="float">
            <text:p>331978</text:p>
          </table:table-cell>
          <table:table-cell table:formula="of:=[.G83]/[.I83]" office:value-type="float" office:value="4.19705853937678" calcext:value-type="float">
            <text:p>4,19705853937678</text:p>
          </table:table-cell>
          <table:table-cell table:formula="of:=[.J83]/[.H83]" office:value-type="float" office:value="1.35072812706303" calcext:value-type="float">
            <text:p>1,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2272" calcext:value-type="float">
            <text:p>0,0562272</text:p>
          </table:table-cell>
          <table:table-cell office:value-type="float" office:value="0.012766" calcext:value-type="float">
            <text:p>0,012766</text:p>
          </table:table-cell>
          <table:table-cell office:value-type="float" office:value="0.0133084" calcext:value-type="float">
            <text:p>0,0133084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13" calcext:value-type="float">
            <text:p>0,13</text:p>
          </table:table-cell>
          <table:table-cell office:value-type="float" office:value="0.0166667" calcext:value-type="float">
            <text:p>0,0166667</text:p>
          </table:table-cell>
          <table:table-cell office:value-type="float" office:value="0.6647" calcext:value-type="float">
            <text:p>0,6647</text:p>
          </table:table-cell>
          <table:table-cell office:value-type="float" office:value="0.0000148339" calcext:value-type="float">
            <text:p>1,48339E-05</text:p>
          </table:table-cell>
          <table:table-cell office:value-type="float" office:value="298058" calcext:value-type="float">
            <text:p>298058</text:p>
          </table:table-cell>
          <table:table-cell table:formula="of:=[.G84]/[.I84]" office:value-type="float" office:value="4.22494063899492" calcext:value-type="float">
            <text:p>4,22494063899492</text:p>
          </table:table-cell>
          <table:table-cell table:formula="of:=[.J84]/[.H84]" office:value-type="float" office:value="1.36231395895347" calcext:value-type="float">
            <text:p>1,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7866" calcext:value-type="float">
            <text:p>0,0557866</text:p>
          </table:table-cell>
          <table:table-cell office:value-type="float" office:value="0.012605" calcext:value-type="float">
            <text:p>0,012605</text:p>
          </table:table-cell>
          <table:table-cell office:value-type="float" office:value="0.0129986" calcext:value-type="float">
            <text:p>0,0129986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13" calcext:value-type="float">
            <text:p>0,13</text:p>
          </table:table-cell>
          <table:table-cell office:value-type="float" office:value="0.0163934" calcext:value-type="float">
            <text:p>0,0163934</text:p>
          </table:table-cell>
          <table:table-cell office:value-type="float" office:value="0.6647" calcext:value-type="float">
            <text:p>0,6647</text:p>
          </table:table-cell>
          <table:table-cell office:value-type="float" office:value="0.0000148339" calcext:value-type="float">
            <text:p>1,48339E-05</text:p>
          </table:table-cell>
          <table:table-cell office:value-type="float" office:value="287195" calcext:value-type="float">
            <text:p>287195</text:p>
          </table:table-cell>
          <table:table-cell table:formula="of:=[.G85]/[.I85]" office:value-type="float" office:value="4.29173911036573" calcext:value-type="float">
            <text:p>4,29173911036573</text:p>
          </table:table-cell>
          <table:table-cell table:formula="of:=[.J85]/[.H85]" office:value-type="float" office:value="1.36195160650536" calcext:value-type="float">
            <text:p>1,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9688" calcext:value-type="float">
            <text:p>0,0989688</text:p>
          </table:table-cell>
          <table:table-cell office:value-type="float" office:value="0.0172414" calcext:value-type="float">
            <text:p>0,0172414</text:p>
          </table:table-cell>
          <table:table-cell office:value-type="float" office:value="0.0166395" calcext:value-type="float">
            <text:p>0,0166395</text:p>
          </table:table-cell>
          <table:table-cell office:value-type="float" office:value="0.0246914" calcext:value-type="float">
            <text:p>0,0246914</text:p>
          </table:table-cell>
          <table:table-cell office:value-type="float" office:value="0.11" calcext:value-type="float">
            <text:p>0,11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51024" calcext:value-type="float">
            <text:p>0,51024</text:p>
          </table:table-cell>
          <table:table-cell office:value-type="float" office:value="0.000662579" calcext:value-type="float">
            <text:p>0,000662579</text:p>
          </table:table-cell>
          <table:table-cell office:value-type="float" office:value="299344" calcext:value-type="float">
            <text:p>299344</text:p>
          </table:table-cell>
          <table:table-cell table:formula="of:=[.G86]/[.I86]" office:value-type="float" office:value="5.9478229514108" calcext:value-type="float">
            <text:p>5,9478229514108</text:p>
          </table:table-cell>
          <table:table-cell table:formula="of:=[.J86]/[.H86]" office:value-type="float" office:value="1.43209948148062" calcext:value-type="float">
            <text:p>1,43209948148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949" calcext:value-type="float">
            <text:p>0,098949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0166281" calcext:value-type="float">
            <text:p>0,0166281</text:p>
          </table:table-cell>
          <table:table-cell office:value-type="float" office:value="0.0246914" calcext:value-type="float">
            <text:p>0,0246914</text:p>
          </table:table-cell>
          <table:table-cell office:value-type="float" office:value="0.11" calcext:value-type="float">
            <text:p>0,11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51024" calcext:value-type="float">
            <text:p>0,51024</text:p>
          </table:table-cell>
          <table:table-cell office:value-type="float" office:value="0.000662579" calcext:value-type="float">
            <text:p>0,000662579</text:p>
          </table:table-cell>
          <table:table-cell office:value-type="float" office:value="292304" calcext:value-type="float">
            <text:p>292304</text:p>
          </table:table-cell>
          <table:table-cell table:formula="of:=[.G87]/[.I87]" office:value-type="float" office:value="5.95070994280766" calcext:value-type="float">
            <text:p>5,95070994280766</text:p>
          </table:table-cell>
          <table:table-cell table:formula="of:=[.J87]/[.H87]" office:value-type="float" office:value="1.43827253981383" calcext:value-type="float">
            <text:p>1,43827253981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8127" calcext:value-type="float">
            <text:p>0,0988127</text:p>
          </table:table-cell>
          <table:table-cell office:value-type="float" office:value="0.0170213" calcext:value-type="float">
            <text:p>0,0170213</text:p>
          </table:table-cell>
          <table:table-cell office:value-type="float" office:value="0.0164976" calcext:value-type="float">
            <text:p>0,0164976</text:p>
          </table:table-cell>
          <table:table-cell office:value-type="float" office:value="0.0245902" calcext:value-type="float">
            <text:p>0,0245902</text:p>
          </table:table-cell>
          <table:table-cell office:value-type="float" office:value="0.12" calcext:value-type="float">
            <text:p>0,12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51024" calcext:value-type="float">
            <text:p>0,51024</text:p>
          </table:table-cell>
          <table:table-cell office:value-type="float" office:value="0.000662579" calcext:value-type="float">
            <text:p>0,000662579</text:p>
          </table:table-cell>
          <table:table-cell office:value-type="float" office:value="291797" calcext:value-type="float">
            <text:p>291797</text:p>
          </table:table-cell>
          <table:table-cell table:formula="of:=[.G88]/[.I88]" office:value-type="float" office:value="5.98951968771215" calcext:value-type="float">
            <text:p>5,98951968771215</text:p>
          </table:table-cell>
          <table:table-cell table:formula="of:=[.J88]/[.H88]" office:value-type="float" office:value="1.44467226357564" calcext:value-type="float">
            <text:p>1,44467226357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457" calcext:value-type="float">
            <text:p>0,098457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01611" calcext:value-type="float">
            <text:p>0,01611</text:p>
          </table:table-cell>
          <table:table-cell office:value-type="float" office:value="0.0225225" calcext:value-type="float">
            <text:p>0,0225225</text:p>
          </table:table-cell>
          <table:table-cell office:value-type="float" office:value="0.12" calcext:value-type="float">
            <text:p>0,12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51024" calcext:value-type="float">
            <text:p>0,51024</text:p>
          </table:table-cell>
          <table:table-cell office:value-type="float" office:value="0.000662579" calcext:value-type="float">
            <text:p>0,000662579</text:p>
          </table:table-cell>
          <table:table-cell office:value-type="float" office:value="285516" calcext:value-type="float">
            <text:p>285516</text:p>
          </table:table-cell>
          <table:table-cell table:formula="of:=[.G89]/[.I89]" office:value-type="float" office:value="6.11154562383612" calcext:value-type="float">
            <text:p>6,11154562383612</text:p>
          </table:table-cell>
          <table:table-cell table:formula="of:=[.J89]/[.H89]" office:value-type="float" office:value="1.34009055912225" calcext:value-type="float">
            <text:p>1,3400905591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3678" calcext:value-type="float">
            <text:p>0,0873678</text:p>
          </table:table-cell>
          <table:table-cell office:value-type="float" office:value="0.0210084" calcext:value-type="float">
            <text:p>0,0210084</text:p>
          </table:table-cell>
          <table:table-cell office:value-type="float" office:value="0.0207036" calcext:value-type="float">
            <text:p>0,0207036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.13" calcext:value-type="float">
            <text:p>0,13</text:p>
          </table:table-cell>
          <table:table-cell office:value-type="float" office:value="0.025" calcext:value-type="float">
            <text:p>0,025</text:p>
          </table:table-cell>
          <table:table-cell office:value-type="float" office:value="0.536966" calcext:value-type="float">
            <text:p>0,536966</text:p>
          </table:table-cell>
          <table:table-cell office:value-type="float" office:value="0.00058841" calcext:value-type="float">
            <text:p>0,00058841</text:p>
          </table:table-cell>
          <table:table-cell office:value-type="float" office:value="358158" calcext:value-type="float">
            <text:p>358158</text:p>
          </table:table-cell>
          <table:table-cell table:formula="of:=[.G90]/[.I90]" office:value-type="float" office:value="4.21993276531618" calcext:value-type="float">
            <text:p>4,21993276531618</text:p>
          </table:table-cell>
          <table:table-cell table:formula="of:=[.J90]/[.H90]" office:value-type="float" office:value="1.24174139867862" calcext:value-type="float">
            <text:p>1,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9516" calcext:value-type="float">
            <text:p>0,0869516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02638" calcext:value-type="float">
            <text:p>0,0202638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13" calcext:value-type="float">
            <text:p>0,13</text:p>
          </table:table-cell>
          <table:table-cell office:value-type="float" office:value="0.0246305" calcext:value-type="float">
            <text:p>0,0246305</text:p>
          </table:table-cell>
          <table:table-cell office:value-type="float" office:value="0.536966" calcext:value-type="float">
            <text:p>0,536966</text:p>
          </table:table-cell>
          <table:table-cell office:value-type="float" office:value="0.00058841" calcext:value-type="float">
            <text:p>0,00058841</text:p>
          </table:table-cell>
          <table:table-cell office:value-type="float" office:value="326838" calcext:value-type="float">
            <text:p>326838</text:p>
          </table:table-cell>
          <table:table-cell table:formula="of:=[.G91]/[.I91]" office:value-type="float" office:value="4.2909819481045" calcext:value-type="float">
            <text:p>4,2909819481045</text:p>
          </table:table-cell>
          <table:table-cell table:formula="of:=[.J91]/[.H91]" office:value-type="float" office:value="1.23090270309027" calcext:value-type="float">
            <text:p>1,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2283" calcext:value-type="float">
            <text:p>0,0862283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0196703" calcext:value-type="float">
            <text:p>0,0196703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13" calcext:value-type="float">
            <text:p>0,13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536966" calcext:value-type="float">
            <text:p>0,536966</text:p>
          </table:table-cell>
          <table:table-cell office:value-type="float" office:value="0.00058841" calcext:value-type="float">
            <text:p>0,00058841</text:p>
          </table:table-cell>
          <table:table-cell office:value-type="float" office:value="302214" calcext:value-type="float">
            <text:p>302214</text:p>
          </table:table-cell>
          <table:table-cell table:formula="of:=[.G92]/[.I92]" office:value-type="float" office:value="4.38367996421" calcext:value-type="float">
            <text:p>4,38367996421</text:p>
          </table:table-cell>
          <table:table-cell table:formula="of:=[.J92]/[.H92]" office:value-type="float" office:value="1.22542162925546" calcext:value-type="float">
            <text:p>1,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0617" calcext:value-type="float">
            <text:p>0,0850617</text:p>
          </table:table-cell>
          <table:table-cell office:value-type="float" office:value="0.0177778" calcext:value-type="float">
            <text:p>0,0177778</text:p>
          </table:table-cell>
          <table:table-cell office:value-type="float" office:value="0.0189879" calcext:value-type="float">
            <text:p>0,0189879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14" calcext:value-type="float">
            <text:p>0,14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537313" calcext:value-type="float">
            <text:p>0,537313</text:p>
          </table:table-cell>
          <table:table-cell office:value-type="float" office:value="0.000583465" calcext:value-type="float">
            <text:p>0,000583465</text:p>
          </table:table-cell>
          <table:table-cell office:value-type="float" office:value="293314" calcext:value-type="float">
            <text:p>293314</text:p>
          </table:table-cell>
          <table:table-cell table:formula="of:=[.G93]/[.I93]" office:value-type="float" office:value="4.47978449433587" calcext:value-type="float">
            <text:p>4,47978449433587</text:p>
          </table:table-cell>
          <table:table-cell table:formula="of:=[.J93]/[.H93]" office:value-type="float" office:value="1.40041512448109" calcext:value-type="float">
            <text:p>1,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7842" calcext:value-type="float">
            <text:p>0,0647842</text:p>
          </table:table-cell>
          <table:table-cell office:value-type="float" office:value="0.0204918" calcext:value-type="float">
            <text:p>0,0204918</text:p>
          </table:table-cell>
          <table:table-cell office:value-type="float" office:value="0.0188631" calcext:value-type="float">
            <text:p>0,0188631</text:p>
          </table:table-cell>
          <table:table-cell office:value-type="float" office:value="0.0232558" calcext:value-type="float">
            <text:p>0,0232558</text:p>
          </table:table-cell>
          <table:table-cell office:value-type="float" office:value="0.14" calcext:value-type="float">
            <text:p>0,14</text:p>
          </table:table-cell>
          <table:table-cell office:value-type="float" office:value="0.0213675" calcext:value-type="float">
            <text:p>0,0213675</text:p>
          </table:table-cell>
          <table:table-cell office:value-type="float" office:value="0.627907" calcext:value-type="float">
            <text:p>0,627907</text:p>
          </table:table-cell>
          <table:table-cell office:value-type="float" office:value="0.000133505" calcext:value-type="float">
            <text:p>0,000133505</text:p>
          </table:table-cell>
          <table:table-cell office:value-type="float" office:value="365977" calcext:value-type="float">
            <text:p>365977</text:p>
          </table:table-cell>
          <table:table-cell table:formula="of:=[.G94]/[.I94]" office:value-type="float" office:value="3.43444078650911" calcext:value-type="float">
            <text:p>3,43444078650911</text:p>
          </table:table-cell>
          <table:table-cell table:formula="of:=[.J94]/[.H94]" office:value-type="float" office:value="1.13488322158132" calcext:value-type="float">
            <text:p>1,13488322158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2267" calcext:value-type="float">
            <text:p>0,0642267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018475" calcext:value-type="float">
            <text:p>0,018475</text:p>
          </table:table-cell>
          <table:table-cell office:value-type="float" office:value="0.0223214" calcext:value-type="float">
            <text:p>0,0223214</text:p>
          </table:table-cell>
          <table:table-cell office:value-type="float" office:value="0.15" calcext:value-type="float">
            <text:p>0,15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627907" calcext:value-type="float">
            <text:p>0,627907</text:p>
          </table:table-cell>
          <table:table-cell office:value-type="float" office:value="0.000133505" calcext:value-type="float">
            <text:p>0,000133505</text:p>
          </table:table-cell>
          <table:table-cell office:value-type="float" office:value="329472" calcext:value-type="float">
            <text:p>329472</text:p>
          </table:table-cell>
          <table:table-cell table:formula="of:=[.G95]/[.I95]" office:value-type="float" office:value="3.47641136671177" calcext:value-type="float">
            <text:p>3,47641136671177</text:p>
          </table:table-cell>
          <table:table-cell table:formula="of:=[.J95]/[.H95]" office:value-type="float" office:value="1.28348082087021" calcext:value-type="float">
            <text:p>1,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3195" calcext:value-type="float">
            <text:p>0,0633195</text:p>
          </table:table-cell>
          <table:table-cell office:value-type="float" office:value="0.0168776" calcext:value-type="float">
            <text:p>0,0168776</text:p>
          </table:table-cell>
          <table:table-cell office:value-type="float" office:value="0.018006" calcext:value-type="float">
            <text:p>0,018006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15" calcext:value-type="float">
            <text:p>0,15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628254" calcext:value-type="float">
            <text:p>0,628254</text:p>
          </table:table-cell>
          <table:table-cell office:value-type="float" office:value="0.000133505" calcext:value-type="float">
            <text:p>0,000133505</text:p>
          </table:table-cell>
          <table:table-cell office:value-type="float" office:value="301297" calcext:value-type="float">
            <text:p>301297</text:p>
          </table:table-cell>
          <table:table-cell table:formula="of:=[.G96]/[.I96]" office:value-type="float" office:value="3.51657780739753" calcext:value-type="float">
            <text:p>3,51657780739753</text:p>
          </table:table-cell>
          <table:table-cell table:formula="of:=[.J96]/[.H96]" office:value-type="float" office:value="1.2936732710812" calcext:value-type="float">
            <text:p>1,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7203" calcext:value-type="float">
            <text:p>0,0617203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0174666" calcext:value-type="float">
            <text:p>0,0174666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15" calcext:value-type="float">
            <text:p>0,15</text:p>
          </table:table-cell>
          <table:table-cell office:value-type="float" office:value="0.0202429" calcext:value-type="float">
            <text:p>0,0202429</text:p>
          </table:table-cell>
          <table:table-cell office:value-type="float" office:value="0.632072" calcext:value-type="float">
            <text:p>0,632072</text:p>
          </table:table-cell>
          <table:table-cell office:value-type="float" office:value="0.00012856" calcext:value-type="float">
            <text:p>0,00012856</text:p>
          </table:table-cell>
          <table:table-cell office:value-type="float" office:value="289674" calcext:value-type="float">
            <text:p>289674</text:p>
          </table:table-cell>
          <table:table-cell table:formula="of:=[.G97]/[.I97]" office:value-type="float" office:value="3.53361844892538" calcext:value-type="float">
            <text:p>3,53361844892538</text:p>
          </table:table-cell>
          <table:table-cell table:formula="of:=[.J97]/[.H97]" office:value-type="float" office:value="1.27682412371257" calcext:value-type="float">
            <text:p>1,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6404" calcext:value-type="float">
            <text:p>0,106404</text:p>
          </table:table-cell>
          <table:table-cell office:value-type="float" office:value="0.0234742" calcext:value-type="float">
            <text:p>0,0234742</text:p>
          </table:table-cell>
          <table:table-cell office:value-type="float" office:value="0.0224608" calcext:value-type="float">
            <text:p>0,0224608</text:p>
          </table:table-cell>
          <table:table-cell office:value-type="float" office:value="0.0297872" calcext:value-type="float">
            <text:p>0,0297872</text:p>
          </table:table-cell>
          <table:table-cell office:value-type="float" office:value="0.12" calcext:value-type="float">
            <text:p>0,12</text:p>
          </table:table-cell>
          <table:table-cell office:value-type="float" office:value="0.027027" calcext:value-type="float">
            <text:p>0,027027</text:p>
          </table:table-cell>
          <table:table-cell office:value-type="float" office:value="0.490108" calcext:value-type="float">
            <text:p>0,490108</text:p>
          </table:table-cell>
          <table:table-cell office:value-type="float" office:value="0.00102354" calcext:value-type="float">
            <text:p>0,00102354</text:p>
          </table:table-cell>
          <table:table-cell office:value-type="float" office:value="350775" calcext:value-type="float">
            <text:p>350775</text:p>
          </table:table-cell>
          <table:table-cell table:formula="of:=[.G98]/[.I98]" office:value-type="float" office:value="4.7373201310728" calcext:value-type="float">
            <text:p>4,7373201310728</text:p>
          </table:table-cell>
          <table:table-cell table:formula="of:=[.J98]/[.H98]" office:value-type="float" office:value="1.26893355258113" calcext:value-type="float">
            <text:p>1,26893355258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989" calcext:value-type="float">
            <text:p>0,105989</text:p>
          </table:table-cell>
          <table:table-cell office:value-type="float" office:value="0.0217391" calcext:value-type="float">
            <text:p>0,0217391</text:p>
          </table:table-cell>
          <table:table-cell office:value-type="float" office:value="0.0220256" calcext:value-type="float">
            <text:p>0,0220256</text:p>
          </table:table-cell>
          <table:table-cell office:value-type="float" office:value="0.0295359" calcext:value-type="float">
            <text:p>0,0295359</text:p>
          </table:table-cell>
          <table:table-cell office:value-type="float" office:value="0.12" calcext:value-type="float">
            <text:p>0,12</text:p>
          </table:table-cell>
          <table:table-cell office:value-type="float" office:value="0.0258621" calcext:value-type="float">
            <text:p>0,0258621</text:p>
          </table:table-cell>
          <table:table-cell office:value-type="float" office:value="0.490108" calcext:value-type="float">
            <text:p>0,490108</text:p>
          </table:table-cell>
          <table:table-cell office:value-type="float" office:value="0.00102354" calcext:value-type="float">
            <text:p>0,00102354</text:p>
          </table:table-cell>
          <table:table-cell office:value-type="float" office:value="326539" calcext:value-type="float">
            <text:p>326539</text:p>
          </table:table-cell>
          <table:table-cell table:formula="of:=[.G99]/[.I99]" office:value-type="float" office:value="4.81208230422781" calcext:value-type="float">
            <text:p>4,81208230422781</text:p>
          </table:table-cell>
          <table:table-cell table:formula="of:=[.J99]/[.H99]" office:value-type="float" office:value="1.35865330211462" calcext:value-type="float">
            <text:p>1,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37" calcext:value-type="float">
            <text:p>0,10537</text:p>
          </table:table-cell>
          <table:table-cell office:value-type="float" office:value="0.0212766" calcext:value-type="float">
            <text:p>0,0212766</text:p>
          </table:table-cell>
          <table:table-cell office:value-type="float" office:value="0.0213744" calcext:value-type="float">
            <text:p>0,0213744</text:p>
          </table:table-cell>
          <table:table-cell office:value-type="float" office:value="0.0290456" calcext:value-type="float">
            <text:p>0,0290456</text:p>
          </table:table-cell>
          <table:table-cell office:value-type="float" office:value="0.13" calcext:value-type="float">
            <text:p>0,13</text:p>
          </table:table-cell>
          <table:table-cell office:value-type="float" office:value="0.0253165" calcext:value-type="float">
            <text:p>0,0253165</text:p>
          </table:table-cell>
          <table:table-cell office:value-type="float" office:value="0.490108" calcext:value-type="float">
            <text:p>0,490108</text:p>
          </table:table-cell>
          <table:table-cell office:value-type="float" office:value="0.00102354" calcext:value-type="float">
            <text:p>0,00102354</text:p>
          </table:table-cell>
          <table:table-cell office:value-type="float" office:value="306694" calcext:value-type="float">
            <text:p>306694</text:p>
          </table:table-cell>
          <table:table-cell table:formula="of:=[.G100]/[.I100]" office:value-type="float" office:value="4.92972902163336" calcext:value-type="float">
            <text:p>4,92972902163336</text:p>
          </table:table-cell>
          <table:table-cell table:formula="of:=[.J100]/[.H100]" office:value-type="float" office:value="1.36514292697141" calcext:value-type="float">
            <text:p>1,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419" calcext:value-type="float">
            <text:p>0,104419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05802" calcext:value-type="float">
            <text:p>0,0205802</text:p>
          </table:table-cell>
          <table:table-cell office:value-type="float" office:value="0.0266667" calcext:value-type="float">
            <text:p>0,0266667</text:p>
          </table:table-cell>
          <table:table-cell office:value-type="float" office:value="0.13" calcext:value-type="float">
            <text:p>0,13</text:p>
          </table:table-cell>
          <table:table-cell office:value-type="float" office:value="0.025" calcext:value-type="float">
            <text:p>0,025</text:p>
          </table:table-cell>
          <table:table-cell office:value-type="float" office:value="0.490108" calcext:value-type="float">
            <text:p>0,490108</text:p>
          </table:table-cell>
          <table:table-cell office:value-type="float" office:value="0.00102354" calcext:value-type="float">
            <text:p>0,00102354</text:p>
          </table:table-cell>
          <table:table-cell office:value-type="float" office:value="291176" calcext:value-type="float">
            <text:p>291176</text:p>
          </table:table-cell>
          <table:table-cell table:formula="of:=[.G101]/[.I101]" office:value-type="float" office:value="5.07376021613007" calcext:value-type="float">
            <text:p>5,07376021613007</text:p>
          </table:table-cell>
          <table:table-cell table:formula="of:=[.J101]/[.H101]" office:value-type="float" office:value="1.27466838746684" calcext:value-type="float">
            <text:p>1,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92198" calcext:value-type="float">
            <text:p>0,0892198</text:p>
          </table:table-cell>
          <table:table-cell office:value-type="float" office:value="0.0253165" calcext:value-type="float">
            <text:p>0,0253165</text:p>
          </table:table-cell>
          <table:table-cell office:value-type="float" office:value="0.0252951" calcext:value-type="float">
            <text:p>0,0252951</text:p>
          </table:table-cell>
          <table:table-cell office:value-type="float" office:value="0.030837" calcext:value-type="float">
            <text:p>0,030837</text:p>
          </table:table-cell>
          <table:table-cell office:value-type="float" office:value="0.14" calcext:value-type="float">
            <text:p>0,14</text:p>
          </table:table-cell>
          <table:table-cell office:value-type="float" office:value="0.0292887" calcext:value-type="float">
            <text:p>0,0292887</text:p>
          </table:table-cell>
          <table:table-cell office:value-type="float" office:value="0.531413" calcext:value-type="float">
            <text:p>0,531413</text:p>
          </table:table-cell>
          <table:table-cell office:value-type="float" office:value="0.000632911" calcext:value-type="float">
            <text:p>0,000632911</text:p>
          </table:table-cell>
          <table:table-cell office:value-type="float" office:value="4296680" calcext:value-type="float">
            <text:p>4296680</text:p>
          </table:table-cell>
          <table:table-cell table:formula="of:=[.G102]/[.I102]" office:value-type="float" office:value="3.52715743365316" calcext:value-type="float">
            <text:p>3,52715743365316</text:p>
          </table:table-cell>
          <table:table-cell table:formula="of:=[.J102]/[.H102]" office:value-type="float" office:value="1.21805936839611" calcext:value-type="float">
            <text:p>1,21805936839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83958" calcext:value-type="float">
            <text:p>0,0883958</text:p>
          </table:table-cell>
          <table:table-cell office:value-type="float" office:value="0.0251046" calcext:value-type="float">
            <text:p>0,0251046</text:p>
          </table:table-cell>
          <table:table-cell office:value-type="float" office:value="0.0246959" calcext:value-type="float">
            <text:p>0,0246959</text:p>
          </table:table-cell>
          <table:table-cell office:value-type="float" office:value="0.0301724" calcext:value-type="float">
            <text:p>0,0301724</text:p>
          </table:table-cell>
          <table:table-cell office:value-type="float" office:value="0.13" calcext:value-type="float">
            <text:p>0,13</text:p>
          </table:table-cell>
          <table:table-cell office:value-type="float" office:value="0.0285714" calcext:value-type="float">
            <text:p>0,0285714</text:p>
          </table:table-cell>
          <table:table-cell office:value-type="float" office:value="0.532454" calcext:value-type="float">
            <text:p>0,532454</text:p>
          </table:table-cell>
          <table:table-cell office:value-type="float" office:value="0.000632911" calcext:value-type="float">
            <text:p>0,000632911</text:p>
          </table:table-cell>
          <table:table-cell office:value-type="float" office:value="2425400" calcext:value-type="float">
            <text:p>2425400</text:p>
          </table:table-cell>
          <table:table-cell table:formula="of:=[.G103]/[.I103]" office:value-type="float" office:value="3.57937147461724" calcext:value-type="float">
            <text:p>3,57937147461724</text:p>
          </table:table-cell>
          <table:table-cell table:formula="of:=[.J103]/[.H103]" office:value-type="float" office:value="1.20186738685341" calcext:value-type="float">
            <text:p>1,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1302" calcext:value-type="float">
            <text:p>0,0871302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0240255" calcext:value-type="float">
            <text:p>0,0240255</text:p>
          </table:table-cell>
          <table:table-cell office:value-type="float" office:value="0.0297872" calcext:value-type="float">
            <text:p>0,0297872</text:p>
          </table:table-cell>
          <table:table-cell office:value-type="float" office:value="0.14" calcext:value-type="float">
            <text:p>0,14</text:p>
          </table:table-cell>
          <table:table-cell office:value-type="float" office:value="0.0266667" calcext:value-type="float">
            <text:p>0,0266667</text:p>
          </table:table-cell>
          <table:table-cell office:value-type="float" office:value="0.535231" calcext:value-type="float">
            <text:p>0,535231</text:p>
          </table:table-cell>
          <table:table-cell office:value-type="float" office:value="0.000627967" calcext:value-type="float">
            <text:p>0,000627967</text:p>
          </table:table-cell>
          <table:table-cell office:value-type="float" office:value="1404600" calcext:value-type="float">
            <text:p>1404600</text:p>
          </table:table-cell>
          <table:table-cell table:formula="of:=[.G104]/[.I104]" office:value-type="float" office:value="3.62657176749703" calcext:value-type="float">
            <text:p>3,62657176749703</text:p>
          </table:table-cell>
          <table:table-cell table:formula="of:=[.J104]/[.H104]" office:value-type="float" office:value="1.20141650600563" calcext:value-type="float">
            <text:p>1,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7418" calcext:value-type="float">
            <text:p>0,0847418</text:p>
          </table:table-cell>
          <table:table-cell office:value-type="float" office:value="0.0221239" calcext:value-type="float">
            <text:p>0,0221239</text:p>
          </table:table-cell>
          <table:table-cell office:value-type="float" office:value="0.0233121" calcext:value-type="float">
            <text:p>0,0233121</text:p>
          </table:table-cell>
          <table:table-cell office:value-type="float" office:value="0.0290456" calcext:value-type="float">
            <text:p>0,0290456</text:p>
          </table:table-cell>
          <table:table-cell office:value-type="float" office:value="0.15" calcext:value-type="float">
            <text:p>0,15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544603" calcext:value-type="float">
            <text:p>0,544603</text:p>
          </table:table-cell>
          <table:table-cell office:value-type="float" office:value="0.000573576" calcext:value-type="float">
            <text:p>0,000573576</text:p>
          </table:table-cell>
          <table:table-cell office:value-type="float" office:value="857225" calcext:value-type="float">
            <text:p>857225</text:p>
          </table:table-cell>
          <table:table-cell table:formula="of:=[.G105]/[.I105]" office:value-type="float" office:value="3.63509936899722" calcext:value-type="float">
            <text:p>3,63509936899722</text:p>
          </table:table-cell>
          <table:table-cell table:formula="of:=[.J105]/[.H105]" office:value-type="float" office:value="1.31286075239899" calcext:value-type="float">
            <text:p>1,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79119" calcext:value-type="float">
            <text:p>0,0679119</text:p>
          </table:table-cell>
          <table:table-cell office:value-type="float" office:value="0.0242915" calcext:value-type="float">
            <text:p>0,0242915</text:p>
          </table:table-cell>
          <table:table-cell office:value-type="float" office:value="0.0233759" calcext:value-type="float">
            <text:p>0,0233759</text:p>
          </table:table-cell>
          <table:table-cell office:value-type="float" office:value="0.0284553" calcext:value-type="float">
            <text:p>0,0284553</text:p>
          </table:table-cell>
          <table:table-cell office:value-type="float" office:value="0.15" calcext:value-type="float">
            <text:p>0,15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619924" calcext:value-type="float">
            <text:p>0,619924</text:p>
          </table:table-cell>
          <table:table-cell office:value-type="float" office:value="0.000187896" calcext:value-type="float">
            <text:p>0,000187896</text:p>
          </table:table-cell>
          <table:table-cell office:value-type="float" office:value="4099010" calcext:value-type="float">
            <text:p>4099010</text:p>
          </table:table-cell>
          <table:table-cell table:formula="of:=[.G106]/[.I106]" office:value-type="float" office:value="2.90521006677818" calcext:value-type="float">
            <text:p>2,90521006677818</text:p>
          </table:table-cell>
          <table:table-cell table:formula="of:=[.J106]/[.H106]" office:value-type="float" office:value="1.17140975238252" calcext:value-type="float">
            <text:p>1,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67035" calcext:value-type="float">
            <text:p>0,0667035</text:p>
          </table:table-cell>
          <table:table-cell office:value-type="float" office:value="0.0215517" calcext:value-type="float">
            <text:p>0,0215517</text:p>
          </table:table-cell>
          <table:table-cell office:value-type="float" office:value="0.0228792" calcext:value-type="float">
            <text:p>0,0228792</text:p>
          </table:table-cell>
          <table:table-cell office:value-type="float" office:value="0.027027" calcext:value-type="float">
            <text:p>0,027027</text:p>
          </table:table-cell>
          <table:table-cell office:value-type="float" office:value="0.17" calcext:value-type="float">
            <text:p>0,17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620618" calcext:value-type="float">
            <text:p>0,620618</text:p>
          </table:table-cell>
          <table:table-cell office:value-type="float" office:value="0.000187896" calcext:value-type="float">
            <text:p>0,000187896</text:p>
          </table:table-cell>
          <table:table-cell office:value-type="float" office:value="2298130" calcext:value-type="float">
            <text:p>2298130</text:p>
          </table:table-cell>
          <table:table-cell table:formula="of:=[.G107]/[.I107]" office:value-type="float" office:value="2.91546470156299" calcext:value-type="float">
            <text:p>2,91546470156299</text:p>
          </table:table-cell>
          <table:table-cell table:formula="of:=[.J107]/[.H107]" office:value-type="float" office:value="1.25405420454071" calcext:value-type="float">
            <text:p>1,254054204540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6826" calcext:value-type="float">
            <text:p>0,0646826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0223629" calcext:value-type="float">
            <text:p>0,0223629</text:p>
          </table:table-cell>
          <table:table-cell office:value-type="float" office:value="0.0263158" calcext:value-type="float">
            <text:p>0,0263158</text:p>
          </table:table-cell>
          <table:table-cell office:value-type="float" office:value="0.16" calcext:value-type="float">
            <text:p>0,16</text:p>
          </table:table-cell>
          <table:table-cell office:value-type="float" office:value="0.025" calcext:value-type="float">
            <text:p>0,025</text:p>
          </table:table-cell>
          <table:table-cell office:value-type="float" office:value="0.633114" calcext:value-type="float">
            <text:p>0,633114</text:p>
          </table:table-cell>
          <table:table-cell office:value-type="float" office:value="0.000182951" calcext:value-type="float">
            <text:p>0,000182951</text:p>
          </table:table-cell>
          <table:table-cell office:value-type="float" office:value="1313300" calcext:value-type="float">
            <text:p>1313300</text:p>
          </table:table-cell>
          <table:table-cell table:formula="of:=[.G108]/[.I108]" office:value-type="float" office:value="2.89240661989277" calcext:value-type="float">
            <text:p>2,89240661989277</text:p>
          </table:table-cell>
          <table:table-cell table:formula="of:=[.J108]/[.H108]" office:value-type="float" office:value="1.24737166421766" calcext:value-type="float">
            <text:p>1,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5706" calcext:value-type="float">
            <text:p>0,0615706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18185" calcext:value-type="float">
            <text:p>0,0218185</text:p>
          </table:table-cell>
          <table:table-cell office:value-type="float" office:value="0.0258621" calcext:value-type="float">
            <text:p>0,0258621</text:p>
          </table:table-cell>
          <table:table-cell office:value-type="float" office:value="0.16" calcext:value-type="float">
            <text:p>0,16</text:p>
          </table:table-cell>
          <table:table-cell office:value-type="float" office:value="0.0244898" calcext:value-type="float">
            <text:p>0,0244898</text:p>
          </table:table-cell>
          <table:table-cell office:value-type="float" office:value="0.650816" calcext:value-type="float">
            <text:p>0,650816</text:p>
          </table:table-cell>
          <table:table-cell office:value-type="float" office:value="0.000123616" calcext:value-type="float">
            <text:p>0,000123616</text:p>
          </table:table-cell>
          <table:table-cell office:value-type="float" office:value="793992" calcext:value-type="float">
            <text:p>793992</text:p>
          </table:table-cell>
          <table:table-cell table:formula="of:=[.G109]/[.I109]" office:value-type="float" office:value="2.82194467997342" calcext:value-type="float">
            <text:p>2,82194467997342</text:p>
          </table:table-cell>
          <table:table-cell table:formula="of:=[.J109]/[.H109]" office:value-type="float" office:value="1.23620850362085" calcext:value-type="float">
            <text:p>1,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6648" calcext:value-type="float">
            <text:p>0,106648</text:p>
          </table:table-cell>
          <table:table-cell office:value-type="float" office:value="0.0286885" calcext:value-type="float">
            <text:p>0,0286885</text:p>
          </table:table-cell>
          <table:table-cell office:value-type="float" office:value="0.0271308" calcext:value-type="float">
            <text:p>0,0271308</text:p>
          </table:table-cell>
          <table:table-cell office:value-type="float" office:value="0.0343348" calcext:value-type="float">
            <text:p>0,0343348</text:p>
          </table:table-cell>
          <table:table-cell office:value-type="float" office:value="0.12" calcext:value-type="float">
            <text:p>0,12</text:p>
          </table:table-cell>
          <table:table-cell office:value-type="float" office:value="0.0311111" calcext:value-type="float">
            <text:p>0,0311111</text:p>
          </table:table-cell>
          <table:table-cell office:value-type="float" office:value="0.48976" calcext:value-type="float">
            <text:p>0,48976</text:p>
          </table:table-cell>
          <table:table-cell office:value-type="float" office:value="0.00102354" calcext:value-type="float">
            <text:p>0,00102354</text:p>
          </table:table-cell>
          <table:table-cell office:value-type="float" office:value="4053620" calcext:value-type="float">
            <text:p>4053620</text:p>
          </table:table-cell>
          <table:table-cell table:formula="of:=[.G110]/[.I110]" office:value-type="float" office:value="3.93088298170345" calcext:value-type="float">
            <text:p>3,93088298170345</text:p>
          </table:table-cell>
          <table:table-cell table:formula="of:=[.J110]/[.H110]" office:value-type="float" office:value="1.19681405441205" calcext:value-type="float">
            <text:p>1,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936" calcext:value-type="float">
            <text:p>0,105936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.0264957" calcext:value-type="float">
            <text:p>0,0264957</text:p>
          </table:table-cell>
          <table:table-cell office:value-type="float" office:value="0.0338983" calcext:value-type="float">
            <text:p>0,0338983</text:p>
          </table:table-cell>
          <table:table-cell office:value-type="float" office:value="0.13" calcext:value-type="float">
            <text:p>0,13</text:p>
          </table:table-cell>
          <table:table-cell office:value-type="float" office:value="0.0300429" calcext:value-type="float">
            <text:p>0,0300429</text:p>
          </table:table-cell>
          <table:table-cell office:value-type="float" office:value="0.490108" calcext:value-type="float">
            <text:p>0,490108</text:p>
          </table:table-cell>
          <table:table-cell office:value-type="float" office:value="0.00102354" calcext:value-type="float">
            <text:p>0,00102354</text:p>
          </table:table-cell>
          <table:table-cell office:value-type="float" office:value="2545450" calcext:value-type="float">
            <text:p>2545450</text:p>
          </table:table-cell>
          <table:table-cell table:formula="of:=[.G111]/[.I111]" office:value-type="float" office:value="3.99823367565303" calcext:value-type="float">
            <text:p>3,99823367565303</text:p>
          </table:table-cell>
          <table:table-cell table:formula="of:=[.J111]/[.H111]" office:value-type="float" office:value="1.29943266761222" calcext:value-type="float">
            <text:p>1,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952" calcext:value-type="float">
            <text:p>0,104952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0257445" calcext:value-type="float">
            <text:p>0,0257445</text:p>
          </table:table-cell>
          <table:table-cell office:value-type="float" office:value="0.033195" calcext:value-type="float">
            <text:p>0,033195</text:p>
          </table:table-cell>
          <table:table-cell office:value-type="float" office:value="0.14" calcext:value-type="float">
            <text:p>0,14</text:p>
          </table:table-cell>
          <table:table-cell office:value-type="float" office:value="0.0295359" calcext:value-type="float">
            <text:p>0,0295359</text:p>
          </table:table-cell>
          <table:table-cell office:value-type="float" office:value="0.491149" calcext:value-type="float">
            <text:p>0,491149</text:p>
          </table:table-cell>
          <table:table-cell office:value-type="float" office:value="0.00101859" calcext:value-type="float">
            <text:p>0,00101859</text:p>
          </table:table-cell>
          <table:table-cell office:value-type="float" office:value="1352020" calcext:value-type="float">
            <text:p>1352020</text:p>
          </table:table-cell>
          <table:table-cell table:formula="of:=[.G112]/[.I112]" office:value-type="float" office:value="4.07667657169493" calcext:value-type="float">
            <text:p>4,07667657169493</text:p>
          </table:table-cell>
          <table:table-cell table:formula="of:=[.J112]/[.H112]" office:value-type="float" office:value="1.30567147976101" calcext:value-type="float">
            <text:p>1,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166" calcext:value-type="float">
            <text:p>0,103166</text:p>
          </table:table-cell>
          <table:table-cell office:value-type="float" office:value="0.0251046" calcext:value-type="float">
            <text:p>0,0251046</text:p>
          </table:table-cell>
          <table:table-cell office:value-type="float" office:value="0.0249059" calcext:value-type="float">
            <text:p>0,0249059</text:p>
          </table:table-cell>
          <table:table-cell office:value-type="float" office:value="0.0309735" calcext:value-type="float">
            <text:p>0,0309735</text:p>
          </table:table-cell>
          <table:table-cell office:value-type="float" office:value="0.14" calcext:value-type="float">
            <text:p>0,14</text:p>
          </table:table-cell>
          <table:table-cell office:value-type="float" office:value="0.0290456" calcext:value-type="float">
            <text:p>0,0290456</text:p>
          </table:table-cell>
          <table:table-cell office:value-type="float" office:value="0.494967" calcext:value-type="float">
            <text:p>0,494967</text:p>
          </table:table-cell>
          <table:table-cell office:value-type="float" office:value="0.000988924" calcext:value-type="float">
            <text:p>0,000988924</text:p>
          </table:table-cell>
          <table:table-cell office:value-type="float" office:value="798954" calcext:value-type="float">
            <text:p>798954</text:p>
          </table:table-cell>
          <table:table-cell table:formula="of:=[.G113]/[.I113]" office:value-type="float" office:value="4.14223135883465" calcext:value-type="float">
            <text:p>4,14223135883465</text:p>
          </table:table-cell>
          <table:table-cell table:formula="of:=[.J113]/[.H113]" office:value-type="float" office:value="1.23377787337779" calcext:value-type="float">
            <text:p>1,23377787337779</text:p>
          </table:table-cell>
          <table:table-cell table:formula="of:=SUM([.O78:.O113])" office:value-type="float" office:value="33827937" calcext:value-type="float">
            <text:p>33827937</text:p>
          </table:table-cell>
          <table:table-cell table:formula="of:=[.R113]/60000" office:value-type="float" office:value="563.79895" calcext:value-type="float">
            <text:p>563,79895</text:p>
          </table:table-cell>
          <table:table-cell table:formula="of:=[.S113]/60" office:value-type="float" office:value="9.39664916666667" calcext:value-type="float">
            <text:p>9,39664916666667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113]" office:value-type="float" office:value="0.995" calcext:value-type="float">
            <text:p>0,995</text:p>
          </table:table-cell>
          <table:table-cell table:style-name="ce5" table:formula="of:=[.E113]" office:value-type="float" office:value="2" calcext:value-type="float">
            <text:p>2</text:p>
          </table:table-cell>
          <table:table-cell table:style-name="ce5" table:formula="of:=[.F113]" office:value-type="float" office:value="1" calcext:value-type="float">
            <text:p>1</text:p>
          </table:table-cell>
          <table:table-cell table:style-name="ce5" table:formula="of:=AVERAGE([.G78:.G113])" office:value-type="float" office:value="0.0830629388888889" calcext:value-type="float">
            <text:p>0,083062938888889</text:p>
          </table:table-cell>
          <table:table-cell table:style-name="ce5" table:formula="of:=AVERAGE([.H78:.H113])" office:value-type="float" office:value="0.0198312222222222" calcext:value-type="float">
            <text:p>0,019831222222222</text:p>
          </table:table-cell>
          <table:table-cell table:style-name="ce5" table:formula="of:=AVERAGE([.I78:.I113])" office:value-type="float" office:value="0.0197114833333333" calcext:value-type="float">
            <text:p>0,019711483333333</text:p>
          </table:table-cell>
          <table:table-cell table:style-name="ce5" table:formula="of:=AVERAGE([.J78:.J113])" office:value-type="float" office:value="0.0254489277777778" calcext:value-type="float">
            <text:p>0,025448927777778</text:p>
          </table:table-cell>
          <table:table-cell table:style-name="ce5" table:formula="of:=AVERAGE([.K78:.K113])" office:value-type="float" office:value="0.133333333333333" calcext:value-type="float">
            <text:p>0,133333333333333</text:p>
          </table:table-cell>
          <table:table-cell table:style-name="ce5" table:formula="of:=AVERAGE([.L78:.L113])" office:value-type="float" office:value="0.0230954666666667" calcext:value-type="float">
            <text:p>0,023095466666667</text:p>
          </table:table-cell>
          <table:table-cell table:style-name="ce5" table:formula="of:=AVERAGE([.M78:.M113])" office:value-type="float" office:value="0.561254" calcext:value-type="float">
            <text:p>0,561254</text:p>
          </table:table-cell>
          <table:table-cell table:style-name="ce5" table:formula="of:=AVERAGE([.N78:.N113])" office:value-type="float" office:value="0.000497072322222222" calcext:value-type="float">
            <text:p>0,000497072322222</text:p>
          </table:table-cell>
          <table:table-cell table:style-name="ce5" table:formula="of:=AVERAGE([.O78:.O113])" office:value-type="float" office:value="939664.916666667" calcext:value-type="float">
            <text:p>939664,916666667</text:p>
          </table:table-cell>
          <table:table-cell table:style-name="ce5" table:formula="of:=AVERAGE([.P78:.P113])" office:value-type="float" office:value="4.30958403932122" calcext:value-type="float">
            <text:p>4,30958403932122</text:p>
          </table:table-cell>
          <table:table-cell table:style-name="ce5" table:formula="of:=AVERAGE([.Q78:.Q113])" office:value-type="float" office:value="1.29292698382789" calcext:value-type="float">
            <text:p>1,29292698382789</text:p>
          </table:table-cell>
          <table:table-cell table:formula="of:=SUM([.O78:.O113])" office:value-type="float" office:value="33827937" calcext:value-type="float">
            <text:p>33827937</text:p>
          </table:table-cell>
          <table:table-cell table:formula="of:=[.R114]/60000" office:value-type="float" office:value="563.79895" calcext:value-type="float">
            <text:p>563,79895</text:p>
          </table:table-cell>
          <table:table-cell table:formula="of:=[.S114]/60" office:value-type="float" office:value="9.39664916666667" calcext:value-type="float">
            <text:p>9,39664916666667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59112" calcext:value-type="float">
            <text:p>0,0859112</text:p>
          </table:table-cell>
          <table:table-cell office:value-type="float" office:value="0.0253165" calcext:value-type="float">
            <text:p>0,0253165</text:p>
          </table:table-cell>
          <table:table-cell office:value-type="float" office:value="0.0252125" calcext:value-type="float">
            <text:p>0,0252125</text:p>
          </table:table-cell>
          <table:table-cell office:value-type="float" office:value="0.0307018" calcext:value-type="float">
            <text:p>0,0307018</text:p>
          </table:table-cell>
          <table:table-cell office:value-type="float" office:value="0.13" calcext:value-type="float">
            <text:p>0,13</text:p>
          </table:table-cell>
          <table:table-cell office:value-type="float" office:value="0.0291667" calcext:value-type="float">
            <text:p>0,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9790" calcext:value-type="float">
            <text:p>7189790</text:p>
          </table:table-cell>
          <table:table-cell table:formula="of:=[.G116]/[.I116]" office:value-type="float" office:value="3.40748438274665" calcext:value-type="float">
            <text:p>3,40748438274665</text:p>
          </table:table-cell>
          <table:table-cell table:formula="of:=[.J116]/[.H116]" office:value-type="float" office:value="1.21271897774179" calcext:value-type="float">
            <text:p>1,21271897774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52723" calcext:value-type="float">
            <text:p>0,0852723</text:p>
          </table:table-cell>
          <table:table-cell office:value-type="float" office:value="0.0251046" calcext:value-type="float">
            <text:p>0,0251046</text:p>
          </table:table-cell>
          <table:table-cell office:value-type="float" office:value="0.0246637" calcext:value-type="float">
            <text:p>0,0246637</text:p>
          </table:table-cell>
          <table:table-cell office:value-type="float" office:value="0.0301724" calcext:value-type="float">
            <text:p>0,0301724</text:p>
          </table:table-cell>
          <table:table-cell office:value-type="float" office:value="0.13" calcext:value-type="float">
            <text:p>0,13</text:p>
          </table:table-cell>
          <table:table-cell office:value-type="float" office:value="0.0285714" calcext:value-type="float">
            <text:p>0,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81420" calcext:value-type="float">
            <text:p>4481420</text:p>
          </table:table-cell>
          <table:table-cell table:formula="of:=[.G117]/[.I117]" office:value-type="float" office:value="3.45740095768275" calcext:value-type="float">
            <text:p>3,45740095768275</text:p>
          </table:table-cell>
          <table:table-cell table:formula="of:=[.J117]/[.H117]" office:value-type="float" office:value="1.20186738685341" calcext:value-type="float">
            <text:p>1,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4374" calcext:value-type="float">
            <text:p>0,084374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0240128" calcext:value-type="float">
            <text:p>0,0240128</text:p>
          </table:table-cell>
          <table:table-cell office:value-type="float" office:value="0.029703" calcext:value-type="float">
            <text:p>0,029703</text:p>
          </table:table-cell>
          <table:table-cell office:value-type="float" office:value="0.14" calcext:value-type="float">
            <text:p>0,14</text:p>
          </table:table-cell>
          <table:table-cell office:value-type="float" office:value="0.0266667" calcext:value-type="float">
            <text:p>0,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3040" calcext:value-type="float">
            <text:p>2783040</text:p>
          </table:table-cell>
          <table:table-cell table:formula="of:=[.G118]/[.I118]" office:value-type="float" office:value="3.51370935501066" calcext:value-type="float">
            <text:p>3,51370935501066</text:p>
          </table:table-cell>
          <table:table-cell table:formula="of:=[.J118]/[.H118]" office:value-type="float" office:value="1.19802044092379" calcext:value-type="float">
            <text:p>1,198020440923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26673" calcext:value-type="float">
            <text:p>0,0826673</text:p>
          </table:table-cell>
          <table:table-cell office:value-type="float" office:value="0.0221239" calcext:value-type="float">
            <text:p>0,0221239</text:p>
          </table:table-cell>
          <table:table-cell office:value-type="float" office:value="0.0233072" calcext:value-type="float">
            <text:p>0,0233072</text:p>
          </table:table-cell>
          <table:table-cell office:value-type="float" office:value="0.0290456" calcext:value-type="float">
            <text:p>0,0290456</text:p>
          </table:table-cell>
          <table:table-cell office:value-type="float" office:value="0.15" calcext:value-type="float">
            <text:p>0,15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65680" calcext:value-type="float">
            <text:p>1865680</text:p>
          </table:table-cell>
          <table:table-cell table:formula="of:=[.G119]/[.I119]" office:value-type="float" office:value="3.54685676529141" calcext:value-type="float">
            <text:p>3,54685676529141</text:p>
          </table:table-cell>
          <table:table-cell table:formula="of:=[.J119]/[.H119]" office:value-type="float" office:value="1.31286075239899" calcext:value-type="float">
            <text:p>1,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60637" calcext:value-type="float">
            <text:p>0,0660637</text:p>
          </table:table-cell>
          <table:table-cell office:value-type="float" office:value="0.0241546" calcext:value-type="float">
            <text:p>0,0241546</text:p>
          </table:table-cell>
          <table:table-cell office:value-type="float" office:value="0.023335" calcext:value-type="float">
            <text:p>0,023335</text:p>
          </table:table-cell>
          <table:table-cell office:value-type="float" office:value="0.0283019" calcext:value-type="float">
            <text:p>0,0283019</text:p>
          </table:table-cell>
          <table:table-cell office:value-type="float" office:value="0.15" calcext:value-type="float">
            <text:p>0,15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56930" calcext:value-type="float">
            <text:p>7756930</text:p>
          </table:table-cell>
          <table:table-cell table:formula="of:=[.G120]/[.I120]" office:value-type="float" office:value="2.83109920719949" calcext:value-type="float">
            <text:p>2,83109920719949</text:p>
          </table:table-cell>
          <table:table-cell table:formula="of:=[.J120]/[.H120]" office:value-type="float" office:value="1.17169814445282" calcext:value-type="float">
            <text:p>1,171698144452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52204" calcext:value-type="float">
            <text:p>0,0652204</text:p>
          </table:table-cell>
          <table:table-cell office:value-type="float" office:value="0.0215517" calcext:value-type="float">
            <text:p>0,0215517</text:p>
          </table:table-cell>
          <table:table-cell office:value-type="float" office:value="0.0228651" calcext:value-type="float">
            <text:p>0,0228651</text:p>
          </table:table-cell>
          <table:table-cell office:value-type="float" office:value="0.0269058" calcext:value-type="float">
            <text:p>0,0269058</text:p>
          </table:table-cell>
          <table:table-cell office:value-type="float" office:value="0.17" calcext:value-type="float">
            <text:p>0,17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53070" calcext:value-type="float">
            <text:p>4653070</text:p>
          </table:table-cell>
          <table:table-cell table:formula="of:=[.G121]/[.I121]" office:value-type="float" office:value="2.85239950842113" calcext:value-type="float">
            <text:p>2,85239950842113</text:p>
          </table:table-cell>
          <table:table-cell table:formula="of:=[.J121]/[.H121]" office:value-type="float" office:value="1.24843051824218" calcext:value-type="float">
            <text:p>1,24843051824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37832" calcext:value-type="float">
            <text:p>0,0637832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0223588" calcext:value-type="float">
            <text:p>0,0223588</text:p>
          </table:table-cell>
          <table:table-cell office:value-type="float" office:value="0.0263158" calcext:value-type="float">
            <text:p>0,0263158</text:p>
          </table:table-cell>
          <table:table-cell office:value-type="float" office:value="0.16" calcext:value-type="float">
            <text:p>0,16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71620" calcext:value-type="float">
            <text:p>2871620</text:p>
          </table:table-cell>
          <table:table-cell table:formula="of:=[.G122]/[.I122]" office:value-type="float" office:value="2.852711236739" calcext:value-type="float">
            <text:p>2,852711236739</text:p>
          </table:table-cell>
          <table:table-cell table:formula="of:=[.J122]/[.H122]" office:value-type="float" office:value="1.24737166421766" calcext:value-type="float">
            <text:p>1,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13244" calcext:value-type="float">
            <text:p>0,0613244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18175" calcext:value-type="float">
            <text:p>0,0218175</text:p>
          </table:table-cell>
          <table:table-cell office:value-type="float" office:value="0.0258621" calcext:value-type="float">
            <text:p>0,0258621</text:p>
          </table:table-cell>
          <table:table-cell office:value-type="float" office:value="0.16" calcext:value-type="float">
            <text:p>0,16</text:p>
          </table:table-cell>
          <table:table-cell office:value-type="float" office:value="0.0244898" calcext:value-type="float">
            <text:p>0,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92100" calcext:value-type="float">
            <text:p>1792100</text:p>
          </table:table-cell>
          <table:table-cell table:formula="of:=[.G123]/[.I123]" office:value-type="float" office:value="2.81078950383866" calcext:value-type="float">
            <text:p>2,81078950383866</text:p>
          </table:table-cell>
          <table:table-cell table:formula="of:=[.J123]/[.H123]" office:value-type="float" office:value="1.23620850362085" calcext:value-type="float">
            <text:p>1,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102649" calcext:value-type="float">
            <text:p>0,102649</text:p>
          </table:table-cell>
          <table:table-cell office:value-type="float" office:value="0.0286885" calcext:value-type="float">
            <text:p>0,0286885</text:p>
          </table:table-cell>
          <table:table-cell office:value-type="float" office:value="0.0269907" calcext:value-type="float">
            <text:p>0,0269907</text:p>
          </table:table-cell>
          <table:table-cell office:value-type="float" office:value="0.034188" calcext:value-type="float">
            <text:p>0,034188</text:p>
          </table:table-cell>
          <table:table-cell office:value-type="float" office:value="0.12" calcext:value-type="float">
            <text:p>0,12</text:p>
          </table:table-cell>
          <table:table-cell office:value-type="float" office:value="0.0311111" calcext:value-type="float">
            <text:p>0,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30150" calcext:value-type="float">
            <text:p>6830150</text:p>
          </table:table-cell>
          <table:table-cell table:formula="of:=[.G124]/[.I124]" office:value-type="float" office:value="3.80312478001682" calcext:value-type="float">
            <text:p>3,80312478001682</text:p>
          </table:table-cell>
          <table:table-cell table:formula="of:=[.J124]/[.H124]" office:value-type="float" office:value="1.19169702145459" calcext:value-type="float">
            <text:p>1,191697021454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102083" calcext:value-type="float">
            <text:p>0,102083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.0264387" calcext:value-type="float">
            <text:p>0,0264387</text:p>
          </table:table-cell>
          <table:table-cell office:value-type="float" office:value="0.0337553" calcext:value-type="float">
            <text:p>0,0337553</text:p>
          </table:table-cell>
          <table:table-cell office:value-type="float" office:value="0.13" calcext:value-type="float">
            <text:p>0,13</text:p>
          </table:table-cell>
          <table:table-cell office:value-type="float" office:value="0.0300429" calcext:value-type="float">
            <text:p>0,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31210" calcext:value-type="float">
            <text:p>4431210</text:p>
          </table:table-cell>
          <table:table-cell table:formula="of:=[.G125]/[.I125]" office:value-type="float" office:value="3.86112025175217" calcext:value-type="float">
            <text:p>3,86112025175217</text:p>
          </table:table-cell>
          <table:table-cell table:formula="of:=[.J125]/[.H125]" office:value-type="float" office:value="1.29395101008165" calcext:value-type="float">
            <text:p>1,29395101008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101309" calcext:value-type="float">
            <text:p>0,101309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0257217" calcext:value-type="float">
            <text:p>0,0257217</text:p>
          </table:table-cell>
          <table:table-cell office:value-type="float" office:value="0.033195" calcext:value-type="float">
            <text:p>0,033195</text:p>
          </table:table-cell>
          <table:table-cell office:value-type="float" office:value="0.14" calcext:value-type="float">
            <text:p>0,14</text:p>
          </table:table-cell>
          <table:table-cell office:value-type="float" office:value="0.0295359" calcext:value-type="float">
            <text:p>0,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61150" calcext:value-type="float">
            <text:p>2761150</text:p>
          </table:table-cell>
          <table:table-cell table:formula="of:=[.G126]/[.I126]" office:value-type="float" office:value="3.9386587978244" calcext:value-type="float">
            <text:p>3,9386587978244</text:p>
          </table:table-cell>
          <table:table-cell table:formula="of:=[.J126]/[.H126]" office:value-type="float" office:value="1.30567147976101" calcext:value-type="float">
            <text:p>1,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999437" calcext:value-type="float">
            <text:p>0,0999437</text:p>
          </table:table-cell>
          <table:table-cell office:value-type="float" office:value="0.0251046" calcext:value-type="float">
            <text:p>0,0251046</text:p>
          </table:table-cell>
          <table:table-cell office:value-type="float" office:value="0.0248958" calcext:value-type="float">
            <text:p>0,0248958</text:p>
          </table:table-cell>
          <table:table-cell office:value-type="float" office:value="0.0309735" calcext:value-type="float">
            <text:p>0,0309735</text:p>
          </table:table-cell>
          <table:table-cell office:value-type="float" office:value="0.14" calcext:value-type="float">
            <text:p>0,14</text:p>
          </table:table-cell>
          <table:table-cell office:value-type="float" office:value="0.0290456" calcext:value-type="float">
            <text:p>0,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88210" calcext:value-type="float">
            <text:p>1788210</text:p>
          </table:table-cell>
          <table:table-cell table:formula="of:=[.G127]/[.I127]" office:value-type="float" office:value="4.01448035411596" calcext:value-type="float">
            <text:p>4,01448035411596</text:p>
          </table:table-cell>
          <table:table-cell table:formula="of:=[.J127]/[.H127]" office:value-type="float" office:value="1.23377787337779" calcext:value-type="float">
            <text:p>1,233777873377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38043" calcext:value-type="float">
            <text:p>0,0838043</text:p>
          </table:table-cell>
          <table:table-cell office:value-type="float" office:value="0.0210084" calcext:value-type="float">
            <text:p>0,0210084</text:p>
          </table:table-cell>
          <table:table-cell office:value-type="float" office:value="0.0204156" calcext:value-type="float">
            <text:p>0,0204156</text:p>
          </table:table-cell>
          <table:table-cell office:value-type="float" office:value="0.0258621" calcext:value-type="float">
            <text:p>0,0258621</text:p>
          </table:table-cell>
          <table:table-cell office:value-type="float" office:value="0.12" calcext:value-type="float">
            <text:p>0,12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3814" calcext:value-type="float">
            <text:p>713814</text:p>
          </table:table-cell>
          <table:table-cell table:formula="of:=[.G128]/[.I128]" office:value-type="float" office:value="4.10491486902173" calcext:value-type="float">
            <text:p>4,10491486902173</text:p>
          </table:table-cell>
          <table:table-cell table:formula="of:=[.J128]/[.H128]" office:value-type="float" office:value="1.23103615696579" calcext:value-type="float">
            <text:p>1,23103615696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34985" calcext:value-type="float">
            <text:p>0,0834985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01412" calcext:value-type="float">
            <text:p>0,0201412</text:p>
          </table:table-cell>
          <table:table-cell office:value-type="float" office:value="0.025641" calcext:value-type="float">
            <text:p>0,025641</text:p>
          </table:table-cell>
          <table:table-cell office:value-type="float" office:value="0.13" calcext:value-type="float">
            <text:p>0,13</text:p>
          </table:table-cell>
          <table:table-cell office:value-type="float" office:value="0.0245902" calcext:value-type="float">
            <text:p>0,02459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4395" calcext:value-type="float">
            <text:p>764395</text:p>
          </table:table-cell>
          <table:table-cell table:formula="of:=[.G129]/[.I129]" office:value-type="float" office:value="4.1456566639525" calcext:value-type="float">
            <text:p>4,1456566639525</text:p>
          </table:table-cell>
          <table:table-cell table:formula="of:=[.J129]/[.H129]" office:value-type="float" office:value="1.22563992256399" calcext:value-type="float">
            <text:p>1,225639922563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29504" calcext:value-type="float">
            <text:p>0,0829504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01963" calcext:value-type="float">
            <text:p>0,01963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13" calcext:value-type="float">
            <text:p>0,13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4598" calcext:value-type="float">
            <text:p>694598</text:p>
          </table:table-cell>
          <table:table-cell table:formula="of:=[.G130]/[.I130]" office:value-type="float" office:value="4.22569536423841" calcext:value-type="float">
            <text:p>4,22569536423841</text:p>
          </table:table-cell>
          <table:table-cell table:formula="of:=[.J130]/[.H130]" office:value-type="float" office:value="1.22542162925546" calcext:value-type="float">
            <text:p>1,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2042" calcext:value-type="float">
            <text:p>0,082042</text:p>
          </table:table-cell>
          <table:table-cell office:value-type="float" office:value="0.0177778" calcext:value-type="float">
            <text:p>0,0177778</text:p>
          </table:table-cell>
          <table:table-cell office:value-type="float" office:value="0.0189725" calcext:value-type="float">
            <text:p>0,0189725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14" calcext:value-type="float">
            <text:p>0,14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0738" calcext:value-type="float">
            <text:p>670738</text:p>
          </table:table-cell>
          <table:table-cell table:formula="of:=[.G131]/[.I131]" office:value-type="float" office:value="4.32425879562525" calcext:value-type="float">
            <text:p>4,32425879562525</text:p>
          </table:table-cell>
          <table:table-cell table:formula="of:=[.J131]/[.H131]" office:value-type="float" office:value="1.40041512448109" calcext:value-type="float">
            <text:p>1,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2526" calcext:value-type="float">
            <text:p>0,062526</text:p>
          </table:table-cell>
          <table:table-cell office:value-type="float" office:value="0.0202429" calcext:value-type="float">
            <text:p>0,0202429</text:p>
          </table:table-cell>
          <table:table-cell office:value-type="float" office:value="0.0186981" calcext:value-type="float">
            <text:p>0,0186981</text:p>
          </table:table-cell>
          <table:table-cell office:value-type="float" office:value="0.0227273" calcext:value-type="float">
            <text:p>0,0227273</text:p>
          </table:table-cell>
          <table:table-cell office:value-type="float" office:value="0.14" calcext:value-type="float">
            <text:p>0,14</text:p>
          </table:table-cell>
          <table:table-cell office:value-type="float" office:value="0.0213675" calcext:value-type="float">
            <text:p>0,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4459" calcext:value-type="float">
            <text:p>754459</text:p>
          </table:table-cell>
          <table:table-cell table:formula="of:=[.G132]/[.I132]" office:value-type="float" office:value="3.34397612591654" calcext:value-type="float">
            <text:p>3,34397612591654</text:p>
          </table:table-cell>
          <table:table-cell table:formula="of:=[.J132]/[.H132]" office:value-type="float" office:value="1.12272945081979" calcext:value-type="float">
            <text:p>1,122729450819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2106" calcext:value-type="float">
            <text:p>0,062106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0184125" calcext:value-type="float">
            <text:p>0,0184125</text:p>
          </table:table-cell>
          <table:table-cell office:value-type="float" office:value="0.0222222" calcext:value-type="float">
            <text:p>0,0222222</text:p>
          </table:table-cell>
          <table:table-cell office:value-type="float" office:value="0.15" calcext:value-type="float">
            <text:p>0,15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8261" calcext:value-type="float">
            <text:p>748261</text:p>
          </table:table-cell>
          <table:table-cell table:formula="of:=[.G133]/[.I133]" office:value-type="float" office:value="3.37303462321792" calcext:value-type="float">
            <text:p>3,37303462321792</text:p>
          </table:table-cell>
          <table:table-cell table:formula="of:=[.J133]/[.H133]" office:value-type="float" office:value="1.2777768194442" calcext:value-type="float">
            <text:p>1,27777681944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14579" calcext:value-type="float">
            <text:p>0,0614579</text:p>
          </table:table-cell>
          <table:table-cell office:value-type="float" office:value="0.0168776" calcext:value-type="float">
            <text:p>0,0168776</text:p>
          </table:table-cell>
          <table:table-cell office:value-type="float" office:value="0.0179858" calcext:value-type="float">
            <text:p>0,0179858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15" calcext:value-type="float">
            <text:p>0,15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2179" calcext:value-type="float">
            <text:p>702179</text:p>
          </table:table-cell>
          <table:table-cell table:formula="of:=[.G134]/[.I134]" office:value-type="float" office:value="3.41702342959446" calcext:value-type="float">
            <text:p>3,41702342959446</text:p>
          </table:table-cell>
          <table:table-cell table:formula="of:=[.J134]/[.H134]" office:value-type="float" office:value="1.2936732710812" calcext:value-type="float">
            <text:p>1,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03704" calcext:value-type="float">
            <text:p>0,0603704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0174606" calcext:value-type="float">
            <text:p>0,0174606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15" calcext:value-type="float">
            <text:p>0,15</text:p>
          </table:table-cell>
          <table:table-cell office:value-type="float" office:value="0.0202429" calcext:value-type="float">
            <text:p>0,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6024" calcext:value-type="float">
            <text:p>706024</text:p>
          </table:table-cell>
          <table:table-cell table:formula="of:=[.G135]/[.I135]" office:value-type="float" office:value="3.45752150556109" calcext:value-type="float">
            <text:p>3,45752150556109</text:p>
          </table:table-cell>
          <table:table-cell table:formula="of:=[.J135]/[.H135]" office:value-type="float" office:value="1.27682412371257" calcext:value-type="float">
            <text:p>1,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101715" calcext:value-type="float">
            <text:p>0,101715</text:p>
          </table:table-cell>
          <table:table-cell office:value-type="float" office:value="0.0225225" calcext:value-type="float">
            <text:p>0,0225225</text:p>
          </table:table-cell>
          <table:table-cell office:value-type="float" office:value="0.0220321" calcext:value-type="float">
            <text:p>0,0220321</text:p>
          </table:table-cell>
          <table:table-cell office:value-type="float" office:value="0.0294118" calcext:value-type="float">
            <text:p>0,0294118</text:p>
          </table:table-cell>
          <table:table-cell office:value-type="float" office:value="0.12" calcext:value-type="float">
            <text:p>0,12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3287" calcext:value-type="float">
            <text:p>723287</text:p>
          </table:table-cell>
          <table:table-cell table:formula="of:=[.G136]/[.I136]" office:value-type="float" office:value="4.61667294538424" calcext:value-type="float">
            <text:p>4,61667294538424</text:p>
          </table:table-cell>
          <table:table-cell table:formula="of:=[.J136]/[.H136]" office:value-type="float" office:value="1.30588522588523" calcext:value-type="float">
            <text:p>1,305885225885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101467" calcext:value-type="float">
            <text:p>0,101467</text:p>
          </table:table-cell>
          <table:table-cell office:value-type="float" office:value="0.0216216" calcext:value-type="float">
            <text:p>0,0216216</text:p>
          </table:table-cell>
          <table:table-cell office:value-type="float" office:value="0.0218138" calcext:value-type="float">
            <text:p>0,0218138</text:p>
          </table:table-cell>
          <table:table-cell office:value-type="float" office:value="0.0292887" calcext:value-type="float">
            <text:p>0,0292887</text:p>
          </table:table-cell>
          <table:table-cell office:value-type="float" office:value="0.12" calcext:value-type="float">
            <text:p>0,12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2443" calcext:value-type="float">
            <text:p>712443</text:p>
          </table:table-cell>
          <table:table-cell table:formula="of:=[.G137]/[.I137]" office:value-type="float" office:value="4.65150501058963" calcext:value-type="float">
            <text:p>4,65150501058963</text:p>
          </table:table-cell>
          <table:table-cell table:formula="of:=[.J137]/[.H137]" office:value-type="float" office:value="1.35460372960373" calcext:value-type="float">
            <text:p>1,354603729603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100987" calcext:value-type="float">
            <text:p>0,100987</text:p>
          </table:table-cell>
          <table:table-cell office:value-type="float" office:value="0.0212766" calcext:value-type="float">
            <text:p>0,0212766</text:p>
          </table:table-cell>
          <table:table-cell office:value-type="float" office:value="0.0213014" calcext:value-type="float">
            <text:p>0,0213014</text:p>
          </table:table-cell>
          <table:table-cell office:value-type="float" office:value="0.0289256" calcext:value-type="float">
            <text:p>0,0289256</text:p>
          </table:table-cell>
          <table:table-cell office:value-type="float" office:value="0.13" calcext:value-type="float">
            <text:p>0,13</text:p>
          </table:table-cell>
          <table:table-cell office:value-type="float" office:value="0.0253165" calcext:value-type="float">
            <text:p>0,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6769" calcext:value-type="float">
            <text:p>686769</text:p>
          </table:table-cell>
          <table:table-cell table:formula="of:=[.G138]/[.I138]" office:value-type="float" office:value="4.74086210296037" calcext:value-type="float">
            <text:p>4,74086210296037</text:p>
          </table:table-cell>
          <table:table-cell table:formula="of:=[.J138]/[.H138]" office:value-type="float" office:value="1.35950292809941" calcext:value-type="float">
            <text:p>1,359502928099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100248" calcext:value-type="float">
            <text:p>0,100248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0555" calcext:value-type="float">
            <text:p>0,020555</text:p>
          </table:table-cell>
          <table:table-cell office:value-type="float" office:value="0.0266667" calcext:value-type="float">
            <text:p>0,0266667</text:p>
          </table:table-cell>
          <table:table-cell office:value-type="float" office:value="0.13" calcext:value-type="float">
            <text:p>0,13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5485" calcext:value-type="float">
            <text:p>675485</text:p>
          </table:table-cell>
          <table:table-cell table:formula="of:=[.G139]/[.I139]" office:value-type="float" office:value="4.87706154220384" calcext:value-type="float">
            <text:p>4,87706154220384</text:p>
          </table:table-cell>
          <table:table-cell table:formula="of:=[.J139]/[.H139]" office:value-type="float" office:value="1.27466838746684" calcext:value-type="float">
            <text:p>1,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754764" calcext:value-type="float">
            <text:p>0,0754764</text:p>
          </table:table-cell>
          <table:table-cell office:value-type="float" office:value="0.0165289" calcext:value-type="float">
            <text:p>0,0165289</text:p>
          </table:table-cell>
          <table:table-cell office:value-type="float" office:value="0.0147167" calcext:value-type="float">
            <text:p>0,0147167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12" calcext:value-type="float">
            <text:p>0,12</text:p>
          </table:table-cell>
          <table:table-cell office:value-type="float" office:value="0.0174672" calcext:value-type="float">
            <text:p>0,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4227" calcext:value-type="float">
            <text:p>704227</text:p>
          </table:table-cell>
          <table:table-cell table:formula="of:=[.G140]/[.I140]" office:value-type="float" office:value="5.12862258522631" calcext:value-type="float">
            <text:p>5,12862258522631</text:p>
          </table:table-cell>
          <table:table-cell table:formula="of:=[.J140]/[.H140]" office:value-type="float" office:value="1.26569221182293" calcext:value-type="float">
            <text:p>1,26569221182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754764" calcext:value-type="float">
            <text:p>0,0754764</text:p>
          </table:table-cell>
          <table:table-cell office:value-type="float" office:value="0.0165289" calcext:value-type="float">
            <text:p>0,0165289</text:p>
          </table:table-cell>
          <table:table-cell office:value-type="float" office:value="0.0147163" calcext:value-type="float">
            <text:p>0,0147163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12" calcext:value-type="float">
            <text:p>0,12</text:p>
          </table:table-cell>
          <table:table-cell office:value-type="float" office:value="0.0174672" calcext:value-type="float">
            <text:p>0,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590" calcext:value-type="float">
            <text:p>687590</text:p>
          </table:table-cell>
          <table:table-cell table:formula="of:=[.G141]/[.I141]" office:value-type="float" office:value="5.12876198500982" calcext:value-type="float">
            <text:p>5,12876198500982</text:p>
          </table:table-cell>
          <table:table-cell table:formula="of:=[.J141]/[.H141]" office:value-type="float" office:value="1.26569221182293" calcext:value-type="float">
            <text:p>1,26569221182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754356" calcext:value-type="float">
            <text:p>0,0754356</text:p>
          </table:table-cell>
          <table:table-cell office:value-type="float" office:value="0.0164609" calcext:value-type="float">
            <text:p>0,0164609</text:p>
          </table:table-cell>
          <table:table-cell office:value-type="float" office:value="0.0146882" calcext:value-type="float">
            <text:p>0,0146882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12" calcext:value-type="float">
            <text:p>0,12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8705" calcext:value-type="float">
            <text:p>678705</text:p>
          </table:table-cell>
          <table:table-cell table:formula="of:=[.G142]/[.I142]" office:value-type="float" office:value="5.13579608120805" calcext:value-type="float">
            <text:p>5,13579608120805</text:p>
          </table:table-cell>
          <table:table-cell table:formula="of:=[.J142]/[.H142]" office:value-type="float" office:value="1.27092078804926" calcext:value-type="float">
            <text:p>1,270920788049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752165" calcext:value-type="float">
            <text:p>0,0752165</text:p>
          </table:table-cell>
          <table:table-cell office:value-type="float" office:value="0.0148515" calcext:value-type="float">
            <text:p>0,0148515</text:p>
          </table:table-cell>
          <table:table-cell office:value-type="float" office:value="0.0144752" calcext:value-type="float">
            <text:p>0,0144752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13" calcext:value-type="float">
            <text:p>0,13</text:p>
          </table:table-cell>
          <table:table-cell office:value-type="float" office:value="0.0172414" calcext:value-type="float">
            <text:p>0,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047" calcext:value-type="float">
            <text:p>687047</text:p>
          </table:table-cell>
          <table:table-cell table:formula="of:=[.G143]/[.I143]" office:value-type="float" office:value="5.19623217641207" calcext:value-type="float">
            <text:p>5,19623217641207</text:p>
          </table:table-cell>
          <table:table-cell table:formula="of:=[.J143]/[.H143]" office:value-type="float" office:value="1.3969565363768" calcext:value-type="float">
            <text:p>1,3969565363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539612" calcext:value-type="float">
            <text:p>0,0539612</text:p>
          </table:table-cell>
          <table:table-cell office:value-type="float" office:value="0.0128755" calcext:value-type="float">
            <text:p>0,0128755</text:p>
          </table:table-cell>
          <table:table-cell office:value-type="float" office:value="0.0132523" calcext:value-type="float">
            <text:p>0,0132523</text:p>
          </table:table-cell>
          <table:table-cell office:value-type="float" office:value="0.0172414" calcext:value-type="float">
            <text:p>0,0172414</text:p>
          </table:table-cell>
          <table:table-cell office:value-type="float" office:value="0.13" calcext:value-type="float">
            <text:p>0,13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5354" calcext:value-type="float">
            <text:p>695354</text:p>
          </table:table-cell>
          <table:table-cell table:formula="of:=[.G144]/[.I144]" office:value-type="float" office:value="4.07183658685662" calcext:value-type="float">
            <text:p>4,07183658685662</text:p>
          </table:table-cell>
          <table:table-cell table:formula="of:=[.J144]/[.H144]" office:value-type="float" office:value="1.33908586074327" calcext:value-type="float">
            <text:p>1,339085860743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539574" calcext:value-type="float">
            <text:p>0,0539574</text:p>
          </table:table-cell>
          <table:table-cell office:value-type="float" office:value="0.0128205" calcext:value-type="float">
            <text:p>0,0128205</text:p>
          </table:table-cell>
          <table:table-cell office:value-type="float" office:value="0.0132513" calcext:value-type="float">
            <text:p>0,0132513</text:p>
          </table:table-cell>
          <table:table-cell office:value-type="float" office:value="0.0172414" calcext:value-type="float">
            <text:p>0,0172414</text:p>
          </table:table-cell>
          <table:table-cell office:value-type="float" office:value="0.13" calcext:value-type="float">
            <text:p>0,13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768" calcext:value-type="float">
            <text:p>689768</text:p>
          </table:table-cell>
          <table:table-cell table:formula="of:=[.G145]/[.I145]" office:value-type="float" office:value="4.07185710081275" calcext:value-type="float">
            <text:p>4,07185710081275</text:p>
          </table:table-cell>
          <table:table-cell table:formula="of:=[.J145]/[.H145]" office:value-type="float" office:value="1.34483054483055" calcext:value-type="float">
            <text:p>1,344830544830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538557" calcext:value-type="float">
            <text:p>0,0538557</text:p>
          </table:table-cell>
          <table:table-cell office:value-type="float" office:value="0.012766" calcext:value-type="float">
            <text:p>0,012766</text:p>
          </table:table-cell>
          <table:table-cell office:value-type="float" office:value="0.0132043" calcext:value-type="float">
            <text:p>0,0132043</text:p>
          </table:table-cell>
          <table:table-cell office:value-type="float" office:value="0.0172414" calcext:value-type="float">
            <text:p>0,0172414</text:p>
          </table:table-cell>
          <table:table-cell office:value-type="float" office:value="0.13" calcext:value-type="float">
            <text:p>0,13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6675" calcext:value-type="float">
            <text:p>686675</text:p>
          </table:table-cell>
          <table:table-cell table:formula="of:=[.G146]/[.I146]" office:value-type="float" office:value="4.07864862203979" calcext:value-type="float">
            <text:p>4,07864862203979</text:p>
          </table:table-cell>
          <table:table-cell table:formula="of:=[.J146]/[.H146]" office:value-type="float" office:value="1.35057183142723" calcext:value-type="float">
            <text:p>1,350571831427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535932" calcext:value-type="float">
            <text:p>0,0535932</text:p>
          </table:table-cell>
          <table:table-cell office:value-type="float" office:value="0.012605" calcext:value-type="float">
            <text:p>0,012605</text:p>
          </table:table-cell>
          <table:table-cell office:value-type="float" office:value="0.0129716" calcext:value-type="float">
            <text:p>0,0129716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13" calcext:value-type="float">
            <text:p>0,13</text:p>
          </table:table-cell>
          <table:table-cell office:value-type="float" office:value="0.0163934" calcext:value-type="float">
            <text:p>0,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6262" calcext:value-type="float">
            <text:p>676262</text:p>
          </table:table-cell>
          <table:table-cell table:formula="of:=[.G147]/[.I147]" office:value-type="float" office:value="4.13157975885781" calcext:value-type="float">
            <text:p>4,13157975885781</text:p>
          </table:table-cell>
          <table:table-cell table:formula="of:=[.J147]/[.H147]" office:value-type="float" office:value="1.36195160650536" calcext:value-type="float">
            <text:p>1,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939287" calcext:value-type="float">
            <text:p>0,0939287</text:p>
          </table:table-cell>
          <table:table-cell office:value-type="float" office:value="0.0169492" calcext:value-type="float">
            <text:p>0,0169492</text:p>
          </table:table-cell>
          <table:table-cell office:value-type="float" office:value="0.0161609" calcext:value-type="float">
            <text:p>0,0161609</text:p>
          </table:table-cell>
          <table:table-cell office:value-type="float" office:value="0.0221239" calcext:value-type="float">
            <text:p>0,0221239</text:p>
          </table:table-cell>
          <table:table-cell office:value-type="float" office:value="0.11" calcext:value-type="float">
            <text:p>0,11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5482" calcext:value-type="float">
            <text:p>635482</text:p>
          </table:table-cell>
          <table:table-cell table:formula="of:=[.G148]/[.I148]" office:value-type="float" office:value="5.81209586099784" calcext:value-type="float">
            <text:p>5,81209586099784</text:p>
          </table:table-cell>
          <table:table-cell table:formula="of:=[.J148]/[.H148]" office:value-type="float" office:value="1.30530644514195" calcext:value-type="float">
            <text:p>1,30530644514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939287" calcext:value-type="float">
            <text:p>0,0939287</text:p>
          </table:table-cell>
          <table:table-cell office:value-type="float" office:value="0.0169492" calcext:value-type="float">
            <text:p>0,0169492</text:p>
          </table:table-cell>
          <table:table-cell office:value-type="float" office:value="0.0161609" calcext:value-type="float">
            <text:p>0,0161609</text:p>
          </table:table-cell>
          <table:table-cell office:value-type="float" office:value="0.0221239" calcext:value-type="float">
            <text:p>0,0221239</text:p>
          </table:table-cell>
          <table:table-cell office:value-type="float" office:value="0.11" calcext:value-type="float">
            <text:p>0,11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964" calcext:value-type="float">
            <text:p>687964</text:p>
          </table:table-cell>
          <table:table-cell table:formula="of:=[.G149]/[.I149]" office:value-type="float" office:value="5.81209586099784" calcext:value-type="float">
            <text:p>5,81209586099784</text:p>
          </table:table-cell>
          <table:table-cell table:formula="of:=[.J149]/[.H149]" office:value-type="float" office:value="1.30530644514195" calcext:value-type="float">
            <text:p>1,30530644514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939189" calcext:value-type="float">
            <text:p>0,0939189</text:p>
          </table:table-cell>
          <table:table-cell office:value-type="float" office:value="0.0169492" calcext:value-type="float">
            <text:p>0,0169492</text:p>
          </table:table-cell>
          <table:table-cell office:value-type="float" office:value="0.0161478" calcext:value-type="float">
            <text:p>0,0161478</text:p>
          </table:table-cell>
          <table:table-cell office:value-type="float" office:value="0.0221239" calcext:value-type="float">
            <text:p>0,0221239</text:p>
          </table:table-cell>
          <table:table-cell office:value-type="float" office:value="0.11" calcext:value-type="float">
            <text:p>0,11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2464" calcext:value-type="float">
            <text:p>712464</text:p>
          </table:table-cell>
          <table:table-cell table:formula="of:=[.G150]/[.I150]" office:value-type="float" office:value="5.81620406495002" calcext:value-type="float">
            <text:p>5,81620406495002</text:p>
          </table:table-cell>
          <table:table-cell table:formula="of:=[.J150]/[.H150]" office:value-type="float" office:value="1.30530644514195" calcext:value-type="float">
            <text:p>1,30530644514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937669" calcext:value-type="float">
            <text:p>0,0937669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0159752" calcext:value-type="float">
            <text:p>0,0159752</text:p>
          </table:table-cell>
          <table:table-cell office:value-type="float" office:value="0.0220264" calcext:value-type="float">
            <text:p>0,0220264</text:p>
          </table:table-cell>
          <table:table-cell office:value-type="float" office:value="0.12" calcext:value-type="float">
            <text:p>0,12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4710" calcext:value-type="float">
            <text:p>834710</text:p>
          </table:table-cell>
          <table:table-cell table:formula="of:=[.G151]/[.I151]" office:value-type="float" office:value="5.86952901998097" calcext:value-type="float">
            <text:p>5,86952901998097</text:p>
          </table:table-cell>
          <table:table-cell table:formula="of:=[.J151]/[.H151]" office:value-type="float" office:value="1.31057256927297" calcext:value-type="float">
            <text:p>1,31057256927297</text:p>
          </table:table-cell>
          <table:table-cell table:formula="of:=SUM([.O116:.O151])" office:value-type="float" office:value="66133070" calcext:value-type="float">
            <text:p>66133070</text:p>
          </table:table-cell>
          <table:table-cell table:formula="of:=[.R151]/60000" office:value-type="float" office:value="1102.21783333333" calcext:value-type="float">
            <text:p>1102,21783333333</text:p>
          </table:table-cell>
          <table:table-cell table:formula="of:=[.S151]/60" office:value-type="float" office:value="18.3702972222222" calcext:value-type="float">
            <text:p>18,3702972222222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151]" office:value-type="float" office:value="0.9" calcext:value-type="float">
            <text:p>0,9</text:p>
          </table:table-cell>
          <table:table-cell table:style-name="ce5" table:formula="of:=[.E151]" office:value-type="float" office:value="2.5" calcext:value-type="float">
            <text:p>2,5</text:p>
          </table:table-cell>
          <table:table-cell table:style-name="ce5" table:formula="of:=[.F151]" office:value-type="float" office:value="1" calcext:value-type="float">
            <text:p>1</text:p>
          </table:table-cell>
          <table:table-cell table:style-name="ce5" table:formula="of:=AVERAGE([.G116:.G151])" office:value-type="float" office:value="0.079896925" calcext:value-type="float">
            <text:p>0,079896925</text:p>
          </table:table-cell>
          <table:table-cell table:style-name="ce5" table:formula="of:=AVERAGE([.H116:.H151])" office:value-type="float" office:value="0.0197658555555556" calcext:value-type="float">
            <text:p>0,019765855555556</text:p>
          </table:table-cell>
          <table:table-cell table:style-name="ce5" table:formula="of:=AVERAGE([.I116:.I151])" office:value-type="float" office:value="0.0195766333333333" calcext:value-type="float">
            <text:p>0,019576633333333</text:p>
          </table:table-cell>
          <table:table-cell table:style-name="ce5" table:formula="of:=AVERAGE([.J116:.J151])" office:value-type="float" office:value="0.0251188055555555" calcext:value-type="float">
            <text:p>0,025118805555556</text:p>
          </table:table-cell>
          <table:table-cell table:style-name="ce5" table:formula="of:=AVERAGE([.K116:.K151])" office:value-type="float" office:value="0.133055555555556" calcext:value-type="float">
            <text:p>0,133055555555556</text:p>
          </table:table-cell>
          <table:table-cell table:style-name="ce5" table:formula="of:=AVERAGE([.L116:.L151])" office:value-type="float" office:value="0.0230230861111111" calcext:value-type="float">
            <text:p>0,023023086111111</text:p>
          </table:table-cell>
          <table:table-cell table:style-name="ce5" table:formula="of:=AVERAGE([.M116:.M151])" office:value-type="float" office:value="0" calcext:value-type="float">
            <text:p>0</text:p>
          </table:table-cell>
          <table:table-cell table:style-name="ce5" table:formula="of:=AVERAGE([.N116:.N151])" office:value-type="float" office:value="1" calcext:value-type="float">
            <text:p>1</text:p>
          </table:table-cell>
          <table:table-cell table:style-name="ce5" table:formula="of:=AVERAGE([.O116:.O151])" office:value-type="float" office:value="1837029.72222222" calcext:value-type="float">
            <text:p>1837029,72222222</text:p>
          </table:table-cell>
          <table:table-cell table:style-name="ce5" table:formula="of:=AVERAGE([.P116:.P151])" office:value-type="float" office:value="4.17836882728486" calcext:value-type="float">
            <text:p>4,17836882728486</text:p>
          </table:table-cell>
          <table:table-cell table:style-name="ce5" table:formula="of:=AVERAGE([.Q116:.Q151])" office:value-type="float" office:value="1.27846233441064" calcext:value-type="float">
            <text:p>1,27846233441064</text:p>
          </table:table-cell>
          <table:table-cell table:formula="of:=SUM([.O116:.O151])" office:value-type="float" office:value="66133070" calcext:value-type="float">
            <text:p>66133070</text:p>
          </table:table-cell>
          <table:table-cell table:formula="of:=[.R152]/60000" office:value-type="float" office:value="1102.21783333333" calcext:value-type="float">
            <text:p>1102,21783333333</text:p>
          </table:table-cell>
          <table:table-cell table:formula="of:=[.S152]/60" office:value-type="float" office:value="18.3702972222222" calcext:value-type="float">
            <text:p>18,3702972222222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794987" calcext:value-type="float">
            <text:p>0,0794987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773" calcext:value-type="float">
            <text:p>0,0150773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11" calcext:value-type="float">
            <text:p>0,11</text:p>
          </table:table-cell>
          <table:table-cell office:value-type="float" office:value="0.0178571" calcext:value-type="float">
            <text:p>0,0178571</text:p>
          </table:table-cell>
          <table:table-cell office:value-type="float" office:value="0.561611" calcext:value-type="float">
            <text:p>0,561611</text:p>
          </table:table-cell>
          <table:table-cell office:value-type="float" office:value="0.000252176" calcext:value-type="float">
            <text:p>0,000252176</text:p>
          </table:table-cell>
          <table:table-cell office:value-type="float" office:value="627174" calcext:value-type="float">
            <text:p>627174</text:p>
          </table:table-cell>
          <table:table-cell table:formula="of:=[.G154]/[.I154]" office:value-type="float" office:value="5.27274114065516" calcext:value-type="float">
            <text:p>5,27274114065516</text:p>
          </table:table-cell>
          <table:table-cell table:formula="of:=[.J154]/[.H154]" office:value-type="float" office:value="1.27648139780087" calcext:value-type="float">
            <text:p>1,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794646" calcext:value-type="float">
            <text:p>0,0794646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53" calcext:value-type="float">
            <text:p>0,015053</text:p>
          </table:table-cell>
          <table:table-cell office:value-type="float" office:value="0.021164" calcext:value-type="float">
            <text:p>0,021164</text:p>
          </table:table-cell>
          <table:table-cell office:value-type="float" office:value="0.11" calcext:value-type="float">
            <text:p>0,11</text:p>
          </table:table-cell>
          <table:table-cell office:value-type="float" office:value="0.0176211" calcext:value-type="float">
            <text:p>0,0176211</text:p>
          </table:table-cell>
          <table:table-cell office:value-type="float" office:value="0.561611" calcext:value-type="float">
            <text:p>0,561611</text:p>
          </table:table-cell>
          <table:table-cell office:value-type="float" office:value="0.000252176" calcext:value-type="float">
            <text:p>0,000252176</text:p>
          </table:table-cell>
          <table:table-cell office:value-type="float" office:value="705288" calcext:value-type="float">
            <text:p>705288</text:p>
          </table:table-cell>
          <table:table-cell table:formula="of:=[.G155]/[.I155]" office:value-type="float" office:value="5.27898757722713" calcext:value-type="float">
            <text:p>5,27898757722713</text:p>
          </table:table-cell>
          <table:table-cell table:formula="of:=[.J155]/[.H155]" office:value-type="float" office:value="1.27513179695737" calcext:value-type="float">
            <text:p>1,275131796957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79274" calcext:value-type="float">
            <text:p>0,079274</text:p>
          </table:table-cell>
          <table:table-cell office:value-type="float" office:value="0.0165289" calcext:value-type="float">
            <text:p>0,0165289</text:p>
          </table:table-cell>
          <table:table-cell office:value-type="float" office:value="0.014897" calcext:value-type="float">
            <text:p>0,014897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12" calcext:value-type="float">
            <text:p>0,12</text:p>
          </table:table-cell>
          <table:table-cell office:value-type="float" office:value="0.0174672" calcext:value-type="float">
            <text:p>0,0174672</text:p>
          </table:table-cell>
          <table:table-cell office:value-type="float" office:value="0.561611" calcext:value-type="float">
            <text:p>0,561611</text:p>
          </table:table-cell>
          <table:table-cell office:value-type="float" office:value="0.000252176" calcext:value-type="float">
            <text:p>0,000252176</text:p>
          </table:table-cell>
          <table:table-cell office:value-type="float" office:value="690687" calcext:value-type="float">
            <text:p>690687</text:p>
          </table:table-cell>
          <table:table-cell table:formula="of:=[.G156]/[.I156]" office:value-type="float" office:value="5.32147412230651" calcext:value-type="float">
            <text:p>5,32147412230651</text:p>
          </table:table-cell>
          <table:table-cell table:formula="of:=[.J156]/[.H156]" office:value-type="float" office:value="1.27637047837424" calcext:value-type="float">
            <text:p>1,27637047837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788998" calcext:value-type="float">
            <text:p>0,0788998</text:p>
          </table:table-cell>
          <table:table-cell office:value-type="float" office:value="0.0148515" calcext:value-type="float">
            <text:p>0,0148515</text:p>
          </table:table-cell>
          <table:table-cell office:value-type="float" office:value="0.0145386" calcext:value-type="float">
            <text:p>0,0145386</text:p>
          </table:table-cell>
          <table:table-cell office:value-type="float" office:value="0.0208333" calcext:value-type="float">
            <text:p>0,0208333</text:p>
          </table:table-cell>
          <table:table-cell office:value-type="float" office:value="0.13" calcext:value-type="float">
            <text:p>0,13</text:p>
          </table:table-cell>
          <table:table-cell office:value-type="float" office:value="0.0172414" calcext:value-type="float">
            <text:p>0,0172414</text:p>
          </table:table-cell>
          <table:table-cell office:value-type="float" office:value="0.561611" calcext:value-type="float">
            <text:p>0,561611</text:p>
          </table:table-cell>
          <table:table-cell office:value-type="float" office:value="0.000252176" calcext:value-type="float">
            <text:p>0,000252176</text:p>
          </table:table-cell>
          <table:table-cell office:value-type="float" office:value="667935" calcext:value-type="float">
            <text:p>667935</text:p>
          </table:table-cell>
          <table:table-cell table:formula="of:=[.G157]/[.I157]" office:value-type="float" office:value="5.42691868543051" calcext:value-type="float">
            <text:p>5,42691868543051</text:p>
          </table:table-cell>
          <table:table-cell table:formula="of:=[.J157]/[.H157]" office:value-type="float" office:value="1.4027741305592" calcext:value-type="float">
            <text:p>1,4027741305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565368" calcext:value-type="float">
            <text:p>0,0565368</text:p>
          </table:table-cell>
          <table:table-cell office:value-type="float" office:value="0.012931" calcext:value-type="float">
            <text:p>0,012931</text:p>
          </table:table-cell>
          <table:table-cell office:value-type="float" office:value="0.0134904" calcext:value-type="float">
            <text:p>0,0134904</text:p>
          </table:table-cell>
          <table:table-cell office:value-type="float" office:value="0.0174672" calcext:value-type="float">
            <text:p>0,0174672</text:p>
          </table:table-cell>
          <table:table-cell office:value-type="float" office:value="0.13" calcext:value-type="float">
            <text:p>0,13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6647" calcext:value-type="float">
            <text:p>0,6647</text:p>
          </table:table-cell>
          <table:table-cell office:value-type="float" office:value="0.0000148339" calcext:value-type="float">
            <text:p>1,48339E-05</text:p>
          </table:table-cell>
          <table:table-cell office:value-type="float" office:value="707457" calcext:value-type="float">
            <text:p>707457</text:p>
          </table:table-cell>
          <table:table-cell table:formula="of:=[.G158]/[.I158]" office:value-type="float" office:value="4.19089130048034" calcext:value-type="float">
            <text:p>4,19089130048034</text:p>
          </table:table-cell>
          <table:table-cell table:formula="of:=[.J158]/[.H158]" office:value-type="float" office:value="1.35080040213441" calcext:value-type="float">
            <text:p>1,35080040213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564772" calcext:value-type="float">
            <text:p>0,0564772</text:p>
          </table:table-cell>
          <table:table-cell office:value-type="float" office:value="0.0128755" calcext:value-type="float">
            <text:p>0,0128755</text:p>
          </table:table-cell>
          <table:table-cell office:value-type="float" office:value="0.0134558" calcext:value-type="float">
            <text:p>0,0134558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13" calcext:value-type="float">
            <text:p>0,13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.6647" calcext:value-type="float">
            <text:p>0,6647</text:p>
          </table:table-cell>
          <table:table-cell office:value-type="float" office:value="0.0000148339" calcext:value-type="float">
            <text:p>1,48339E-05</text:p>
          </table:table-cell>
          <table:table-cell office:value-type="float" office:value="715843" calcext:value-type="float">
            <text:p>715843</text:p>
          </table:table-cell>
          <table:table-cell table:formula="of:=[.G159]/[.I159]" office:value-type="float" office:value="4.19723836561186" calcext:value-type="float">
            <text:p>4,19723836561186</text:p>
          </table:table-cell>
          <table:table-cell table:formula="of:=[.J159]/[.H159]" office:value-type="float" office:value="1.35072812706303" calcext:value-type="float">
            <text:p>1,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562292" calcext:value-type="float">
            <text:p>0,0562292</text:p>
          </table:table-cell>
          <table:table-cell office:value-type="float" office:value="0.012766" calcext:value-type="float">
            <text:p>0,012766</text:p>
          </table:table-cell>
          <table:table-cell office:value-type="float" office:value="0.0133083" calcext:value-type="float">
            <text:p>0,0133083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13" calcext:value-type="float">
            <text:p>0,13</text:p>
          </table:table-cell>
          <table:table-cell office:value-type="float" office:value="0.0166667" calcext:value-type="float">
            <text:p>0,0166667</text:p>
          </table:table-cell>
          <table:table-cell office:value-type="float" office:value="0.6647" calcext:value-type="float">
            <text:p>0,6647</text:p>
          </table:table-cell>
          <table:table-cell office:value-type="float" office:value="0.0000148339" calcext:value-type="float">
            <text:p>1,48339E-05</text:p>
          </table:table-cell>
          <table:table-cell office:value-type="float" office:value="689828" calcext:value-type="float">
            <text:p>689828</text:p>
          </table:table-cell>
          <table:table-cell table:formula="of:=[.G160]/[.I160]" office:value-type="float" office:value="4.22512266780881" calcext:value-type="float">
            <text:p>4,22512266780881</text:p>
          </table:table-cell>
          <table:table-cell table:formula="of:=[.J160]/[.H160]" office:value-type="float" office:value="1.36231395895347" calcext:value-type="float">
            <text:p>1,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557905" calcext:value-type="float">
            <text:p>0,0557905</text:p>
          </table:table-cell>
          <table:table-cell office:value-type="float" office:value="0.012605" calcext:value-type="float">
            <text:p>0,012605</text:p>
          </table:table-cell>
          <table:table-cell office:value-type="float" office:value="0.0129986" calcext:value-type="float">
            <text:p>0,0129986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13" calcext:value-type="float">
            <text:p>0,13</text:p>
          </table:table-cell>
          <table:table-cell office:value-type="float" office:value="0.0163934" calcext:value-type="float">
            <text:p>0,0163934</text:p>
          </table:table-cell>
          <table:table-cell office:value-type="float" office:value="0.6647" calcext:value-type="float">
            <text:p>0,6647</text:p>
          </table:table-cell>
          <table:table-cell office:value-type="float" office:value="0.0000148339" calcext:value-type="float">
            <text:p>1,48339E-05</text:p>
          </table:table-cell>
          <table:table-cell office:value-type="float" office:value="635982" calcext:value-type="float">
            <text:p>635982</text:p>
          </table:table-cell>
          <table:table-cell table:formula="of:=[.G161]/[.I161]" office:value-type="float" office:value="4.2920391426769" calcext:value-type="float">
            <text:p>4,2920391426769</text:p>
          </table:table-cell>
          <table:table-cell table:formula="of:=[.J161]/[.H161]" office:value-type="float" office:value="1.36195160650536" calcext:value-type="float">
            <text:p>1,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989669" calcext:value-type="float">
            <text:p>0,0989669</text:p>
          </table:table-cell>
          <table:table-cell office:value-type="float" office:value="0.0172414" calcext:value-type="float">
            <text:p>0,0172414</text:p>
          </table:table-cell>
          <table:table-cell office:value-type="float" office:value="0.0166396" calcext:value-type="float">
            <text:p>0,0166396</text:p>
          </table:table-cell>
          <table:table-cell office:value-type="float" office:value="0.0246914" calcext:value-type="float">
            <text:p>0,0246914</text:p>
          </table:table-cell>
          <table:table-cell office:value-type="float" office:value="0.11" calcext:value-type="float">
            <text:p>0,11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51024" calcext:value-type="float">
            <text:p>0,51024</text:p>
          </table:table-cell>
          <table:table-cell office:value-type="float" office:value="0.000662579" calcext:value-type="float">
            <text:p>0,000662579</text:p>
          </table:table-cell>
          <table:table-cell office:value-type="float" office:value="708095" calcext:value-type="float">
            <text:p>708095</text:p>
          </table:table-cell>
          <table:table-cell table:formula="of:=[.G162]/[.I162]" office:value-type="float" office:value="5.94767302098608" calcext:value-type="float">
            <text:p>5,94767302098608</text:p>
          </table:table-cell>
          <table:table-cell table:formula="of:=[.J162]/[.H162]" office:value-type="float" office:value="1.43209948148062" calcext:value-type="float">
            <text:p>1,43209948148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989471" calcext:value-type="float">
            <text:p>0,0989471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0166282" calcext:value-type="float">
            <text:p>0,0166282</text:p>
          </table:table-cell>
          <table:table-cell office:value-type="float" office:value="0.0246914" calcext:value-type="float">
            <text:p>0,0246914</text:p>
          </table:table-cell>
          <table:table-cell office:value-type="float" office:value="0.11" calcext:value-type="float">
            <text:p>0,11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51024" calcext:value-type="float">
            <text:p>0,51024</text:p>
          </table:table-cell>
          <table:table-cell office:value-type="float" office:value="0.000662579" calcext:value-type="float">
            <text:p>0,000662579</text:p>
          </table:table-cell>
          <table:table-cell office:value-type="float" office:value="725459" calcext:value-type="float">
            <text:p>725459</text:p>
          </table:table-cell>
          <table:table-cell table:formula="of:=[.G163]/[.I163]" office:value-type="float" office:value="5.95055989223127" calcext:value-type="float">
            <text:p>5,95055989223127</text:p>
          </table:table-cell>
          <table:table-cell table:formula="of:=[.J163]/[.H163]" office:value-type="float" office:value="1.43827253981383" calcext:value-type="float">
            <text:p>1,43827253981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988109" calcext:value-type="float">
            <text:p>0,0988109</text:p>
          </table:table-cell>
          <table:table-cell office:value-type="float" office:value="0.0170213" calcext:value-type="float">
            <text:p>0,0170213</text:p>
          </table:table-cell>
          <table:table-cell office:value-type="float" office:value="0.0164979" calcext:value-type="float">
            <text:p>0,0164979</text:p>
          </table:table-cell>
          <table:table-cell office:value-type="float" office:value="0.0245902" calcext:value-type="float">
            <text:p>0,0245902</text:p>
          </table:table-cell>
          <table:table-cell office:value-type="float" office:value="0.12" calcext:value-type="float">
            <text:p>0,12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51024" calcext:value-type="float">
            <text:p>0,51024</text:p>
          </table:table-cell>
          <table:table-cell office:value-type="float" office:value="0.000662579" calcext:value-type="float">
            <text:p>0,000662579</text:p>
          </table:table-cell>
          <table:table-cell office:value-type="float" office:value="660325" calcext:value-type="float">
            <text:p>660325</text:p>
          </table:table-cell>
          <table:table-cell table:formula="of:=[.G164]/[.I164]" office:value-type="float" office:value="5.98930166869723" calcext:value-type="float">
            <text:p>5,98930166869723</text:p>
          </table:table-cell>
          <table:table-cell table:formula="of:=[.J164]/[.H164]" office:value-type="float" office:value="1.44467226357564" calcext:value-type="float">
            <text:p>1,44467226357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984551" calcext:value-type="float">
            <text:p>0,0984551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0161103" calcext:value-type="float">
            <text:p>0,0161103</text:p>
          </table:table-cell>
          <table:table-cell office:value-type="float" office:value="0.0225225" calcext:value-type="float">
            <text:p>0,0225225</text:p>
          </table:table-cell>
          <table:table-cell office:value-type="float" office:value="0.12" calcext:value-type="float">
            <text:p>0,12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51024" calcext:value-type="float">
            <text:p>0,51024</text:p>
          </table:table-cell>
          <table:table-cell office:value-type="float" office:value="0.000662579" calcext:value-type="float">
            <text:p>0,000662579</text:p>
          </table:table-cell>
          <table:table-cell office:value-type="float" office:value="639164" calcext:value-type="float">
            <text:p>639164</text:p>
          </table:table-cell>
          <table:table-cell table:formula="of:=[.G165]/[.I165]" office:value-type="float" office:value="6.11131387994016" calcext:value-type="float">
            <text:p>6,11131387994016</text:p>
          </table:table-cell>
          <table:table-cell table:formula="of:=[.J165]/[.H165]" office:value-type="float" office:value="1.34009055912225" calcext:value-type="float">
            <text:p>1,3400905591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73757" calcext:value-type="float">
            <text:p>0,0873757</text:p>
          </table:table-cell>
          <table:table-cell office:value-type="float" office:value="0.0210084" calcext:value-type="float">
            <text:p>0,0210084</text:p>
          </table:table-cell>
          <table:table-cell office:value-type="float" office:value="0.0207036" calcext:value-type="float">
            <text:p>0,0207036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.13" calcext:value-type="float">
            <text:p>0,13</text:p>
          </table:table-cell>
          <table:table-cell office:value-type="float" office:value="0.025" calcext:value-type="float">
            <text:p>0,025</text:p>
          </table:table-cell>
          <table:table-cell office:value-type="float" office:value="0.536619" calcext:value-type="float">
            <text:p>0,536619</text:p>
          </table:table-cell>
          <table:table-cell office:value-type="float" office:value="0.00058841" calcext:value-type="float">
            <text:p>0,00058841</text:p>
          </table:table-cell>
          <table:table-cell office:value-type="float" office:value="742106" calcext:value-type="float">
            <text:p>742106</text:p>
          </table:table-cell>
          <table:table-cell table:formula="of:=[.G166]/[.I166]" office:value-type="float" office:value="4.22031434146718" calcext:value-type="float">
            <text:p>4,22031434146718</text:p>
          </table:table-cell>
          <table:table-cell table:formula="of:=[.J166]/[.H166]" office:value-type="float" office:value="1.24174139867862" calcext:value-type="float">
            <text:p>1,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69594" calcext:value-type="float">
            <text:p>0,0869594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02639" calcext:value-type="float">
            <text:p>0,0202639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13" calcext:value-type="float">
            <text:p>0,13</text:p>
          </table:table-cell>
          <table:table-cell office:value-type="float" office:value="0.0246305" calcext:value-type="float">
            <text:p>0,0246305</text:p>
          </table:table-cell>
          <table:table-cell office:value-type="float" office:value="0.536619" calcext:value-type="float">
            <text:p>0,536619</text:p>
          </table:table-cell>
          <table:table-cell office:value-type="float" office:value="0.00058841" calcext:value-type="float">
            <text:p>0,00058841</text:p>
          </table:table-cell>
          <table:table-cell office:value-type="float" office:value="745018" calcext:value-type="float">
            <text:p>745018</text:p>
          </table:table-cell>
          <table:table-cell table:formula="of:=[.G167]/[.I167]" office:value-type="float" office:value="4.2913456935733" calcext:value-type="float">
            <text:p>4,2913456935733</text:p>
          </table:table-cell>
          <table:table-cell table:formula="of:=[.J167]/[.H167]" office:value-type="float" office:value="1.23090270309027" calcext:value-type="float">
            <text:p>1,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62362" calcext:value-type="float">
            <text:p>0,0862362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0196705" calcext:value-type="float">
            <text:p>0,0196705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13" calcext:value-type="float">
            <text:p>0,13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536619" calcext:value-type="float">
            <text:p>0,536619</text:p>
          </table:table-cell>
          <table:table-cell office:value-type="float" office:value="0.00058841" calcext:value-type="float">
            <text:p>0,00058841</text:p>
          </table:table-cell>
          <table:table-cell office:value-type="float" office:value="695000" calcext:value-type="float">
            <text:p>695000</text:p>
          </table:table-cell>
          <table:table-cell table:formula="of:=[.G168]/[.I168]" office:value-type="float" office:value="4.38403700973539" calcext:value-type="float">
            <text:p>4,38403700973539</text:p>
          </table:table-cell>
          <table:table-cell table:formula="of:=[.J168]/[.H168]" office:value-type="float" office:value="1.22542162925546" calcext:value-type="float">
            <text:p>1,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50696" calcext:value-type="float">
            <text:p>0,0850696</text:p>
          </table:table-cell>
          <table:table-cell office:value-type="float" office:value="0.0177778" calcext:value-type="float">
            <text:p>0,0177778</text:p>
          </table:table-cell>
          <table:table-cell office:value-type="float" office:value="0.018988" calcext:value-type="float">
            <text:p>0,018988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14" calcext:value-type="float">
            <text:p>0,14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536966" calcext:value-type="float">
            <text:p>0,536966</text:p>
          </table:table-cell>
          <table:table-cell office:value-type="float" office:value="0.000583465" calcext:value-type="float">
            <text:p>0,000583465</text:p>
          </table:table-cell>
          <table:table-cell office:value-type="float" office:value="672437" calcext:value-type="float">
            <text:p>672437</text:p>
          </table:table-cell>
          <table:table-cell table:formula="of:=[.G169]/[.I169]" office:value-type="float" office:value="4.4801769538656" calcext:value-type="float">
            <text:p>4,4801769538656</text:p>
          </table:table-cell>
          <table:table-cell table:formula="of:=[.J169]/[.H169]" office:value-type="float" office:value="1.40041512448109" calcext:value-type="float">
            <text:p>1,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47862" calcext:value-type="float">
            <text:p>0,0647862</text:p>
          </table:table-cell>
          <table:table-cell office:value-type="float" office:value="0.0204918" calcext:value-type="float">
            <text:p>0,0204918</text:p>
          </table:table-cell>
          <table:table-cell office:value-type="float" office:value="0.0188631" calcext:value-type="float">
            <text:p>0,0188631</text:p>
          </table:table-cell>
          <table:table-cell office:value-type="float" office:value="0.0232558" calcext:value-type="float">
            <text:p>0,0232558</text:p>
          </table:table-cell>
          <table:table-cell office:value-type="float" office:value="0.14" calcext:value-type="float">
            <text:p>0,14</text:p>
          </table:table-cell>
          <table:table-cell office:value-type="float" office:value="0.0213675" calcext:value-type="float">
            <text:p>0,0213675</text:p>
          </table:table-cell>
          <table:table-cell office:value-type="float" office:value="0.627907" calcext:value-type="float">
            <text:p>0,627907</text:p>
          </table:table-cell>
          <table:table-cell office:value-type="float" office:value="0.000133505" calcext:value-type="float">
            <text:p>0,000133505</text:p>
          </table:table-cell>
          <table:table-cell office:value-type="float" office:value="742016" calcext:value-type="float">
            <text:p>742016</text:p>
          </table:table-cell>
          <table:table-cell table:formula="of:=[.G170]/[.I170]" office:value-type="float" office:value="3.43454681362024" calcext:value-type="float">
            <text:p>3,43454681362024</text:p>
          </table:table-cell>
          <table:table-cell table:formula="of:=[.J170]/[.H170]" office:value-type="float" office:value="1.13488322158132" calcext:value-type="float">
            <text:p>1,13488322158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42287" calcext:value-type="float">
            <text:p>0,0642287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018475" calcext:value-type="float">
            <text:p>0,018475</text:p>
          </table:table-cell>
          <table:table-cell office:value-type="float" office:value="0.0223214" calcext:value-type="float">
            <text:p>0,0223214</text:p>
          </table:table-cell>
          <table:table-cell office:value-type="float" office:value="0.15" calcext:value-type="float">
            <text:p>0,15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627907" calcext:value-type="float">
            <text:p>0,627907</text:p>
          </table:table-cell>
          <table:table-cell office:value-type="float" office:value="0.000133505" calcext:value-type="float">
            <text:p>0,000133505</text:p>
          </table:table-cell>
          <table:table-cell office:value-type="float" office:value="745359" calcext:value-type="float">
            <text:p>745359</text:p>
          </table:table-cell>
          <table:table-cell table:formula="of:=[.G171]/[.I171]" office:value-type="float" office:value="3.47651962110961" calcext:value-type="float">
            <text:p>3,47651962110961</text:p>
          </table:table-cell>
          <table:table-cell table:formula="of:=[.J171]/[.H171]" office:value-type="float" office:value="1.28348082087021" calcext:value-type="float">
            <text:p>1,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33215" calcext:value-type="float">
            <text:p>0,0633215</text:p>
          </table:table-cell>
          <table:table-cell office:value-type="float" office:value="0.0168776" calcext:value-type="float">
            <text:p>0,0168776</text:p>
          </table:table-cell>
          <table:table-cell office:value-type="float" office:value="0.018006" calcext:value-type="float">
            <text:p>0,018006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15" calcext:value-type="float">
            <text:p>0,15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628254" calcext:value-type="float">
            <text:p>0,628254</text:p>
          </table:table-cell>
          <table:table-cell office:value-type="float" office:value="0.000133505" calcext:value-type="float">
            <text:p>0,000133505</text:p>
          </table:table-cell>
          <table:table-cell office:value-type="float" office:value="737574" calcext:value-type="float">
            <text:p>737574</text:p>
          </table:table-cell>
          <table:table-cell table:formula="of:=[.G172]/[.I172]" office:value-type="float" office:value="3.51668888148395" calcext:value-type="float">
            <text:p>3,51668888148395</text:p>
          </table:table-cell>
          <table:table-cell table:formula="of:=[.J172]/[.H172]" office:value-type="float" office:value="1.2936732710812" calcext:value-type="float">
            <text:p>1,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17313" calcext:value-type="float">
            <text:p>0,0617313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0174666" calcext:value-type="float">
            <text:p>0,0174666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15" calcext:value-type="float">
            <text:p>0,15</text:p>
          </table:table-cell>
          <table:table-cell office:value-type="float" office:value="0.0202429" calcext:value-type="float">
            <text:p>0,0202429</text:p>
          </table:table-cell>
          <table:table-cell office:value-type="float" office:value="0.632419" calcext:value-type="float">
            <text:p>0,632419</text:p>
          </table:table-cell>
          <table:table-cell office:value-type="float" office:value="0.00012856" calcext:value-type="float">
            <text:p>0,00012856</text:p>
          </table:table-cell>
          <table:table-cell office:value-type="float" office:value="705064" calcext:value-type="float">
            <text:p>705064</text:p>
          </table:table-cell>
          <table:table-cell table:formula="of:=[.G173]/[.I173]" office:value-type="float" office:value="3.53424822232146" calcext:value-type="float">
            <text:p>3,53424822232146</text:p>
          </table:table-cell>
          <table:table-cell table:formula="of:=[.J173]/[.H173]" office:value-type="float" office:value="1.27682412371257" calcext:value-type="float">
            <text:p>1,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106404" calcext:value-type="float">
            <text:p>0,106404</text:p>
          </table:table-cell>
          <table:table-cell office:value-type="float" office:value="0.0234742" calcext:value-type="float">
            <text:p>0,0234742</text:p>
          </table:table-cell>
          <table:table-cell office:value-type="float" office:value="0.0224608" calcext:value-type="float">
            <text:p>0,0224608</text:p>
          </table:table-cell>
          <table:table-cell office:value-type="float" office:value="0.0297872" calcext:value-type="float">
            <text:p>0,0297872</text:p>
          </table:table-cell>
          <table:table-cell office:value-type="float" office:value="0.12" calcext:value-type="float">
            <text:p>0,12</text:p>
          </table:table-cell>
          <table:table-cell office:value-type="float" office:value="0.027027" calcext:value-type="float">
            <text:p>0,027027</text:p>
          </table:table-cell>
          <table:table-cell office:value-type="float" office:value="0.490108" calcext:value-type="float">
            <text:p>0,490108</text:p>
          </table:table-cell>
          <table:table-cell office:value-type="float" office:value="0.00102354" calcext:value-type="float">
            <text:p>0,00102354</text:p>
          </table:table-cell>
          <table:table-cell office:value-type="float" office:value="738010" calcext:value-type="float">
            <text:p>738010</text:p>
          </table:table-cell>
          <table:table-cell table:formula="of:=[.G174]/[.I174]" office:value-type="float" office:value="4.7373201310728" calcext:value-type="float">
            <text:p>4,7373201310728</text:p>
          </table:table-cell>
          <table:table-cell table:formula="of:=[.J174]/[.H174]" office:value-type="float" office:value="1.26893355258113" calcext:value-type="float">
            <text:p>1,26893355258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105989" calcext:value-type="float">
            <text:p>0,105989</text:p>
          </table:table-cell>
          <table:table-cell office:value-type="float" office:value="0.0217391" calcext:value-type="float">
            <text:p>0,0217391</text:p>
          </table:table-cell>
          <table:table-cell office:value-type="float" office:value="0.0220258" calcext:value-type="float">
            <text:p>0,0220258</text:p>
          </table:table-cell>
          <table:table-cell office:value-type="float" office:value="0.0295359" calcext:value-type="float">
            <text:p>0,0295359</text:p>
          </table:table-cell>
          <table:table-cell office:value-type="float" office:value="0.12" calcext:value-type="float">
            <text:p>0,12</text:p>
          </table:table-cell>
          <table:table-cell office:value-type="float" office:value="0.0258621" calcext:value-type="float">
            <text:p>0,0258621</text:p>
          </table:table-cell>
          <table:table-cell office:value-type="float" office:value="0.490108" calcext:value-type="float">
            <text:p>0,490108</text:p>
          </table:table-cell>
          <table:table-cell office:value-type="float" office:value="0.00102354" calcext:value-type="float">
            <text:p>0,00102354</text:p>
          </table:table-cell>
          <table:table-cell office:value-type="float" office:value="740891" calcext:value-type="float">
            <text:p>740891</text:p>
          </table:table-cell>
          <table:table-cell table:formula="of:=[.G175]/[.I175]" office:value-type="float" office:value="4.81203860926731" calcext:value-type="float">
            <text:p>4,81203860926731</text:p>
          </table:table-cell>
          <table:table-cell table:formula="of:=[.J175]/[.H175]" office:value-type="float" office:value="1.35865330211462" calcext:value-type="float">
            <text:p>1,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10537" calcext:value-type="float">
            <text:p>0,10537</text:p>
          </table:table-cell>
          <table:table-cell office:value-type="float" office:value="0.0212766" calcext:value-type="float">
            <text:p>0,0212766</text:p>
          </table:table-cell>
          <table:table-cell office:value-type="float" office:value="0.0213744" calcext:value-type="float">
            <text:p>0,0213744</text:p>
          </table:table-cell>
          <table:table-cell office:value-type="float" office:value="0.0290456" calcext:value-type="float">
            <text:p>0,0290456</text:p>
          </table:table-cell>
          <table:table-cell office:value-type="float" office:value="0.13" calcext:value-type="float">
            <text:p>0,13</text:p>
          </table:table-cell>
          <table:table-cell office:value-type="float" office:value="0.0253165" calcext:value-type="float">
            <text:p>0,0253165</text:p>
          </table:table-cell>
          <table:table-cell office:value-type="float" office:value="0.490108" calcext:value-type="float">
            <text:p>0,490108</text:p>
          </table:table-cell>
          <table:table-cell office:value-type="float" office:value="0.00102354" calcext:value-type="float">
            <text:p>0,00102354</text:p>
          </table:table-cell>
          <table:table-cell office:value-type="float" office:value="668945" calcext:value-type="float">
            <text:p>668945</text:p>
          </table:table-cell>
          <table:table-cell table:formula="of:=[.G176]/[.I176]" office:value-type="float" office:value="4.92972902163336" calcext:value-type="float">
            <text:p>4,92972902163336</text:p>
          </table:table-cell>
          <table:table-cell table:formula="of:=[.J176]/[.H176]" office:value-type="float" office:value="1.36514292697141" calcext:value-type="float">
            <text:p>1,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104419" calcext:value-type="float">
            <text:p>0,104419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05802" calcext:value-type="float">
            <text:p>0,0205802</text:p>
          </table:table-cell>
          <table:table-cell office:value-type="float" office:value="0.0266667" calcext:value-type="float">
            <text:p>0,0266667</text:p>
          </table:table-cell>
          <table:table-cell office:value-type="float" office:value="0.13" calcext:value-type="float">
            <text:p>0,13</text:p>
          </table:table-cell>
          <table:table-cell office:value-type="float" office:value="0.025" calcext:value-type="float">
            <text:p>0,025</text:p>
          </table:table-cell>
          <table:table-cell office:value-type="float" office:value="0.490108" calcext:value-type="float">
            <text:p>0,490108</text:p>
          </table:table-cell>
          <table:table-cell office:value-type="float" office:value="0.00102354" calcext:value-type="float">
            <text:p>0,00102354</text:p>
          </table:table-cell>
          <table:table-cell office:value-type="float" office:value="697005" calcext:value-type="float">
            <text:p>697005</text:p>
          </table:table-cell>
          <table:table-cell table:formula="of:=[.G177]/[.I177]" office:value-type="float" office:value="5.07376021613007" calcext:value-type="float">
            <text:p>5,07376021613007</text:p>
          </table:table-cell>
          <table:table-cell table:formula="of:=[.J177]/[.H177]" office:value-type="float" office:value="1.27466838746684" calcext:value-type="float">
            <text:p>1,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92138" calcext:value-type="float">
            <text:p>0,0892138</text:p>
          </table:table-cell>
          <table:table-cell office:value-type="float" office:value="0.0253165" calcext:value-type="float">
            <text:p>0,0253165</text:p>
          </table:table-cell>
          <table:table-cell office:value-type="float" office:value="0.0252952" calcext:value-type="float">
            <text:p>0,0252952</text:p>
          </table:table-cell>
          <table:table-cell office:value-type="float" office:value="0.030837" calcext:value-type="float">
            <text:p>0,030837</text:p>
          </table:table-cell>
          <table:table-cell office:value-type="float" office:value="0.14" calcext:value-type="float">
            <text:p>0,14</text:p>
          </table:table-cell>
          <table:table-cell office:value-type="float" office:value="0.0292887" calcext:value-type="float">
            <text:p>0,0292887</text:p>
          </table:table-cell>
          <table:table-cell office:value-type="float" office:value="0.531413" calcext:value-type="float">
            <text:p>0,531413</text:p>
          </table:table-cell>
          <table:table-cell office:value-type="float" office:value="0.000632911" calcext:value-type="float">
            <text:p>0,000632911</text:p>
          </table:table-cell>
          <table:table-cell office:value-type="float" office:value="8472300" calcext:value-type="float">
            <text:p>8472300</text:p>
          </table:table-cell>
          <table:table-cell table:formula="of:=[.G178]/[.I178]" office:value-type="float" office:value="3.52690629052152" calcext:value-type="float">
            <text:p>3,52690629052152</text:p>
          </table:table-cell>
          <table:table-cell table:formula="of:=[.J178]/[.H178]" office:value-type="float" office:value="1.21805936839611" calcext:value-type="float">
            <text:p>1,21805936839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8386" calcext:value-type="float">
            <text:p>0,088386</text:p>
          </table:table-cell>
          <table:table-cell office:value-type="float" office:value="0.0251046" calcext:value-type="float">
            <text:p>0,0251046</text:p>
          </table:table-cell>
          <table:table-cell office:value-type="float" office:value="0.024696" calcext:value-type="float">
            <text:p>0,024696</text:p>
          </table:table-cell>
          <table:table-cell office:value-type="float" office:value="0.0301724" calcext:value-type="float">
            <text:p>0,0301724</text:p>
          </table:table-cell>
          <table:table-cell office:value-type="float" office:value="0.13" calcext:value-type="float">
            <text:p>0,13</text:p>
          </table:table-cell>
          <table:table-cell office:value-type="float" office:value="0.0285714" calcext:value-type="float">
            <text:p>0,0285714</text:p>
          </table:table-cell>
          <table:table-cell office:value-type="float" office:value="0.532454" calcext:value-type="float">
            <text:p>0,532454</text:p>
          </table:table-cell>
          <table:table-cell office:value-type="float" office:value="0.000632911" calcext:value-type="float">
            <text:p>0,000632911</text:p>
          </table:table-cell>
          <table:table-cell office:value-type="float" office:value="4986960" calcext:value-type="float">
            <text:p>4986960</text:p>
          </table:table-cell>
          <table:table-cell table:formula="of:=[.G179]/[.I179]" office:value-type="float" office:value="3.57896015549077" calcext:value-type="float">
            <text:p>3,57896015549077</text:p>
          </table:table-cell>
          <table:table-cell table:formula="of:=[.J179]/[.H179]" office:value-type="float" office:value="1.20186738685341" calcext:value-type="float">
            <text:p>1,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71205" calcext:value-type="float">
            <text:p>0,0871205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0240256" calcext:value-type="float">
            <text:p>0,0240256</text:p>
          </table:table-cell>
          <table:table-cell office:value-type="float" office:value="0.0297872" calcext:value-type="float">
            <text:p>0,0297872</text:p>
          </table:table-cell>
          <table:table-cell office:value-type="float" office:value="0.14" calcext:value-type="float">
            <text:p>0,14</text:p>
          </table:table-cell>
          <table:table-cell office:value-type="float" office:value="0.0266667" calcext:value-type="float">
            <text:p>0,0266667</text:p>
          </table:table-cell>
          <table:table-cell office:value-type="float" office:value="0.535231" calcext:value-type="float">
            <text:p>0,535231</text:p>
          </table:table-cell>
          <table:table-cell office:value-type="float" office:value="0.000627967" calcext:value-type="float">
            <text:p>0,000627967</text:p>
          </table:table-cell>
          <table:table-cell office:value-type="float" office:value="2851530" calcext:value-type="float">
            <text:p>2851530</text:p>
          </table:table-cell>
          <table:table-cell table:formula="of:=[.G180]/[.I180]" office:value-type="float" office:value="3.62615293686734" calcext:value-type="float">
            <text:p>3,62615293686734</text:p>
          </table:table-cell>
          <table:table-cell table:formula="of:=[.J180]/[.H180]" office:value-type="float" office:value="1.20141650600563" calcext:value-type="float">
            <text:p>1,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473" calcext:value-type="float">
            <text:p>0,08473</text:p>
          </table:table-cell>
          <table:table-cell office:value-type="float" office:value="0.0221239" calcext:value-type="float">
            <text:p>0,0221239</text:p>
          </table:table-cell>
          <table:table-cell office:value-type="float" office:value="0.0233122" calcext:value-type="float">
            <text:p>0,0233122</text:p>
          </table:table-cell>
          <table:table-cell office:value-type="float" office:value="0.0290456" calcext:value-type="float">
            <text:p>0,0290456</text:p>
          </table:table-cell>
          <table:table-cell office:value-type="float" office:value="0.15" calcext:value-type="float">
            <text:p>0,15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544603" calcext:value-type="float">
            <text:p>0,544603</text:p>
          </table:table-cell>
          <table:table-cell office:value-type="float" office:value="0.000573576" calcext:value-type="float">
            <text:p>0,000573576</text:p>
          </table:table-cell>
          <table:table-cell office:value-type="float" office:value="1792300" calcext:value-type="float">
            <text:p>1792300</text:p>
          </table:table-cell>
          <table:table-cell table:formula="of:=[.G181]/[.I181]" office:value-type="float" office:value="3.63457760314342" calcext:value-type="float">
            <text:p>3,63457760314342</text:p>
          </table:table-cell>
          <table:table-cell table:formula="of:=[.J181]/[.H181]" office:value-type="float" office:value="1.31286075239899" calcext:value-type="float">
            <text:p>1,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7908" calcext:value-type="float">
            <text:p>0,067908</text:p>
          </table:table-cell>
          <table:table-cell office:value-type="float" office:value="0.0242915" calcext:value-type="float">
            <text:p>0,0242915</text:p>
          </table:table-cell>
          <table:table-cell office:value-type="float" office:value="0.023376" calcext:value-type="float">
            <text:p>0,023376</text:p>
          </table:table-cell>
          <table:table-cell office:value-type="float" office:value="0.0284553" calcext:value-type="float">
            <text:p>0,0284553</text:p>
          </table:table-cell>
          <table:table-cell office:value-type="float" office:value="0.15" calcext:value-type="float">
            <text:p>0,15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619924" calcext:value-type="float">
            <text:p>0,619924</text:p>
          </table:table-cell>
          <table:table-cell office:value-type="float" office:value="0.000187896" calcext:value-type="float">
            <text:p>0,000187896</text:p>
          </table:table-cell>
          <table:table-cell office:value-type="float" office:value="8648350" calcext:value-type="float">
            <text:p>8648350</text:p>
          </table:table-cell>
          <table:table-cell table:formula="of:=[.G182]/[.I182]" office:value-type="float" office:value="2.90503080082136" calcext:value-type="float">
            <text:p>2,90503080082136</text:p>
          </table:table-cell>
          <table:table-cell table:formula="of:=[.J182]/[.H182]" office:value-type="float" office:value="1.17140975238252" calcext:value-type="float">
            <text:p>1,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66899" calcext:value-type="float">
            <text:p>0,0666899</text:p>
          </table:table-cell>
          <table:table-cell office:value-type="float" office:value="0.0215517" calcext:value-type="float">
            <text:p>0,0215517</text:p>
          </table:table-cell>
          <table:table-cell office:value-type="float" office:value="0.0228791" calcext:value-type="float">
            <text:p>0,0228791</text:p>
          </table:table-cell>
          <table:table-cell office:value-type="float" office:value="0.027027" calcext:value-type="float">
            <text:p>0,027027</text:p>
          </table:table-cell>
          <table:table-cell office:value-type="float" office:value="0.17" calcext:value-type="float">
            <text:p>0,17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620965" calcext:value-type="float">
            <text:p>0,620965</text:p>
          </table:table-cell>
          <table:table-cell office:value-type="float" office:value="0.000187896" calcext:value-type="float">
            <text:p>0,000187896</text:p>
          </table:table-cell>
          <table:table-cell office:value-type="float" office:value="4845980" calcext:value-type="float">
            <text:p>4845980</text:p>
          </table:table-cell>
          <table:table-cell table:formula="of:=[.G183]/[.I183]" office:value-type="float" office:value="2.91488301550323" calcext:value-type="float">
            <text:p>2,91488301550323</text:p>
          </table:table-cell>
          <table:table-cell table:formula="of:=[.J183]/[.H183]" office:value-type="float" office:value="1.25405420454071" calcext:value-type="float">
            <text:p>1,254054204540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4667" calcext:value-type="float">
            <text:p>0,064667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022363" calcext:value-type="float">
            <text:p>0,022363</text:p>
          </table:table-cell>
          <table:table-cell office:value-type="float" office:value="0.0263158" calcext:value-type="float">
            <text:p>0,0263158</text:p>
          </table:table-cell>
          <table:table-cell office:value-type="float" office:value="0.16" calcext:value-type="float">
            <text:p>0,16</text:p>
          </table:table-cell>
          <table:table-cell office:value-type="float" office:value="0.025" calcext:value-type="float">
            <text:p>0,025</text:p>
          </table:table-cell>
          <table:table-cell office:value-type="float" office:value="0.633461" calcext:value-type="float">
            <text:p>0,633461</text:p>
          </table:table-cell>
          <table:table-cell office:value-type="float" office:value="0.000182951" calcext:value-type="float">
            <text:p>0,000182951</text:p>
          </table:table-cell>
          <table:table-cell office:value-type="float" office:value="2825410" calcext:value-type="float">
            <text:p>2825410</text:p>
          </table:table-cell>
          <table:table-cell table:formula="of:=[.G184]/[.I184]" office:value-type="float" office:value="2.89169610517372" calcext:value-type="float">
            <text:p>2,89169610517372</text:p>
          </table:table-cell>
          <table:table-cell table:formula="of:=[.J184]/[.H184]" office:value-type="float" office:value="1.24737166421766" calcext:value-type="float">
            <text:p>1,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15549" calcext:value-type="float">
            <text:p>0,0615549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18186" calcext:value-type="float">
            <text:p>0,0218186</text:p>
          </table:table-cell>
          <table:table-cell office:value-type="float" office:value="0.0258621" calcext:value-type="float">
            <text:p>0,0258621</text:p>
          </table:table-cell>
          <table:table-cell office:value-type="float" office:value="0.16" calcext:value-type="float">
            <text:p>0,16</text:p>
          </table:table-cell>
          <table:table-cell office:value-type="float" office:value="0.0244898" calcext:value-type="float">
            <text:p>0,0244898</text:p>
          </table:table-cell>
          <table:table-cell office:value-type="float" office:value="0.651163" calcext:value-type="float">
            <text:p>0,651163</text:p>
          </table:table-cell>
          <table:table-cell office:value-type="float" office:value="0.000123616" calcext:value-type="float">
            <text:p>0,000123616</text:p>
          </table:table-cell>
          <table:table-cell office:value-type="float" office:value="1724470" calcext:value-type="float">
            <text:p>1724470</text:p>
          </table:table-cell>
          <table:table-cell table:formula="of:=[.G185]/[.I185]" office:value-type="float" office:value="2.82121217676661" calcext:value-type="float">
            <text:p>2,82121217676661</text:p>
          </table:table-cell>
          <table:table-cell table:formula="of:=[.J185]/[.H185]" office:value-type="float" office:value="1.23620850362085" calcext:value-type="float">
            <text:p>1,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106634" calcext:value-type="float">
            <text:p>0,106634</text:p>
          </table:table-cell>
          <table:table-cell office:value-type="float" office:value="0.0286885" calcext:value-type="float">
            <text:p>0,0286885</text:p>
          </table:table-cell>
          <table:table-cell office:value-type="float" office:value="0.027131" calcext:value-type="float">
            <text:p>0,027131</text:p>
          </table:table-cell>
          <table:table-cell office:value-type="float" office:value="0.0343348" calcext:value-type="float">
            <text:p>0,0343348</text:p>
          </table:table-cell>
          <table:table-cell office:value-type="float" office:value="0.12" calcext:value-type="float">
            <text:p>0,12</text:p>
          </table:table-cell>
          <table:table-cell office:value-type="float" office:value="0.0311111" calcext:value-type="float">
            <text:p>0,0311111</text:p>
          </table:table-cell>
          <table:table-cell office:value-type="float" office:value="0.48976" calcext:value-type="float">
            <text:p>0,48976</text:p>
          </table:table-cell>
          <table:table-cell office:value-type="float" office:value="0.00102354" calcext:value-type="float">
            <text:p>0,00102354</text:p>
          </table:table-cell>
          <table:table-cell office:value-type="float" office:value="8059620" calcext:value-type="float">
            <text:p>8059620</text:p>
          </table:table-cell>
          <table:table-cell table:formula="of:=[.G186]/[.I186]" office:value-type="float" office:value="3.93033798975342" calcext:value-type="float">
            <text:p>3,93033798975342</text:p>
          </table:table-cell>
          <table:table-cell table:formula="of:=[.J186]/[.H186]" office:value-type="float" office:value="1.19681405441205" calcext:value-type="float">
            <text:p>1,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105922" calcext:value-type="float">
            <text:p>0,105922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.0264957" calcext:value-type="float">
            <text:p>0,0264957</text:p>
          </table:table-cell>
          <table:table-cell office:value-type="float" office:value="0.0338983" calcext:value-type="float">
            <text:p>0,0338983</text:p>
          </table:table-cell>
          <table:table-cell office:value-type="float" office:value="0.13" calcext:value-type="float">
            <text:p>0,13</text:p>
          </table:table-cell>
          <table:table-cell office:value-type="float" office:value="0.0300429" calcext:value-type="float">
            <text:p>0,0300429</text:p>
          </table:table-cell>
          <table:table-cell office:value-type="float" office:value="0.490108" calcext:value-type="float">
            <text:p>0,490108</text:p>
          </table:table-cell>
          <table:table-cell office:value-type="float" office:value="0.00102354" calcext:value-type="float">
            <text:p>0,00102354</text:p>
          </table:table-cell>
          <table:table-cell office:value-type="float" office:value="4811340" calcext:value-type="float">
            <text:p>4811340</text:p>
          </table:table-cell>
          <table:table-cell table:formula="of:=[.G187]/[.I187]" office:value-type="float" office:value="3.99770528802787" calcext:value-type="float">
            <text:p>3,99770528802787</text:p>
          </table:table-cell>
          <table:table-cell table:formula="of:=[.J187]/[.H187]" office:value-type="float" office:value="1.29943266761222" calcext:value-type="float">
            <text:p>1,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104938" calcext:value-type="float">
            <text:p>0,104938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0257443" calcext:value-type="float">
            <text:p>0,0257443</text:p>
          </table:table-cell>
          <table:table-cell office:value-type="float" office:value="0.033195" calcext:value-type="float">
            <text:p>0,033195</text:p>
          </table:table-cell>
          <table:table-cell office:value-type="float" office:value="0.14" calcext:value-type="float">
            <text:p>0,14</text:p>
          </table:table-cell>
          <table:table-cell office:value-type="float" office:value="0.0295359" calcext:value-type="float">
            <text:p>0,0295359</text:p>
          </table:table-cell>
          <table:table-cell office:value-type="float" office:value="0.491149" calcext:value-type="float">
            <text:p>0,491149</text:p>
          </table:table-cell>
          <table:table-cell office:value-type="float" office:value="0.00101859" calcext:value-type="float">
            <text:p>0,00101859</text:p>
          </table:table-cell>
          <table:table-cell office:value-type="float" office:value="2753560" calcext:value-type="float">
            <text:p>2753560</text:p>
          </table:table-cell>
          <table:table-cell table:formula="of:=[.G188]/[.I188]" office:value-type="float" office:value="4.07616443251516" calcext:value-type="float">
            <text:p>4,07616443251516</text:p>
          </table:table-cell>
          <table:table-cell table:formula="of:=[.J188]/[.H188]" office:value-type="float" office:value="1.30567147976101" calcext:value-type="float">
            <text:p>1,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103154" calcext:value-type="float">
            <text:p>0,103154</text:p>
          </table:table-cell>
          <table:table-cell office:value-type="float" office:value="0.0251046" calcext:value-type="float">
            <text:p>0,0251046</text:p>
          </table:table-cell>
          <table:table-cell office:value-type="float" office:value="0.0249058" calcext:value-type="float">
            <text:p>0,0249058</text:p>
          </table:table-cell>
          <table:table-cell office:value-type="float" office:value="0.0309735" calcext:value-type="float">
            <text:p>0,0309735</text:p>
          </table:table-cell>
          <table:table-cell office:value-type="float" office:value="0.14" calcext:value-type="float">
            <text:p>0,14</text:p>
          </table:table-cell>
          <table:table-cell office:value-type="float" office:value="0.0290456" calcext:value-type="float">
            <text:p>0,0290456</text:p>
          </table:table-cell>
          <table:table-cell office:value-type="float" office:value="0.494967" calcext:value-type="float">
            <text:p>0,494967</text:p>
          </table:table-cell>
          <table:table-cell office:value-type="float" office:value="0.000988924" calcext:value-type="float">
            <text:p>0,000988924</text:p>
          </table:table-cell>
          <table:table-cell office:value-type="float" office:value="1805850" calcext:value-type="float">
            <text:p>1805850</text:p>
          </table:table-cell>
          <table:table-cell table:formula="of:=[.G189]/[.I189]" office:value-type="float" office:value="4.1417661749472" calcext:value-type="float">
            <text:p>4,1417661749472</text:p>
          </table:table-cell>
          <table:table-cell table:formula="of:=[.J189]/[.H189]" office:value-type="float" office:value="1.23377787337779" calcext:value-type="float">
            <text:p>1,23377787337779</text:p>
          </table:table-cell>
          <table:table-cell table:formula="of:=SUM([.O154:.O189])" office:value-type="float" office:value="70380332" calcext:value-type="float">
            <text:p>70380332</text:p>
          </table:table-cell>
          <table:table-cell table:formula="of:=[.R189]/60000" office:value-type="float" office:value="1173.00553333333" calcext:value-type="float">
            <text:p>1173,00553333333</text:p>
          </table:table-cell>
          <table:table-cell table:formula="of:=[.S189]/60" office:value-type="float" office:value="19.5500922222222" calcext:value-type="float">
            <text:p>19,5500922222222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189]" office:value-type="float" office:value="0.995" calcext:value-type="float">
            <text:p>0,995</text:p>
          </table:table-cell>
          <table:table-cell table:style-name="ce5" table:formula="of:=[.E189]" office:value-type="float" office:value="2.5" calcext:value-type="float">
            <text:p>2,5</text:p>
          </table:table-cell>
          <table:table-cell table:style-name="ce5" table:formula="of:=[.F189]" office:value-type="float" office:value="1" calcext:value-type="float">
            <text:p>1</text:p>
          </table:table-cell>
          <table:table-cell table:style-name="ce5" table:formula="of:=AVERAGE([.G154:.G189])" office:value-type="float" office:value="0.0830599861111111" calcext:value-type="float">
            <text:p>0,083059986111111</text:p>
          </table:table-cell>
          <table:table-cell table:style-name="ce5" table:formula="of:=AVERAGE([.H154:.H189])" office:value-type="float" office:value="0.0198312222222222" calcext:value-type="float">
            <text:p>0,019831222222222</text:p>
          </table:table-cell>
          <table:table-cell table:style-name="ce5" table:formula="of:=AVERAGE([.I154:.I189])" office:value-type="float" office:value="0.0197115388888889" calcext:value-type="float">
            <text:p>0,019711538888889</text:p>
          </table:table-cell>
          <table:table-cell table:style-name="ce5" table:formula="of:=AVERAGE([.J154:.J189])" office:value-type="float" office:value="0.0254489277777778" calcext:value-type="float">
            <text:p>0,025448927777778</text:p>
          </table:table-cell>
          <table:table-cell table:style-name="ce5" table:formula="of:=AVERAGE([.K154:.K189])" office:value-type="float" office:value="0.133333333333333" calcext:value-type="float">
            <text:p>0,133333333333333</text:p>
          </table:table-cell>
          <table:table-cell table:style-name="ce5" table:formula="of:=AVERAGE([.L154:.L189])" office:value-type="float" office:value="0.0230954666666667" calcext:value-type="float">
            <text:p>0,023095466666667</text:p>
          </table:table-cell>
          <table:table-cell table:style-name="ce5" table:formula="of:=AVERAGE([.M154:.M189])" office:value-type="float" office:value="0.561254" calcext:value-type="float">
            <text:p>0,561254</text:p>
          </table:table-cell>
          <table:table-cell table:style-name="ce5" table:formula="of:=AVERAGE([.N154:.N189])" office:value-type="float" office:value="0.000497072322222222" calcext:value-type="float">
            <text:p>0,000497072322222</text:p>
          </table:table-cell>
          <table:table-cell table:style-name="ce5" table:formula="of:=AVERAGE([.O154:.O189])" office:value-type="float" office:value="1955009.22222222" calcext:value-type="float">
            <text:p>1955009,22222222</text:p>
          </table:table-cell>
          <table:table-cell table:style-name="ce5" table:formula="of:=AVERAGE([.P154:.P189])" office:value-type="float" office:value="4.30945499857955" calcext:value-type="float">
            <text:p>4,30945499857955</text:p>
          </table:table-cell>
          <table:table-cell table:style-name="ce5" table:formula="of:=AVERAGE([.Q154:.Q189])" office:value-type="float" office:value="1.29292698382789" calcext:value-type="float">
            <text:p>1,29292698382789</text:p>
          </table:table-cell>
          <table:table-cell table:formula="of:=SUM([.O154:.O189])" office:value-type="float" office:value="70380332" calcext:value-type="float">
            <text:p>70380332</text:p>
          </table:table-cell>
          <table:table-cell table:formula="of:=[.R190]/60000" office:value-type="float" office:value="1173.00553333333" calcext:value-type="float">
            <text:p>1173,00553333333</text:p>
          </table:table-cell>
          <table:table-cell table:formula="of:=[.S190]/60" office:value-type="float" office:value="19.5500922222222" calcext:value-type="float">
            <text:p>19,5500922222222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794987" calcext:value-type="float">
            <text:p>0,0794987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773" calcext:value-type="float">
            <text:p>0,0150773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11" calcext:value-type="float">
            <text:p>0,11</text:p>
          </table:table-cell>
          <table:table-cell office:value-type="float" office:value="0.0178571" calcext:value-type="float">
            <text:p>0,0178571</text:p>
          </table:table-cell>
          <table:table-cell office:value-type="float" office:value="0.561611" calcext:value-type="float">
            <text:p>0,561611</text:p>
          </table:table-cell>
          <table:table-cell office:value-type="float" office:value="0.000252176" calcext:value-type="float">
            <text:p>0,000252176</text:p>
          </table:table-cell>
          <table:table-cell office:value-type="float" office:value="622245" calcext:value-type="float">
            <text:p>622245</text:p>
          </table:table-cell>
          <table:table-cell table:formula="of:=[.G192]/[.I192]" office:value-type="float" office:value="5.27274114065516" calcext:value-type="float">
            <text:p>5,27274114065516</text:p>
          </table:table-cell>
          <table:table-cell table:formula="of:=[.J192]/[.H192]" office:value-type="float" office:value="1.27648139780087" calcext:value-type="float">
            <text:p>1,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794646" calcext:value-type="float">
            <text:p>0,0794646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53" calcext:value-type="float">
            <text:p>0,015053</text:p>
          </table:table-cell>
          <table:table-cell office:value-type="float" office:value="0.021164" calcext:value-type="float">
            <text:p>0,021164</text:p>
          </table:table-cell>
          <table:table-cell office:value-type="float" office:value="0.11" calcext:value-type="float">
            <text:p>0,11</text:p>
          </table:table-cell>
          <table:table-cell office:value-type="float" office:value="0.0176211" calcext:value-type="float">
            <text:p>0,0176211</text:p>
          </table:table-cell>
          <table:table-cell office:value-type="float" office:value="0.561611" calcext:value-type="float">
            <text:p>0,561611</text:p>
          </table:table-cell>
          <table:table-cell office:value-type="float" office:value="0.000252176" calcext:value-type="float">
            <text:p>0,000252176</text:p>
          </table:table-cell>
          <table:table-cell office:value-type="float" office:value="739796" calcext:value-type="float">
            <text:p>739796</text:p>
          </table:table-cell>
          <table:table-cell table:formula="of:=[.G193]/[.I193]" office:value-type="float" office:value="5.27898757722713" calcext:value-type="float">
            <text:p>5,27898757722713</text:p>
          </table:table-cell>
          <table:table-cell table:formula="of:=[.J193]/[.H193]" office:value-type="float" office:value="1.27513179695737" calcext:value-type="float">
            <text:p>1,275131796957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79274" calcext:value-type="float">
            <text:p>0,079274</text:p>
          </table:table-cell>
          <table:table-cell office:value-type="float" office:value="0.0165289" calcext:value-type="float">
            <text:p>0,0165289</text:p>
          </table:table-cell>
          <table:table-cell office:value-type="float" office:value="0.014897" calcext:value-type="float">
            <text:p>0,014897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12" calcext:value-type="float">
            <text:p>0,12</text:p>
          </table:table-cell>
          <table:table-cell office:value-type="float" office:value="0.0174672" calcext:value-type="float">
            <text:p>0,0174672</text:p>
          </table:table-cell>
          <table:table-cell office:value-type="float" office:value="0.561611" calcext:value-type="float">
            <text:p>0,561611</text:p>
          </table:table-cell>
          <table:table-cell office:value-type="float" office:value="0.000252176" calcext:value-type="float">
            <text:p>0,000252176</text:p>
          </table:table-cell>
          <table:table-cell office:value-type="float" office:value="647046" calcext:value-type="float">
            <text:p>647046</text:p>
          </table:table-cell>
          <table:table-cell table:formula="of:=[.G194]/[.I194]" office:value-type="float" office:value="5.32147412230651" calcext:value-type="float">
            <text:p>5,32147412230651</text:p>
          </table:table-cell>
          <table:table-cell table:formula="of:=[.J194]/[.H194]" office:value-type="float" office:value="1.27637047837424" calcext:value-type="float">
            <text:p>1,27637047837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788998" calcext:value-type="float">
            <text:p>0,0788998</text:p>
          </table:table-cell>
          <table:table-cell office:value-type="float" office:value="0.0148515" calcext:value-type="float">
            <text:p>0,0148515</text:p>
          </table:table-cell>
          <table:table-cell office:value-type="float" office:value="0.0145386" calcext:value-type="float">
            <text:p>0,0145386</text:p>
          </table:table-cell>
          <table:table-cell office:value-type="float" office:value="0.0208333" calcext:value-type="float">
            <text:p>0,0208333</text:p>
          </table:table-cell>
          <table:table-cell office:value-type="float" office:value="0.13" calcext:value-type="float">
            <text:p>0,13</text:p>
          </table:table-cell>
          <table:table-cell office:value-type="float" office:value="0.0172414" calcext:value-type="float">
            <text:p>0,0172414</text:p>
          </table:table-cell>
          <table:table-cell office:value-type="float" office:value="0.561611" calcext:value-type="float">
            <text:p>0,561611</text:p>
          </table:table-cell>
          <table:table-cell office:value-type="float" office:value="0.000252176" calcext:value-type="float">
            <text:p>0,000252176</text:p>
          </table:table-cell>
          <table:table-cell office:value-type="float" office:value="699063" calcext:value-type="float">
            <text:p>699063</text:p>
          </table:table-cell>
          <table:table-cell table:formula="of:=[.G195]/[.I195]" office:value-type="float" office:value="5.42691868543051" calcext:value-type="float">
            <text:p>5,42691868543051</text:p>
          </table:table-cell>
          <table:table-cell table:formula="of:=[.J195]/[.H195]" office:value-type="float" office:value="1.4027741305592" calcext:value-type="float">
            <text:p>1,4027741305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565368" calcext:value-type="float">
            <text:p>0,0565368</text:p>
          </table:table-cell>
          <table:table-cell office:value-type="float" office:value="0.012931" calcext:value-type="float">
            <text:p>0,012931</text:p>
          </table:table-cell>
          <table:table-cell office:value-type="float" office:value="0.0134904" calcext:value-type="float">
            <text:p>0,0134904</text:p>
          </table:table-cell>
          <table:table-cell office:value-type="float" office:value="0.0174672" calcext:value-type="float">
            <text:p>0,0174672</text:p>
          </table:table-cell>
          <table:table-cell office:value-type="float" office:value="0.13" calcext:value-type="float">
            <text:p>0,13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6647" calcext:value-type="float">
            <text:p>0,6647</text:p>
          </table:table-cell>
          <table:table-cell office:value-type="float" office:value="0.0000148339" calcext:value-type="float">
            <text:p>1,48339E-05</text:p>
          </table:table-cell>
          <table:table-cell office:value-type="float" office:value="722798" calcext:value-type="float">
            <text:p>722798</text:p>
          </table:table-cell>
          <table:table-cell table:formula="of:=[.G196]/[.I196]" office:value-type="float" office:value="4.19089130048034" calcext:value-type="float">
            <text:p>4,19089130048034</text:p>
          </table:table-cell>
          <table:table-cell table:formula="of:=[.J196]/[.H196]" office:value-type="float" office:value="1.35080040213441" calcext:value-type="float">
            <text:p>1,35080040213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564772" calcext:value-type="float">
            <text:p>0,0564772</text:p>
          </table:table-cell>
          <table:table-cell office:value-type="float" office:value="0.0128755" calcext:value-type="float">
            <text:p>0,0128755</text:p>
          </table:table-cell>
          <table:table-cell office:value-type="float" office:value="0.0134558" calcext:value-type="float">
            <text:p>0,0134558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13" calcext:value-type="float">
            <text:p>0,13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.6647" calcext:value-type="float">
            <text:p>0,6647</text:p>
          </table:table-cell>
          <table:table-cell office:value-type="float" office:value="0.0000148339" calcext:value-type="float">
            <text:p>1,48339E-05</text:p>
          </table:table-cell>
          <table:table-cell office:value-type="float" office:value="711960" calcext:value-type="float">
            <text:p>711960</text:p>
          </table:table-cell>
          <table:table-cell table:formula="of:=[.G197]/[.I197]" office:value-type="float" office:value="4.19723836561186" calcext:value-type="float">
            <text:p>4,19723836561186</text:p>
          </table:table-cell>
          <table:table-cell table:formula="of:=[.J197]/[.H197]" office:value-type="float" office:value="1.35072812706303" calcext:value-type="float">
            <text:p>1,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562292" calcext:value-type="float">
            <text:p>0,0562292</text:p>
          </table:table-cell>
          <table:table-cell office:value-type="float" office:value="0.012766" calcext:value-type="float">
            <text:p>0,012766</text:p>
          </table:table-cell>
          <table:table-cell office:value-type="float" office:value="0.0133083" calcext:value-type="float">
            <text:p>0,0133083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13" calcext:value-type="float">
            <text:p>0,13</text:p>
          </table:table-cell>
          <table:table-cell office:value-type="float" office:value="0.0166667" calcext:value-type="float">
            <text:p>0,0166667</text:p>
          </table:table-cell>
          <table:table-cell office:value-type="float" office:value="0.6647" calcext:value-type="float">
            <text:p>0,6647</text:p>
          </table:table-cell>
          <table:table-cell office:value-type="float" office:value="0.0000148339" calcext:value-type="float">
            <text:p>1,48339E-05</text:p>
          </table:table-cell>
          <table:table-cell office:value-type="float" office:value="690759" calcext:value-type="float">
            <text:p>690759</text:p>
          </table:table-cell>
          <table:table-cell table:formula="of:=[.G198]/[.I198]" office:value-type="float" office:value="4.22512266780881" calcext:value-type="float">
            <text:p>4,22512266780881</text:p>
          </table:table-cell>
          <table:table-cell table:formula="of:=[.J198]/[.H198]" office:value-type="float" office:value="1.36231395895347" calcext:value-type="float">
            <text:p>1,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557905" calcext:value-type="float">
            <text:p>0,0557905</text:p>
          </table:table-cell>
          <table:table-cell office:value-type="float" office:value="0.012605" calcext:value-type="float">
            <text:p>0,012605</text:p>
          </table:table-cell>
          <table:table-cell office:value-type="float" office:value="0.0129986" calcext:value-type="float">
            <text:p>0,0129986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13" calcext:value-type="float">
            <text:p>0,13</text:p>
          </table:table-cell>
          <table:table-cell office:value-type="float" office:value="0.0163934" calcext:value-type="float">
            <text:p>0,0163934</text:p>
          </table:table-cell>
          <table:table-cell office:value-type="float" office:value="0.6647" calcext:value-type="float">
            <text:p>0,6647</text:p>
          </table:table-cell>
          <table:table-cell office:value-type="float" office:value="0.0000148339" calcext:value-type="float">
            <text:p>1,48339E-05</text:p>
          </table:table-cell>
          <table:table-cell office:value-type="float" office:value="686504" calcext:value-type="float">
            <text:p>686504</text:p>
          </table:table-cell>
          <table:table-cell table:formula="of:=[.G199]/[.I199]" office:value-type="float" office:value="4.2920391426769" calcext:value-type="float">
            <text:p>4,2920391426769</text:p>
          </table:table-cell>
          <table:table-cell table:formula="of:=[.J199]/[.H199]" office:value-type="float" office:value="1.36195160650536" calcext:value-type="float">
            <text:p>1,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989669" calcext:value-type="float">
            <text:p>0,0989669</text:p>
          </table:table-cell>
          <table:table-cell office:value-type="float" office:value="0.0172414" calcext:value-type="float">
            <text:p>0,0172414</text:p>
          </table:table-cell>
          <table:table-cell office:value-type="float" office:value="0.0166396" calcext:value-type="float">
            <text:p>0,0166396</text:p>
          </table:table-cell>
          <table:table-cell office:value-type="float" office:value="0.0246914" calcext:value-type="float">
            <text:p>0,0246914</text:p>
          </table:table-cell>
          <table:table-cell office:value-type="float" office:value="0.11" calcext:value-type="float">
            <text:p>0,11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51024" calcext:value-type="float">
            <text:p>0,51024</text:p>
          </table:table-cell>
          <table:table-cell office:value-type="float" office:value="0.000662579" calcext:value-type="float">
            <text:p>0,000662579</text:p>
          </table:table-cell>
          <table:table-cell office:value-type="float" office:value="671243" calcext:value-type="float">
            <text:p>671243</text:p>
          </table:table-cell>
          <table:table-cell table:formula="of:=[.G200]/[.I200]" office:value-type="float" office:value="5.94767302098608" calcext:value-type="float">
            <text:p>5,94767302098608</text:p>
          </table:table-cell>
          <table:table-cell table:formula="of:=[.J200]/[.H200]" office:value-type="float" office:value="1.43209948148062" calcext:value-type="float">
            <text:p>1,43209948148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989471" calcext:value-type="float">
            <text:p>0,0989471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0166282" calcext:value-type="float">
            <text:p>0,0166282</text:p>
          </table:table-cell>
          <table:table-cell office:value-type="float" office:value="0.0246914" calcext:value-type="float">
            <text:p>0,0246914</text:p>
          </table:table-cell>
          <table:table-cell office:value-type="float" office:value="0.11" calcext:value-type="float">
            <text:p>0,11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51024" calcext:value-type="float">
            <text:p>0,51024</text:p>
          </table:table-cell>
          <table:table-cell office:value-type="float" office:value="0.000662579" calcext:value-type="float">
            <text:p>0,000662579</text:p>
          </table:table-cell>
          <table:table-cell office:value-type="float" office:value="713340" calcext:value-type="float">
            <text:p>713340</text:p>
          </table:table-cell>
          <table:table-cell table:formula="of:=[.G201]/[.I201]" office:value-type="float" office:value="5.95055989223127" calcext:value-type="float">
            <text:p>5,95055989223127</text:p>
          </table:table-cell>
          <table:table-cell table:formula="of:=[.J201]/[.H201]" office:value-type="float" office:value="1.43827253981383" calcext:value-type="float">
            <text:p>1,43827253981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988109" calcext:value-type="float">
            <text:p>0,0988109</text:p>
          </table:table-cell>
          <table:table-cell office:value-type="float" office:value="0.0170213" calcext:value-type="float">
            <text:p>0,0170213</text:p>
          </table:table-cell>
          <table:table-cell office:value-type="float" office:value="0.0164979" calcext:value-type="float">
            <text:p>0,0164979</text:p>
          </table:table-cell>
          <table:table-cell office:value-type="float" office:value="0.0245902" calcext:value-type="float">
            <text:p>0,0245902</text:p>
          </table:table-cell>
          <table:table-cell office:value-type="float" office:value="0.12" calcext:value-type="float">
            <text:p>0,12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51024" calcext:value-type="float">
            <text:p>0,51024</text:p>
          </table:table-cell>
          <table:table-cell office:value-type="float" office:value="0.000662579" calcext:value-type="float">
            <text:p>0,000662579</text:p>
          </table:table-cell>
          <table:table-cell office:value-type="float" office:value="686520" calcext:value-type="float">
            <text:p>686520</text:p>
          </table:table-cell>
          <table:table-cell table:formula="of:=[.G202]/[.I202]" office:value-type="float" office:value="5.98930166869723" calcext:value-type="float">
            <text:p>5,98930166869723</text:p>
          </table:table-cell>
          <table:table-cell table:formula="of:=[.J202]/[.H202]" office:value-type="float" office:value="1.44467226357564" calcext:value-type="float">
            <text:p>1,44467226357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984551" calcext:value-type="float">
            <text:p>0,0984551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0161103" calcext:value-type="float">
            <text:p>0,0161103</text:p>
          </table:table-cell>
          <table:table-cell office:value-type="float" office:value="0.0225225" calcext:value-type="float">
            <text:p>0,0225225</text:p>
          </table:table-cell>
          <table:table-cell office:value-type="float" office:value="0.12" calcext:value-type="float">
            <text:p>0,12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51024" calcext:value-type="float">
            <text:p>0,51024</text:p>
          </table:table-cell>
          <table:table-cell office:value-type="float" office:value="0.000662579" calcext:value-type="float">
            <text:p>0,000662579</text:p>
          </table:table-cell>
          <table:table-cell office:value-type="float" office:value="641256" calcext:value-type="float">
            <text:p>641256</text:p>
          </table:table-cell>
          <table:table-cell table:formula="of:=[.G203]/[.I203]" office:value-type="float" office:value="6.11131387994016" calcext:value-type="float">
            <text:p>6,11131387994016</text:p>
          </table:table-cell>
          <table:table-cell table:formula="of:=[.J203]/[.H203]" office:value-type="float" office:value="1.34009055912225" calcext:value-type="float">
            <text:p>1,3400905591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873757" calcext:value-type="float">
            <text:p>0,0873757</text:p>
          </table:table-cell>
          <table:table-cell office:value-type="float" office:value="0.0210084" calcext:value-type="float">
            <text:p>0,0210084</text:p>
          </table:table-cell>
          <table:table-cell office:value-type="float" office:value="0.0207036" calcext:value-type="float">
            <text:p>0,0207036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.13" calcext:value-type="float">
            <text:p>0,13</text:p>
          </table:table-cell>
          <table:table-cell office:value-type="float" office:value="0.025" calcext:value-type="float">
            <text:p>0,025</text:p>
          </table:table-cell>
          <table:table-cell office:value-type="float" office:value="0.536619" calcext:value-type="float">
            <text:p>0,536619</text:p>
          </table:table-cell>
          <table:table-cell office:value-type="float" office:value="0.00058841" calcext:value-type="float">
            <text:p>0,00058841</text:p>
          </table:table-cell>
          <table:table-cell office:value-type="float" office:value="761498" calcext:value-type="float">
            <text:p>761498</text:p>
          </table:table-cell>
          <table:table-cell table:formula="of:=[.G204]/[.I204]" office:value-type="float" office:value="4.22031434146718" calcext:value-type="float">
            <text:p>4,22031434146718</text:p>
          </table:table-cell>
          <table:table-cell table:formula="of:=[.J204]/[.H204]" office:value-type="float" office:value="1.24174139867862" calcext:value-type="float">
            <text:p>1,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869594" calcext:value-type="float">
            <text:p>0,0869594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02639" calcext:value-type="float">
            <text:p>0,0202639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13" calcext:value-type="float">
            <text:p>0,13</text:p>
          </table:table-cell>
          <table:table-cell office:value-type="float" office:value="0.0246305" calcext:value-type="float">
            <text:p>0,0246305</text:p>
          </table:table-cell>
          <table:table-cell office:value-type="float" office:value="0.536619" calcext:value-type="float">
            <text:p>0,536619</text:p>
          </table:table-cell>
          <table:table-cell office:value-type="float" office:value="0.00058841" calcext:value-type="float">
            <text:p>0,00058841</text:p>
          </table:table-cell>
          <table:table-cell office:value-type="float" office:value="762157" calcext:value-type="float">
            <text:p>762157</text:p>
          </table:table-cell>
          <table:table-cell table:formula="of:=[.G205]/[.I205]" office:value-type="float" office:value="4.2913456935733" calcext:value-type="float">
            <text:p>4,2913456935733</text:p>
          </table:table-cell>
          <table:table-cell table:formula="of:=[.J205]/[.H205]" office:value-type="float" office:value="1.23090270309027" calcext:value-type="float">
            <text:p>1,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862362" calcext:value-type="float">
            <text:p>0,0862362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0196705" calcext:value-type="float">
            <text:p>0,0196705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13" calcext:value-type="float">
            <text:p>0,13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536619" calcext:value-type="float">
            <text:p>0,536619</text:p>
          </table:table-cell>
          <table:table-cell office:value-type="float" office:value="0.00058841" calcext:value-type="float">
            <text:p>0,00058841</text:p>
          </table:table-cell>
          <table:table-cell office:value-type="float" office:value="717867" calcext:value-type="float">
            <text:p>717867</text:p>
          </table:table-cell>
          <table:table-cell table:formula="of:=[.G206]/[.I206]" office:value-type="float" office:value="4.38403700973539" calcext:value-type="float">
            <text:p>4,38403700973539</text:p>
          </table:table-cell>
          <table:table-cell table:formula="of:=[.J206]/[.H206]" office:value-type="float" office:value="1.22542162925546" calcext:value-type="float">
            <text:p>1,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850696" calcext:value-type="float">
            <text:p>0,0850696</text:p>
          </table:table-cell>
          <table:table-cell office:value-type="float" office:value="0.0177778" calcext:value-type="float">
            <text:p>0,0177778</text:p>
          </table:table-cell>
          <table:table-cell office:value-type="float" office:value="0.018988" calcext:value-type="float">
            <text:p>0,018988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14" calcext:value-type="float">
            <text:p>0,14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536966" calcext:value-type="float">
            <text:p>0,536966</text:p>
          </table:table-cell>
          <table:table-cell office:value-type="float" office:value="0.000583465" calcext:value-type="float">
            <text:p>0,000583465</text:p>
          </table:table-cell>
          <table:table-cell office:value-type="float" office:value="682078" calcext:value-type="float">
            <text:p>682078</text:p>
          </table:table-cell>
          <table:table-cell table:formula="of:=[.G207]/[.I207]" office:value-type="float" office:value="4.4801769538656" calcext:value-type="float">
            <text:p>4,4801769538656</text:p>
          </table:table-cell>
          <table:table-cell table:formula="of:=[.J207]/[.H207]" office:value-type="float" office:value="1.40041512448109" calcext:value-type="float">
            <text:p>1,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647862" calcext:value-type="float">
            <text:p>0,0647862</text:p>
          </table:table-cell>
          <table:table-cell office:value-type="float" office:value="0.0204918" calcext:value-type="float">
            <text:p>0,0204918</text:p>
          </table:table-cell>
          <table:table-cell office:value-type="float" office:value="0.0188631" calcext:value-type="float">
            <text:p>0,0188631</text:p>
          </table:table-cell>
          <table:table-cell office:value-type="float" office:value="0.0232558" calcext:value-type="float">
            <text:p>0,0232558</text:p>
          </table:table-cell>
          <table:table-cell office:value-type="float" office:value="0.14" calcext:value-type="float">
            <text:p>0,14</text:p>
          </table:table-cell>
          <table:table-cell office:value-type="float" office:value="0.0213675" calcext:value-type="float">
            <text:p>0,0213675</text:p>
          </table:table-cell>
          <table:table-cell office:value-type="float" office:value="0.627907" calcext:value-type="float">
            <text:p>0,627907</text:p>
          </table:table-cell>
          <table:table-cell office:value-type="float" office:value="0.000133505" calcext:value-type="float">
            <text:p>0,000133505</text:p>
          </table:table-cell>
          <table:table-cell office:value-type="float" office:value="800416" calcext:value-type="float">
            <text:p>800416</text:p>
          </table:table-cell>
          <table:table-cell table:formula="of:=[.G208]/[.I208]" office:value-type="float" office:value="3.43454681362024" calcext:value-type="float">
            <text:p>3,43454681362024</text:p>
          </table:table-cell>
          <table:table-cell table:formula="of:=[.J208]/[.H208]" office:value-type="float" office:value="1.13488322158132" calcext:value-type="float">
            <text:p>1,13488322158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642287" calcext:value-type="float">
            <text:p>0,0642287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018475" calcext:value-type="float">
            <text:p>0,018475</text:p>
          </table:table-cell>
          <table:table-cell office:value-type="float" office:value="0.0223214" calcext:value-type="float">
            <text:p>0,0223214</text:p>
          </table:table-cell>
          <table:table-cell office:value-type="float" office:value="0.15" calcext:value-type="float">
            <text:p>0,15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627907" calcext:value-type="float">
            <text:p>0,627907</text:p>
          </table:table-cell>
          <table:table-cell office:value-type="float" office:value="0.000133505" calcext:value-type="float">
            <text:p>0,000133505</text:p>
          </table:table-cell>
          <table:table-cell office:value-type="float" office:value="766407" calcext:value-type="float">
            <text:p>766407</text:p>
          </table:table-cell>
          <table:table-cell table:formula="of:=[.G209]/[.I209]" office:value-type="float" office:value="3.47651962110961" calcext:value-type="float">
            <text:p>3,47651962110961</text:p>
          </table:table-cell>
          <table:table-cell table:formula="of:=[.J209]/[.H209]" office:value-type="float" office:value="1.28348082087021" calcext:value-type="float">
            <text:p>1,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633215" calcext:value-type="float">
            <text:p>0,0633215</text:p>
          </table:table-cell>
          <table:table-cell office:value-type="float" office:value="0.0168776" calcext:value-type="float">
            <text:p>0,0168776</text:p>
          </table:table-cell>
          <table:table-cell office:value-type="float" office:value="0.018006" calcext:value-type="float">
            <text:p>0,018006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15" calcext:value-type="float">
            <text:p>0,15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628254" calcext:value-type="float">
            <text:p>0,628254</text:p>
          </table:table-cell>
          <table:table-cell office:value-type="float" office:value="0.000133505" calcext:value-type="float">
            <text:p>0,000133505</text:p>
          </table:table-cell>
          <table:table-cell office:value-type="float" office:value="725513" calcext:value-type="float">
            <text:p>725513</text:p>
          </table:table-cell>
          <table:table-cell table:formula="of:=[.G210]/[.I210]" office:value-type="float" office:value="3.51668888148395" calcext:value-type="float">
            <text:p>3,51668888148395</text:p>
          </table:table-cell>
          <table:table-cell table:formula="of:=[.J210]/[.H210]" office:value-type="float" office:value="1.2936732710812" calcext:value-type="float">
            <text:p>1,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617313" calcext:value-type="float">
            <text:p>0,0617313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0174666" calcext:value-type="float">
            <text:p>0,0174666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15" calcext:value-type="float">
            <text:p>0,15</text:p>
          </table:table-cell>
          <table:table-cell office:value-type="float" office:value="0.0202429" calcext:value-type="float">
            <text:p>0,0202429</text:p>
          </table:table-cell>
          <table:table-cell office:value-type="float" office:value="0.632419" calcext:value-type="float">
            <text:p>0,632419</text:p>
          </table:table-cell>
          <table:table-cell office:value-type="float" office:value="0.00012856" calcext:value-type="float">
            <text:p>0,00012856</text:p>
          </table:table-cell>
          <table:table-cell office:value-type="float" office:value="689524" calcext:value-type="float">
            <text:p>689524</text:p>
          </table:table-cell>
          <table:table-cell table:formula="of:=[.G211]/[.I211]" office:value-type="float" office:value="3.53424822232146" calcext:value-type="float">
            <text:p>3,53424822232146</text:p>
          </table:table-cell>
          <table:table-cell table:formula="of:=[.J211]/[.H211]" office:value-type="float" office:value="1.27682412371257" calcext:value-type="float">
            <text:p>1,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106404" calcext:value-type="float">
            <text:p>0,106404</text:p>
          </table:table-cell>
          <table:table-cell office:value-type="float" office:value="0.0234742" calcext:value-type="float">
            <text:p>0,0234742</text:p>
          </table:table-cell>
          <table:table-cell office:value-type="float" office:value="0.0224608" calcext:value-type="float">
            <text:p>0,0224608</text:p>
          </table:table-cell>
          <table:table-cell office:value-type="float" office:value="0.0297872" calcext:value-type="float">
            <text:p>0,0297872</text:p>
          </table:table-cell>
          <table:table-cell office:value-type="float" office:value="0.12" calcext:value-type="float">
            <text:p>0,12</text:p>
          </table:table-cell>
          <table:table-cell office:value-type="float" office:value="0.027027" calcext:value-type="float">
            <text:p>0,027027</text:p>
          </table:table-cell>
          <table:table-cell office:value-type="float" office:value="0.490108" calcext:value-type="float">
            <text:p>0,490108</text:p>
          </table:table-cell>
          <table:table-cell office:value-type="float" office:value="0.00102354" calcext:value-type="float">
            <text:p>0,00102354</text:p>
          </table:table-cell>
          <table:table-cell office:value-type="float" office:value="764260" calcext:value-type="float">
            <text:p>764260</text:p>
          </table:table-cell>
          <table:table-cell table:formula="of:=[.G212]/[.I212]" office:value-type="float" office:value="4.7373201310728" calcext:value-type="float">
            <text:p>4,7373201310728</text:p>
          </table:table-cell>
          <table:table-cell table:formula="of:=[.J212]/[.H212]" office:value-type="float" office:value="1.26893355258113" calcext:value-type="float">
            <text:p>1,26893355258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105989" calcext:value-type="float">
            <text:p>0,105989</text:p>
          </table:table-cell>
          <table:table-cell office:value-type="float" office:value="0.0217391" calcext:value-type="float">
            <text:p>0,0217391</text:p>
          </table:table-cell>
          <table:table-cell office:value-type="float" office:value="0.0220258" calcext:value-type="float">
            <text:p>0,0220258</text:p>
          </table:table-cell>
          <table:table-cell office:value-type="float" office:value="0.0295359" calcext:value-type="float">
            <text:p>0,0295359</text:p>
          </table:table-cell>
          <table:table-cell office:value-type="float" office:value="0.12" calcext:value-type="float">
            <text:p>0,12</text:p>
          </table:table-cell>
          <table:table-cell office:value-type="float" office:value="0.0258621" calcext:value-type="float">
            <text:p>0,0258621</text:p>
          </table:table-cell>
          <table:table-cell office:value-type="float" office:value="0.490108" calcext:value-type="float">
            <text:p>0,490108</text:p>
          </table:table-cell>
          <table:table-cell office:value-type="float" office:value="0.00102354" calcext:value-type="float">
            <text:p>0,00102354</text:p>
          </table:table-cell>
          <table:table-cell office:value-type="float" office:value="755073" calcext:value-type="float">
            <text:p>755073</text:p>
          </table:table-cell>
          <table:table-cell table:formula="of:=[.G213]/[.I213]" office:value-type="float" office:value="4.81203860926731" calcext:value-type="float">
            <text:p>4,81203860926731</text:p>
          </table:table-cell>
          <table:table-cell table:formula="of:=[.J213]/[.H213]" office:value-type="float" office:value="1.35865330211462" calcext:value-type="float">
            <text:p>1,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10537" calcext:value-type="float">
            <text:p>0,10537</text:p>
          </table:table-cell>
          <table:table-cell office:value-type="float" office:value="0.0212766" calcext:value-type="float">
            <text:p>0,0212766</text:p>
          </table:table-cell>
          <table:table-cell office:value-type="float" office:value="0.0213744" calcext:value-type="float">
            <text:p>0,0213744</text:p>
          </table:table-cell>
          <table:table-cell office:value-type="float" office:value="0.0290456" calcext:value-type="float">
            <text:p>0,0290456</text:p>
          </table:table-cell>
          <table:table-cell office:value-type="float" office:value="0.13" calcext:value-type="float">
            <text:p>0,13</text:p>
          </table:table-cell>
          <table:table-cell office:value-type="float" office:value="0.0253165" calcext:value-type="float">
            <text:p>0,0253165</text:p>
          </table:table-cell>
          <table:table-cell office:value-type="float" office:value="0.490108" calcext:value-type="float">
            <text:p>0,490108</text:p>
          </table:table-cell>
          <table:table-cell office:value-type="float" office:value="0.00102354" calcext:value-type="float">
            <text:p>0,00102354</text:p>
          </table:table-cell>
          <table:table-cell office:value-type="float" office:value="717185" calcext:value-type="float">
            <text:p>717185</text:p>
          </table:table-cell>
          <table:table-cell table:formula="of:=[.G214]/[.I214]" office:value-type="float" office:value="4.92972902163336" calcext:value-type="float">
            <text:p>4,92972902163336</text:p>
          </table:table-cell>
          <table:table-cell table:formula="of:=[.J214]/[.H214]" office:value-type="float" office:value="1.36514292697141" calcext:value-type="float">
            <text:p>1,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104419" calcext:value-type="float">
            <text:p>0,104419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05802" calcext:value-type="float">
            <text:p>0,0205802</text:p>
          </table:table-cell>
          <table:table-cell office:value-type="float" office:value="0.0266667" calcext:value-type="float">
            <text:p>0,0266667</text:p>
          </table:table-cell>
          <table:table-cell office:value-type="float" office:value="0.13" calcext:value-type="float">
            <text:p>0,13</text:p>
          </table:table-cell>
          <table:table-cell office:value-type="float" office:value="0.025" calcext:value-type="float">
            <text:p>0,025</text:p>
          </table:table-cell>
          <table:table-cell office:value-type="float" office:value="0.490108" calcext:value-type="float">
            <text:p>0,490108</text:p>
          </table:table-cell>
          <table:table-cell office:value-type="float" office:value="0.00102354" calcext:value-type="float">
            <text:p>0,00102354</text:p>
          </table:table-cell>
          <table:table-cell office:value-type="float" office:value="666374" calcext:value-type="float">
            <text:p>666374</text:p>
          </table:table-cell>
          <table:table-cell table:formula="of:=[.G215]/[.I215]" office:value-type="float" office:value="5.07376021613007" calcext:value-type="float">
            <text:p>5,07376021613007</text:p>
          </table:table-cell>
          <table:table-cell table:formula="of:=[.J215]/[.H215]" office:value-type="float" office:value="1.27466838746684" calcext:value-type="float">
            <text:p>1,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892138" calcext:value-type="float">
            <text:p>0,0892138</text:p>
          </table:table-cell>
          <table:table-cell office:value-type="float" office:value="0.0253165" calcext:value-type="float">
            <text:p>0,0253165</text:p>
          </table:table-cell>
          <table:table-cell office:value-type="float" office:value="0.0252952" calcext:value-type="float">
            <text:p>0,0252952</text:p>
          </table:table-cell>
          <table:table-cell office:value-type="float" office:value="0.030837" calcext:value-type="float">
            <text:p>0,030837</text:p>
          </table:table-cell>
          <table:table-cell office:value-type="float" office:value="0.14" calcext:value-type="float">
            <text:p>0,14</text:p>
          </table:table-cell>
          <table:table-cell office:value-type="float" office:value="0.0292887" calcext:value-type="float">
            <text:p>0,0292887</text:p>
          </table:table-cell>
          <table:table-cell office:value-type="float" office:value="0.531413" calcext:value-type="float">
            <text:p>0,531413</text:p>
          </table:table-cell>
          <table:table-cell office:value-type="float" office:value="0.000632911" calcext:value-type="float">
            <text:p>0,000632911</text:p>
          </table:table-cell>
          <table:table-cell office:value-type="float" office:value="8629130" calcext:value-type="float">
            <text:p>8629130</text:p>
          </table:table-cell>
          <table:table-cell table:formula="of:=[.G216]/[.I216]" office:value-type="float" office:value="3.52690629052152" calcext:value-type="float">
            <text:p>3,52690629052152</text:p>
          </table:table-cell>
          <table:table-cell table:formula="of:=[.J216]/[.H216]" office:value-type="float" office:value="1.21805936839611" calcext:value-type="float">
            <text:p>1,21805936839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88386" calcext:value-type="float">
            <text:p>0,088386</text:p>
          </table:table-cell>
          <table:table-cell office:value-type="float" office:value="0.0251046" calcext:value-type="float">
            <text:p>0,0251046</text:p>
          </table:table-cell>
          <table:table-cell office:value-type="float" office:value="0.024696" calcext:value-type="float">
            <text:p>0,024696</text:p>
          </table:table-cell>
          <table:table-cell office:value-type="float" office:value="0.0301724" calcext:value-type="float">
            <text:p>0,0301724</text:p>
          </table:table-cell>
          <table:table-cell office:value-type="float" office:value="0.13" calcext:value-type="float">
            <text:p>0,13</text:p>
          </table:table-cell>
          <table:table-cell office:value-type="float" office:value="0.0285714" calcext:value-type="float">
            <text:p>0,0285714</text:p>
          </table:table-cell>
          <table:table-cell office:value-type="float" office:value="0.532454" calcext:value-type="float">
            <text:p>0,532454</text:p>
          </table:table-cell>
          <table:table-cell office:value-type="float" office:value="0.000632911" calcext:value-type="float">
            <text:p>0,000632911</text:p>
          </table:table-cell>
          <table:table-cell office:value-type="float" office:value="4777330" calcext:value-type="float">
            <text:p>4777330</text:p>
          </table:table-cell>
          <table:table-cell table:formula="of:=[.G217]/[.I217]" office:value-type="float" office:value="3.57896015549077" calcext:value-type="float">
            <text:p>3,57896015549077</text:p>
          </table:table-cell>
          <table:table-cell table:formula="of:=[.J217]/[.H217]" office:value-type="float" office:value="1.20186738685341" calcext:value-type="float">
            <text:p>1,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871205" calcext:value-type="float">
            <text:p>0,0871205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0240256" calcext:value-type="float">
            <text:p>0,0240256</text:p>
          </table:table-cell>
          <table:table-cell office:value-type="float" office:value="0.0297872" calcext:value-type="float">
            <text:p>0,0297872</text:p>
          </table:table-cell>
          <table:table-cell office:value-type="float" office:value="0.14" calcext:value-type="float">
            <text:p>0,14</text:p>
          </table:table-cell>
          <table:table-cell office:value-type="float" office:value="0.0266667" calcext:value-type="float">
            <text:p>0,0266667</text:p>
          </table:table-cell>
          <table:table-cell office:value-type="float" office:value="0.535231" calcext:value-type="float">
            <text:p>0,535231</text:p>
          </table:table-cell>
          <table:table-cell office:value-type="float" office:value="0.000627967" calcext:value-type="float">
            <text:p>0,000627967</text:p>
          </table:table-cell>
          <table:table-cell office:value-type="float" office:value="2773950" calcext:value-type="float">
            <text:p>2773950</text:p>
          </table:table-cell>
          <table:table-cell table:formula="of:=[.G218]/[.I218]" office:value-type="float" office:value="3.62615293686734" calcext:value-type="float">
            <text:p>3,62615293686734</text:p>
          </table:table-cell>
          <table:table-cell table:formula="of:=[.J218]/[.H218]" office:value-type="float" office:value="1.20141650600563" calcext:value-type="float">
            <text:p>1,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8473" calcext:value-type="float">
            <text:p>0,08473</text:p>
          </table:table-cell>
          <table:table-cell office:value-type="float" office:value="0.0221239" calcext:value-type="float">
            <text:p>0,0221239</text:p>
          </table:table-cell>
          <table:table-cell office:value-type="float" office:value="0.0233122" calcext:value-type="float">
            <text:p>0,0233122</text:p>
          </table:table-cell>
          <table:table-cell office:value-type="float" office:value="0.0290456" calcext:value-type="float">
            <text:p>0,0290456</text:p>
          </table:table-cell>
          <table:table-cell office:value-type="float" office:value="0.15" calcext:value-type="float">
            <text:p>0,15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544603" calcext:value-type="float">
            <text:p>0,544603</text:p>
          </table:table-cell>
          <table:table-cell office:value-type="float" office:value="0.000573576" calcext:value-type="float">
            <text:p>0,000573576</text:p>
          </table:table-cell>
          <table:table-cell office:value-type="float" office:value="1793050" calcext:value-type="float">
            <text:p>1793050</text:p>
          </table:table-cell>
          <table:table-cell table:formula="of:=[.G219]/[.I219]" office:value-type="float" office:value="3.63457760314342" calcext:value-type="float">
            <text:p>3,63457760314342</text:p>
          </table:table-cell>
          <table:table-cell table:formula="of:=[.J219]/[.H219]" office:value-type="float" office:value="1.31286075239899" calcext:value-type="float">
            <text:p>1,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67908" calcext:value-type="float">
            <text:p>0,067908</text:p>
          </table:table-cell>
          <table:table-cell office:value-type="float" office:value="0.0242915" calcext:value-type="float">
            <text:p>0,0242915</text:p>
          </table:table-cell>
          <table:table-cell office:value-type="float" office:value="0.023376" calcext:value-type="float">
            <text:p>0,023376</text:p>
          </table:table-cell>
          <table:table-cell office:value-type="float" office:value="0.0284553" calcext:value-type="float">
            <text:p>0,0284553</text:p>
          </table:table-cell>
          <table:table-cell office:value-type="float" office:value="0.15" calcext:value-type="float">
            <text:p>0,15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619924" calcext:value-type="float">
            <text:p>0,619924</text:p>
          </table:table-cell>
          <table:table-cell office:value-type="float" office:value="0.000187896" calcext:value-type="float">
            <text:p>0,000187896</text:p>
          </table:table-cell>
          <table:table-cell office:value-type="float" office:value="8676460" calcext:value-type="float">
            <text:p>8676460</text:p>
          </table:table-cell>
          <table:table-cell table:formula="of:=[.G220]/[.I220]" office:value-type="float" office:value="2.90503080082136" calcext:value-type="float">
            <text:p>2,90503080082136</text:p>
          </table:table-cell>
          <table:table-cell table:formula="of:=[.J220]/[.H220]" office:value-type="float" office:value="1.17140975238252" calcext:value-type="float">
            <text:p>1,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666899" calcext:value-type="float">
            <text:p>0,0666899</text:p>
          </table:table-cell>
          <table:table-cell office:value-type="float" office:value="0.0215517" calcext:value-type="float">
            <text:p>0,0215517</text:p>
          </table:table-cell>
          <table:table-cell office:value-type="float" office:value="0.0228791" calcext:value-type="float">
            <text:p>0,0228791</text:p>
          </table:table-cell>
          <table:table-cell office:value-type="float" office:value="0.027027" calcext:value-type="float">
            <text:p>0,027027</text:p>
          </table:table-cell>
          <table:table-cell office:value-type="float" office:value="0.17" calcext:value-type="float">
            <text:p>0,17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620965" calcext:value-type="float">
            <text:p>0,620965</text:p>
          </table:table-cell>
          <table:table-cell office:value-type="float" office:value="0.000187896" calcext:value-type="float">
            <text:p>0,000187896</text:p>
          </table:table-cell>
          <table:table-cell office:value-type="float" office:value="4702100" calcext:value-type="float">
            <text:p>4702100</text:p>
          </table:table-cell>
          <table:table-cell table:formula="of:=[.G221]/[.I221]" office:value-type="float" office:value="2.91488301550323" calcext:value-type="float">
            <text:p>2,91488301550323</text:p>
          </table:table-cell>
          <table:table-cell table:formula="of:=[.J221]/[.H221]" office:value-type="float" office:value="1.25405420454071" calcext:value-type="float">
            <text:p>1,254054204540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64667" calcext:value-type="float">
            <text:p>0,064667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022363" calcext:value-type="float">
            <text:p>0,022363</text:p>
          </table:table-cell>
          <table:table-cell office:value-type="float" office:value="0.0263158" calcext:value-type="float">
            <text:p>0,0263158</text:p>
          </table:table-cell>
          <table:table-cell office:value-type="float" office:value="0.16" calcext:value-type="float">
            <text:p>0,16</text:p>
          </table:table-cell>
          <table:table-cell office:value-type="float" office:value="0.025" calcext:value-type="float">
            <text:p>0,025</text:p>
          </table:table-cell>
          <table:table-cell office:value-type="float" office:value="0.633461" calcext:value-type="float">
            <text:p>0,633461</text:p>
          </table:table-cell>
          <table:table-cell office:value-type="float" office:value="0.000182951" calcext:value-type="float">
            <text:p>0,000182951</text:p>
          </table:table-cell>
          <table:table-cell office:value-type="float" office:value="2896320" calcext:value-type="float">
            <text:p>2896320</text:p>
          </table:table-cell>
          <table:table-cell table:formula="of:=[.G222]/[.I222]" office:value-type="float" office:value="2.89169610517372" calcext:value-type="float">
            <text:p>2,89169610517372</text:p>
          </table:table-cell>
          <table:table-cell table:formula="of:=[.J222]/[.H222]" office:value-type="float" office:value="1.24737166421766" calcext:value-type="float">
            <text:p>1,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615549" calcext:value-type="float">
            <text:p>0,0615549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18186" calcext:value-type="float">
            <text:p>0,0218186</text:p>
          </table:table-cell>
          <table:table-cell office:value-type="float" office:value="0.0258621" calcext:value-type="float">
            <text:p>0,0258621</text:p>
          </table:table-cell>
          <table:table-cell office:value-type="float" office:value="0.16" calcext:value-type="float">
            <text:p>0,16</text:p>
          </table:table-cell>
          <table:table-cell office:value-type="float" office:value="0.0244898" calcext:value-type="float">
            <text:p>0,0244898</text:p>
          </table:table-cell>
          <table:table-cell office:value-type="float" office:value="0.651163" calcext:value-type="float">
            <text:p>0,651163</text:p>
          </table:table-cell>
          <table:table-cell office:value-type="float" office:value="0.000123616" calcext:value-type="float">
            <text:p>0,000123616</text:p>
          </table:table-cell>
          <table:table-cell office:value-type="float" office:value="1789390" calcext:value-type="float">
            <text:p>1789390</text:p>
          </table:table-cell>
          <table:table-cell table:formula="of:=[.G223]/[.I223]" office:value-type="float" office:value="2.82121217676661" calcext:value-type="float">
            <text:p>2,82121217676661</text:p>
          </table:table-cell>
          <table:table-cell table:formula="of:=[.J223]/[.H223]" office:value-type="float" office:value="1.23620850362085" calcext:value-type="float">
            <text:p>1,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106634" calcext:value-type="float">
            <text:p>0,106634</text:p>
          </table:table-cell>
          <table:table-cell office:value-type="float" office:value="0.0286885" calcext:value-type="float">
            <text:p>0,0286885</text:p>
          </table:table-cell>
          <table:table-cell office:value-type="float" office:value="0.027131" calcext:value-type="float">
            <text:p>0,027131</text:p>
          </table:table-cell>
          <table:table-cell office:value-type="float" office:value="0.0343348" calcext:value-type="float">
            <text:p>0,0343348</text:p>
          </table:table-cell>
          <table:table-cell office:value-type="float" office:value="0.12" calcext:value-type="float">
            <text:p>0,12</text:p>
          </table:table-cell>
          <table:table-cell office:value-type="float" office:value="0.0311111" calcext:value-type="float">
            <text:p>0,0311111</text:p>
          </table:table-cell>
          <table:table-cell office:value-type="float" office:value="0.48976" calcext:value-type="float">
            <text:p>0,48976</text:p>
          </table:table-cell>
          <table:table-cell office:value-type="float" office:value="0.00102354" calcext:value-type="float">
            <text:p>0,00102354</text:p>
          </table:table-cell>
          <table:table-cell office:value-type="float" office:value="8382540" calcext:value-type="float">
            <text:p>8382540</text:p>
          </table:table-cell>
          <table:table-cell table:formula="of:=[.G224]/[.I224]" office:value-type="float" office:value="3.93033798975342" calcext:value-type="float">
            <text:p>3,93033798975342</text:p>
          </table:table-cell>
          <table:table-cell table:formula="of:=[.J224]/[.H224]" office:value-type="float" office:value="1.19681405441205" calcext:value-type="float">
            <text:p>1,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105922" calcext:value-type="float">
            <text:p>0,105922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.0264957" calcext:value-type="float">
            <text:p>0,0264957</text:p>
          </table:table-cell>
          <table:table-cell office:value-type="float" office:value="0.0338983" calcext:value-type="float">
            <text:p>0,0338983</text:p>
          </table:table-cell>
          <table:table-cell office:value-type="float" office:value="0.13" calcext:value-type="float">
            <text:p>0,13</text:p>
          </table:table-cell>
          <table:table-cell office:value-type="float" office:value="0.0300429" calcext:value-type="float">
            <text:p>0,0300429</text:p>
          </table:table-cell>
          <table:table-cell office:value-type="float" office:value="0.490108" calcext:value-type="float">
            <text:p>0,490108</text:p>
          </table:table-cell>
          <table:table-cell office:value-type="float" office:value="0.00102354" calcext:value-type="float">
            <text:p>0,00102354</text:p>
          </table:table-cell>
          <table:table-cell office:value-type="float" office:value="4872100" calcext:value-type="float">
            <text:p>4872100</text:p>
          </table:table-cell>
          <table:table-cell table:formula="of:=[.G225]/[.I225]" office:value-type="float" office:value="3.99770528802787" calcext:value-type="float">
            <text:p>3,99770528802787</text:p>
          </table:table-cell>
          <table:table-cell table:formula="of:=[.J225]/[.H225]" office:value-type="float" office:value="1.29943266761222" calcext:value-type="float">
            <text:p>1,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104938" calcext:value-type="float">
            <text:p>0,104938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0257443" calcext:value-type="float">
            <text:p>0,0257443</text:p>
          </table:table-cell>
          <table:table-cell office:value-type="float" office:value="0.033195" calcext:value-type="float">
            <text:p>0,033195</text:p>
          </table:table-cell>
          <table:table-cell office:value-type="float" office:value="0.14" calcext:value-type="float">
            <text:p>0,14</text:p>
          </table:table-cell>
          <table:table-cell office:value-type="float" office:value="0.0295359" calcext:value-type="float">
            <text:p>0,0295359</text:p>
          </table:table-cell>
          <table:table-cell office:value-type="float" office:value="0.491149" calcext:value-type="float">
            <text:p>0,491149</text:p>
          </table:table-cell>
          <table:table-cell office:value-type="float" office:value="0.00101859" calcext:value-type="float">
            <text:p>0,00101859</text:p>
          </table:table-cell>
          <table:table-cell office:value-type="float" office:value="2854060" calcext:value-type="float">
            <text:p>2854060</text:p>
          </table:table-cell>
          <table:table-cell table:formula="of:=[.G226]/[.I226]" office:value-type="float" office:value="4.07616443251516" calcext:value-type="float">
            <text:p>4,07616443251516</text:p>
          </table:table-cell>
          <table:table-cell table:formula="of:=[.J226]/[.H226]" office:value-type="float" office:value="1.30567147976101" calcext:value-type="float">
            <text:p>1,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103154" calcext:value-type="float">
            <text:p>0,103154</text:p>
          </table:table-cell>
          <table:table-cell office:value-type="float" office:value="0.0251046" calcext:value-type="float">
            <text:p>0,0251046</text:p>
          </table:table-cell>
          <table:table-cell office:value-type="float" office:value="0.0249058" calcext:value-type="float">
            <text:p>0,0249058</text:p>
          </table:table-cell>
          <table:table-cell office:value-type="float" office:value="0.0309735" calcext:value-type="float">
            <text:p>0,0309735</text:p>
          </table:table-cell>
          <table:table-cell office:value-type="float" office:value="0.14" calcext:value-type="float">
            <text:p>0,14</text:p>
          </table:table-cell>
          <table:table-cell office:value-type="float" office:value="0.0290456" calcext:value-type="float">
            <text:p>0,0290456</text:p>
          </table:table-cell>
          <table:table-cell office:value-type="float" office:value="0.494967" calcext:value-type="float">
            <text:p>0,494967</text:p>
          </table:table-cell>
          <table:table-cell office:value-type="float" office:value="0.000988924" calcext:value-type="float">
            <text:p>0,000988924</text:p>
          </table:table-cell>
          <table:table-cell office:value-type="float" office:value="1719180" calcext:value-type="float">
            <text:p>1719180</text:p>
          </table:table-cell>
          <table:table-cell table:formula="of:=[.G227]/[.I227]" office:value-type="float" office:value="4.1417661749472" calcext:value-type="float">
            <text:p>4,1417661749472</text:p>
          </table:table-cell>
          <table:table-cell table:formula="of:=[.J227]/[.H227]" office:value-type="float" office:value="1.23377787337779" calcext:value-type="float">
            <text:p>1,23377787337779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227]" office:value-type="float" office:value="0.995" calcext:value-type="float">
            <text:p>0,995</text:p>
          </table:table-cell>
          <table:table-cell table:style-name="ce5" table:formula="of:=[.E227]" office:value-type="float" office:value="1.5" calcext:value-type="float">
            <text:p>1,5</text:p>
          </table:table-cell>
          <table:table-cell table:style-name="ce5" table:formula="of:=[.F227]" office:value-type="float" office:value="1" calcext:value-type="float">
            <text:p>1</text:p>
          </table:table-cell>
          <table:table-cell table:style-name="ce5" table:formula="of:=AVERAGE([.G192:.G227])" office:value-type="float" office:value="0.0830599861111111" calcext:value-type="float">
            <text:p>0,083059986111111</text:p>
          </table:table-cell>
          <table:table-cell table:style-name="ce5" table:formula="of:=AVERAGE([.H192:.H227])" office:value-type="float" office:value="0.0198312222222222" calcext:value-type="float">
            <text:p>0,019831222222222</text:p>
          </table:table-cell>
          <table:table-cell table:style-name="ce5" table:formula="of:=AVERAGE([.I192:.I227])" office:value-type="float" office:value="0.0197115388888889" calcext:value-type="float">
            <text:p>0,019711538888889</text:p>
          </table:table-cell>
          <table:table-cell table:style-name="ce5" table:formula="of:=AVERAGE([.J192:.J227])" office:value-type="float" office:value="0.0254489277777778" calcext:value-type="float">
            <text:p>0,025448927777778</text:p>
          </table:table-cell>
          <table:table-cell table:style-name="ce5" table:formula="of:=AVERAGE([.K192:.K227])" office:value-type="float" office:value="0.133333333333333" calcext:value-type="float">
            <text:p>0,133333333333333</text:p>
          </table:table-cell>
          <table:table-cell table:style-name="ce5" table:formula="of:=AVERAGE([.L192:.L227])" office:value-type="float" office:value="0.0230954666666667" calcext:value-type="float">
            <text:p>0,023095466666667</text:p>
          </table:table-cell>
          <table:table-cell table:style-name="ce5" table:formula="of:=AVERAGE([.M192:.M227])" office:value-type="float" office:value="0.561254" calcext:value-type="float">
            <text:p>0,561254</text:p>
          </table:table-cell>
          <table:table-cell table:style-name="ce5" table:formula="of:=AVERAGE([.N192:.N227])" office:value-type="float" office:value="0.000497072322222222" calcext:value-type="float">
            <text:p>0,000497072322222</text:p>
          </table:table-cell>
          <table:table-cell table:style-name="ce5" table:formula="of:=AVERAGE([.O192:.O227])" office:value-type="float" office:value="1969624.77777778" calcext:value-type="float">
            <text:p>1969624,77777778</text:p>
          </table:table-cell>
          <table:table-cell table:style-name="ce5" table:formula="of:=AVERAGE([.P192:.P227])" office:value-type="float" office:value="4.30945499857955" calcext:value-type="float">
            <text:p>4,30945499857955</text:p>
          </table:table-cell>
          <table:table-cell table:style-name="ce5" table:formula="of:=AVERAGE([.Q192:.Q227])" office:value-type="float" office:value="1.29292698382789" calcext:value-type="float">
            <text:p>1,29292698382789</text:p>
          </table:table-cell>
          <table:table-cell table:formula="of:=SUM([.O192:.O227])" office:value-type="float" office:value="70906492" calcext:value-type="float">
            <text:p>70906492</text:p>
          </table:table-cell>
          <table:table-cell table:formula="of:=[.R228]/60000" office:value-type="float" office:value="1181.77486666667" calcext:value-type="float">
            <text:p>1181,77486666667</text:p>
          </table:table-cell>
          <table:table-cell table:formula="of:=[.S228]/60" office:value-type="float" office:value="19.6962477777778" calcext:value-type="float">
            <text:p>19,6962477777778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785784" calcext:value-type="float">
            <text:p>0,0785784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677" calcext:value-type="float">
            <text:p>0,0150677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11" calcext:value-type="float">
            <text:p>0,11</text:p>
          </table:table-cell>
          <table:table-cell office:value-type="float" office:value="0.0175439" calcext:value-type="float">
            <text:p>0,0175439</text:p>
          </table:table-cell>
          <table:table-cell office:value-type="float" office:value="0.570982" calcext:value-type="float">
            <text:p>0,570982</text:p>
          </table:table-cell>
          <table:table-cell office:value-type="float" office:value="0.000202729" calcext:value-type="float">
            <text:p>0,000202729</text:p>
          </table:table-cell>
          <table:table-cell office:value-type="float" office:value="752163" calcext:value-type="float">
            <text:p>752163</text:p>
          </table:table-cell>
          <table:table-cell table:formula="of:=[.G230]/[.I230]" office:value-type="float" office:value="5.21502286347618" calcext:value-type="float">
            <text:p>5,21502286347618</text:p>
          </table:table-cell>
          <table:table-cell table:formula="of:=[.J230]/[.H230]" office:value-type="float" office:value="1.27648139780087" calcext:value-type="float">
            <text:p>1,27648139780087</text:p>
          </table:table-cell>
          <table:table-cell office:value-type="string" calcext:value-type="string" table:number-columns-spanned="4" table:number-rows-spanned="1">
            <text:p>Nota: descriptors = original, scoring max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785287" calcext:value-type="float">
            <text:p>0,0785287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377" calcext:value-type="float">
            <text:p>0,0150377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12" calcext:value-type="float">
            <text:p>0,12</text:p>
          </table:table-cell>
          <table:table-cell office:value-type="float" office:value="0.0179372" calcext:value-type="float">
            <text:p>0,0179372</text:p>
          </table:table-cell>
          <table:table-cell office:value-type="float" office:value="0.570982" calcext:value-type="float">
            <text:p>0,570982</text:p>
          </table:table-cell>
          <table:table-cell office:value-type="float" office:value="0.000202729" calcext:value-type="float">
            <text:p>0,000202729</text:p>
          </table:table-cell>
          <table:table-cell office:value-type="float" office:value="982685" calcext:value-type="float">
            <text:p>982685</text:p>
          </table:table-cell>
          <table:table-cell table:formula="of:=[.G231]/[.I231]" office:value-type="float" office:value="5.22212173404177" calcext:value-type="float">
            <text:p>5,22212173404177</text:p>
          </table:table-cell>
          <table:table-cell table:formula="of:=[.J231]/[.H231]" office:value-type="float" office:value="1.27648139780087" calcext:value-type="float">
            <text:p>1,27648139780087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783133" calcext:value-type="float">
            <text:p>0,0783133</text:p>
          </table:table-cell>
          <table:table-cell office:value-type="float" office:value="0.0164609" calcext:value-type="float">
            <text:p>0,0164609</text:p>
          </table:table-cell>
          <table:table-cell office:value-type="float" office:value="0.0148704" calcext:value-type="float">
            <text:p>0,0148704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13" calcext:value-type="float">
            <text:p>0,13</text:p>
          </table:table-cell>
          <table:table-cell office:value-type="float" office:value="0.0175439" calcext:value-type="float">
            <text:p>0,0175439</text:p>
          </table:table-cell>
          <table:table-cell office:value-type="float" office:value="0.570982" calcext:value-type="float">
            <text:p>0,570982</text:p>
          </table:table-cell>
          <table:table-cell office:value-type="float" office:value="0.000202729" calcext:value-type="float">
            <text:p>0,000202729</text:p>
          </table:table-cell>
          <table:table-cell office:value-type="float" office:value="917549" calcext:value-type="float">
            <text:p>917549</text:p>
          </table:table-cell>
          <table:table-cell table:formula="of:=[.G232]/[.I232]" office:value-type="float" office:value="5.26638826124381" calcext:value-type="float">
            <text:p>5,26638826124381</text:p>
          </table:table-cell>
          <table:table-cell table:formula="of:=[.J232]/[.H232]" office:value-type="float" office:value="1.28164316653403" calcext:value-type="float">
            <text:p>1,28164316653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779395" calcext:value-type="float">
            <text:p>0,0779395</text:p>
          </table:table-cell>
          <table:table-cell office:value-type="float" office:value="0.0136364" calcext:value-type="float">
            <text:p>0,0136364</text:p>
          </table:table-cell>
          <table:table-cell office:value-type="float" office:value="0.0145037" calcext:value-type="float">
            <text:p>0,0145037</text:p>
          </table:table-cell>
          <table:table-cell office:value-type="float" office:value="0.0208333" calcext:value-type="float">
            <text:p>0,0208333</text:p>
          </table:table-cell>
          <table:table-cell office:value-type="float" office:value="0.13" calcext:value-type="float">
            <text:p>0,13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570982" calcext:value-type="float">
            <text:p>0,570982</text:p>
          </table:table-cell>
          <table:table-cell office:value-type="float" office:value="0.000202729" calcext:value-type="float">
            <text:p>0,000202729</text:p>
          </table:table-cell>
          <table:table-cell office:value-type="float" office:value="918638" calcext:value-type="float">
            <text:p>918638</text:p>
          </table:table-cell>
          <table:table-cell table:formula="of:=[.G233]/[.I233]" office:value-type="float" office:value="5.37376669401601" calcext:value-type="float">
            <text:p>5,37376669401601</text:p>
          </table:table-cell>
          <table:table-cell table:formula="of:=[.J233]/[.H233]" office:value-type="float" office:value="1.52777125927664" calcext:value-type="float">
            <text:p>1,52777125927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558052" calcext:value-type="float">
            <text:p>0,0558052</text:p>
          </table:table-cell>
          <table:table-cell office:value-type="float" office:value="0.0128755" calcext:value-type="float">
            <text:p>0,0128755</text:p>
          </table:table-cell>
          <table:table-cell office:value-type="float" office:value="0.0135047" calcext:value-type="float">
            <text:p>0,0135047</text:p>
          </table:table-cell>
          <table:table-cell office:value-type="float" office:value="0.0174672" calcext:value-type="float">
            <text:p>0,0174672</text:p>
          </table:table-cell>
          <table:table-cell office:value-type="float" office:value="0.13" calcext:value-type="float">
            <text:p>0,13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666782" calcext:value-type="float">
            <text:p>0,666782</text:p>
          </table:table-cell>
          <table:table-cell office:value-type="float" office:value="0" calcext:value-type="float">
            <text:p>0</text:p>
          </table:table-cell>
          <table:table-cell office:value-type="float" office:value="912129" calcext:value-type="float">
            <text:p>912129</text:p>
          </table:table-cell>
          <table:table-cell table:formula="of:=[.G234]/[.I234]" office:value-type="float" office:value="4.13227987293313" calcext:value-type="float">
            <text:p>4,13227987293313</text:p>
          </table:table-cell>
          <table:table-cell table:formula="of:=[.J234]/[.H234]" office:value-type="float" office:value="1.35662304376529" calcext:value-type="float">
            <text:p>1,35662304376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557207" calcext:value-type="float">
            <text:p>0,0557207</text:p>
          </table:table-cell>
          <table:table-cell office:value-type="float" office:value="0.012766" calcext:value-type="float">
            <text:p>0,012766</text:p>
          </table:table-cell>
          <table:table-cell office:value-type="float" office:value="0.0134652" calcext:value-type="float">
            <text:p>0,0134652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14" calcext:value-type="float">
            <text:p>0,14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666782" calcext:value-type="float">
            <text:p>0,666782</text:p>
          </table:table-cell>
          <table:table-cell office:value-type="float" office:value="0" calcext:value-type="float">
            <text:p>0</text:p>
          </table:table-cell>
          <table:table-cell office:value-type="float" office:value="890272" calcext:value-type="float">
            <text:p>890272</text:p>
          </table:table-cell>
          <table:table-cell table:formula="of:=[.G235]/[.I235]" office:value-type="float" office:value="4.13812642961115" calcext:value-type="float">
            <text:p>4,13812642961115</text:p>
          </table:table-cell>
          <table:table-cell table:formula="of:=[.J235]/[.H235]" office:value-type="float" office:value="1.36231395895347" calcext:value-type="float">
            <text:p>1,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555106" calcext:value-type="float">
            <text:p>0,0555106</text:p>
          </table:table-cell>
          <table:table-cell office:value-type="float" office:value="0.0127119" calcext:value-type="float">
            <text:p>0,0127119</text:p>
          </table:table-cell>
          <table:table-cell office:value-type="float" office:value="0.0133094" calcext:value-type="float">
            <text:p>0,0133094</text:p>
          </table:table-cell>
          <table:table-cell office:value-type="float" office:value="0.017316" calcext:value-type="float">
            <text:p>0,017316</text:p>
          </table:table-cell>
          <table:table-cell office:value-type="float" office:value="0.14" calcext:value-type="float">
            <text:p>0,14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666782" calcext:value-type="float">
            <text:p>0,666782</text:p>
          </table:table-cell>
          <table:table-cell office:value-type="float" office:value="0" calcext:value-type="float">
            <text:p>0</text:p>
          </table:table-cell>
          <table:table-cell office:value-type="float" office:value="874954" calcext:value-type="float">
            <text:p>874954</text:p>
          </table:table-cell>
          <table:table-cell table:formula="of:=[.G236]/[.I236]" office:value-type="float" office:value="4.17078155288743" calcext:value-type="float">
            <text:p>4,17078155288743</text:p>
          </table:table-cell>
          <table:table-cell table:formula="of:=[.J236]/[.H236]" office:value-type="float" office:value="1.36218818587308" calcext:value-type="float">
            <text:p>1,36218818587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550605" calcext:value-type="float">
            <text:p>0,0550605</text:p>
          </table:table-cell>
          <table:table-cell office:value-type="float" office:value="0.012605" calcext:value-type="float">
            <text:p>0,012605</text:p>
          </table:table-cell>
          <table:table-cell office:value-type="float" office:value="0.0129911" calcext:value-type="float">
            <text:p>0,0129911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14" calcext:value-type="float">
            <text:p>0,14</text:p>
          </table:table-cell>
          <table:table-cell office:value-type="float" office:value="0.0163934" calcext:value-type="float">
            <text:p>0,0163934</text:p>
          </table:table-cell>
          <table:table-cell office:value-type="float" office:value="0.666782" calcext:value-type="float">
            <text:p>0,666782</text:p>
          </table:table-cell>
          <table:table-cell office:value-type="float" office:value="0" calcext:value-type="float">
            <text:p>0</text:p>
          </table:table-cell>
          <table:table-cell office:value-type="float" office:value="835707" calcext:value-type="float">
            <text:p>835707</text:p>
          </table:table-cell>
          <table:table-cell table:formula="of:=[.G237]/[.I237]" office:value-type="float" office:value="4.23832469921716" calcext:value-type="float">
            <text:p>4,23832469921716</text:p>
          </table:table-cell>
          <table:table-cell table:formula="of:=[.J237]/[.H237]" office:value-type="float" office:value="1.36195160650536" calcext:value-type="float">
            <text:p>1,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980034" calcext:value-type="float">
            <text:p>0,0980034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0166183" calcext:value-type="float">
            <text:p>0,0166183</text:p>
          </table:table-cell>
          <table:table-cell office:value-type="float" office:value="0.0243902" calcext:value-type="float">
            <text:p>0,0243902</text:p>
          </table:table-cell>
          <table:table-cell office:value-type="float" office:value="0.12" calcext:value-type="float">
            <text:p>0,12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512322" calcext:value-type="float">
            <text:p>0,512322</text:p>
          </table:table-cell>
          <table:table-cell office:value-type="float" office:value="0.000603244" calcext:value-type="float">
            <text:p>0,000603244</text:p>
          </table:table-cell>
          <table:table-cell office:value-type="float" office:value="861036" calcext:value-type="float">
            <text:p>861036</text:p>
          </table:table-cell>
          <table:table-cell table:formula="of:=[.G238]/[.I238]" office:value-type="float" office:value="5.897318016885" calcext:value-type="float">
            <text:p>5,897318016885</text:p>
          </table:table-cell>
          <table:table-cell table:formula="of:=[.J238]/[.H238]" office:value-type="float" office:value="1.42072765823596" calcext:value-type="float">
            <text:p>1,420727658235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979846" calcext:value-type="float">
            <text:p>0,0979846</text:p>
          </table:table-cell>
          <table:table-cell office:value-type="float" office:value="0.0170213" calcext:value-type="float">
            <text:p>0,0170213</text:p>
          </table:table-cell>
          <table:table-cell office:value-type="float" office:value="0.0166008" calcext:value-type="float">
            <text:p>0,0166008</text:p>
          </table:table-cell>
          <table:table-cell office:value-type="float" office:value="0.0243902" calcext:value-type="float">
            <text:p>0,0243902</text:p>
          </table:table-cell>
          <table:table-cell office:value-type="float" office:value="0.12" calcext:value-type="float">
            <text:p>0,12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512322" calcext:value-type="float">
            <text:p>0,512322</text:p>
          </table:table-cell>
          <table:table-cell office:value-type="float" office:value="0.000603244" calcext:value-type="float">
            <text:p>0,000603244</text:p>
          </table:table-cell>
          <table:table-cell office:value-type="float" office:value="859724" calcext:value-type="float">
            <text:p>859724</text:p>
          </table:table-cell>
          <table:table-cell table:formula="of:=[.G239]/[.I239]" office:value-type="float" office:value="5.90240229386536" calcext:value-type="float">
            <text:p>5,90240229386536</text:p>
          </table:table-cell>
          <table:table-cell table:formula="of:=[.J239]/[.H239]" office:value-type="float" office:value="1.43292227973187" calcext:value-type="float">
            <text:p>1,43292227973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978225" calcext:value-type="float">
            <text:p>0,0978225</text:p>
          </table:table-cell>
          <table:table-cell office:value-type="float" office:value="0.0169492" calcext:value-type="float">
            <text:p>0,0169492</text:p>
          </table:table-cell>
          <table:table-cell office:value-type="float" office:value="0.0164522" calcext:value-type="float">
            <text:p>0,0164522</text:p>
          </table:table-cell>
          <table:table-cell office:value-type="float" office:value="0.0233645" calcext:value-type="float">
            <text:p>0,0233645</text:p>
          </table:table-cell>
          <table:table-cell office:value-type="float" office:value="0.13" calcext:value-type="float">
            <text:p>0,13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512322" calcext:value-type="float">
            <text:p>0,512322</text:p>
          </table:table-cell>
          <table:table-cell office:value-type="float" office:value="0.000603244" calcext:value-type="float">
            <text:p>0,000603244</text:p>
          </table:table-cell>
          <table:table-cell office:value-type="float" office:value="850311" calcext:value-type="float">
            <text:p>850311</text:p>
          </table:table-cell>
          <table:table-cell table:formula="of:=[.G240]/[.I240]" office:value-type="float" office:value="5.94586134377165" calcext:value-type="float">
            <text:p>5,94586134377165</text:p>
          </table:table-cell>
          <table:table-cell table:formula="of:=[.J240]/[.H240]" office:value-type="float" office:value="1.37850164019541" calcext:value-type="float">
            <text:p>1,37850164019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974913" calcext:value-type="float">
            <text:p>0,0974913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.0160489" calcext:value-type="float">
            <text:p>0,0160489</text:p>
          </table:table-cell>
          <table:table-cell office:value-type="float" office:value="0.0221239" calcext:value-type="float">
            <text:p>0,0221239</text:p>
          </table:table-cell>
          <table:table-cell office:value-type="float" office:value="0.13" calcext:value-type="float">
            <text:p>0,13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512322" calcext:value-type="float">
            <text:p>0,512322</text:p>
          </table:table-cell>
          <table:table-cell office:value-type="float" office:value="0.000603244" calcext:value-type="float">
            <text:p>0,000603244</text:p>
          </table:table-cell>
          <table:table-cell office:value-type="float" office:value="835366" calcext:value-type="float">
            <text:p>835366</text:p>
          </table:table-cell>
          <table:table-cell table:formula="of:=[.G241]/[.I241]" office:value-type="float" office:value="6.07464062957586" calcext:value-type="float">
            <text:p>6,07464062957586</text:p>
          </table:table-cell>
          <table:table-cell table:formula="of:=[.J241]/[.H241]" office:value-type="float" office:value="1.32190315719032" calcext:value-type="float">
            <text:p>1,32190315719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863468" calcext:value-type="float">
            <text:p>0,0863468</text:p>
          </table:table-cell>
          <table:table-cell office:value-type="float" office:value="0.0210084" calcext:value-type="float">
            <text:p>0,0210084</text:p>
          </table:table-cell>
          <table:table-cell office:value-type="float" office:value="0.020679" calcext:value-type="float">
            <text:p>0,020679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.13" calcext:value-type="float">
            <text:p>0,13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541479" calcext:value-type="float">
            <text:p>0,541479</text:p>
          </table:table-cell>
          <table:table-cell office:value-type="float" office:value="0.000558742" calcext:value-type="float">
            <text:p>0,000558742</text:p>
          </table:table-cell>
          <table:table-cell office:value-type="float" office:value="974828" calcext:value-type="float">
            <text:p>974828</text:p>
          </table:table-cell>
          <table:table-cell table:formula="of:=[.G242]/[.I242]" office:value-type="float" office:value="4.17557908989796" calcext:value-type="float">
            <text:p>4,17557908989796</text:p>
          </table:table-cell>
          <table:table-cell table:formula="of:=[.J242]/[.H242]" office:value-type="float" office:value="1.24174139867862" calcext:value-type="float">
            <text:p>1,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858772" calcext:value-type="float">
            <text:p>0,0858772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0202166" calcext:value-type="float">
            <text:p>0,0202166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13" calcext:value-type="float">
            <text:p>0,13</text:p>
          </table:table-cell>
          <table:table-cell office:value-type="float" office:value="0.0223214" calcext:value-type="float">
            <text:p>0,0223214</text:p>
          </table:table-cell>
          <table:table-cell office:value-type="float" office:value="0.541479" calcext:value-type="float">
            <text:p>0,541479</text:p>
          </table:table-cell>
          <table:table-cell office:value-type="float" office:value="0.000558742" calcext:value-type="float">
            <text:p>0,000558742</text:p>
          </table:table-cell>
          <table:table-cell office:value-type="float" office:value="909636" calcext:value-type="float">
            <text:p>909636</text:p>
          </table:table-cell>
          <table:table-cell table:formula="of:=[.G243]/[.I243]" office:value-type="float" office:value="4.24785572252505" calcext:value-type="float">
            <text:p>4,24785572252505</text:p>
          </table:table-cell>
          <table:table-cell table:formula="of:=[.J243]/[.H243]" office:value-type="float" office:value="1.24120230010267" calcext:value-type="float">
            <text:p>1,24120230010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85257" calcext:value-type="float">
            <text:p>0,085257</text:p>
          </table:table-cell>
          <table:table-cell office:value-type="float" office:value="0.0205761" calcext:value-type="float">
            <text:p>0,0205761</text:p>
          </table:table-cell>
          <table:table-cell office:value-type="float" office:value="0.0196094" calcext:value-type="float">
            <text:p>0,0196094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14" calcext:value-type="float">
            <text:p>0,14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541479" calcext:value-type="float">
            <text:p>0,541479</text:p>
          </table:table-cell>
          <table:table-cell office:value-type="float" office:value="0.000558742" calcext:value-type="float">
            <text:p>0,000558742</text:p>
          </table:table-cell>
          <table:table-cell office:value-type="float" office:value="864377" calcext:value-type="float">
            <text:p>864377</text:p>
          </table:table-cell>
          <table:table-cell table:formula="of:=[.G244]/[.I244]" office:value-type="float" office:value="4.34776178771406" calcext:value-type="float">
            <text:p>4,34776178771406</text:p>
          </table:table-cell>
          <table:table-cell table:formula="of:=[.J244]/[.H244]" office:value-type="float" office:value="1.23559372281433" calcext:value-type="float">
            <text:p>1,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841598" calcext:value-type="float">
            <text:p>0,0841598</text:p>
          </table:table-cell>
          <table:table-cell office:value-type="float" office:value="0.0176211" calcext:value-type="float">
            <text:p>0,0176211</text:p>
          </table:table-cell>
          <table:table-cell office:value-type="float" office:value="0.0189235" calcext:value-type="float">
            <text:p>0,0189235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15" calcext:value-type="float">
            <text:p>0,15</text:p>
          </table:table-cell>
          <table:table-cell office:value-type="float" office:value="0.0213675" calcext:value-type="float">
            <text:p>0,0213675</text:p>
          </table:table-cell>
          <table:table-cell office:value-type="float" office:value="0.541479" calcext:value-type="float">
            <text:p>0,541479</text:p>
          </table:table-cell>
          <table:table-cell office:value-type="float" office:value="0.000558742" calcext:value-type="float">
            <text:p>0,000558742</text:p>
          </table:table-cell>
          <table:table-cell office:value-type="float" office:value="839526" calcext:value-type="float">
            <text:p>839526</text:p>
          </table:table-cell>
          <table:table-cell table:formula="of:=[.G245]/[.I245]" office:value-type="float" office:value="4.44736967262927" calcext:value-type="float">
            <text:p>4,44736967262927</text:p>
          </table:table-cell>
          <table:table-cell table:formula="of:=[.J245]/[.H245]" office:value-type="float" office:value="1.40702907309986" calcext:value-type="float">
            <text:p>1,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639172" calcext:value-type="float">
            <text:p>0,0639172</text:p>
          </table:table-cell>
          <table:table-cell office:value-type="float" office:value="0.018018" calcext:value-type="float">
            <text:p>0,018018</text:p>
          </table:table-cell>
          <table:table-cell office:value-type="float" office:value="0.0188406" calcext:value-type="float">
            <text:p>0,0188406</text:p>
          </table:table-cell>
          <table:table-cell office:value-type="float" office:value="0.0228311" calcext:value-type="float">
            <text:p>0,0228311</text:p>
          </table:table-cell>
          <table:table-cell office:value-type="float" office:value="0.15" calcext:value-type="float">
            <text:p>0,15</text:p>
          </table:table-cell>
          <table:table-cell office:value-type="float" office:value="0.0213675" calcext:value-type="float">
            <text:p>0,0213675</text:p>
          </table:table-cell>
          <table:table-cell office:value-type="float" office:value="0.637973" calcext:value-type="float">
            <text:p>0,637973</text:p>
          </table:table-cell>
          <table:table-cell office:value-type="float" office:value="0.000118671" calcext:value-type="float">
            <text:p>0,000118671</text:p>
          </table:table-cell>
          <table:table-cell office:value-type="float" office:value="986694" calcext:value-type="float">
            <text:p>986694</text:p>
          </table:table-cell>
          <table:table-cell table:formula="of:=[.G246]/[.I246]" office:value-type="float" office:value="3.39252465420422" calcext:value-type="float">
            <text:p>3,39252465420422</text:p>
          </table:table-cell>
          <table:table-cell table:formula="of:=[.J246]/[.H246]" office:value-type="float" office:value="1.26712731712732" calcext:value-type="float">
            <text:p>1,26712731712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634103" calcext:value-type="float">
            <text:p>0,0634103</text:p>
          </table:table-cell>
          <table:table-cell office:value-type="float" office:value="0.017094" calcext:value-type="float">
            <text:p>0,017094</text:p>
          </table:table-cell>
          <table:table-cell office:value-type="float" office:value="0.0184416" calcext:value-type="float">
            <text:p>0,0184416</text:p>
          </table:table-cell>
          <table:table-cell office:value-type="float" office:value="0.0222222" calcext:value-type="float">
            <text:p>0,0222222</text:p>
          </table:table-cell>
          <table:table-cell office:value-type="float" office:value="0.16" calcext:value-type="float">
            <text:p>0,16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637973" calcext:value-type="float">
            <text:p>0,637973</text:p>
          </table:table-cell>
          <table:table-cell office:value-type="float" office:value="0.000118671" calcext:value-type="float">
            <text:p>0,000118671</text:p>
          </table:table-cell>
          <table:table-cell office:value-type="float" office:value="912439" calcext:value-type="float">
            <text:p>912439</text:p>
          </table:table-cell>
          <table:table-cell table:formula="of:=[.G247]/[.I247]" office:value-type="float" office:value="3.43843809647753" calcext:value-type="float">
            <text:p>3,43843809647753</text:p>
          </table:table-cell>
          <table:table-cell table:formula="of:=[.J247]/[.H247]" office:value-type="float" office:value="1.3" calcext:value-type="float">
            <text:p>1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626292" calcext:value-type="float">
            <text:p>0,0626292</text:p>
          </table:table-cell>
          <table:table-cell office:value-type="float" office:value="0.0168776" calcext:value-type="float">
            <text:p>0,0168776</text:p>
          </table:table-cell>
          <table:table-cell office:value-type="float" office:value="0.0179834" calcext:value-type="float">
            <text:p>0,0179834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16" calcext:value-type="float">
            <text:p>0,16</text:p>
          </table:table-cell>
          <table:table-cell office:value-type="float" office:value="0.0208333" calcext:value-type="float">
            <text:p>0,0208333</text:p>
          </table:table-cell>
          <table:table-cell office:value-type="float" office:value="0.637973" calcext:value-type="float">
            <text:p>0,637973</text:p>
          </table:table-cell>
          <table:table-cell office:value-type="float" office:value="0.000118671" calcext:value-type="float">
            <text:p>0,000118671</text:p>
          </table:table-cell>
          <table:table-cell office:value-type="float" office:value="872246" calcext:value-type="float">
            <text:p>872246</text:p>
          </table:table-cell>
          <table:table-cell table:formula="of:=[.G248]/[.I248]" office:value-type="float" office:value="3.48261174193979" calcext:value-type="float">
            <text:p>3,48261174193979</text:p>
          </table:table-cell>
          <table:table-cell table:formula="of:=[.J248]/[.H248]" office:value-type="float" office:value="1.2936732710812" calcext:value-type="float">
            <text:p>1,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61104" calcext:value-type="float">
            <text:p>0,061104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.0174525" calcext:value-type="float">
            <text:p>0,0174525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15" calcext:value-type="float">
            <text:p>0,15</text:p>
          </table:table-cell>
          <table:table-cell office:value-type="float" office:value="0.0186047" calcext:value-type="float">
            <text:p>0,0186047</text:p>
          </table:table-cell>
          <table:table-cell office:value-type="float" office:value="0.641097" calcext:value-type="float">
            <text:p>0,641097</text:p>
          </table:table-cell>
          <table:table-cell office:value-type="float" office:value="0.000108782" calcext:value-type="float">
            <text:p>0,000108782</text:p>
          </table:table-cell>
          <table:table-cell office:value-type="float" office:value="884817" calcext:value-type="float">
            <text:p>884817</text:p>
          </table:table-cell>
          <table:table-cell table:formula="of:=[.G249]/[.I249]" office:value-type="float" office:value="3.50116029222174" calcext:value-type="float">
            <text:p>3,50116029222174</text:p>
          </table:table-cell>
          <table:table-cell table:formula="of:=[.J249]/[.H249]" office:value-type="float" office:value="1.28218732821873" calcext:value-type="float">
            <text:p>1,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104547" calcext:value-type="float">
            <text:p>0,104547</text:p>
          </table:table-cell>
          <table:table-cell office:value-type="float" office:value="0.0228311" calcext:value-type="float">
            <text:p>0,0228311</text:p>
          </table:table-cell>
          <table:table-cell office:value-type="float" office:value="0.0224229" calcext:value-type="float">
            <text:p>0,0224229</text:p>
          </table:table-cell>
          <table:table-cell office:value-type="float" office:value="0.029661" calcext:value-type="float">
            <text:p>0,029661</text:p>
          </table:table-cell>
          <table:table-cell office:value-type="float" office:value="0.12" calcext:value-type="float">
            <text:p>0,12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.49462" calcext:value-type="float">
            <text:p>0,49462</text:p>
          </table:table-cell>
          <table:table-cell office:value-type="float" office:value="0.000969146" calcext:value-type="float">
            <text:p>0,000969146</text:p>
          </table:table-cell>
          <table:table-cell office:value-type="float" office:value="962148" calcext:value-type="float">
            <text:p>962148</text:p>
          </table:table-cell>
          <table:table-cell table:formula="of:=[.G250]/[.I250]" office:value-type="float" office:value="4.66251020162423" calcext:value-type="float">
            <text:p>4,66251020162423</text:p>
          </table:table-cell>
          <table:table-cell table:formula="of:=[.J250]/[.H250]" office:value-type="float" office:value="1.29914896785525" calcext:value-type="float">
            <text:p>1,29914896785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104098" calcext:value-type="float">
            <text:p>0,104098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0219656" calcext:value-type="float">
            <text:p>0,0219656</text:p>
          </table:table-cell>
          <table:table-cell office:value-type="float" office:value="0.0294118" calcext:value-type="float">
            <text:p>0,0294118</text:p>
          </table:table-cell>
          <table:table-cell office:value-type="float" office:value="0.13" calcext:value-type="float">
            <text:p>0,13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49462" calcext:value-type="float">
            <text:p>0,49462</text:p>
          </table:table-cell>
          <table:table-cell office:value-type="float" office:value="0.000969146" calcext:value-type="float">
            <text:p>0,000969146</text:p>
          </table:table-cell>
          <table:table-cell office:value-type="float" office:value="906877" calcext:value-type="float">
            <text:p>906877</text:p>
          </table:table-cell>
          <table:table-cell table:formula="of:=[.G251]/[.I251]" office:value-type="float" office:value="4.73913756054922" calcext:value-type="float">
            <text:p>4,73913756054922</text:p>
          </table:table-cell>
          <table:table-cell table:formula="of:=[.J251]/[.H251]" office:value-type="float" office:value="1.37059163435729" calcext:value-type="float">
            <text:p>1,37059163435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103483" calcext:value-type="float">
            <text:p>0,103483</text:p>
          </table:table-cell>
          <table:table-cell office:value-type="float" office:value="0.0210084" calcext:value-type="float">
            <text:p>0,0210084</text:p>
          </table:table-cell>
          <table:table-cell office:value-type="float" office:value="0.0212974" calcext:value-type="float">
            <text:p>0,0212974</text:p>
          </table:table-cell>
          <table:table-cell office:value-type="float" office:value="0.0288066" calcext:value-type="float">
            <text:p>0,0288066</text:p>
          </table:table-cell>
          <table:table-cell office:value-type="float" office:value="0.14" calcext:value-type="float">
            <text:p>0,14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49462" calcext:value-type="float">
            <text:p>0,49462</text:p>
          </table:table-cell>
          <table:table-cell office:value-type="float" office:value="0.000969146" calcext:value-type="float">
            <text:p>0,000969146</text:p>
          </table:table-cell>
          <table:table-cell office:value-type="float" office:value="865979" calcext:value-type="float">
            <text:p>865979</text:p>
          </table:table-cell>
          <table:table-cell table:formula="of:=[.G252]/[.I252]" office:value-type="float" office:value="4.85894991876943" calcext:value-type="float">
            <text:p>4,85894991876943</text:p>
          </table:table-cell>
          <table:table-cell table:formula="of:=[.J252]/[.H252]" office:value-type="float" office:value="1.3711943793911" calcext:value-type="float">
            <text:p>1,3711943793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102478" calcext:value-type="float">
            <text:p>0,102478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0204916" calcext:value-type="float">
            <text:p>0,0204916</text:p>
          </table:table-cell>
          <table:table-cell office:value-type="float" office:value="0.0264317" calcext:value-type="float">
            <text:p>0,0264317</text:p>
          </table:table-cell>
          <table:table-cell office:value-type="float" office:value="0.14" calcext:value-type="float">
            <text:p>0,14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49462" calcext:value-type="float">
            <text:p>0,49462</text:p>
          </table:table-cell>
          <table:table-cell office:value-type="float" office:value="0.000969146" calcext:value-type="float">
            <text:p>0,000969146</text:p>
          </table:table-cell>
          <table:table-cell office:value-type="float" office:value="838790" calcext:value-type="float">
            <text:p>838790</text:p>
          </table:table-cell>
          <table:table-cell table:formula="of:=[.G253]/[.I253]" office:value-type="float" office:value="5.00097600968202" calcext:value-type="float">
            <text:p>5,00097600968202</text:p>
          </table:table-cell>
          <table:table-cell table:formula="of:=[.J253]/[.H253]" office:value-type="float" office:value="1.27400720107582" calcext:value-type="float">
            <text:p>1,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87667" calcext:value-type="float">
            <text:p>0,087667</text:p>
          </table:table-cell>
          <table:table-cell office:value-type="float" office:value="0.0252101" calcext:value-type="float">
            <text:p>0,0252101</text:p>
          </table:table-cell>
          <table:table-cell office:value-type="float" office:value="0.0252538" calcext:value-type="float">
            <text:p>0,0252538</text:p>
          </table:table-cell>
          <table:table-cell office:value-type="float" office:value="0.0307018" calcext:value-type="float">
            <text:p>0,0307018</text:p>
          </table:table-cell>
          <table:table-cell office:value-type="float" office:value="0.14" calcext:value-type="float">
            <text:p>0,14</text:p>
          </table:table-cell>
          <table:table-cell office:value-type="float" office:value="0.0290456" calcext:value-type="float">
            <text:p>0,0290456</text:p>
          </table:table-cell>
          <table:table-cell office:value-type="float" office:value="0.539396" calcext:value-type="float">
            <text:p>0,539396</text:p>
          </table:table-cell>
          <table:table-cell office:value-type="float" office:value="0.000603244" calcext:value-type="float">
            <text:p>0,000603244</text:p>
          </table:table-cell>
          <table:table-cell office:value-type="float" office:value="10958700" calcext:value-type="float">
            <text:p>10958700</text:p>
          </table:table-cell>
          <table:table-cell table:formula="of:=[.G254]/[.I254]" office:value-type="float" office:value="3.47143796181169" calcext:value-type="float">
            <text:p>3,47143796181169</text:p>
          </table:table-cell>
          <table:table-cell table:formula="of:=[.J254]/[.H254]" office:value-type="float" office:value="1.21783729536971" calcext:value-type="float">
            <text:p>1,21783729536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867905" calcext:value-type="float">
            <text:p>0,0867905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0246504" calcext:value-type="float">
            <text:p>0,0246504</text:p>
          </table:table-cell>
          <table:table-cell office:value-type="float" office:value="0.0300429" calcext:value-type="float">
            <text:p>0,0300429</text:p>
          </table:table-cell>
          <table:table-cell office:value-type="float" office:value="0.14" calcext:value-type="float">
            <text:p>0,14</text:p>
          </table:table-cell>
          <table:table-cell office:value-type="float" office:value="0.0277778" calcext:value-type="float">
            <text:p>0,0277778</text:p>
          </table:table-cell>
          <table:table-cell office:value-type="float" office:value="0.539743" calcext:value-type="float">
            <text:p>0,539743</text:p>
          </table:table-cell>
          <table:table-cell office:value-type="float" office:value="0.000603244" calcext:value-type="float">
            <text:p>0,000603244</text:p>
          </table:table-cell>
          <table:table-cell office:value-type="float" office:value="6291870" calcext:value-type="float">
            <text:p>6291870</text:p>
          </table:table-cell>
          <table:table-cell table:formula="of:=[.G255]/[.I255]" office:value-type="float" office:value="3.5208556453445" calcext:value-type="float">
            <text:p>3,5208556453445</text:p>
          </table:table-cell>
          <table:table-cell table:formula="of:=[.J255]/[.H255]" office:value-type="float" office:value="1.20672148070195" calcext:value-type="float">
            <text:p>1,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85428" calcext:value-type="float">
            <text:p>0,085428</text:p>
          </table:table-cell>
          <table:table-cell office:value-type="float" office:value="0.0245902" calcext:value-type="float">
            <text:p>0,0245902</text:p>
          </table:table-cell>
          <table:table-cell office:value-type="float" office:value="0.0239663" calcext:value-type="float">
            <text:p>0,0239663</text:p>
          </table:table-cell>
          <table:table-cell office:value-type="float" office:value="0.029661" calcext:value-type="float">
            <text:p>0,029661</text:p>
          </table:table-cell>
          <table:table-cell office:value-type="float" office:value="0.15" calcext:value-type="float">
            <text:p>0,15</text:p>
          </table:table-cell>
          <table:table-cell office:value-type="float" office:value="0.0263158" calcext:value-type="float">
            <text:p>0,0263158</text:p>
          </table:table-cell>
          <table:table-cell office:value-type="float" office:value="0.542173" calcext:value-type="float">
            <text:p>0,542173</text:p>
          </table:table-cell>
          <table:table-cell office:value-type="float" office:value="0.000593354" calcext:value-type="float">
            <text:p>0,000593354</text:p>
          </table:table-cell>
          <table:table-cell office:value-type="float" office:value="3582910" calcext:value-type="float">
            <text:p>3582910</text:p>
          </table:table-cell>
          <table:table-cell table:formula="of:=[.G256]/[.I256]" office:value-type="float" office:value="3.56450515932789" calcext:value-type="float">
            <text:p>3,56450515932789</text:p>
          </table:table-cell>
          <table:table-cell table:formula="of:=[.J256]/[.H256]" office:value-type="float" office:value="1.20621223088873" calcext:value-type="float">
            <text:p>1,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831492" calcext:value-type="float">
            <text:p>0,0831492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0232565" calcext:value-type="float">
            <text:p>0,0232565</text:p>
          </table:table-cell>
          <table:table-cell office:value-type="float" office:value="0.0289855" calcext:value-type="float">
            <text:p>0,0289855</text:p>
          </table:table-cell>
          <table:table-cell office:value-type="float" office:value="0.17" calcext:value-type="float">
            <text:p>0,17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551892" calcext:value-type="float">
            <text:p>0,551892</text:p>
          </table:table-cell>
          <table:table-cell office:value-type="float" office:value="0.000543908" calcext:value-type="float">
            <text:p>0,000543908</text:p>
          </table:table-cell>
          <table:table-cell office:value-type="float" office:value="2224970" calcext:value-type="float">
            <text:p>2224970</text:p>
          </table:table-cell>
          <table:table-cell table:formula="of:=[.G257]/[.I257]" office:value-type="float" office:value="3.57531012835121" calcext:value-type="float">
            <text:p>3,57531012835121</text:p>
          </table:table-cell>
          <table:table-cell table:formula="of:=[.J257]/[.H257]" office:value-type="float" office:value="1.3275335369903" calcext:value-type="float">
            <text:p>1,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667373" calcext:value-type="float">
            <text:p>0,0667373</text:p>
          </table:table-cell>
          <table:table-cell office:value-type="float" office:value="0.0238095" calcext:value-type="float">
            <text:p>0,0238095</text:p>
          </table:table-cell>
          <table:table-cell office:value-type="float" office:value="0.023359" calcext:value-type="float">
            <text:p>0,023359</text:p>
          </table:table-cell>
          <table:table-cell office:value-type="float" office:value="0.028169" calcext:value-type="float">
            <text:p>0,028169</text:p>
          </table:table-cell>
          <table:table-cell office:value-type="float" office:value="0.16" calcext:value-type="float">
            <text:p>0,16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630337" calcext:value-type="float">
            <text:p>0,630337</text:p>
          </table:table-cell>
          <table:table-cell office:value-type="float" office:value="0.000163172" calcext:value-type="float">
            <text:p>0,000163172</text:p>
          </table:table-cell>
          <table:table-cell office:value-type="float" office:value="11308100" calcext:value-type="float">
            <text:p>11308100</text:p>
          </table:table-cell>
          <table:table-cell table:formula="of:=[.G258]/[.I258]" office:value-type="float" office:value="2.857027270003" calcext:value-type="float">
            <text:p>2,857027270003</text:p>
          </table:table-cell>
          <table:table-cell table:formula="of:=[.J258]/[.H258]" office:value-type="float" office:value="1.18309918309918" calcext:value-type="float">
            <text:p>1,18309918309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655173" calcext:value-type="float">
            <text:p>0,0655173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0228533" calcext:value-type="float">
            <text:p>0,0228533</text:p>
          </table:table-cell>
          <table:table-cell office:value-type="float" office:value="0.0267857" calcext:value-type="float">
            <text:p>0,0267857</text:p>
          </table:table-cell>
          <table:table-cell office:value-type="float" office:value="0.17" calcext:value-type="float">
            <text:p>0,17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633461" calcext:value-type="float">
            <text:p>0,633461</text:p>
          </table:table-cell>
          <table:table-cell office:value-type="float" office:value="0.000158228" calcext:value-type="float">
            <text:p>0,000158228</text:p>
          </table:table-cell>
          <table:table-cell office:value-type="float" office:value="6432070" calcext:value-type="float">
            <text:p>6432070</text:p>
          </table:table-cell>
          <table:table-cell table:formula="of:=[.G259]/[.I259]" office:value-type="float" office:value="2.86686386648755" calcext:value-type="float">
            <text:p>2,86686386648755</text:p>
          </table:table-cell>
          <table:table-cell table:formula="of:=[.J259]/[.H259]" office:value-type="float" office:value="1.24821521771548" calcext:value-type="float">
            <text:p>1,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634533" calcext:value-type="float">
            <text:p>0,0634533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0223409" calcext:value-type="float">
            <text:p>0,0223409</text:p>
          </table:table-cell>
          <table:table-cell office:value-type="float" office:value="0.0262009" calcext:value-type="float">
            <text:p>0,0262009</text:p>
          </table:table-cell>
          <table:table-cell office:value-type="float" office:value="0.16" calcext:value-type="float">
            <text:p>0,16</text:p>
          </table:table-cell>
          <table:table-cell office:value-type="float" office:value="0.025" calcext:value-type="float">
            <text:p>0,025</text:p>
          </table:table-cell>
          <table:table-cell office:value-type="float" office:value="0.643179" calcext:value-type="float">
            <text:p>0,643179</text:p>
          </table:table-cell>
          <table:table-cell office:value-type="float" office:value="0.000138449" calcext:value-type="float">
            <text:p>0,000138449</text:p>
          </table:table-cell>
          <table:table-cell office:value-type="float" office:value="3702500" calcext:value-type="float">
            <text:p>3702500</text:p>
          </table:table-cell>
          <table:table-cell table:formula="of:=[.G260]/[.I260]" office:value-type="float" office:value="2.84023025034802" calcext:value-type="float">
            <text:p>2,84023025034802</text:p>
          </table:table-cell>
          <table:table-cell table:formula="of:=[.J260]/[.H260]" office:value-type="float" office:value="1.24192539223586" calcext:value-type="float">
            <text:p>1,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604453" calcext:value-type="float">
            <text:p>0,0604453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18089" calcext:value-type="float">
            <text:p>0,0218089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15" calcext:value-type="float">
            <text:p>0,15</text:p>
          </table:table-cell>
          <table:table-cell office:value-type="float" office:value="0.0234742" calcext:value-type="float">
            <text:p>0,0234742</text:p>
          </table:table-cell>
          <table:table-cell office:value-type="float" office:value="0.657758" calcext:value-type="float">
            <text:p>0,657758</text:p>
          </table:table-cell>
          <table:table-cell office:value-type="float" office:value="0.0000988924" calcext:value-type="float">
            <text:p>9,88924E-05</text:p>
          </table:table-cell>
          <table:table-cell office:value-type="float" office:value="2295960" calcext:value-type="float">
            <text:p>2295960</text:p>
          </table:table-cell>
          <table:table-cell table:formula="of:=[.G261]/[.I261]" office:value-type="float" office:value="2.77158866334386" calcext:value-type="float">
            <text:p>2,77158866334386</text:p>
          </table:table-cell>
          <table:table-cell table:formula="of:=[.J261]/[.H261]" office:value-type="float" office:value="1.23090270309027" calcext:value-type="float">
            <text:p>1,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10478" calcext:value-type="float">
            <text:p>0,10478</text:p>
          </table:table-cell>
          <table:table-cell office:value-type="float" office:value="0.0277778" calcext:value-type="float">
            <text:p>0,0277778</text:p>
          </table:table-cell>
          <table:table-cell office:value-type="float" office:value="0.0270747" calcext:value-type="float">
            <text:p>0,0270747</text:p>
          </table:table-cell>
          <table:table-cell office:value-type="float" office:value="0.034188" calcext:value-type="float">
            <text:p>0,034188</text:p>
          </table:table-cell>
          <table:table-cell office:value-type="float" office:value="0.13" calcext:value-type="float">
            <text:p>0,13</text:p>
          </table:table-cell>
          <table:table-cell office:value-type="float" office:value="0.0309735" calcext:value-type="float">
            <text:p>0,0309735</text:p>
          </table:table-cell>
          <table:table-cell office:value-type="float" office:value="0.490108" calcext:value-type="float">
            <text:p>0,490108</text:p>
          </table:table-cell>
          <table:table-cell office:value-type="float" office:value="0.000969146" calcext:value-type="float">
            <text:p>0,000969146</text:p>
          </table:table-cell>
          <table:table-cell office:value-type="float" office:value="10847100" calcext:value-type="float">
            <text:p>10847100</text:p>
          </table:table-cell>
          <table:table-cell table:formula="of:=[.G262]/[.I262]" office:value-type="float" office:value="3.87003364764891" calcext:value-type="float">
            <text:p>3,87003364764891</text:p>
          </table:table-cell>
          <table:table-cell table:formula="of:=[.J262]/[.H262]" office:value-type="float" office:value="1.23076701538639" calcext:value-type="float">
            <text:p>1,23076701538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103984" calcext:value-type="float">
            <text:p>0,103984</text:p>
          </table:table-cell>
          <table:table-cell office:value-type="float" office:value="0.0257732" calcext:value-type="float">
            <text:p>0,0257732</text:p>
          </table:table-cell>
          <table:table-cell office:value-type="float" office:value="0.0264258" calcext:value-type="float">
            <text:p>0,0264258</text:p>
          </table:table-cell>
          <table:table-cell office:value-type="float" office:value="0.0337553" calcext:value-type="float">
            <text:p>0,0337553</text:p>
          </table:table-cell>
          <table:table-cell office:value-type="float" office:value="0.14" calcext:value-type="float">
            <text:p>0,14</text:p>
          </table:table-cell>
          <table:table-cell office:value-type="float" office:value="0.0300429" calcext:value-type="float">
            <text:p>0,0300429</text:p>
          </table:table-cell>
          <table:table-cell office:value-type="float" office:value="0.490108" calcext:value-type="float">
            <text:p>0,490108</text:p>
          </table:table-cell>
          <table:table-cell office:value-type="float" office:value="0.000969146" calcext:value-type="float">
            <text:p>0,000969146</text:p>
          </table:table-cell>
          <table:table-cell office:value-type="float" office:value="6197270" calcext:value-type="float">
            <text:p>6197270</text:p>
          </table:table-cell>
          <table:table-cell table:formula="of:=[.G263]/[.I263]" office:value-type="float" office:value="3.93494236692929" calcext:value-type="float">
            <text:p>3,93494236692929</text:p>
          </table:table-cell>
          <table:table-cell table:formula="of:=[.J263]/[.H263]" office:value-type="float" office:value="1.30970543044713" calcext:value-type="float">
            <text:p>1,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102796" calcext:value-type="float">
            <text:p>0,102796</text:p>
          </table:table-cell>
          <table:table-cell office:value-type="float" office:value="0.0253165" calcext:value-type="float">
            <text:p>0,0253165</text:p>
          </table:table-cell>
          <table:table-cell office:value-type="float" office:value="0.0256635" calcext:value-type="float">
            <text:p>0,0256635</text:p>
          </table:table-cell>
          <table:table-cell office:value-type="float" office:value="0.0329218" calcext:value-type="float">
            <text:p>0,0329218</text:p>
          </table:table-cell>
          <table:table-cell office:value-type="float" office:value="0.15" calcext:value-type="float">
            <text:p>0,15</text:p>
          </table:table-cell>
          <table:table-cell office:value-type="float" office:value="0.0294118" calcext:value-type="float">
            <text:p>0,0294118</text:p>
          </table:table-cell>
          <table:table-cell office:value-type="float" office:value="0.491149" calcext:value-type="float">
            <text:p>0,491149</text:p>
          </table:table-cell>
          <table:table-cell office:value-type="float" office:value="0.000959256" calcext:value-type="float">
            <text:p>0,000959256</text:p>
          </table:table-cell>
          <table:table-cell office:value-type="float" office:value="3597780" calcext:value-type="float">
            <text:p>3597780</text:p>
          </table:table-cell>
          <table:table-cell table:formula="of:=[.G264]/[.I264]" office:value-type="float" office:value="4.00553315019386" calcext:value-type="float">
            <text:p>4,00553315019386</text:p>
          </table:table-cell>
          <table:table-cell table:formula="of:=[.J264]/[.H264]" office:value-type="float" office:value="1.30040882428456" calcext:value-type="float">
            <text:p>1,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101227" calcext:value-type="float">
            <text:p>0,101227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0248229" calcext:value-type="float">
            <text:p>0,0248229</text:p>
          </table:table-cell>
          <table:table-cell office:value-type="float" office:value="0.030837" calcext:value-type="float">
            <text:p>0,030837</text:p>
          </table:table-cell>
          <table:table-cell office:value-type="float" office:value="0.14" calcext:value-type="float">
            <text:p>0,14</text:p>
          </table:table-cell>
          <table:table-cell office:value-type="float" office:value="0.0286885" calcext:value-type="float">
            <text:p>0,0286885</text:p>
          </table:table-cell>
          <table:table-cell office:value-type="float" office:value="0.498091" calcext:value-type="float">
            <text:p>0,498091</text:p>
          </table:table-cell>
          <table:table-cell office:value-type="float" office:value="0.000919699" calcext:value-type="float">
            <text:p>0,000919699</text:p>
          </table:table-cell>
          <table:table-cell office:value-type="float" office:value="2244410" calcext:value-type="float">
            <text:p>2244410</text:p>
          </table:table-cell>
          <table:table-cell table:formula="of:=[.G265]/[.I265]" office:value-type="float" office:value="4.07796832763295" calcext:value-type="float">
            <text:p>4,07796832763295</text:p>
          </table:table-cell>
          <table:table-cell table:formula="of:=[.J265]/[.H265]" office:value-type="float" office:value="1.23861778657873" calcext:value-type="float">
            <text:p>1,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785784" calcext:value-type="float">
            <text:p>0,0785784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677" calcext:value-type="float">
            <text:p>0,0150677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11" calcext:value-type="float">
            <text:p>0,11</text:p>
          </table:table-cell>
          <table:table-cell office:value-type="float" office:value="0.0175439" calcext:value-type="float">
            <text:p>0,0175439</text:p>
          </table:table-cell>
          <table:table-cell office:value-type="float" office:value="0.570982" calcext:value-type="float">
            <text:p>0,570982</text:p>
          </table:table-cell>
          <table:table-cell office:value-type="float" office:value="0.000202729" calcext:value-type="float">
            <text:p>0,000202729</text:p>
          </table:table-cell>
          <table:table-cell office:value-type="float" office:value="892128" calcext:value-type="float">
            <text:p>892128</text:p>
          </table:table-cell>
          <table:table-cell table:formula="of:=[.G266]/[.I266]" office:value-type="float" office:value="5.21502286347618" calcext:value-type="float">
            <text:p>5,21502286347618</text:p>
          </table:table-cell>
          <table:table-cell table:formula="of:=[.J266]/[.H266]" office:value-type="float" office:value="1.27648139780087" calcext:value-type="float">
            <text:p>1,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785287" calcext:value-type="float">
            <text:p>0,0785287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377" calcext:value-type="float">
            <text:p>0,0150377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12" calcext:value-type="float">
            <text:p>0,12</text:p>
          </table:table-cell>
          <table:table-cell office:value-type="float" office:value="0.0179372" calcext:value-type="float">
            <text:p>0,0179372</text:p>
          </table:table-cell>
          <table:table-cell office:value-type="float" office:value="0.570982" calcext:value-type="float">
            <text:p>0,570982</text:p>
          </table:table-cell>
          <table:table-cell office:value-type="float" office:value="0.000202729" calcext:value-type="float">
            <text:p>0,000202729</text:p>
          </table:table-cell>
          <table:table-cell office:value-type="float" office:value="872444" calcext:value-type="float">
            <text:p>872444</text:p>
          </table:table-cell>
          <table:table-cell table:formula="of:=[.G267]/[.I267]" office:value-type="float" office:value="5.22212173404177" calcext:value-type="float">
            <text:p>5,22212173404177</text:p>
          </table:table-cell>
          <table:table-cell table:formula="of:=[.J267]/[.H267]" office:value-type="float" office:value="1.27648139780087" calcext:value-type="float">
            <text:p>1,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783133" calcext:value-type="float">
            <text:p>0,0783133</text:p>
          </table:table-cell>
          <table:table-cell office:value-type="float" office:value="0.0164609" calcext:value-type="float">
            <text:p>0,0164609</text:p>
          </table:table-cell>
          <table:table-cell office:value-type="float" office:value="0.0148704" calcext:value-type="float">
            <text:p>0,0148704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13" calcext:value-type="float">
            <text:p>0,13</text:p>
          </table:table-cell>
          <table:table-cell office:value-type="float" office:value="0.0175439" calcext:value-type="float">
            <text:p>0,0175439</text:p>
          </table:table-cell>
          <table:table-cell office:value-type="float" office:value="0.570982" calcext:value-type="float">
            <text:p>0,570982</text:p>
          </table:table-cell>
          <table:table-cell office:value-type="float" office:value="0.000202729" calcext:value-type="float">
            <text:p>0,000202729</text:p>
          </table:table-cell>
          <table:table-cell office:value-type="float" office:value="865551" calcext:value-type="float">
            <text:p>865551</text:p>
          </table:table-cell>
          <table:table-cell table:formula="of:=[.G268]/[.I268]" office:value-type="float" office:value="5.26638826124381" calcext:value-type="float">
            <text:p>5,26638826124381</text:p>
          </table:table-cell>
          <table:table-cell table:formula="of:=[.J268]/[.H268]" office:value-type="float" office:value="1.28164316653403" calcext:value-type="float">
            <text:p>1,28164316653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779395" calcext:value-type="float">
            <text:p>0,0779395</text:p>
          </table:table-cell>
          <table:table-cell office:value-type="float" office:value="0.0136364" calcext:value-type="float">
            <text:p>0,0136364</text:p>
          </table:table-cell>
          <table:table-cell office:value-type="float" office:value="0.0145037" calcext:value-type="float">
            <text:p>0,0145037</text:p>
          </table:table-cell>
          <table:table-cell office:value-type="float" office:value="0.0208333" calcext:value-type="float">
            <text:p>0,0208333</text:p>
          </table:table-cell>
          <table:table-cell office:value-type="float" office:value="0.13" calcext:value-type="float">
            <text:p>0,13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570982" calcext:value-type="float">
            <text:p>0,570982</text:p>
          </table:table-cell>
          <table:table-cell office:value-type="float" office:value="0.000202729" calcext:value-type="float">
            <text:p>0,000202729</text:p>
          </table:table-cell>
          <table:table-cell office:value-type="float" office:value="837232" calcext:value-type="float">
            <text:p>837232</text:p>
          </table:table-cell>
          <table:table-cell table:formula="of:=[.G269]/[.I269]" office:value-type="float" office:value="5.37376669401601" calcext:value-type="float">
            <text:p>5,37376669401601</text:p>
          </table:table-cell>
          <table:table-cell table:formula="of:=[.J269]/[.H269]" office:value-type="float" office:value="1.52777125927664" calcext:value-type="float">
            <text:p>1,52777125927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558052" calcext:value-type="float">
            <text:p>0,0558052</text:p>
          </table:table-cell>
          <table:table-cell office:value-type="float" office:value="0.0128755" calcext:value-type="float">
            <text:p>0,0128755</text:p>
          </table:table-cell>
          <table:table-cell office:value-type="float" office:value="0.0135047" calcext:value-type="float">
            <text:p>0,0135047</text:p>
          </table:table-cell>
          <table:table-cell office:value-type="float" office:value="0.0174672" calcext:value-type="float">
            <text:p>0,0174672</text:p>
          </table:table-cell>
          <table:table-cell office:value-type="float" office:value="0.13" calcext:value-type="float">
            <text:p>0,13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666782" calcext:value-type="float">
            <text:p>0,666782</text:p>
          </table:table-cell>
          <table:table-cell office:value-type="float" office:value="0" calcext:value-type="float">
            <text:p>0</text:p>
          </table:table-cell>
          <table:table-cell office:value-type="float" office:value="915622" calcext:value-type="float">
            <text:p>915622</text:p>
          </table:table-cell>
          <table:table-cell table:formula="of:=[.G270]/[.I270]" office:value-type="float" office:value="4.13227987293313" calcext:value-type="float">
            <text:p>4,13227987293313</text:p>
          </table:table-cell>
          <table:table-cell table:formula="of:=[.J270]/[.H270]" office:value-type="float" office:value="1.35662304376529" calcext:value-type="float">
            <text:p>1,35662304376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557207" calcext:value-type="float">
            <text:p>0,0557207</text:p>
          </table:table-cell>
          <table:table-cell office:value-type="float" office:value="0.012766" calcext:value-type="float">
            <text:p>0,012766</text:p>
          </table:table-cell>
          <table:table-cell office:value-type="float" office:value="0.0134652" calcext:value-type="float">
            <text:p>0,0134652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14" calcext:value-type="float">
            <text:p>0,14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666782" calcext:value-type="float">
            <text:p>0,666782</text:p>
          </table:table-cell>
          <table:table-cell office:value-type="float" office:value="0" calcext:value-type="float">
            <text:p>0</text:p>
          </table:table-cell>
          <table:table-cell office:value-type="float" office:value="876970" calcext:value-type="float">
            <text:p>876970</text:p>
          </table:table-cell>
          <table:table-cell table:formula="of:=[.G271]/[.I271]" office:value-type="float" office:value="4.13812642961115" calcext:value-type="float">
            <text:p>4,13812642961115</text:p>
          </table:table-cell>
          <table:table-cell table:formula="of:=[.J271]/[.H271]" office:value-type="float" office:value="1.36231395895347" calcext:value-type="float">
            <text:p>1,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555106" calcext:value-type="float">
            <text:p>0,0555106</text:p>
          </table:table-cell>
          <table:table-cell office:value-type="float" office:value="0.0127119" calcext:value-type="float">
            <text:p>0,0127119</text:p>
          </table:table-cell>
          <table:table-cell office:value-type="float" office:value="0.0133094" calcext:value-type="float">
            <text:p>0,0133094</text:p>
          </table:table-cell>
          <table:table-cell office:value-type="float" office:value="0.017316" calcext:value-type="float">
            <text:p>0,017316</text:p>
          </table:table-cell>
          <table:table-cell office:value-type="float" office:value="0.14" calcext:value-type="float">
            <text:p>0,14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666782" calcext:value-type="float">
            <text:p>0,666782</text:p>
          </table:table-cell>
          <table:table-cell office:value-type="float" office:value="0" calcext:value-type="float">
            <text:p>0</text:p>
          </table:table-cell>
          <table:table-cell office:value-type="float" office:value="856441" calcext:value-type="float">
            <text:p>856441</text:p>
          </table:table-cell>
          <table:table-cell table:formula="of:=[.G272]/[.I272]" office:value-type="float" office:value="4.17078155288743" calcext:value-type="float">
            <text:p>4,17078155288743</text:p>
          </table:table-cell>
          <table:table-cell table:formula="of:=[.J272]/[.H272]" office:value-type="float" office:value="1.36218818587308" calcext:value-type="float">
            <text:p>1,36218818587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550605" calcext:value-type="float">
            <text:p>0,0550605</text:p>
          </table:table-cell>
          <table:table-cell office:value-type="float" office:value="0.012605" calcext:value-type="float">
            <text:p>0,012605</text:p>
          </table:table-cell>
          <table:table-cell office:value-type="float" office:value="0.0129911" calcext:value-type="float">
            <text:p>0,0129911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14" calcext:value-type="float">
            <text:p>0,14</text:p>
          </table:table-cell>
          <table:table-cell office:value-type="float" office:value="0.0163934" calcext:value-type="float">
            <text:p>0,0163934</text:p>
          </table:table-cell>
          <table:table-cell office:value-type="float" office:value="0.666782" calcext:value-type="float">
            <text:p>0,666782</text:p>
          </table:table-cell>
          <table:table-cell office:value-type="float" office:value="0" calcext:value-type="float">
            <text:p>0</text:p>
          </table:table-cell>
          <table:table-cell office:value-type="float" office:value="835610" calcext:value-type="float">
            <text:p>835610</text:p>
          </table:table-cell>
          <table:table-cell table:formula="of:=[.G273]/[.I273]" office:value-type="float" office:value="4.23832469921716" calcext:value-type="float">
            <text:p>4,23832469921716</text:p>
          </table:table-cell>
          <table:table-cell table:formula="of:=[.J273]/[.H273]" office:value-type="float" office:value="1.36195160650536" calcext:value-type="float">
            <text:p>1,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980034" calcext:value-type="float">
            <text:p>0,0980034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0166183" calcext:value-type="float">
            <text:p>0,0166183</text:p>
          </table:table-cell>
          <table:table-cell office:value-type="float" office:value="0.0243902" calcext:value-type="float">
            <text:p>0,0243902</text:p>
          </table:table-cell>
          <table:table-cell office:value-type="float" office:value="0.12" calcext:value-type="float">
            <text:p>0,12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512322" calcext:value-type="float">
            <text:p>0,512322</text:p>
          </table:table-cell>
          <table:table-cell office:value-type="float" office:value="0.000603244" calcext:value-type="float">
            <text:p>0,000603244</text:p>
          </table:table-cell>
          <table:table-cell office:value-type="float" office:value="861344" calcext:value-type="float">
            <text:p>861344</text:p>
          </table:table-cell>
          <table:table-cell table:formula="of:=[.G274]/[.I274]" office:value-type="float" office:value="5.897318016885" calcext:value-type="float">
            <text:p>5,897318016885</text:p>
          </table:table-cell>
          <table:table-cell table:formula="of:=[.J274]/[.H274]" office:value-type="float" office:value="1.42072765823596" calcext:value-type="float">
            <text:p>1,420727658235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979846" calcext:value-type="float">
            <text:p>0,0979846</text:p>
          </table:table-cell>
          <table:table-cell office:value-type="float" office:value="0.0170213" calcext:value-type="float">
            <text:p>0,0170213</text:p>
          </table:table-cell>
          <table:table-cell office:value-type="float" office:value="0.0166008" calcext:value-type="float">
            <text:p>0,0166008</text:p>
          </table:table-cell>
          <table:table-cell office:value-type="float" office:value="0.0243902" calcext:value-type="float">
            <text:p>0,0243902</text:p>
          </table:table-cell>
          <table:table-cell office:value-type="float" office:value="0.12" calcext:value-type="float">
            <text:p>0,12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512322" calcext:value-type="float">
            <text:p>0,512322</text:p>
          </table:table-cell>
          <table:table-cell office:value-type="float" office:value="0.000603244" calcext:value-type="float">
            <text:p>0,000603244</text:p>
          </table:table-cell>
          <table:table-cell office:value-type="float" office:value="859912" calcext:value-type="float">
            <text:p>859912</text:p>
          </table:table-cell>
          <table:table-cell table:formula="of:=[.G275]/[.I275]" office:value-type="float" office:value="5.90240229386536" calcext:value-type="float">
            <text:p>5,90240229386536</text:p>
          </table:table-cell>
          <table:table-cell table:formula="of:=[.J275]/[.H275]" office:value-type="float" office:value="1.43292227973187" calcext:value-type="float">
            <text:p>1,43292227973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978225" calcext:value-type="float">
            <text:p>0,0978225</text:p>
          </table:table-cell>
          <table:table-cell office:value-type="float" office:value="0.0169492" calcext:value-type="float">
            <text:p>0,0169492</text:p>
          </table:table-cell>
          <table:table-cell office:value-type="float" office:value="0.0164522" calcext:value-type="float">
            <text:p>0,0164522</text:p>
          </table:table-cell>
          <table:table-cell office:value-type="float" office:value="0.0233645" calcext:value-type="float">
            <text:p>0,0233645</text:p>
          </table:table-cell>
          <table:table-cell office:value-type="float" office:value="0.13" calcext:value-type="float">
            <text:p>0,13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512322" calcext:value-type="float">
            <text:p>0,512322</text:p>
          </table:table-cell>
          <table:table-cell office:value-type="float" office:value="0.000603244" calcext:value-type="float">
            <text:p>0,000603244</text:p>
          </table:table-cell>
          <table:table-cell office:value-type="float" office:value="852654" calcext:value-type="float">
            <text:p>852654</text:p>
          </table:table-cell>
          <table:table-cell table:formula="of:=[.G276]/[.I276]" office:value-type="float" office:value="5.94586134377165" calcext:value-type="float">
            <text:p>5,94586134377165</text:p>
          </table:table-cell>
          <table:table-cell table:formula="of:=[.J276]/[.H276]" office:value-type="float" office:value="1.37850164019541" calcext:value-type="float">
            <text:p>1,37850164019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974913" calcext:value-type="float">
            <text:p>0,0974913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.0160489" calcext:value-type="float">
            <text:p>0,0160489</text:p>
          </table:table-cell>
          <table:table-cell office:value-type="float" office:value="0.0221239" calcext:value-type="float">
            <text:p>0,0221239</text:p>
          </table:table-cell>
          <table:table-cell office:value-type="float" office:value="0.13" calcext:value-type="float">
            <text:p>0,13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512322" calcext:value-type="float">
            <text:p>0,512322</text:p>
          </table:table-cell>
          <table:table-cell office:value-type="float" office:value="0.000603244" calcext:value-type="float">
            <text:p>0,000603244</text:p>
          </table:table-cell>
          <table:table-cell office:value-type="float" office:value="837427" calcext:value-type="float">
            <text:p>837427</text:p>
          </table:table-cell>
          <table:table-cell table:formula="of:=[.G277]/[.I277]" office:value-type="float" office:value="6.07464062957586" calcext:value-type="float">
            <text:p>6,07464062957586</text:p>
          </table:table-cell>
          <table:table-cell table:formula="of:=[.J277]/[.H277]" office:value-type="float" office:value="1.32190315719032" calcext:value-type="float">
            <text:p>1,32190315719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63468" calcext:value-type="float">
            <text:p>0,0863468</text:p>
          </table:table-cell>
          <table:table-cell office:value-type="float" office:value="0.0210084" calcext:value-type="float">
            <text:p>0,0210084</text:p>
          </table:table-cell>
          <table:table-cell office:value-type="float" office:value="0.020679" calcext:value-type="float">
            <text:p>0,020679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.13" calcext:value-type="float">
            <text:p>0,13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541479" calcext:value-type="float">
            <text:p>0,541479</text:p>
          </table:table-cell>
          <table:table-cell office:value-type="float" office:value="0.000558742" calcext:value-type="float">
            <text:p>0,000558742</text:p>
          </table:table-cell>
          <table:table-cell office:value-type="float" office:value="979392" calcext:value-type="float">
            <text:p>979392</text:p>
          </table:table-cell>
          <table:table-cell table:formula="of:=[.G278]/[.I278]" office:value-type="float" office:value="4.17557908989796" calcext:value-type="float">
            <text:p>4,17557908989796</text:p>
          </table:table-cell>
          <table:table-cell table:formula="of:=[.J278]/[.H278]" office:value-type="float" office:value="1.24174139867862" calcext:value-type="float">
            <text:p>1,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58772" calcext:value-type="float">
            <text:p>0,0858772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0202166" calcext:value-type="float">
            <text:p>0,0202166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13" calcext:value-type="float">
            <text:p>0,13</text:p>
          </table:table-cell>
          <table:table-cell office:value-type="float" office:value="0.0223214" calcext:value-type="float">
            <text:p>0,0223214</text:p>
          </table:table-cell>
          <table:table-cell office:value-type="float" office:value="0.541479" calcext:value-type="float">
            <text:p>0,541479</text:p>
          </table:table-cell>
          <table:table-cell office:value-type="float" office:value="0.000558742" calcext:value-type="float">
            <text:p>0,000558742</text:p>
          </table:table-cell>
          <table:table-cell office:value-type="float" office:value="952066" calcext:value-type="float">
            <text:p>952066</text:p>
          </table:table-cell>
          <table:table-cell table:formula="of:=[.G279]/[.I279]" office:value-type="float" office:value="4.24785572252505" calcext:value-type="float">
            <text:p>4,24785572252505</text:p>
          </table:table-cell>
          <table:table-cell table:formula="of:=[.J279]/[.H279]" office:value-type="float" office:value="1.24120230010267" calcext:value-type="float">
            <text:p>1,24120230010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5257" calcext:value-type="float">
            <text:p>0,085257</text:p>
          </table:table-cell>
          <table:table-cell office:value-type="float" office:value="0.0205761" calcext:value-type="float">
            <text:p>0,0205761</text:p>
          </table:table-cell>
          <table:table-cell office:value-type="float" office:value="0.0196094" calcext:value-type="float">
            <text:p>0,0196094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14" calcext:value-type="float">
            <text:p>0,14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541479" calcext:value-type="float">
            <text:p>0,541479</text:p>
          </table:table-cell>
          <table:table-cell office:value-type="float" office:value="0.000558742" calcext:value-type="float">
            <text:p>0,000558742</text:p>
          </table:table-cell>
          <table:table-cell office:value-type="float" office:value="907101" calcext:value-type="float">
            <text:p>907101</text:p>
          </table:table-cell>
          <table:table-cell table:formula="of:=[.G280]/[.I280]" office:value-type="float" office:value="4.34776178771406" calcext:value-type="float">
            <text:p>4,34776178771406</text:p>
          </table:table-cell>
          <table:table-cell table:formula="of:=[.J280]/[.H280]" office:value-type="float" office:value="1.23559372281433" calcext:value-type="float">
            <text:p>1,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41598" calcext:value-type="float">
            <text:p>0,0841598</text:p>
          </table:table-cell>
          <table:table-cell office:value-type="float" office:value="0.0176211" calcext:value-type="float">
            <text:p>0,0176211</text:p>
          </table:table-cell>
          <table:table-cell office:value-type="float" office:value="0.0189235" calcext:value-type="float">
            <text:p>0,0189235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15" calcext:value-type="float">
            <text:p>0,15</text:p>
          </table:table-cell>
          <table:table-cell office:value-type="float" office:value="0.0213675" calcext:value-type="float">
            <text:p>0,0213675</text:p>
          </table:table-cell>
          <table:table-cell office:value-type="float" office:value="0.541479" calcext:value-type="float">
            <text:p>0,541479</text:p>
          </table:table-cell>
          <table:table-cell office:value-type="float" office:value="0.000558742" calcext:value-type="float">
            <text:p>0,000558742</text:p>
          </table:table-cell>
          <table:table-cell office:value-type="float" office:value="839051" calcext:value-type="float">
            <text:p>839051</text:p>
          </table:table-cell>
          <table:table-cell table:formula="of:=[.G281]/[.I281]" office:value-type="float" office:value="4.44736967262927" calcext:value-type="float">
            <text:p>4,44736967262927</text:p>
          </table:table-cell>
          <table:table-cell table:formula="of:=[.J281]/[.H281]" office:value-type="float" office:value="1.40702907309986" calcext:value-type="float">
            <text:p>1,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39172" calcext:value-type="float">
            <text:p>0,0639172</text:p>
          </table:table-cell>
          <table:table-cell office:value-type="float" office:value="0.018018" calcext:value-type="float">
            <text:p>0,018018</text:p>
          </table:table-cell>
          <table:table-cell office:value-type="float" office:value="0.0188406" calcext:value-type="float">
            <text:p>0,0188406</text:p>
          </table:table-cell>
          <table:table-cell office:value-type="float" office:value="0.0228311" calcext:value-type="float">
            <text:p>0,0228311</text:p>
          </table:table-cell>
          <table:table-cell office:value-type="float" office:value="0.15" calcext:value-type="float">
            <text:p>0,15</text:p>
          </table:table-cell>
          <table:table-cell office:value-type="float" office:value="0.0213675" calcext:value-type="float">
            <text:p>0,0213675</text:p>
          </table:table-cell>
          <table:table-cell office:value-type="float" office:value="0.637973" calcext:value-type="float">
            <text:p>0,637973</text:p>
          </table:table-cell>
          <table:table-cell office:value-type="float" office:value="0.000118671" calcext:value-type="float">
            <text:p>0,000118671</text:p>
          </table:table-cell>
          <table:table-cell office:value-type="float" office:value="987422" calcext:value-type="float">
            <text:p>987422</text:p>
          </table:table-cell>
          <table:table-cell table:formula="of:=[.G282]/[.I282]" office:value-type="float" office:value="3.39252465420422" calcext:value-type="float">
            <text:p>3,39252465420422</text:p>
          </table:table-cell>
          <table:table-cell table:formula="of:=[.J282]/[.H282]" office:value-type="float" office:value="1.26712731712732" calcext:value-type="float">
            <text:p>1,26712731712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34103" calcext:value-type="float">
            <text:p>0,0634103</text:p>
          </table:table-cell>
          <table:table-cell office:value-type="float" office:value="0.017094" calcext:value-type="float">
            <text:p>0,017094</text:p>
          </table:table-cell>
          <table:table-cell office:value-type="float" office:value="0.0184416" calcext:value-type="float">
            <text:p>0,0184416</text:p>
          </table:table-cell>
          <table:table-cell office:value-type="float" office:value="0.0222222" calcext:value-type="float">
            <text:p>0,0222222</text:p>
          </table:table-cell>
          <table:table-cell office:value-type="float" office:value="0.16" calcext:value-type="float">
            <text:p>0,16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637973" calcext:value-type="float">
            <text:p>0,637973</text:p>
          </table:table-cell>
          <table:table-cell office:value-type="float" office:value="0.000118671" calcext:value-type="float">
            <text:p>0,000118671</text:p>
          </table:table-cell>
          <table:table-cell office:value-type="float" office:value="912665" calcext:value-type="float">
            <text:p>912665</text:p>
          </table:table-cell>
          <table:table-cell table:formula="of:=[.G283]/[.I283]" office:value-type="float" office:value="3.43843809647753" calcext:value-type="float">
            <text:p>3,43843809647753</text:p>
          </table:table-cell>
          <table:table-cell table:formula="of:=[.J283]/[.H283]" office:value-type="float" office:value="1.3" calcext:value-type="float">
            <text:p>1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26292" calcext:value-type="float">
            <text:p>0,0626292</text:p>
          </table:table-cell>
          <table:table-cell office:value-type="float" office:value="0.0168776" calcext:value-type="float">
            <text:p>0,0168776</text:p>
          </table:table-cell>
          <table:table-cell office:value-type="float" office:value="0.0179834" calcext:value-type="float">
            <text:p>0,0179834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16" calcext:value-type="float">
            <text:p>0,16</text:p>
          </table:table-cell>
          <table:table-cell office:value-type="float" office:value="0.0208333" calcext:value-type="float">
            <text:p>0,0208333</text:p>
          </table:table-cell>
          <table:table-cell office:value-type="float" office:value="0.637973" calcext:value-type="float">
            <text:p>0,637973</text:p>
          </table:table-cell>
          <table:table-cell office:value-type="float" office:value="0.000118671" calcext:value-type="float">
            <text:p>0,000118671</text:p>
          </table:table-cell>
          <table:table-cell office:value-type="float" office:value="865064" calcext:value-type="float">
            <text:p>865064</text:p>
          </table:table-cell>
          <table:table-cell table:formula="of:=[.G284]/[.I284]" office:value-type="float" office:value="3.48261174193979" calcext:value-type="float">
            <text:p>3,48261174193979</text:p>
          </table:table-cell>
          <table:table-cell table:formula="of:=[.J284]/[.H284]" office:value-type="float" office:value="1.2936732710812" calcext:value-type="float">
            <text:p>1,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1104" calcext:value-type="float">
            <text:p>0,061104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.0174525" calcext:value-type="float">
            <text:p>0,0174525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15" calcext:value-type="float">
            <text:p>0,15</text:p>
          </table:table-cell>
          <table:table-cell office:value-type="float" office:value="0.0186047" calcext:value-type="float">
            <text:p>0,0186047</text:p>
          </table:table-cell>
          <table:table-cell office:value-type="float" office:value="0.641097" calcext:value-type="float">
            <text:p>0,641097</text:p>
          </table:table-cell>
          <table:table-cell office:value-type="float" office:value="0.000108782" calcext:value-type="float">
            <text:p>0,000108782</text:p>
          </table:table-cell>
          <table:table-cell office:value-type="float" office:value="838998" calcext:value-type="float">
            <text:p>838998</text:p>
          </table:table-cell>
          <table:table-cell table:formula="of:=[.G285]/[.I285]" office:value-type="float" office:value="3.50116029222174" calcext:value-type="float">
            <text:p>3,50116029222174</text:p>
          </table:table-cell>
          <table:table-cell table:formula="of:=[.J285]/[.H285]" office:value-type="float" office:value="1.28218732821873" calcext:value-type="float">
            <text:p>1,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104547" calcext:value-type="float">
            <text:p>0,104547</text:p>
          </table:table-cell>
          <table:table-cell office:value-type="float" office:value="0.0228311" calcext:value-type="float">
            <text:p>0,0228311</text:p>
          </table:table-cell>
          <table:table-cell office:value-type="float" office:value="0.0224229" calcext:value-type="float">
            <text:p>0,0224229</text:p>
          </table:table-cell>
          <table:table-cell office:value-type="float" office:value="0.029661" calcext:value-type="float">
            <text:p>0,029661</text:p>
          </table:table-cell>
          <table:table-cell office:value-type="float" office:value="0.12" calcext:value-type="float">
            <text:p>0,12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.49462" calcext:value-type="float">
            <text:p>0,49462</text:p>
          </table:table-cell>
          <table:table-cell office:value-type="float" office:value="0.000969146" calcext:value-type="float">
            <text:p>0,000969146</text:p>
          </table:table-cell>
          <table:table-cell office:value-type="float" office:value="962706" calcext:value-type="float">
            <text:p>962706</text:p>
          </table:table-cell>
          <table:table-cell table:formula="of:=[.G286]/[.I286]" office:value-type="float" office:value="4.66251020162423" calcext:value-type="float">
            <text:p>4,66251020162423</text:p>
          </table:table-cell>
          <table:table-cell table:formula="of:=[.J286]/[.H286]" office:value-type="float" office:value="1.29914896785525" calcext:value-type="float">
            <text:p>1,29914896785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104098" calcext:value-type="float">
            <text:p>0,104098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0219656" calcext:value-type="float">
            <text:p>0,0219656</text:p>
          </table:table-cell>
          <table:table-cell office:value-type="float" office:value="0.0294118" calcext:value-type="float">
            <text:p>0,0294118</text:p>
          </table:table-cell>
          <table:table-cell office:value-type="float" office:value="0.13" calcext:value-type="float">
            <text:p>0,13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49462" calcext:value-type="float">
            <text:p>0,49462</text:p>
          </table:table-cell>
          <table:table-cell office:value-type="float" office:value="0.000969146" calcext:value-type="float">
            <text:p>0,000969146</text:p>
          </table:table-cell>
          <table:table-cell office:value-type="float" office:value="907355" calcext:value-type="float">
            <text:p>907355</text:p>
          </table:table-cell>
          <table:table-cell table:formula="of:=[.G287]/[.I287]" office:value-type="float" office:value="4.73913756054922" calcext:value-type="float">
            <text:p>4,73913756054922</text:p>
          </table:table-cell>
          <table:table-cell table:formula="of:=[.J287]/[.H287]" office:value-type="float" office:value="1.37059163435729" calcext:value-type="float">
            <text:p>1,37059163435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103483" calcext:value-type="float">
            <text:p>0,103483</text:p>
          </table:table-cell>
          <table:table-cell office:value-type="float" office:value="0.0210084" calcext:value-type="float">
            <text:p>0,0210084</text:p>
          </table:table-cell>
          <table:table-cell office:value-type="float" office:value="0.0212974" calcext:value-type="float">
            <text:p>0,0212974</text:p>
          </table:table-cell>
          <table:table-cell office:value-type="float" office:value="0.0288066" calcext:value-type="float">
            <text:p>0,0288066</text:p>
          </table:table-cell>
          <table:table-cell office:value-type="float" office:value="0.14" calcext:value-type="float">
            <text:p>0,14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49462" calcext:value-type="float">
            <text:p>0,49462</text:p>
          </table:table-cell>
          <table:table-cell office:value-type="float" office:value="0.000969146" calcext:value-type="float">
            <text:p>0,000969146</text:p>
          </table:table-cell>
          <table:table-cell office:value-type="float" office:value="864740" calcext:value-type="float">
            <text:p>864740</text:p>
          </table:table-cell>
          <table:table-cell table:formula="of:=[.G288]/[.I288]" office:value-type="float" office:value="4.85894991876943" calcext:value-type="float">
            <text:p>4,85894991876943</text:p>
          </table:table-cell>
          <table:table-cell table:formula="of:=[.J288]/[.H288]" office:value-type="float" office:value="1.3711943793911" calcext:value-type="float">
            <text:p>1,3711943793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102478" calcext:value-type="float">
            <text:p>0,102478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0204916" calcext:value-type="float">
            <text:p>0,0204916</text:p>
          </table:table-cell>
          <table:table-cell office:value-type="float" office:value="0.0264317" calcext:value-type="float">
            <text:p>0,0264317</text:p>
          </table:table-cell>
          <table:table-cell office:value-type="float" office:value="0.14" calcext:value-type="float">
            <text:p>0,14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49462" calcext:value-type="float">
            <text:p>0,49462</text:p>
          </table:table-cell>
          <table:table-cell office:value-type="float" office:value="0.000969146" calcext:value-type="float">
            <text:p>0,000969146</text:p>
          </table:table-cell>
          <table:table-cell office:value-type="float" office:value="841028" calcext:value-type="float">
            <text:p>841028</text:p>
          </table:table-cell>
          <table:table-cell table:formula="of:=[.G289]/[.I289]" office:value-type="float" office:value="5.00097600968202" calcext:value-type="float">
            <text:p>5,00097600968202</text:p>
          </table:table-cell>
          <table:table-cell table:formula="of:=[.J289]/[.H289]" office:value-type="float" office:value="1.27400720107582" calcext:value-type="float">
            <text:p>1,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7667" calcext:value-type="float">
            <text:p>0,087667</text:p>
          </table:table-cell>
          <table:table-cell office:value-type="float" office:value="0.0252101" calcext:value-type="float">
            <text:p>0,0252101</text:p>
          </table:table-cell>
          <table:table-cell office:value-type="float" office:value="0.0252538" calcext:value-type="float">
            <text:p>0,0252538</text:p>
          </table:table-cell>
          <table:table-cell office:value-type="float" office:value="0.0307018" calcext:value-type="float">
            <text:p>0,0307018</text:p>
          </table:table-cell>
          <table:table-cell office:value-type="float" office:value="0.14" calcext:value-type="float">
            <text:p>0,14</text:p>
          </table:table-cell>
          <table:table-cell office:value-type="float" office:value="0.0290456" calcext:value-type="float">
            <text:p>0,0290456</text:p>
          </table:table-cell>
          <table:table-cell office:value-type="float" office:value="0.539396" calcext:value-type="float">
            <text:p>0,539396</text:p>
          </table:table-cell>
          <table:table-cell office:value-type="float" office:value="0.000603244" calcext:value-type="float">
            <text:p>0,000603244</text:p>
          </table:table-cell>
          <table:table-cell office:value-type="float" office:value="11033000" calcext:value-type="float">
            <text:p>11033000</text:p>
          </table:table-cell>
          <table:table-cell table:formula="of:=[.G290]/[.I290]" office:value-type="float" office:value="3.47143796181169" calcext:value-type="float">
            <text:p>3,47143796181169</text:p>
          </table:table-cell>
          <table:table-cell table:formula="of:=[.J290]/[.H290]" office:value-type="float" office:value="1.21783729536971" calcext:value-type="float">
            <text:p>1,21783729536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67905" calcext:value-type="float">
            <text:p>0,0867905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0246504" calcext:value-type="float">
            <text:p>0,0246504</text:p>
          </table:table-cell>
          <table:table-cell office:value-type="float" office:value="0.0300429" calcext:value-type="float">
            <text:p>0,0300429</text:p>
          </table:table-cell>
          <table:table-cell office:value-type="float" office:value="0.14" calcext:value-type="float">
            <text:p>0,14</text:p>
          </table:table-cell>
          <table:table-cell office:value-type="float" office:value="0.0277778" calcext:value-type="float">
            <text:p>0,0277778</text:p>
          </table:table-cell>
          <table:table-cell office:value-type="float" office:value="0.539743" calcext:value-type="float">
            <text:p>0,539743</text:p>
          </table:table-cell>
          <table:table-cell office:value-type="float" office:value="0.000603244" calcext:value-type="float">
            <text:p>0,000603244</text:p>
          </table:table-cell>
          <table:table-cell office:value-type="float" office:value="6214770" calcext:value-type="float">
            <text:p>6214770</text:p>
          </table:table-cell>
          <table:table-cell table:formula="of:=[.G291]/[.I291]" office:value-type="float" office:value="3.5208556453445" calcext:value-type="float">
            <text:p>3,5208556453445</text:p>
          </table:table-cell>
          <table:table-cell table:formula="of:=[.J291]/[.H291]" office:value-type="float" office:value="1.20672148070195" calcext:value-type="float">
            <text:p>1,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5428" calcext:value-type="float">
            <text:p>0,085428</text:p>
          </table:table-cell>
          <table:table-cell office:value-type="float" office:value="0.0245902" calcext:value-type="float">
            <text:p>0,0245902</text:p>
          </table:table-cell>
          <table:table-cell office:value-type="float" office:value="0.0239663" calcext:value-type="float">
            <text:p>0,0239663</text:p>
          </table:table-cell>
          <table:table-cell office:value-type="float" office:value="0.029661" calcext:value-type="float">
            <text:p>0,029661</text:p>
          </table:table-cell>
          <table:table-cell office:value-type="float" office:value="0.15" calcext:value-type="float">
            <text:p>0,15</text:p>
          </table:table-cell>
          <table:table-cell office:value-type="float" office:value="0.0263158" calcext:value-type="float">
            <text:p>0,0263158</text:p>
          </table:table-cell>
          <table:table-cell office:value-type="float" office:value="0.542173" calcext:value-type="float">
            <text:p>0,542173</text:p>
          </table:table-cell>
          <table:table-cell office:value-type="float" office:value="0.000593354" calcext:value-type="float">
            <text:p>0,000593354</text:p>
          </table:table-cell>
          <table:table-cell office:value-type="float" office:value="3589010" calcext:value-type="float">
            <text:p>3589010</text:p>
          </table:table-cell>
          <table:table-cell table:formula="of:=[.G292]/[.I292]" office:value-type="float" office:value="3.56450515932789" calcext:value-type="float">
            <text:p>3,56450515932789</text:p>
          </table:table-cell>
          <table:table-cell table:formula="of:=[.J292]/[.H292]" office:value-type="float" office:value="1.20621223088873" calcext:value-type="float">
            <text:p>1,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31492" calcext:value-type="float">
            <text:p>0,0831492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0232565" calcext:value-type="float">
            <text:p>0,0232565</text:p>
          </table:table-cell>
          <table:table-cell office:value-type="float" office:value="0.0289855" calcext:value-type="float">
            <text:p>0,0289855</text:p>
          </table:table-cell>
          <table:table-cell office:value-type="float" office:value="0.17" calcext:value-type="float">
            <text:p>0,17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551892" calcext:value-type="float">
            <text:p>0,551892</text:p>
          </table:table-cell>
          <table:table-cell office:value-type="float" office:value="0.000543908" calcext:value-type="float">
            <text:p>0,000543908</text:p>
          </table:table-cell>
          <table:table-cell office:value-type="float" office:value="2255880" calcext:value-type="float">
            <text:p>2255880</text:p>
          </table:table-cell>
          <table:table-cell table:formula="of:=[.G293]/[.I293]" office:value-type="float" office:value="3.57531012835121" calcext:value-type="float">
            <text:p>3,57531012835121</text:p>
          </table:table-cell>
          <table:table-cell table:formula="of:=[.J293]/[.H293]" office:value-type="float" office:value="1.3275335369903" calcext:value-type="float">
            <text:p>1,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67373" calcext:value-type="float">
            <text:p>0,0667373</text:p>
          </table:table-cell>
          <table:table-cell office:value-type="float" office:value="0.0238095" calcext:value-type="float">
            <text:p>0,0238095</text:p>
          </table:table-cell>
          <table:table-cell office:value-type="float" office:value="0.023359" calcext:value-type="float">
            <text:p>0,023359</text:p>
          </table:table-cell>
          <table:table-cell office:value-type="float" office:value="0.028169" calcext:value-type="float">
            <text:p>0,028169</text:p>
          </table:table-cell>
          <table:table-cell office:value-type="float" office:value="0.16" calcext:value-type="float">
            <text:p>0,16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630337" calcext:value-type="float">
            <text:p>0,630337</text:p>
          </table:table-cell>
          <table:table-cell office:value-type="float" office:value="0.000163172" calcext:value-type="float">
            <text:p>0,000163172</text:p>
          </table:table-cell>
          <table:table-cell office:value-type="float" office:value="11228800" calcext:value-type="float">
            <text:p>11228800</text:p>
          </table:table-cell>
          <table:table-cell table:formula="of:=[.G294]/[.I294]" office:value-type="float" office:value="2.857027270003" calcext:value-type="float">
            <text:p>2,857027270003</text:p>
          </table:table-cell>
          <table:table-cell table:formula="of:=[.J294]/[.H294]" office:value-type="float" office:value="1.18309918309918" calcext:value-type="float">
            <text:p>1,18309918309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55173" calcext:value-type="float">
            <text:p>0,0655173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0228533" calcext:value-type="float">
            <text:p>0,0228533</text:p>
          </table:table-cell>
          <table:table-cell office:value-type="float" office:value="0.0267857" calcext:value-type="float">
            <text:p>0,0267857</text:p>
          </table:table-cell>
          <table:table-cell office:value-type="float" office:value="0.17" calcext:value-type="float">
            <text:p>0,17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633461" calcext:value-type="float">
            <text:p>0,633461</text:p>
          </table:table-cell>
          <table:table-cell office:value-type="float" office:value="0.000158228" calcext:value-type="float">
            <text:p>0,000158228</text:p>
          </table:table-cell>
          <table:table-cell office:value-type="float" office:value="6255850" calcext:value-type="float">
            <text:p>6255850</text:p>
          </table:table-cell>
          <table:table-cell table:formula="of:=[.G295]/[.I295]" office:value-type="float" office:value="2.86686386648755" calcext:value-type="float">
            <text:p>2,86686386648755</text:p>
          </table:table-cell>
          <table:table-cell table:formula="of:=[.J295]/[.H295]" office:value-type="float" office:value="1.24821521771548" calcext:value-type="float">
            <text:p>1,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34533" calcext:value-type="float">
            <text:p>0,0634533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0223409" calcext:value-type="float">
            <text:p>0,0223409</text:p>
          </table:table-cell>
          <table:table-cell office:value-type="float" office:value="0.0262009" calcext:value-type="float">
            <text:p>0,0262009</text:p>
          </table:table-cell>
          <table:table-cell office:value-type="float" office:value="0.16" calcext:value-type="float">
            <text:p>0,16</text:p>
          </table:table-cell>
          <table:table-cell office:value-type="float" office:value="0.025" calcext:value-type="float">
            <text:p>0,025</text:p>
          </table:table-cell>
          <table:table-cell office:value-type="float" office:value="0.643179" calcext:value-type="float">
            <text:p>0,643179</text:p>
          </table:table-cell>
          <table:table-cell office:value-type="float" office:value="0.000138449" calcext:value-type="float">
            <text:p>0,000138449</text:p>
          </table:table-cell>
          <table:table-cell office:value-type="float" office:value="3605240" calcext:value-type="float">
            <text:p>3605240</text:p>
          </table:table-cell>
          <table:table-cell table:formula="of:=[.G296]/[.I296]" office:value-type="float" office:value="2.84023025034802" calcext:value-type="float">
            <text:p>2,84023025034802</text:p>
          </table:table-cell>
          <table:table-cell table:formula="of:=[.J296]/[.H296]" office:value-type="float" office:value="1.24192539223586" calcext:value-type="float">
            <text:p>1,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04453" calcext:value-type="float">
            <text:p>0,0604453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18089" calcext:value-type="float">
            <text:p>0,0218089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15" calcext:value-type="float">
            <text:p>0,15</text:p>
          </table:table-cell>
          <table:table-cell office:value-type="float" office:value="0.0234742" calcext:value-type="float">
            <text:p>0,0234742</text:p>
          </table:table-cell>
          <table:table-cell office:value-type="float" office:value="0.657758" calcext:value-type="float">
            <text:p>0,657758</text:p>
          </table:table-cell>
          <table:table-cell office:value-type="float" office:value="0.0000988924" calcext:value-type="float">
            <text:p>9,88924E-05</text:p>
          </table:table-cell>
          <table:table-cell office:value-type="float" office:value="2265560" calcext:value-type="float">
            <text:p>2265560</text:p>
          </table:table-cell>
          <table:table-cell table:formula="of:=[.G297]/[.I297]" office:value-type="float" office:value="2.77158866334386" calcext:value-type="float">
            <text:p>2,77158866334386</text:p>
          </table:table-cell>
          <table:table-cell table:formula="of:=[.J297]/[.H297]" office:value-type="float" office:value="1.23090270309027" calcext:value-type="float">
            <text:p>1,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10478" calcext:value-type="float">
            <text:p>0,10478</text:p>
          </table:table-cell>
          <table:table-cell office:value-type="float" office:value="0.0277778" calcext:value-type="float">
            <text:p>0,0277778</text:p>
          </table:table-cell>
          <table:table-cell office:value-type="float" office:value="0.0270747" calcext:value-type="float">
            <text:p>0,0270747</text:p>
          </table:table-cell>
          <table:table-cell office:value-type="float" office:value="0.034188" calcext:value-type="float">
            <text:p>0,034188</text:p>
          </table:table-cell>
          <table:table-cell office:value-type="float" office:value="0.13" calcext:value-type="float">
            <text:p>0,13</text:p>
          </table:table-cell>
          <table:table-cell office:value-type="float" office:value="0.0309735" calcext:value-type="float">
            <text:p>0,0309735</text:p>
          </table:table-cell>
          <table:table-cell office:value-type="float" office:value="0.490108" calcext:value-type="float">
            <text:p>0,490108</text:p>
          </table:table-cell>
          <table:table-cell office:value-type="float" office:value="0.000969146" calcext:value-type="float">
            <text:p>0,000969146</text:p>
          </table:table-cell>
          <table:table-cell office:value-type="float" office:value="10746700" calcext:value-type="float">
            <text:p>10746700</text:p>
          </table:table-cell>
          <table:table-cell table:formula="of:=[.G298]/[.I298]" office:value-type="float" office:value="3.87003364764891" calcext:value-type="float">
            <text:p>3,87003364764891</text:p>
          </table:table-cell>
          <table:table-cell table:formula="of:=[.J298]/[.H298]" office:value-type="float" office:value="1.23076701538639" calcext:value-type="float">
            <text:p>1,23076701538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103984" calcext:value-type="float">
            <text:p>0,103984</text:p>
          </table:table-cell>
          <table:table-cell office:value-type="float" office:value="0.0257732" calcext:value-type="float">
            <text:p>0,0257732</text:p>
          </table:table-cell>
          <table:table-cell office:value-type="float" office:value="0.0264258" calcext:value-type="float">
            <text:p>0,0264258</text:p>
          </table:table-cell>
          <table:table-cell office:value-type="float" office:value="0.0337553" calcext:value-type="float">
            <text:p>0,0337553</text:p>
          </table:table-cell>
          <table:table-cell office:value-type="float" office:value="0.14" calcext:value-type="float">
            <text:p>0,14</text:p>
          </table:table-cell>
          <table:table-cell office:value-type="float" office:value="0.0300429" calcext:value-type="float">
            <text:p>0,0300429</text:p>
          </table:table-cell>
          <table:table-cell office:value-type="float" office:value="0.490108" calcext:value-type="float">
            <text:p>0,490108</text:p>
          </table:table-cell>
          <table:table-cell office:value-type="float" office:value="0.000969146" calcext:value-type="float">
            <text:p>0,000969146</text:p>
          </table:table-cell>
          <table:table-cell office:value-type="float" office:value="4856970" calcext:value-type="float">
            <text:p>4856970</text:p>
          </table:table-cell>
          <table:table-cell table:formula="of:=[.G299]/[.I299]" office:value-type="float" office:value="3.93494236692929" calcext:value-type="float">
            <text:p>3,93494236692929</text:p>
          </table:table-cell>
          <table:table-cell table:formula="of:=[.J299]/[.H299]" office:value-type="float" office:value="1.30970543044713" calcext:value-type="float">
            <text:p>1,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102796" calcext:value-type="float">
            <text:p>0,102796</text:p>
          </table:table-cell>
          <table:table-cell office:value-type="float" office:value="0.0253165" calcext:value-type="float">
            <text:p>0,0253165</text:p>
          </table:table-cell>
          <table:table-cell office:value-type="float" office:value="0.0256635" calcext:value-type="float">
            <text:p>0,0256635</text:p>
          </table:table-cell>
          <table:table-cell office:value-type="float" office:value="0.0329218" calcext:value-type="float">
            <text:p>0,0329218</text:p>
          </table:table-cell>
          <table:table-cell office:value-type="float" office:value="0.15" calcext:value-type="float">
            <text:p>0,15</text:p>
          </table:table-cell>
          <table:table-cell office:value-type="float" office:value="0.0294118" calcext:value-type="float">
            <text:p>0,0294118</text:p>
          </table:table-cell>
          <table:table-cell office:value-type="float" office:value="0.491149" calcext:value-type="float">
            <text:p>0,491149</text:p>
          </table:table-cell>
          <table:table-cell office:value-type="float" office:value="0.000959256" calcext:value-type="float">
            <text:p>0,000959256</text:p>
          </table:table-cell>
          <table:table-cell office:value-type="float" office:value="2770560" calcext:value-type="float">
            <text:p>2770560</text:p>
          </table:table-cell>
          <table:table-cell table:formula="of:=[.G300]/[.I300]" office:value-type="float" office:value="4.00553315019386" calcext:value-type="float">
            <text:p>4,00553315019386</text:p>
          </table:table-cell>
          <table:table-cell table:formula="of:=[.J300]/[.H300]" office:value-type="float" office:value="1.30040882428456" calcext:value-type="float">
            <text:p>1,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101227" calcext:value-type="float">
            <text:p>0,101227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0248229" calcext:value-type="float">
            <text:p>0,0248229</text:p>
          </table:table-cell>
          <table:table-cell office:value-type="float" office:value="0.030837" calcext:value-type="float">
            <text:p>0,030837</text:p>
          </table:table-cell>
          <table:table-cell office:value-type="float" office:value="0.14" calcext:value-type="float">
            <text:p>0,14</text:p>
          </table:table-cell>
          <table:table-cell office:value-type="float" office:value="0.0286885" calcext:value-type="float">
            <text:p>0,0286885</text:p>
          </table:table-cell>
          <table:table-cell office:value-type="float" office:value="0.498091" calcext:value-type="float">
            <text:p>0,498091</text:p>
          </table:table-cell>
          <table:table-cell office:value-type="float" office:value="0.000919699" calcext:value-type="float">
            <text:p>0,000919699</text:p>
          </table:table-cell>
          <table:table-cell office:value-type="float" office:value="1718900" calcext:value-type="float">
            <text:p>1718900</text:p>
          </table:table-cell>
          <table:table-cell table:formula="of:=[.G301]/[.I301]" office:value-type="float" office:value="4.07796832763295" calcext:value-type="float">
            <text:p>4,07796832763295</text:p>
          </table:table-cell>
          <table:table-cell table:formula="of:=[.J301]/[.H301]" office:value-type="float" office:value="1.23861778657873" calcext:value-type="float">
            <text:p>1,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5784" calcext:value-type="float">
            <text:p>0,0785784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677" calcext:value-type="float">
            <text:p>0,0150677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11" calcext:value-type="float">
            <text:p>0,11</text:p>
          </table:table-cell>
          <table:table-cell office:value-type="float" office:value="0.0175439" calcext:value-type="float">
            <text:p>0,0175439</text:p>
          </table:table-cell>
          <table:table-cell office:value-type="float" office:value="0.570982" calcext:value-type="float">
            <text:p>0,570982</text:p>
          </table:table-cell>
          <table:table-cell office:value-type="float" office:value="0.000202729" calcext:value-type="float">
            <text:p>0,000202729</text:p>
          </table:table-cell>
          <table:table-cell office:value-type="float" office:value="795184" calcext:value-type="float">
            <text:p>795184</text:p>
          </table:table-cell>
          <table:table-cell table:formula="of:=[.G302]/[.I302]" office:value-type="float" office:value="5.21502286347618" calcext:value-type="float">
            <text:p>5,21502286347618</text:p>
          </table:table-cell>
          <table:table-cell table:formula="of:=[.J302]/[.H302]" office:value-type="float" office:value="1.27648139780087" calcext:value-type="float">
            <text:p>1,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5287" calcext:value-type="float">
            <text:p>0,0785287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377" calcext:value-type="float">
            <text:p>0,0150377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12" calcext:value-type="float">
            <text:p>0,12</text:p>
          </table:table-cell>
          <table:table-cell office:value-type="float" office:value="0.0179372" calcext:value-type="float">
            <text:p>0,0179372</text:p>
          </table:table-cell>
          <table:table-cell office:value-type="float" office:value="0.570982" calcext:value-type="float">
            <text:p>0,570982</text:p>
          </table:table-cell>
          <table:table-cell office:value-type="float" office:value="0.000202729" calcext:value-type="float">
            <text:p>0,000202729</text:p>
          </table:table-cell>
          <table:table-cell office:value-type="float" office:value="874540" calcext:value-type="float">
            <text:p>874540</text:p>
          </table:table-cell>
          <table:table-cell table:formula="of:=[.G303]/[.I303]" office:value-type="float" office:value="5.22212173404177" calcext:value-type="float">
            <text:p>5,22212173404177</text:p>
          </table:table-cell>
          <table:table-cell table:formula="of:=[.J303]/[.H303]" office:value-type="float" office:value="1.27648139780087" calcext:value-type="float">
            <text:p>1,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3133" calcext:value-type="float">
            <text:p>0,0783133</text:p>
          </table:table-cell>
          <table:table-cell office:value-type="float" office:value="0.0164609" calcext:value-type="float">
            <text:p>0,0164609</text:p>
          </table:table-cell>
          <table:table-cell office:value-type="float" office:value="0.0148704" calcext:value-type="float">
            <text:p>0,0148704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13" calcext:value-type="float">
            <text:p>0,13</text:p>
          </table:table-cell>
          <table:table-cell office:value-type="float" office:value="0.0175439" calcext:value-type="float">
            <text:p>0,0175439</text:p>
          </table:table-cell>
          <table:table-cell office:value-type="float" office:value="0.570982" calcext:value-type="float">
            <text:p>0,570982</text:p>
          </table:table-cell>
          <table:table-cell office:value-type="float" office:value="0.000202729" calcext:value-type="float">
            <text:p>0,000202729</text:p>
          </table:table-cell>
          <table:table-cell office:value-type="float" office:value="853117" calcext:value-type="float">
            <text:p>853117</text:p>
          </table:table-cell>
          <table:table-cell table:formula="of:=[.G304]/[.I304]" office:value-type="float" office:value="5.26638826124381" calcext:value-type="float">
            <text:p>5,26638826124381</text:p>
          </table:table-cell>
          <table:table-cell table:formula="of:=[.J304]/[.H304]" office:value-type="float" office:value="1.28164316653403" calcext:value-type="float">
            <text:p>1,28164316653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9395" calcext:value-type="float">
            <text:p>0,0779395</text:p>
          </table:table-cell>
          <table:table-cell office:value-type="float" office:value="0.0136364" calcext:value-type="float">
            <text:p>0,0136364</text:p>
          </table:table-cell>
          <table:table-cell office:value-type="float" office:value="0.0145037" calcext:value-type="float">
            <text:p>0,0145037</text:p>
          </table:table-cell>
          <table:table-cell office:value-type="float" office:value="0.0208333" calcext:value-type="float">
            <text:p>0,0208333</text:p>
          </table:table-cell>
          <table:table-cell office:value-type="float" office:value="0.13" calcext:value-type="float">
            <text:p>0,13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570982" calcext:value-type="float">
            <text:p>0,570982</text:p>
          </table:table-cell>
          <table:table-cell office:value-type="float" office:value="0.000202729" calcext:value-type="float">
            <text:p>0,000202729</text:p>
          </table:table-cell>
          <table:table-cell office:value-type="float" office:value="835630" calcext:value-type="float">
            <text:p>835630</text:p>
          </table:table-cell>
          <table:table-cell table:formula="of:=[.G305]/[.I305]" office:value-type="float" office:value="5.37376669401601" calcext:value-type="float">
            <text:p>5,37376669401601</text:p>
          </table:table-cell>
          <table:table-cell table:formula="of:=[.J305]/[.H305]" office:value-type="float" office:value="1.52777125927664" calcext:value-type="float">
            <text:p>1,52777125927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8052" calcext:value-type="float">
            <text:p>0,0558052</text:p>
          </table:table-cell>
          <table:table-cell office:value-type="float" office:value="0.0128755" calcext:value-type="float">
            <text:p>0,0128755</text:p>
          </table:table-cell>
          <table:table-cell office:value-type="float" office:value="0.0135047" calcext:value-type="float">
            <text:p>0,0135047</text:p>
          </table:table-cell>
          <table:table-cell office:value-type="float" office:value="0.0174672" calcext:value-type="float">
            <text:p>0,0174672</text:p>
          </table:table-cell>
          <table:table-cell office:value-type="float" office:value="0.13" calcext:value-type="float">
            <text:p>0,13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666782" calcext:value-type="float">
            <text:p>0,666782</text:p>
          </table:table-cell>
          <table:table-cell office:value-type="float" office:value="0" calcext:value-type="float">
            <text:p>0</text:p>
          </table:table-cell>
          <table:table-cell office:value-type="float" office:value="884220" calcext:value-type="float">
            <text:p>884220</text:p>
          </table:table-cell>
          <table:table-cell table:formula="of:=[.G306]/[.I306]" office:value-type="float" office:value="4.13227987293313" calcext:value-type="float">
            <text:p>4,13227987293313</text:p>
          </table:table-cell>
          <table:table-cell table:formula="of:=[.J306]/[.H306]" office:value-type="float" office:value="1.35662304376529" calcext:value-type="float">
            <text:p>1,35662304376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7207" calcext:value-type="float">
            <text:p>0,0557207</text:p>
          </table:table-cell>
          <table:table-cell office:value-type="float" office:value="0.012766" calcext:value-type="float">
            <text:p>0,012766</text:p>
          </table:table-cell>
          <table:table-cell office:value-type="float" office:value="0.0134652" calcext:value-type="float">
            <text:p>0,0134652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14" calcext:value-type="float">
            <text:p>0,14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666782" calcext:value-type="float">
            <text:p>0,666782</text:p>
          </table:table-cell>
          <table:table-cell office:value-type="float" office:value="0" calcext:value-type="float">
            <text:p>0</text:p>
          </table:table-cell>
          <table:table-cell office:value-type="float" office:value="876526" calcext:value-type="float">
            <text:p>876526</text:p>
          </table:table-cell>
          <table:table-cell table:formula="of:=[.G307]/[.I307]" office:value-type="float" office:value="4.13812642961115" calcext:value-type="float">
            <text:p>4,13812642961115</text:p>
          </table:table-cell>
          <table:table-cell table:formula="of:=[.J307]/[.H307]" office:value-type="float" office:value="1.36231395895347" calcext:value-type="float">
            <text:p>1,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5106" calcext:value-type="float">
            <text:p>0,0555106</text:p>
          </table:table-cell>
          <table:table-cell office:value-type="float" office:value="0.0127119" calcext:value-type="float">
            <text:p>0,0127119</text:p>
          </table:table-cell>
          <table:table-cell office:value-type="float" office:value="0.0133094" calcext:value-type="float">
            <text:p>0,0133094</text:p>
          </table:table-cell>
          <table:table-cell office:value-type="float" office:value="0.017316" calcext:value-type="float">
            <text:p>0,017316</text:p>
          </table:table-cell>
          <table:table-cell office:value-type="float" office:value="0.14" calcext:value-type="float">
            <text:p>0,14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666782" calcext:value-type="float">
            <text:p>0,666782</text:p>
          </table:table-cell>
          <table:table-cell office:value-type="float" office:value="0" calcext:value-type="float">
            <text:p>0</text:p>
          </table:table-cell>
          <table:table-cell office:value-type="float" office:value="855861" calcext:value-type="float">
            <text:p>855861</text:p>
          </table:table-cell>
          <table:table-cell table:formula="of:=[.G308]/[.I308]" office:value-type="float" office:value="4.17078155288743" calcext:value-type="float">
            <text:p>4,17078155288743</text:p>
          </table:table-cell>
          <table:table-cell table:formula="of:=[.J308]/[.H308]" office:value-type="float" office:value="1.36218818587308" calcext:value-type="float">
            <text:p>1,36218818587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0605" calcext:value-type="float">
            <text:p>0,0550605</text:p>
          </table:table-cell>
          <table:table-cell office:value-type="float" office:value="0.012605" calcext:value-type="float">
            <text:p>0,012605</text:p>
          </table:table-cell>
          <table:table-cell office:value-type="float" office:value="0.0129911" calcext:value-type="float">
            <text:p>0,0129911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14" calcext:value-type="float">
            <text:p>0,14</text:p>
          </table:table-cell>
          <table:table-cell office:value-type="float" office:value="0.0163934" calcext:value-type="float">
            <text:p>0,0163934</text:p>
          </table:table-cell>
          <table:table-cell office:value-type="float" office:value="0.666782" calcext:value-type="float">
            <text:p>0,666782</text:p>
          </table:table-cell>
          <table:table-cell office:value-type="float" office:value="0" calcext:value-type="float">
            <text:p>0</text:p>
          </table:table-cell>
          <table:table-cell office:value-type="float" office:value="836879" calcext:value-type="float">
            <text:p>836879</text:p>
          </table:table-cell>
          <table:table-cell table:formula="of:=[.G309]/[.I309]" office:value-type="float" office:value="4.23832469921716" calcext:value-type="float">
            <text:p>4,23832469921716</text:p>
          </table:table-cell>
          <table:table-cell table:formula="of:=[.J309]/[.H309]" office:value-type="float" office:value="1.36195160650536" calcext:value-type="float">
            <text:p>1,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0034" calcext:value-type="float">
            <text:p>0,0980034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0166183" calcext:value-type="float">
            <text:p>0,0166183</text:p>
          </table:table-cell>
          <table:table-cell office:value-type="float" office:value="0.0243902" calcext:value-type="float">
            <text:p>0,0243902</text:p>
          </table:table-cell>
          <table:table-cell office:value-type="float" office:value="0.12" calcext:value-type="float">
            <text:p>0,12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512322" calcext:value-type="float">
            <text:p>0,512322</text:p>
          </table:table-cell>
          <table:table-cell office:value-type="float" office:value="0.000603244" calcext:value-type="float">
            <text:p>0,000603244</text:p>
          </table:table-cell>
          <table:table-cell office:value-type="float" office:value="860930" calcext:value-type="float">
            <text:p>860930</text:p>
          </table:table-cell>
          <table:table-cell table:formula="of:=[.G310]/[.I310]" office:value-type="float" office:value="5.897318016885" calcext:value-type="float">
            <text:p>5,897318016885</text:p>
          </table:table-cell>
          <table:table-cell table:formula="of:=[.J310]/[.H310]" office:value-type="float" office:value="1.42072765823596" calcext:value-type="float">
            <text:p>1,420727658235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9846" calcext:value-type="float">
            <text:p>0,0979846</text:p>
          </table:table-cell>
          <table:table-cell office:value-type="float" office:value="0.0170213" calcext:value-type="float">
            <text:p>0,0170213</text:p>
          </table:table-cell>
          <table:table-cell office:value-type="float" office:value="0.0166008" calcext:value-type="float">
            <text:p>0,0166008</text:p>
          </table:table-cell>
          <table:table-cell office:value-type="float" office:value="0.0243902" calcext:value-type="float">
            <text:p>0,0243902</text:p>
          </table:table-cell>
          <table:table-cell office:value-type="float" office:value="0.12" calcext:value-type="float">
            <text:p>0,12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512322" calcext:value-type="float">
            <text:p>0,512322</text:p>
          </table:table-cell>
          <table:table-cell office:value-type="float" office:value="0.000603244" calcext:value-type="float">
            <text:p>0,000603244</text:p>
          </table:table-cell>
          <table:table-cell office:value-type="float" office:value="860559" calcext:value-type="float">
            <text:p>860559</text:p>
          </table:table-cell>
          <table:table-cell table:formula="of:=[.G311]/[.I311]" office:value-type="float" office:value="5.90240229386536" calcext:value-type="float">
            <text:p>5,90240229386536</text:p>
          </table:table-cell>
          <table:table-cell table:formula="of:=[.J311]/[.H311]" office:value-type="float" office:value="1.43292227973187" calcext:value-type="float">
            <text:p>1,43292227973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8225" calcext:value-type="float">
            <text:p>0,0978225</text:p>
          </table:table-cell>
          <table:table-cell office:value-type="float" office:value="0.0169492" calcext:value-type="float">
            <text:p>0,0169492</text:p>
          </table:table-cell>
          <table:table-cell office:value-type="float" office:value="0.0164522" calcext:value-type="float">
            <text:p>0,0164522</text:p>
          </table:table-cell>
          <table:table-cell office:value-type="float" office:value="0.0233645" calcext:value-type="float">
            <text:p>0,0233645</text:p>
          </table:table-cell>
          <table:table-cell office:value-type="float" office:value="0.13" calcext:value-type="float">
            <text:p>0,13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512322" calcext:value-type="float">
            <text:p>0,512322</text:p>
          </table:table-cell>
          <table:table-cell office:value-type="float" office:value="0.000603244" calcext:value-type="float">
            <text:p>0,000603244</text:p>
          </table:table-cell>
          <table:table-cell office:value-type="float" office:value="850496" calcext:value-type="float">
            <text:p>850496</text:p>
          </table:table-cell>
          <table:table-cell table:formula="of:=[.G312]/[.I312]" office:value-type="float" office:value="5.94586134377165" calcext:value-type="float">
            <text:p>5,94586134377165</text:p>
          </table:table-cell>
          <table:table-cell table:formula="of:=[.J312]/[.H312]" office:value-type="float" office:value="1.37850164019541" calcext:value-type="float">
            <text:p>1,37850164019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4913" calcext:value-type="float">
            <text:p>0,0974913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.0160489" calcext:value-type="float">
            <text:p>0,0160489</text:p>
          </table:table-cell>
          <table:table-cell office:value-type="float" office:value="0.0221239" calcext:value-type="float">
            <text:p>0,0221239</text:p>
          </table:table-cell>
          <table:table-cell office:value-type="float" office:value="0.13" calcext:value-type="float">
            <text:p>0,13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512322" calcext:value-type="float">
            <text:p>0,512322</text:p>
          </table:table-cell>
          <table:table-cell office:value-type="float" office:value="0.000603244" calcext:value-type="float">
            <text:p>0,000603244</text:p>
          </table:table-cell>
          <table:table-cell office:value-type="float" office:value="835717" calcext:value-type="float">
            <text:p>835717</text:p>
          </table:table-cell>
          <table:table-cell table:formula="of:=[.G313]/[.I313]" office:value-type="float" office:value="6.07464062957586" calcext:value-type="float">
            <text:p>6,07464062957586</text:p>
          </table:table-cell>
          <table:table-cell table:formula="of:=[.J313]/[.H313]" office:value-type="float" office:value="1.32190315719032" calcext:value-type="float">
            <text:p>1,32190315719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3468" calcext:value-type="float">
            <text:p>0,0863468</text:p>
          </table:table-cell>
          <table:table-cell office:value-type="float" office:value="0.0210084" calcext:value-type="float">
            <text:p>0,0210084</text:p>
          </table:table-cell>
          <table:table-cell office:value-type="float" office:value="0.020679" calcext:value-type="float">
            <text:p>0,020679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.13" calcext:value-type="float">
            <text:p>0,13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541479" calcext:value-type="float">
            <text:p>0,541479</text:p>
          </table:table-cell>
          <table:table-cell office:value-type="float" office:value="0.000558742" calcext:value-type="float">
            <text:p>0,000558742</text:p>
          </table:table-cell>
          <table:table-cell office:value-type="float" office:value="975144" calcext:value-type="float">
            <text:p>975144</text:p>
          </table:table-cell>
          <table:table-cell table:formula="of:=[.G314]/[.I314]" office:value-type="float" office:value="4.17557908989796" calcext:value-type="float">
            <text:p>4,17557908989796</text:p>
          </table:table-cell>
          <table:table-cell table:formula="of:=[.J314]/[.H314]" office:value-type="float" office:value="1.24174139867862" calcext:value-type="float">
            <text:p>1,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8772" calcext:value-type="float">
            <text:p>0,0858772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0202166" calcext:value-type="float">
            <text:p>0,0202166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13" calcext:value-type="float">
            <text:p>0,13</text:p>
          </table:table-cell>
          <table:table-cell office:value-type="float" office:value="0.0223214" calcext:value-type="float">
            <text:p>0,0223214</text:p>
          </table:table-cell>
          <table:table-cell office:value-type="float" office:value="0.541479" calcext:value-type="float">
            <text:p>0,541479</text:p>
          </table:table-cell>
          <table:table-cell office:value-type="float" office:value="0.000558742" calcext:value-type="float">
            <text:p>0,000558742</text:p>
          </table:table-cell>
          <table:table-cell office:value-type="float" office:value="910625" calcext:value-type="float">
            <text:p>910625</text:p>
          </table:table-cell>
          <table:table-cell table:formula="of:=[.G315]/[.I315]" office:value-type="float" office:value="4.24785572252505" calcext:value-type="float">
            <text:p>4,24785572252505</text:p>
          </table:table-cell>
          <table:table-cell table:formula="of:=[.J315]/[.H315]" office:value-type="float" office:value="1.24120230010267" calcext:value-type="float">
            <text:p>1,24120230010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257" calcext:value-type="float">
            <text:p>0,085257</text:p>
          </table:table-cell>
          <table:table-cell office:value-type="float" office:value="0.0205761" calcext:value-type="float">
            <text:p>0,0205761</text:p>
          </table:table-cell>
          <table:table-cell office:value-type="float" office:value="0.0196094" calcext:value-type="float">
            <text:p>0,0196094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14" calcext:value-type="float">
            <text:p>0,14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541479" calcext:value-type="float">
            <text:p>0,541479</text:p>
          </table:table-cell>
          <table:table-cell office:value-type="float" office:value="0.000558742" calcext:value-type="float">
            <text:p>0,000558742</text:p>
          </table:table-cell>
          <table:table-cell office:value-type="float" office:value="864747" calcext:value-type="float">
            <text:p>864747</text:p>
          </table:table-cell>
          <table:table-cell table:formula="of:=[.G316]/[.I316]" office:value-type="float" office:value="4.34776178771406" calcext:value-type="float">
            <text:p>4,34776178771406</text:p>
          </table:table-cell>
          <table:table-cell table:formula="of:=[.J316]/[.H316]" office:value-type="float" office:value="1.23559372281433" calcext:value-type="float">
            <text:p>1,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1598" calcext:value-type="float">
            <text:p>0,0841598</text:p>
          </table:table-cell>
          <table:table-cell office:value-type="float" office:value="0.0176211" calcext:value-type="float">
            <text:p>0,0176211</text:p>
          </table:table-cell>
          <table:table-cell office:value-type="float" office:value="0.0189235" calcext:value-type="float">
            <text:p>0,0189235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15" calcext:value-type="float">
            <text:p>0,15</text:p>
          </table:table-cell>
          <table:table-cell office:value-type="float" office:value="0.0213675" calcext:value-type="float">
            <text:p>0,0213675</text:p>
          </table:table-cell>
          <table:table-cell office:value-type="float" office:value="0.541479" calcext:value-type="float">
            <text:p>0,541479</text:p>
          </table:table-cell>
          <table:table-cell office:value-type="float" office:value="0.000558742" calcext:value-type="float">
            <text:p>0,000558742</text:p>
          </table:table-cell>
          <table:table-cell office:value-type="float" office:value="839239" calcext:value-type="float">
            <text:p>839239</text:p>
          </table:table-cell>
          <table:table-cell table:formula="of:=[.G317]/[.I317]" office:value-type="float" office:value="4.44736967262927" calcext:value-type="float">
            <text:p>4,44736967262927</text:p>
          </table:table-cell>
          <table:table-cell table:formula="of:=[.J317]/[.H317]" office:value-type="float" office:value="1.40702907309986" calcext:value-type="float">
            <text:p>1,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9172" calcext:value-type="float">
            <text:p>0,0639172</text:p>
          </table:table-cell>
          <table:table-cell office:value-type="float" office:value="0.018018" calcext:value-type="float">
            <text:p>0,018018</text:p>
          </table:table-cell>
          <table:table-cell office:value-type="float" office:value="0.0188406" calcext:value-type="float">
            <text:p>0,0188406</text:p>
          </table:table-cell>
          <table:table-cell office:value-type="float" office:value="0.0228311" calcext:value-type="float">
            <text:p>0,0228311</text:p>
          </table:table-cell>
          <table:table-cell office:value-type="float" office:value="0.15" calcext:value-type="float">
            <text:p>0,15</text:p>
          </table:table-cell>
          <table:table-cell office:value-type="float" office:value="0.0213675" calcext:value-type="float">
            <text:p>0,0213675</text:p>
          </table:table-cell>
          <table:table-cell office:value-type="float" office:value="0.637973" calcext:value-type="float">
            <text:p>0,637973</text:p>
          </table:table-cell>
          <table:table-cell office:value-type="float" office:value="0.000118671" calcext:value-type="float">
            <text:p>0,000118671</text:p>
          </table:table-cell>
          <table:table-cell office:value-type="float" office:value="987110" calcext:value-type="float">
            <text:p>987110</text:p>
          </table:table-cell>
          <table:table-cell table:formula="of:=[.G318]/[.I318]" office:value-type="float" office:value="3.39252465420422" calcext:value-type="float">
            <text:p>3,39252465420422</text:p>
          </table:table-cell>
          <table:table-cell table:formula="of:=[.J318]/[.H318]" office:value-type="float" office:value="1.26712731712732" calcext:value-type="float">
            <text:p>1,26712731712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4103" calcext:value-type="float">
            <text:p>0,0634103</text:p>
          </table:table-cell>
          <table:table-cell office:value-type="float" office:value="0.017094" calcext:value-type="float">
            <text:p>0,017094</text:p>
          </table:table-cell>
          <table:table-cell office:value-type="float" office:value="0.0184416" calcext:value-type="float">
            <text:p>0,0184416</text:p>
          </table:table-cell>
          <table:table-cell office:value-type="float" office:value="0.0222222" calcext:value-type="float">
            <text:p>0,0222222</text:p>
          </table:table-cell>
          <table:table-cell office:value-type="float" office:value="0.16" calcext:value-type="float">
            <text:p>0,16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637973" calcext:value-type="float">
            <text:p>0,637973</text:p>
          </table:table-cell>
          <table:table-cell office:value-type="float" office:value="0.000118671" calcext:value-type="float">
            <text:p>0,000118671</text:p>
          </table:table-cell>
          <table:table-cell office:value-type="float" office:value="911879" calcext:value-type="float">
            <text:p>911879</text:p>
          </table:table-cell>
          <table:table-cell table:formula="of:=[.G319]/[.I319]" office:value-type="float" office:value="3.43843809647753" calcext:value-type="float">
            <text:p>3,43843809647753</text:p>
          </table:table-cell>
          <table:table-cell table:formula="of:=[.J319]/[.H319]" office:value-type="float" office:value="1.3" calcext:value-type="float">
            <text:p>1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26292" calcext:value-type="float">
            <text:p>0,0626292</text:p>
          </table:table-cell>
          <table:table-cell office:value-type="float" office:value="0.0168776" calcext:value-type="float">
            <text:p>0,0168776</text:p>
          </table:table-cell>
          <table:table-cell office:value-type="float" office:value="0.0179834" calcext:value-type="float">
            <text:p>0,0179834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16" calcext:value-type="float">
            <text:p>0,16</text:p>
          </table:table-cell>
          <table:table-cell office:value-type="float" office:value="0.0208333" calcext:value-type="float">
            <text:p>0,0208333</text:p>
          </table:table-cell>
          <table:table-cell office:value-type="float" office:value="0.637973" calcext:value-type="float">
            <text:p>0,637973</text:p>
          </table:table-cell>
          <table:table-cell office:value-type="float" office:value="0.000118671" calcext:value-type="float">
            <text:p>0,000118671</text:p>
          </table:table-cell>
          <table:table-cell office:value-type="float" office:value="864764" calcext:value-type="float">
            <text:p>864764</text:p>
          </table:table-cell>
          <table:table-cell table:formula="of:=[.G320]/[.I320]" office:value-type="float" office:value="3.48261174193979" calcext:value-type="float">
            <text:p>3,48261174193979</text:p>
          </table:table-cell>
          <table:table-cell table:formula="of:=[.J320]/[.H320]" office:value-type="float" office:value="1.2936732710812" calcext:value-type="float">
            <text:p>1,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104" calcext:value-type="float">
            <text:p>0,061104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.0174525" calcext:value-type="float">
            <text:p>0,0174525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15" calcext:value-type="float">
            <text:p>0,15</text:p>
          </table:table-cell>
          <table:table-cell office:value-type="float" office:value="0.0186047" calcext:value-type="float">
            <text:p>0,0186047</text:p>
          </table:table-cell>
          <table:table-cell office:value-type="float" office:value="0.641097" calcext:value-type="float">
            <text:p>0,641097</text:p>
          </table:table-cell>
          <table:table-cell office:value-type="float" office:value="0.000108782" calcext:value-type="float">
            <text:p>0,000108782</text:p>
          </table:table-cell>
          <table:table-cell office:value-type="float" office:value="839164" calcext:value-type="float">
            <text:p>839164</text:p>
          </table:table-cell>
          <table:table-cell table:formula="of:=[.G321]/[.I321]" office:value-type="float" office:value="3.50116029222174" calcext:value-type="float">
            <text:p>3,50116029222174</text:p>
          </table:table-cell>
          <table:table-cell table:formula="of:=[.J321]/[.H321]" office:value-type="float" office:value="1.28218732821873" calcext:value-type="float">
            <text:p>1,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547" calcext:value-type="float">
            <text:p>0,104547</text:p>
          </table:table-cell>
          <table:table-cell office:value-type="float" office:value="0.0228311" calcext:value-type="float">
            <text:p>0,0228311</text:p>
          </table:table-cell>
          <table:table-cell office:value-type="float" office:value="0.0224229" calcext:value-type="float">
            <text:p>0,0224229</text:p>
          </table:table-cell>
          <table:table-cell office:value-type="float" office:value="0.029661" calcext:value-type="float">
            <text:p>0,029661</text:p>
          </table:table-cell>
          <table:table-cell office:value-type="float" office:value="0.12" calcext:value-type="float">
            <text:p>0,12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.49462" calcext:value-type="float">
            <text:p>0,49462</text:p>
          </table:table-cell>
          <table:table-cell office:value-type="float" office:value="0.000969146" calcext:value-type="float">
            <text:p>0,000969146</text:p>
          </table:table-cell>
          <table:table-cell office:value-type="float" office:value="961336" calcext:value-type="float">
            <text:p>961336</text:p>
          </table:table-cell>
          <table:table-cell table:formula="of:=[.G322]/[.I322]" office:value-type="float" office:value="4.66251020162423" calcext:value-type="float">
            <text:p>4,66251020162423</text:p>
          </table:table-cell>
          <table:table-cell table:formula="of:=[.J322]/[.H322]" office:value-type="float" office:value="1.29914896785525" calcext:value-type="float">
            <text:p>1,29914896785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098" calcext:value-type="float">
            <text:p>0,104098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0219656" calcext:value-type="float">
            <text:p>0,0219656</text:p>
          </table:table-cell>
          <table:table-cell office:value-type="float" office:value="0.0294118" calcext:value-type="float">
            <text:p>0,0294118</text:p>
          </table:table-cell>
          <table:table-cell office:value-type="float" office:value="0.13" calcext:value-type="float">
            <text:p>0,13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49462" calcext:value-type="float">
            <text:p>0,49462</text:p>
          </table:table-cell>
          <table:table-cell office:value-type="float" office:value="0.000969146" calcext:value-type="float">
            <text:p>0,000969146</text:p>
          </table:table-cell>
          <table:table-cell office:value-type="float" office:value="908167" calcext:value-type="float">
            <text:p>908167</text:p>
          </table:table-cell>
          <table:table-cell table:formula="of:=[.G323]/[.I323]" office:value-type="float" office:value="4.73913756054922" calcext:value-type="float">
            <text:p>4,73913756054922</text:p>
          </table:table-cell>
          <table:table-cell table:formula="of:=[.J323]/[.H323]" office:value-type="float" office:value="1.37059163435729" calcext:value-type="float">
            <text:p>1,37059163435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483" calcext:value-type="float">
            <text:p>0,103483</text:p>
          </table:table-cell>
          <table:table-cell office:value-type="float" office:value="0.0210084" calcext:value-type="float">
            <text:p>0,0210084</text:p>
          </table:table-cell>
          <table:table-cell office:value-type="float" office:value="0.0212974" calcext:value-type="float">
            <text:p>0,0212974</text:p>
          </table:table-cell>
          <table:table-cell office:value-type="float" office:value="0.0288066" calcext:value-type="float">
            <text:p>0,0288066</text:p>
          </table:table-cell>
          <table:table-cell office:value-type="float" office:value="0.14" calcext:value-type="float">
            <text:p>0,14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49462" calcext:value-type="float">
            <text:p>0,49462</text:p>
          </table:table-cell>
          <table:table-cell office:value-type="float" office:value="0.000969146" calcext:value-type="float">
            <text:p>0,000969146</text:p>
          </table:table-cell>
          <table:table-cell office:value-type="float" office:value="863856" calcext:value-type="float">
            <text:p>863856</text:p>
          </table:table-cell>
          <table:table-cell table:formula="of:=[.G324]/[.I324]" office:value-type="float" office:value="4.85894991876943" calcext:value-type="float">
            <text:p>4,85894991876943</text:p>
          </table:table-cell>
          <table:table-cell table:formula="of:=[.J324]/[.H324]" office:value-type="float" office:value="1.3711943793911" calcext:value-type="float">
            <text:p>1,3711943793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2478" calcext:value-type="float">
            <text:p>0,102478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0204916" calcext:value-type="float">
            <text:p>0,0204916</text:p>
          </table:table-cell>
          <table:table-cell office:value-type="float" office:value="0.0264317" calcext:value-type="float">
            <text:p>0,0264317</text:p>
          </table:table-cell>
          <table:table-cell office:value-type="float" office:value="0.14" calcext:value-type="float">
            <text:p>0,14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49462" calcext:value-type="float">
            <text:p>0,49462</text:p>
          </table:table-cell>
          <table:table-cell office:value-type="float" office:value="0.000969146" calcext:value-type="float">
            <text:p>0,000969146</text:p>
          </table:table-cell>
          <table:table-cell office:value-type="float" office:value="839551" calcext:value-type="float">
            <text:p>839551</text:p>
          </table:table-cell>
          <table:table-cell table:formula="of:=[.G325]/[.I325]" office:value-type="float" office:value="5.00097600968202" calcext:value-type="float">
            <text:p>5,00097600968202</text:p>
          </table:table-cell>
          <table:table-cell table:formula="of:=[.J325]/[.H325]" office:value-type="float" office:value="1.27400720107582" calcext:value-type="float">
            <text:p>1,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667" calcext:value-type="float">
            <text:p>0,087667</text:p>
          </table:table-cell>
          <table:table-cell office:value-type="float" office:value="0.0252101" calcext:value-type="float">
            <text:p>0,0252101</text:p>
          </table:table-cell>
          <table:table-cell office:value-type="float" office:value="0.0252538" calcext:value-type="float">
            <text:p>0,0252538</text:p>
          </table:table-cell>
          <table:table-cell office:value-type="float" office:value="0.0307018" calcext:value-type="float">
            <text:p>0,0307018</text:p>
          </table:table-cell>
          <table:table-cell office:value-type="float" office:value="0.14" calcext:value-type="float">
            <text:p>0,14</text:p>
          </table:table-cell>
          <table:table-cell office:value-type="float" office:value="0.0290456" calcext:value-type="float">
            <text:p>0,0290456</text:p>
          </table:table-cell>
          <table:table-cell office:value-type="float" office:value="0.539396" calcext:value-type="float">
            <text:p>0,539396</text:p>
          </table:table-cell>
          <table:table-cell office:value-type="float" office:value="0.000603244" calcext:value-type="float">
            <text:p>0,000603244</text:p>
          </table:table-cell>
          <table:table-cell office:value-type="float" office:value="10945500" calcext:value-type="float">
            <text:p>10945500</text:p>
          </table:table-cell>
          <table:table-cell table:formula="of:=[.G326]/[.I326]" office:value-type="float" office:value="3.47143796181169" calcext:value-type="float">
            <text:p>3,47143796181169</text:p>
          </table:table-cell>
          <table:table-cell table:formula="of:=[.J326]/[.H326]" office:value-type="float" office:value="1.21783729536971" calcext:value-type="float">
            <text:p>1,21783729536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7905" calcext:value-type="float">
            <text:p>0,0867905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0246504" calcext:value-type="float">
            <text:p>0,0246504</text:p>
          </table:table-cell>
          <table:table-cell office:value-type="float" office:value="0.0300429" calcext:value-type="float">
            <text:p>0,0300429</text:p>
          </table:table-cell>
          <table:table-cell office:value-type="float" office:value="0.14" calcext:value-type="float">
            <text:p>0,14</text:p>
          </table:table-cell>
          <table:table-cell office:value-type="float" office:value="0.0277778" calcext:value-type="float">
            <text:p>0,0277778</text:p>
          </table:table-cell>
          <table:table-cell office:value-type="float" office:value="0.539743" calcext:value-type="float">
            <text:p>0,539743</text:p>
          </table:table-cell>
          <table:table-cell office:value-type="float" office:value="0.000603244" calcext:value-type="float">
            <text:p>0,000603244</text:p>
          </table:table-cell>
          <table:table-cell office:value-type="float" office:value="6191850" calcext:value-type="float">
            <text:p>6191850</text:p>
          </table:table-cell>
          <table:table-cell table:formula="of:=[.G327]/[.I327]" office:value-type="float" office:value="3.5208556453445" calcext:value-type="float">
            <text:p>3,5208556453445</text:p>
          </table:table-cell>
          <table:table-cell table:formula="of:=[.J327]/[.H327]" office:value-type="float" office:value="1.20672148070195" calcext:value-type="float">
            <text:p>1,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428" calcext:value-type="float">
            <text:p>0,085428</text:p>
          </table:table-cell>
          <table:table-cell office:value-type="float" office:value="0.0245902" calcext:value-type="float">
            <text:p>0,0245902</text:p>
          </table:table-cell>
          <table:table-cell office:value-type="float" office:value="0.0239663" calcext:value-type="float">
            <text:p>0,0239663</text:p>
          </table:table-cell>
          <table:table-cell office:value-type="float" office:value="0.029661" calcext:value-type="float">
            <text:p>0,029661</text:p>
          </table:table-cell>
          <table:table-cell office:value-type="float" office:value="0.15" calcext:value-type="float">
            <text:p>0,15</text:p>
          </table:table-cell>
          <table:table-cell office:value-type="float" office:value="0.0263158" calcext:value-type="float">
            <text:p>0,0263158</text:p>
          </table:table-cell>
          <table:table-cell office:value-type="float" office:value="0.542173" calcext:value-type="float">
            <text:p>0,542173</text:p>
          </table:table-cell>
          <table:table-cell office:value-type="float" office:value="0.000593354" calcext:value-type="float">
            <text:p>0,000593354</text:p>
          </table:table-cell>
          <table:table-cell office:value-type="float" office:value="3616720" calcext:value-type="float">
            <text:p>3616720</text:p>
          </table:table-cell>
          <table:table-cell table:formula="of:=[.G328]/[.I328]" office:value-type="float" office:value="3.56450515932789" calcext:value-type="float">
            <text:p>3,56450515932789</text:p>
          </table:table-cell>
          <table:table-cell table:formula="of:=[.J328]/[.H328]" office:value-type="float" office:value="1.20621223088873" calcext:value-type="float">
            <text:p>1,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31492" calcext:value-type="float">
            <text:p>0,0831492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0232565" calcext:value-type="float">
            <text:p>0,0232565</text:p>
          </table:table-cell>
          <table:table-cell office:value-type="float" office:value="0.0289855" calcext:value-type="float">
            <text:p>0,0289855</text:p>
          </table:table-cell>
          <table:table-cell office:value-type="float" office:value="0.17" calcext:value-type="float">
            <text:p>0,17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551892" calcext:value-type="float">
            <text:p>0,551892</text:p>
          </table:table-cell>
          <table:table-cell office:value-type="float" office:value="0.000543908" calcext:value-type="float">
            <text:p>0,000543908</text:p>
          </table:table-cell>
          <table:table-cell office:value-type="float" office:value="2329490" calcext:value-type="float">
            <text:p>2329490</text:p>
          </table:table-cell>
          <table:table-cell table:formula="of:=[.G329]/[.I329]" office:value-type="float" office:value="3.57531012835121" calcext:value-type="float">
            <text:p>3,57531012835121</text:p>
          </table:table-cell>
          <table:table-cell table:formula="of:=[.J329]/[.H329]" office:value-type="float" office:value="1.3275335369903" calcext:value-type="float">
            <text:p>1,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67373" calcext:value-type="float">
            <text:p>0,0667373</text:p>
          </table:table-cell>
          <table:table-cell office:value-type="float" office:value="0.0238095" calcext:value-type="float">
            <text:p>0,0238095</text:p>
          </table:table-cell>
          <table:table-cell office:value-type="float" office:value="0.023359" calcext:value-type="float">
            <text:p>0,023359</text:p>
          </table:table-cell>
          <table:table-cell office:value-type="float" office:value="0.028169" calcext:value-type="float">
            <text:p>0,028169</text:p>
          </table:table-cell>
          <table:table-cell office:value-type="float" office:value="0.16" calcext:value-type="float">
            <text:p>0,16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630337" calcext:value-type="float">
            <text:p>0,630337</text:p>
          </table:table-cell>
          <table:table-cell office:value-type="float" office:value="0.000163172" calcext:value-type="float">
            <text:p>0,000163172</text:p>
          </table:table-cell>
          <table:table-cell office:value-type="float" office:value="11202400" calcext:value-type="float">
            <text:p>11202400</text:p>
          </table:table-cell>
          <table:table-cell table:formula="of:=[.G330]/[.I330]" office:value-type="float" office:value="2.857027270003" calcext:value-type="float">
            <text:p>2,857027270003</text:p>
          </table:table-cell>
          <table:table-cell table:formula="of:=[.J330]/[.H330]" office:value-type="float" office:value="1.18309918309918" calcext:value-type="float">
            <text:p>1,18309918309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55173" calcext:value-type="float">
            <text:p>0,0655173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0228533" calcext:value-type="float">
            <text:p>0,0228533</text:p>
          </table:table-cell>
          <table:table-cell office:value-type="float" office:value="0.0267857" calcext:value-type="float">
            <text:p>0,0267857</text:p>
          </table:table-cell>
          <table:table-cell office:value-type="float" office:value="0.17" calcext:value-type="float">
            <text:p>0,17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633461" calcext:value-type="float">
            <text:p>0,633461</text:p>
          </table:table-cell>
          <table:table-cell office:value-type="float" office:value="0.000158228" calcext:value-type="float">
            <text:p>0,000158228</text:p>
          </table:table-cell>
          <table:table-cell office:value-type="float" office:value="6279780" calcext:value-type="float">
            <text:p>6279780</text:p>
          </table:table-cell>
          <table:table-cell table:formula="of:=[.G331]/[.I331]" office:value-type="float" office:value="2.86686386648755" calcext:value-type="float">
            <text:p>2,86686386648755</text:p>
          </table:table-cell>
          <table:table-cell table:formula="of:=[.J331]/[.H331]" office:value-type="float" office:value="1.24821521771548" calcext:value-type="float">
            <text:p>1,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4533" calcext:value-type="float">
            <text:p>0,0634533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0223409" calcext:value-type="float">
            <text:p>0,0223409</text:p>
          </table:table-cell>
          <table:table-cell office:value-type="float" office:value="0.0262009" calcext:value-type="float">
            <text:p>0,0262009</text:p>
          </table:table-cell>
          <table:table-cell office:value-type="float" office:value="0.16" calcext:value-type="float">
            <text:p>0,16</text:p>
          </table:table-cell>
          <table:table-cell office:value-type="float" office:value="0.025" calcext:value-type="float">
            <text:p>0,025</text:p>
          </table:table-cell>
          <table:table-cell office:value-type="float" office:value="0.643179" calcext:value-type="float">
            <text:p>0,643179</text:p>
          </table:table-cell>
          <table:table-cell office:value-type="float" office:value="0.000138449" calcext:value-type="float">
            <text:p>0,000138449</text:p>
          </table:table-cell>
          <table:table-cell office:value-type="float" office:value="3598800" calcext:value-type="float">
            <text:p>3598800</text:p>
          </table:table-cell>
          <table:table-cell table:formula="of:=[.G332]/[.I332]" office:value-type="float" office:value="2.84023025034802" calcext:value-type="float">
            <text:p>2,84023025034802</text:p>
          </table:table-cell>
          <table:table-cell table:formula="of:=[.J332]/[.H332]" office:value-type="float" office:value="1.24192539223586" calcext:value-type="float">
            <text:p>1,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04453" calcext:value-type="float">
            <text:p>0,0604453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18089" calcext:value-type="float">
            <text:p>0,0218089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15" calcext:value-type="float">
            <text:p>0,15</text:p>
          </table:table-cell>
          <table:table-cell office:value-type="float" office:value="0.0234742" calcext:value-type="float">
            <text:p>0,0234742</text:p>
          </table:table-cell>
          <table:table-cell office:value-type="float" office:value="0.657758" calcext:value-type="float">
            <text:p>0,657758</text:p>
          </table:table-cell>
          <table:table-cell office:value-type="float" office:value="0.0000988924" calcext:value-type="float">
            <text:p>9,88924E-05</text:p>
          </table:table-cell>
          <table:table-cell office:value-type="float" office:value="2228740" calcext:value-type="float">
            <text:p>2228740</text:p>
          </table:table-cell>
          <table:table-cell table:formula="of:=[.G333]/[.I333]" office:value-type="float" office:value="2.77158866334386" calcext:value-type="float">
            <text:p>2,77158866334386</text:p>
          </table:table-cell>
          <table:table-cell table:formula="of:=[.J333]/[.H333]" office:value-type="float" office:value="1.23090270309027" calcext:value-type="float">
            <text:p>1,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78" calcext:value-type="float">
            <text:p>0,10478</text:p>
          </table:table-cell>
          <table:table-cell office:value-type="float" office:value="0.0277778" calcext:value-type="float">
            <text:p>0,0277778</text:p>
          </table:table-cell>
          <table:table-cell office:value-type="float" office:value="0.0270747" calcext:value-type="float">
            <text:p>0,0270747</text:p>
          </table:table-cell>
          <table:table-cell office:value-type="float" office:value="0.034188" calcext:value-type="float">
            <text:p>0,034188</text:p>
          </table:table-cell>
          <table:table-cell office:value-type="float" office:value="0.13" calcext:value-type="float">
            <text:p>0,13</text:p>
          </table:table-cell>
          <table:table-cell office:value-type="float" office:value="0.0309735" calcext:value-type="float">
            <text:p>0,0309735</text:p>
          </table:table-cell>
          <table:table-cell office:value-type="float" office:value="0.490108" calcext:value-type="float">
            <text:p>0,490108</text:p>
          </table:table-cell>
          <table:table-cell office:value-type="float" office:value="0.000969146" calcext:value-type="float">
            <text:p>0,000969146</text:p>
          </table:table-cell>
          <table:table-cell office:value-type="float" office:value="10813700" calcext:value-type="float">
            <text:p>10813700</text:p>
          </table:table-cell>
          <table:table-cell table:formula="of:=[.G334]/[.I334]" office:value-type="float" office:value="3.87003364764891" calcext:value-type="float">
            <text:p>3,87003364764891</text:p>
          </table:table-cell>
          <table:table-cell table:formula="of:=[.J334]/[.H334]" office:value-type="float" office:value="1.23076701538639" calcext:value-type="float">
            <text:p>1,23076701538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984" calcext:value-type="float">
            <text:p>0,103984</text:p>
          </table:table-cell>
          <table:table-cell office:value-type="float" office:value="0.0257732" calcext:value-type="float">
            <text:p>0,0257732</text:p>
          </table:table-cell>
          <table:table-cell office:value-type="float" office:value="0.0264258" calcext:value-type="float">
            <text:p>0,0264258</text:p>
          </table:table-cell>
          <table:table-cell office:value-type="float" office:value="0.0337553" calcext:value-type="float">
            <text:p>0,0337553</text:p>
          </table:table-cell>
          <table:table-cell office:value-type="float" office:value="0.14" calcext:value-type="float">
            <text:p>0,14</text:p>
          </table:table-cell>
          <table:table-cell office:value-type="float" office:value="0.0300429" calcext:value-type="float">
            <text:p>0,0300429</text:p>
          </table:table-cell>
          <table:table-cell office:value-type="float" office:value="0.490108" calcext:value-type="float">
            <text:p>0,490108</text:p>
          </table:table-cell>
          <table:table-cell office:value-type="float" office:value="0.000969146" calcext:value-type="float">
            <text:p>0,000969146</text:p>
          </table:table-cell>
          <table:table-cell office:value-type="float" office:value="6134890" calcext:value-type="float">
            <text:p>6134890</text:p>
          </table:table-cell>
          <table:table-cell table:formula="of:=[.G335]/[.I335]" office:value-type="float" office:value="3.93494236692929" calcext:value-type="float">
            <text:p>3,93494236692929</text:p>
          </table:table-cell>
          <table:table-cell table:formula="of:=[.J335]/[.H335]" office:value-type="float" office:value="1.30970543044713" calcext:value-type="float">
            <text:p>1,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2796" calcext:value-type="float">
            <text:p>0,102796</text:p>
          </table:table-cell>
          <table:table-cell office:value-type="float" office:value="0.0253165" calcext:value-type="float">
            <text:p>0,0253165</text:p>
          </table:table-cell>
          <table:table-cell office:value-type="float" office:value="0.0256635" calcext:value-type="float">
            <text:p>0,0256635</text:p>
          </table:table-cell>
          <table:table-cell office:value-type="float" office:value="0.0329218" calcext:value-type="float">
            <text:p>0,0329218</text:p>
          </table:table-cell>
          <table:table-cell office:value-type="float" office:value="0.15" calcext:value-type="float">
            <text:p>0,15</text:p>
          </table:table-cell>
          <table:table-cell office:value-type="float" office:value="0.0294118" calcext:value-type="float">
            <text:p>0,0294118</text:p>
          </table:table-cell>
          <table:table-cell office:value-type="float" office:value="0.491149" calcext:value-type="float">
            <text:p>0,491149</text:p>
          </table:table-cell>
          <table:table-cell office:value-type="float" office:value="0.000959256" calcext:value-type="float">
            <text:p>0,000959256</text:p>
          </table:table-cell>
          <table:table-cell office:value-type="float" office:value="3565900" calcext:value-type="float">
            <text:p>3565900</text:p>
          </table:table-cell>
          <table:table-cell table:formula="of:=[.G336]/[.I336]" office:value-type="float" office:value="4.00553315019386" calcext:value-type="float">
            <text:p>4,00553315019386</text:p>
          </table:table-cell>
          <table:table-cell table:formula="of:=[.J336]/[.H336]" office:value-type="float" office:value="1.30040882428456" calcext:value-type="float">
            <text:p>1,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,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1227" calcext:value-type="float">
            <text:p>0,101227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0248229" calcext:value-type="float">
            <text:p>0,0248229</text:p>
          </table:table-cell>
          <table:table-cell office:value-type="float" office:value="0.030837" calcext:value-type="float">
            <text:p>0,030837</text:p>
          </table:table-cell>
          <table:table-cell office:value-type="float" office:value="0.14" calcext:value-type="float">
            <text:p>0,14</text:p>
          </table:table-cell>
          <table:table-cell office:value-type="float" office:value="0.0286885" calcext:value-type="float">
            <text:p>0,0286885</text:p>
          </table:table-cell>
          <table:table-cell office:value-type="float" office:value="0.498091" calcext:value-type="float">
            <text:p>0,498091</text:p>
          </table:table-cell>
          <table:table-cell office:value-type="float" office:value="0.000919699" calcext:value-type="float">
            <text:p>0,000919699</text:p>
          </table:table-cell>
          <table:table-cell office:value-type="float" office:value="2223320" calcext:value-type="float">
            <text:p>2223320</text:p>
          </table:table-cell>
          <table:table-cell table:formula="of:=[.G337]/[.I337]" office:value-type="float" office:value="4.07796832763295" calcext:value-type="float">
            <text:p>4,07796832763295</text:p>
          </table:table-cell>
          <table:table-cell table:formula="of:=[.J337]/[.H337]" office:value-type="float" office:value="1.23861778657873" calcext:value-type="float">
            <text:p>1,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9412" calcext:value-type="float">
            <text:p>0,0779412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209" calcext:value-type="float">
            <text:p>0,0150209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11" calcext:value-type="float">
            <text:p>0,11</text:p>
          </table:table-cell>
          <table:table-cell office:value-type="float" office:value="0.0174672" calcext:value-type="float">
            <text:p>0,0174672</text:p>
          </table:table-cell>
          <table:table-cell office:value-type="float" office:value="0.5748" calcext:value-type="float">
            <text:p>0,5748</text:p>
          </table:table-cell>
          <table:table-cell office:value-type="float" office:value="0.00019284" calcext:value-type="float">
            <text:p>0,00019284</text:p>
          </table:table-cell>
          <table:table-cell office:value-type="float" office:value="865225" calcext:value-type="float">
            <text:p>865225</text:p>
          </table:table-cell>
          <table:table-cell table:formula="of:=[.G338]/[.I338]" office:value-type="float" office:value="5.18885020205181" calcext:value-type="float">
            <text:p>5,18885020205181</text:p>
          </table:table-cell>
          <table:table-cell table:formula="of:=[.J338]/[.H338]" office:value-type="float" office:value="1.2710950444344" calcext:value-type="float">
            <text:p>1,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9125" calcext:value-type="float">
            <text:p>0,0779125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006" calcext:value-type="float">
            <text:p>0,0150006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12" calcext:value-type="float">
            <text:p>0,12</text:p>
          </table:table-cell>
          <table:table-cell office:value-type="float" office:value="0.0177778" calcext:value-type="float">
            <text:p>0,0177778</text:p>
          </table:table-cell>
          <table:table-cell office:value-type="float" office:value="0.5748" calcext:value-type="float">
            <text:p>0,5748</text:p>
          </table:table-cell>
          <table:table-cell office:value-type="float" office:value="0.00019284" calcext:value-type="float">
            <text:p>0,00019284</text:p>
          </table:table-cell>
          <table:table-cell office:value-type="float" office:value="862541" calcext:value-type="float">
            <text:p>862541</text:p>
          </table:table-cell>
          <table:table-cell table:formula="of:=[.G339]/[.I339]" office:value-type="float" office:value="5.19395890831033" calcext:value-type="float">
            <text:p>5,19395890831033</text:p>
          </table:table-cell>
          <table:table-cell table:formula="of:=[.J339]/[.H339]" office:value-type="float" office:value="1.2710950444344" calcext:value-type="float">
            <text:p>1,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7174" calcext:value-type="float">
            <text:p>0,0777174</text:p>
          </table:table-cell>
          <table:table-cell office:value-type="float" office:value="0.0164609" calcext:value-type="float">
            <text:p>0,0164609</text:p>
          </table:table-cell>
          <table:table-cell office:value-type="float" office:value="0.0148558" calcext:value-type="float">
            <text:p>0,0148558</text:p>
          </table:table-cell>
          <table:table-cell office:value-type="float" office:value="0.0210084" calcext:value-type="float">
            <text:p>0,0210084</text:p>
          </table:table-cell>
          <table:table-cell office:value-type="float" office:value="0.13" calcext:value-type="float">
            <text:p>0,13</text:p>
          </table:table-cell>
          <table:table-cell office:value-type="float" office:value="0.0175439" calcext:value-type="float">
            <text:p>0,0175439</text:p>
          </table:table-cell>
          <table:table-cell office:value-type="float" office:value="0.5748" calcext:value-type="float">
            <text:p>0,5748</text:p>
          </table:table-cell>
          <table:table-cell office:value-type="float" office:value="0.00019284" calcext:value-type="float">
            <text:p>0,00019284</text:p>
          </table:table-cell>
          <table:table-cell office:value-type="float" office:value="852576" calcext:value-type="float">
            <text:p>852576</text:p>
          </table:table-cell>
          <table:table-cell table:formula="of:=[.G340]/[.I340]" office:value-type="float" office:value="5.23145168890265" calcext:value-type="float">
            <text:p>5,23145168890265</text:p>
          </table:table-cell>
          <table:table-cell table:formula="of:=[.J340]/[.H340]" office:value-type="float" office:value="1.27626071478473" calcext:value-type="float">
            <text:p>1,27626071478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3689" calcext:value-type="float">
            <text:p>0,0773689</text:p>
          </table:table-cell>
          <table:table-cell office:value-type="float" office:value="0.0136364" calcext:value-type="float">
            <text:p>0,0136364</text:p>
          </table:table-cell>
          <table:table-cell office:value-type="float" office:value="0.0145004" calcext:value-type="float">
            <text:p>0,0145004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13" calcext:value-type="float">
            <text:p>0,13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5748" calcext:value-type="float">
            <text:p>0,5748</text:p>
          </table:table-cell>
          <table:table-cell office:value-type="float" office:value="0.00019284" calcext:value-type="float">
            <text:p>0,00019284</text:p>
          </table:table-cell>
          <table:table-cell office:value-type="float" office:value="835834" calcext:value-type="float">
            <text:p>835834</text:p>
          </table:table-cell>
          <table:table-cell table:formula="of:=[.G341]/[.I341]" office:value-type="float" office:value="5.33563901685471" calcext:value-type="float">
            <text:p>5,33563901685471</text:p>
          </table:table-cell>
          <table:table-cell table:formula="of:=[.J341]/[.H341]" office:value-type="float" office:value="1.5214352761726" calcext:value-type="float">
            <text:p>1,52143527617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4319" calcext:value-type="float">
            <text:p>0,0554319</text:p>
          </table:table-cell>
          <table:table-cell office:value-type="float" office:value="0.0128205" calcext:value-type="float">
            <text:p>0,0128205</text:p>
          </table:table-cell>
          <table:table-cell office:value-type="float" office:value="0.013477" calcext:value-type="float">
            <text:p>0,013477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13" calcext:value-type="float">
            <text:p>0,13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668518" calcext:value-type="float">
            <text:p>0,668518</text:p>
          </table:table-cell>
          <table:table-cell office:value-type="float" office:value="0" calcext:value-type="float">
            <text:p>0</text:p>
          </table:table-cell>
          <table:table-cell office:value-type="float" office:value="874679" calcext:value-type="float">
            <text:p>874679</text:p>
          </table:table-cell>
          <table:table-cell table:formula="of:=[.G342]/[.I342]" office:value-type="float" office:value="4.11307412628923" calcext:value-type="float">
            <text:p>4,11307412628923</text:p>
          </table:table-cell>
          <table:table-cell table:formula="of:=[.J342]/[.H342]" office:value-type="float" office:value="1.35652275652276" calcext:value-type="float">
            <text:p>1,35652275652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3703" calcext:value-type="float">
            <text:p>0,0553703</text:p>
          </table:table-cell>
          <table:table-cell office:value-type="float" office:value="0.012766" calcext:value-type="float">
            <text:p>0,012766</text:p>
          </table:table-cell>
          <table:table-cell office:value-type="float" office:value="0.0134473" calcext:value-type="float">
            <text:p>0,0134473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14" calcext:value-type="float">
            <text:p>0,14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668518" calcext:value-type="float">
            <text:p>0,668518</text:p>
          </table:table-cell>
          <table:table-cell office:value-type="float" office:value="0" calcext:value-type="float">
            <text:p>0</text:p>
          </table:table-cell>
          <table:table-cell office:value-type="float" office:value="870081" calcext:value-type="float">
            <text:p>870081</text:p>
          </table:table-cell>
          <table:table-cell table:formula="of:=[.G343]/[.I343]" office:value-type="float" office:value="4.1175775062652" calcext:value-type="float">
            <text:p>4,1175775062652</text:p>
          </table:table-cell>
          <table:table-cell table:formula="of:=[.J343]/[.H343]" office:value-type="float" office:value="1.36231395895347" calcext:value-type="float">
            <text:p>1,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1813" calcext:value-type="float">
            <text:p>0,0551813</text:p>
          </table:table-cell>
          <table:table-cell office:value-type="float" office:value="0.0127119" calcext:value-type="float">
            <text:p>0,0127119</text:p>
          </table:table-cell>
          <table:table-cell office:value-type="float" office:value="0.0133041" calcext:value-type="float">
            <text:p>0,0133041</text:p>
          </table:table-cell>
          <table:table-cell office:value-type="float" office:value="0.017316" calcext:value-type="float">
            <text:p>0,017316</text:p>
          </table:table-cell>
          <table:table-cell office:value-type="float" office:value="0.14" calcext:value-type="float">
            <text:p>0,14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668518" calcext:value-type="float">
            <text:p>0,668518</text:p>
          </table:table-cell>
          <table:table-cell office:value-type="float" office:value="0" calcext:value-type="float">
            <text:p>0</text:p>
          </table:table-cell>
          <table:table-cell office:value-type="float" office:value="853853" calcext:value-type="float">
            <text:p>853853</text:p>
          </table:table-cell>
          <table:table-cell table:formula="of:=[.G344]/[.I344]" office:value-type="float" office:value="4.1476913132042" calcext:value-type="float">
            <text:p>4,1476913132042</text:p>
          </table:table-cell>
          <table:table-cell table:formula="of:=[.J344]/[.H344]" office:value-type="float" office:value="1.36218818587308" calcext:value-type="float">
            <text:p>1,36218818587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47653" calcext:value-type="float">
            <text:p>0,0547653</text:p>
          </table:table-cell>
          <table:table-cell office:value-type="float" office:value="0.012605" calcext:value-type="float">
            <text:p>0,012605</text:p>
          </table:table-cell>
          <table:table-cell office:value-type="float" office:value="0.0129898" calcext:value-type="float">
            <text:p>0,0129898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14" calcext:value-type="float">
            <text:p>0,14</text:p>
          </table:table-cell>
          <table:table-cell office:value-type="float" office:value="0.0163934" calcext:value-type="float">
            <text:p>0,0163934</text:p>
          </table:table-cell>
          <table:table-cell office:value-type="float" office:value="0.668518" calcext:value-type="float">
            <text:p>0,668518</text:p>
          </table:table-cell>
          <table:table-cell office:value-type="float" office:value="0" calcext:value-type="float">
            <text:p>0</text:p>
          </table:table-cell>
          <table:table-cell office:value-type="float" office:value="835712" calcext:value-type="float">
            <text:p>835712</text:p>
          </table:table-cell>
          <table:table-cell table:formula="of:=[.G345]/[.I345]" office:value-type="float" office:value="4.21602334139094" calcext:value-type="float">
            <text:p>4,21602334139094</text:p>
          </table:table-cell>
          <table:table-cell table:formula="of:=[.J345]/[.H345]" office:value-type="float" office:value="1.36195160650536" calcext:value-type="float">
            <text:p>1,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333" calcext:value-type="float">
            <text:p>0,097333</text:p>
          </table:table-cell>
          <table:table-cell office:value-type="float" office:value="0.017094" calcext:value-type="float">
            <text:p>0,017094</text:p>
          </table:table-cell>
          <table:table-cell office:value-type="float" office:value="0.0165512" calcext:value-type="float">
            <text:p>0,0165512</text:p>
          </table:table-cell>
          <table:table-cell office:value-type="float" office:value="0.0233645" calcext:value-type="float">
            <text:p>0,0233645</text:p>
          </table:table-cell>
          <table:table-cell office:value-type="float" office:value="0.12" calcext:value-type="float">
            <text:p>0,12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513711" calcext:value-type="float">
            <text:p>0,513711</text:p>
          </table:table-cell>
          <table:table-cell office:value-type="float" office:value="0.00058841" calcext:value-type="float">
            <text:p>0,00058841</text:p>
          </table:table-cell>
          <table:table-cell office:value-type="float" office:value="855483" calcext:value-type="float">
            <text:p>855483</text:p>
          </table:table-cell>
          <table:table-cell table:formula="of:=[.G346]/[.I346]" office:value-type="float" office:value="5.88072163951858" calcext:value-type="float">
            <text:p>5,88072163951858</text:p>
          </table:table-cell>
          <table:table-cell table:formula="of:=[.J346]/[.H346]" office:value-type="float" office:value="1.36682461682462" calcext:value-type="float">
            <text:p>1,36682461682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3237" calcext:value-type="float">
            <text:p>0,0973237</text:p>
          </table:table-cell>
          <table:table-cell office:value-type="float" office:value="0.0170213" calcext:value-type="float">
            <text:p>0,0170213</text:p>
          </table:table-cell>
          <table:table-cell office:value-type="float" office:value="0.0165406" calcext:value-type="float">
            <text:p>0,0165406</text:p>
          </table:table-cell>
          <table:table-cell office:value-type="float" office:value="0.0233645" calcext:value-type="float">
            <text:p>0,0233645</text:p>
          </table:table-cell>
          <table:table-cell office:value-type="float" office:value="0.12" calcext:value-type="float">
            <text:p>0,12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513711" calcext:value-type="float">
            <text:p>0,513711</text:p>
          </table:table-cell>
          <table:table-cell office:value-type="float" office:value="0.00058841" calcext:value-type="float">
            <text:p>0,00058841</text:p>
          </table:table-cell>
          <table:table-cell office:value-type="float" office:value="855390" calcext:value-type="float">
            <text:p>855390</text:p>
          </table:table-cell>
          <table:table-cell table:formula="of:=[.G347]/[.I347]" office:value-type="float" office:value="5.88392803163126" calcext:value-type="float">
            <text:p>5,88392803163126</text:p>
          </table:table-cell>
          <table:table-cell table:formula="of:=[.J347]/[.H347]" office:value-type="float" office:value="1.37266248758908" calcext:value-type="float">
            <text:p>1,372662487589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1862" calcext:value-type="float">
            <text:p>0,0971862</text:p>
          </table:table-cell>
          <table:table-cell office:value-type="float" office:value="0.0169492" calcext:value-type="float">
            <text:p>0,0169492</text:p>
          </table:table-cell>
          <table:table-cell office:value-type="float" office:value="0.0164219" calcext:value-type="float">
            <text:p>0,0164219</text:p>
          </table:table-cell>
          <table:table-cell office:value-type="float" office:value="0.0230415" calcext:value-type="float">
            <text:p>0,0230415</text:p>
          </table:table-cell>
          <table:table-cell office:value-type="float" office:value="0.13" calcext:value-type="float">
            <text:p>0,13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513711" calcext:value-type="float">
            <text:p>0,513711</text:p>
          </table:table-cell>
          <table:table-cell office:value-type="float" office:value="0.00058841" calcext:value-type="float">
            <text:p>0,00058841</text:p>
          </table:table-cell>
          <table:table-cell office:value-type="float" office:value="847470" calcext:value-type="float">
            <text:p>847470</text:p>
          </table:table-cell>
          <table:table-cell table:formula="of:=[.G348]/[.I348]" office:value-type="float" office:value="5.918084996255" calcext:value-type="float">
            <text:p>5,918084996255</text:p>
          </table:table-cell>
          <table:table-cell table:formula="of:=[.J348]/[.H348]" office:value-type="float" office:value="1.35944469355486" calcext:value-type="float">
            <text:p>1,359444693554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68778" calcext:value-type="float">
            <text:p>0,0968778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.0160415" calcext:value-type="float">
            <text:p>0,0160415</text:p>
          </table:table-cell>
          <table:table-cell office:value-type="float" office:value="0.0221239" calcext:value-type="float">
            <text:p>0,0221239</text:p>
          </table:table-cell>
          <table:table-cell office:value-type="float" office:value="0.13" calcext:value-type="float">
            <text:p>0,13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513711" calcext:value-type="float">
            <text:p>0,513711</text:p>
          </table:table-cell>
          <table:table-cell office:value-type="float" office:value="0.00058841" calcext:value-type="float">
            <text:p>0,00058841</text:p>
          </table:table-cell>
          <table:table-cell office:value-type="float" office:value="834420" calcext:value-type="float">
            <text:p>834420</text:p>
          </table:table-cell>
          <table:table-cell table:formula="of:=[.G349]/[.I349]" office:value-type="float" office:value="6.03919832933329" calcext:value-type="float">
            <text:p>6,03919832933329</text:p>
          </table:table-cell>
          <table:table-cell table:formula="of:=[.J349]/[.H349]" office:value-type="float" office:value="1.32190315719032" calcext:value-type="float">
            <text:p>1,32190315719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8647" calcext:value-type="float">
            <text:p>0,0858647</text:p>
          </table:table-cell>
          <table:table-cell office:value-type="float" office:value="0.0210084" calcext:value-type="float">
            <text:p>0,0210084</text:p>
          </table:table-cell>
          <table:table-cell office:value-type="float" office:value="0.0206529" calcext:value-type="float">
            <text:p>0,0206529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.13" calcext:value-type="float">
            <text:p>0,13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54252" calcext:value-type="float">
            <text:p>0,54252</text:p>
          </table:table-cell>
          <table:table-cell office:value-type="float" office:value="0.000548853" calcext:value-type="float">
            <text:p>0,000548853</text:p>
          </table:table-cell>
          <table:table-cell office:value-type="float" office:value="966073" calcext:value-type="float">
            <text:p>966073</text:p>
          </table:table-cell>
          <table:table-cell table:formula="of:=[.G350]/[.I350]" office:value-type="float" office:value="4.15751298849072" calcext:value-type="float">
            <text:p>4,15751298849072</text:p>
          </table:table-cell>
          <table:table-cell table:formula="of:=[.J350]/[.H350]" office:value-type="float" office:value="1.24174139867862" calcext:value-type="float">
            <text:p>1,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4046" calcext:value-type="float">
            <text:p>0,0854046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0202085" calcext:value-type="float">
            <text:p>0,0202085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13" calcext:value-type="float">
            <text:p>0,13</text:p>
          </table:table-cell>
          <table:table-cell office:value-type="float" office:value="0.0223214" calcext:value-type="float">
            <text:p>0,0223214</text:p>
          </table:table-cell>
          <table:table-cell office:value-type="float" office:value="0.54252" calcext:value-type="float">
            <text:p>0,54252</text:p>
          </table:table-cell>
          <table:table-cell office:value-type="float" office:value="0.000548853" calcext:value-type="float">
            <text:p>0,000548853</text:p>
          </table:table-cell>
          <table:table-cell office:value-type="float" office:value="908400" calcext:value-type="float">
            <text:p>908400</text:p>
          </table:table-cell>
          <table:table-cell table:formula="of:=[.G351]/[.I351]" office:value-type="float" office:value="4.22617215528119" calcext:value-type="float">
            <text:p>4,22617215528119</text:p>
          </table:table-cell>
          <table:table-cell table:formula="of:=[.J351]/[.H351]" office:value-type="float" office:value="1.24120230010267" calcext:value-type="float">
            <text:p>1,24120230010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7923" calcext:value-type="float">
            <text:p>0,0847923</text:p>
          </table:table-cell>
          <table:table-cell office:value-type="float" office:value="0.0205761" calcext:value-type="float">
            <text:p>0,0205761</text:p>
          </table:table-cell>
          <table:table-cell office:value-type="float" office:value="0.019606" calcext:value-type="float">
            <text:p>0,019606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14" calcext:value-type="float">
            <text:p>0,14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54252" calcext:value-type="float">
            <text:p>0,54252</text:p>
          </table:table-cell>
          <table:table-cell office:value-type="float" office:value="0.000548853" calcext:value-type="float">
            <text:p>0,000548853</text:p>
          </table:table-cell>
          <table:table-cell office:value-type="float" office:value="865309" calcext:value-type="float">
            <text:p>865309</text:p>
          </table:table-cell>
          <table:table-cell table:formula="of:=[.G352]/[.I352]" office:value-type="float" office:value="4.32481383250026" calcext:value-type="float">
            <text:p>4,32481383250026</text:p>
          </table:table-cell>
          <table:table-cell table:formula="of:=[.J352]/[.H352]" office:value-type="float" office:value="1.23559372281433" calcext:value-type="float">
            <text:p>1,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3713" calcext:value-type="float">
            <text:p>0,083713</text:p>
          </table:table-cell>
          <table:table-cell office:value-type="float" office:value="0.0176211" calcext:value-type="float">
            <text:p>0,0176211</text:p>
          </table:table-cell>
          <table:table-cell office:value-type="float" office:value="0.0189217" calcext:value-type="float">
            <text:p>0,0189217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15" calcext:value-type="float">
            <text:p>0,15</text:p>
          </table:table-cell>
          <table:table-cell office:value-type="float" office:value="0.0213675" calcext:value-type="float">
            <text:p>0,0213675</text:p>
          </table:table-cell>
          <table:table-cell office:value-type="float" office:value="0.54252" calcext:value-type="float">
            <text:p>0,54252</text:p>
          </table:table-cell>
          <table:table-cell office:value-type="float" office:value="0.000548853" calcext:value-type="float">
            <text:p>0,000548853</text:p>
          </table:table-cell>
          <table:table-cell office:value-type="float" office:value="839333" calcext:value-type="float">
            <text:p>839333</text:p>
          </table:table-cell>
          <table:table-cell table:formula="of:=[.G353]/[.I353]" office:value-type="float" office:value="4.4241796455921" calcext:value-type="float">
            <text:p>4,4241796455921</text:p>
          </table:table-cell>
          <table:table-cell table:formula="of:=[.J353]/[.H353]" office:value-type="float" office:value="1.40702907309986" calcext:value-type="float">
            <text:p>1,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5735" calcext:value-type="float">
            <text:p>0,0635735</text:p>
          </table:table-cell>
          <table:table-cell office:value-type="float" office:value="0.018018" calcext:value-type="float">
            <text:p>0,018018</text:p>
          </table:table-cell>
          <table:table-cell office:value-type="float" office:value="0.0188285" calcext:value-type="float">
            <text:p>0,0188285</text:p>
          </table:table-cell>
          <table:table-cell office:value-type="float" office:value="0.0228311" calcext:value-type="float">
            <text:p>0,0228311</text:p>
          </table:table-cell>
          <table:table-cell office:value-type="float" office:value="0.15" calcext:value-type="float">
            <text:p>0,15</text:p>
          </table:table-cell>
          <table:table-cell office:value-type="float" office:value="0.0213675" calcext:value-type="float">
            <text:p>0,0213675</text:p>
          </table:table-cell>
          <table:table-cell office:value-type="float" office:value="0.640403" calcext:value-type="float">
            <text:p>0,640403</text:p>
          </table:table-cell>
          <table:table-cell office:value-type="float" office:value="0.000108782" calcext:value-type="float">
            <text:p>0,000108782</text:p>
          </table:table-cell>
          <table:table-cell office:value-type="float" office:value="981538" calcext:value-type="float">
            <text:p>981538</text:p>
          </table:table-cell>
          <table:table-cell table:formula="of:=[.G354]/[.I354]" office:value-type="float" office:value="3.37645059351515" calcext:value-type="float">
            <text:p>3,37645059351515</text:p>
          </table:table-cell>
          <table:table-cell table:formula="of:=[.J354]/[.H354]" office:value-type="float" office:value="1.26712731712732" calcext:value-type="float">
            <text:p>1,26712731712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0787" calcext:value-type="float">
            <text:p>0,0630787</text:p>
          </table:table-cell>
          <table:table-cell office:value-type="float" office:value="0.017094" calcext:value-type="float">
            <text:p>0,017094</text:p>
          </table:table-cell>
          <table:table-cell office:value-type="float" office:value="0.0184376" calcext:value-type="float">
            <text:p>0,0184376</text:p>
          </table:table-cell>
          <table:table-cell office:value-type="float" office:value="0.0221239" calcext:value-type="float">
            <text:p>0,0221239</text:p>
          </table:table-cell>
          <table:table-cell office:value-type="float" office:value="0.16" calcext:value-type="float">
            <text:p>0,16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640403" calcext:value-type="float">
            <text:p>0,640403</text:p>
          </table:table-cell>
          <table:table-cell office:value-type="float" office:value="0.000108782" calcext:value-type="float">
            <text:p>0,000108782</text:p>
          </table:table-cell>
          <table:table-cell office:value-type="float" office:value="910847" calcext:value-type="float">
            <text:p>910847</text:p>
          </table:table-cell>
          <table:table-cell table:formula="of:=[.G355]/[.I355]" office:value-type="float" office:value="3.42119907146266" calcext:value-type="float">
            <text:p>3,42119907146266</text:p>
          </table:table-cell>
          <table:table-cell table:formula="of:=[.J355]/[.H355]" office:value-type="float" office:value="1.29424944424944" calcext:value-type="float">
            <text:p>1,29424944424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23435" calcext:value-type="float">
            <text:p>0,0623435</text:p>
          </table:table-cell>
          <table:table-cell office:value-type="float" office:value="0.0168776" calcext:value-type="float">
            <text:p>0,0168776</text:p>
          </table:table-cell>
          <table:table-cell office:value-type="float" office:value="0.0179821" calcext:value-type="float">
            <text:p>0,0179821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16" calcext:value-type="float">
            <text:p>0,16</text:p>
          </table:table-cell>
          <table:table-cell office:value-type="float" office:value="0.0208333" calcext:value-type="float">
            <text:p>0,0208333</text:p>
          </table:table-cell>
          <table:table-cell office:value-type="float" office:value="0.640403" calcext:value-type="float">
            <text:p>0,640403</text:p>
          </table:table-cell>
          <table:table-cell office:value-type="float" office:value="0.000108782" calcext:value-type="float">
            <text:p>0,000108782</text:p>
          </table:table-cell>
          <table:table-cell office:value-type="float" office:value="865236" calcext:value-type="float">
            <text:p>865236</text:p>
          </table:table-cell>
          <table:table-cell table:formula="of:=[.G356]/[.I356]" office:value-type="float" office:value="3.46697549229512" calcext:value-type="float">
            <text:p>3,46697549229512</text:p>
          </table:table-cell>
          <table:table-cell table:formula="of:=[.J356]/[.H356]" office:value-type="float" office:value="1.2936732710812" calcext:value-type="float">
            <text:p>1,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09341" calcext:value-type="float">
            <text:p>0,0609341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.0174522" calcext:value-type="float">
            <text:p>0,0174522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15" calcext:value-type="float">
            <text:p>0,15</text:p>
          </table:table-cell>
          <table:table-cell office:value-type="float" office:value="0.0186047" calcext:value-type="float">
            <text:p>0,0186047</text:p>
          </table:table-cell>
          <table:table-cell office:value-type="float" office:value="0.641444" calcext:value-type="float">
            <text:p>0,641444</text:p>
          </table:table-cell>
          <table:table-cell office:value-type="float" office:value="0.000103837" calcext:value-type="float">
            <text:p>0,000103837</text:p>
          </table:table-cell>
          <table:table-cell office:value-type="float" office:value="838755" calcext:value-type="float">
            <text:p>838755</text:p>
          </table:table-cell>
          <table:table-cell table:formula="of:=[.G357]/[.I357]" office:value-type="float" office:value="3.49148531417243" calcext:value-type="float">
            <text:p>3,49148531417243</text:p>
          </table:table-cell>
          <table:table-cell table:formula="of:=[.J357]/[.H357]" office:value-type="float" office:value="1.28218732821873" calcext:value-type="float">
            <text:p>1,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91" calcext:value-type="float">
            <text:p>0,10391</text:p>
          </table:table-cell>
          <table:table-cell office:value-type="float" office:value="0.0228311" calcext:value-type="float">
            <text:p>0,0228311</text:p>
          </table:table-cell>
          <table:table-cell office:value-type="float" office:value="0.0223778" calcext:value-type="float">
            <text:p>0,0223778</text:p>
          </table:table-cell>
          <table:table-cell office:value-type="float" office:value="0.029661" calcext:value-type="float">
            <text:p>0,029661</text:p>
          </table:table-cell>
          <table:table-cell office:value-type="float" office:value="0.12" calcext:value-type="float">
            <text:p>0,12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.496355" calcext:value-type="float">
            <text:p>0,496355</text:p>
          </table:table-cell>
          <table:table-cell office:value-type="float" office:value="0.000964201" calcext:value-type="float">
            <text:p>0,000964201</text:p>
          </table:table-cell>
          <table:table-cell office:value-type="float" office:value="952192" calcext:value-type="float">
            <text:p>952192</text:p>
          </table:table-cell>
          <table:table-cell table:formula="of:=[.G358]/[.I358]" office:value-type="float" office:value="4.64344126768494" calcext:value-type="float">
            <text:p>4,64344126768494</text:p>
          </table:table-cell>
          <table:table-cell table:formula="of:=[.J358]/[.H358]" office:value-type="float" office:value="1.29914896785525" calcext:value-type="float">
            <text:p>1,29914896785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473" calcext:value-type="float">
            <text:p>0,103473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0219487" calcext:value-type="float">
            <text:p>0,0219487</text:p>
          </table:table-cell>
          <table:table-cell office:value-type="float" office:value="0.0294118" calcext:value-type="float">
            <text:p>0,0294118</text:p>
          </table:table-cell>
          <table:table-cell office:value-type="float" office:value="0.13" calcext:value-type="float">
            <text:p>0,13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496355" calcext:value-type="float">
            <text:p>0,496355</text:p>
          </table:table-cell>
          <table:table-cell office:value-type="float" office:value="0.000964201" calcext:value-type="float">
            <text:p>0,000964201</text:p>
          </table:table-cell>
          <table:table-cell office:value-type="float" office:value="904149" calcext:value-type="float">
            <text:p>904149</text:p>
          </table:table-cell>
          <table:table-cell table:formula="of:=[.G359]/[.I359]" office:value-type="float" office:value="4.7143110981516" calcext:value-type="float">
            <text:p>4,7143110981516</text:p>
          </table:table-cell>
          <table:table-cell table:formula="of:=[.J359]/[.H359]" office:value-type="float" office:value="1.37059163435729" calcext:value-type="float">
            <text:p>1,37059163435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2885" calcext:value-type="float">
            <text:p>0,102885</text:p>
          </table:table-cell>
          <table:table-cell office:value-type="float" office:value="0.0210084" calcext:value-type="float">
            <text:p>0,0210084</text:p>
          </table:table-cell>
          <table:table-cell office:value-type="float" office:value="0.0212924" calcext:value-type="float">
            <text:p>0,0212924</text:p>
          </table:table-cell>
          <table:table-cell office:value-type="float" office:value="0.0288066" calcext:value-type="float">
            <text:p>0,0288066</text:p>
          </table:table-cell>
          <table:table-cell office:value-type="float" office:value="0.14" calcext:value-type="float">
            <text:p>0,14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496355" calcext:value-type="float">
            <text:p>0,496355</text:p>
          </table:table-cell>
          <table:table-cell office:value-type="float" office:value="0.000964201" calcext:value-type="float">
            <text:p>0,000964201</text:p>
          </table:table-cell>
          <table:table-cell office:value-type="float" office:value="864586" calcext:value-type="float">
            <text:p>864586</text:p>
          </table:table-cell>
          <table:table-cell table:formula="of:=[.G360]/[.I360]" office:value-type="float" office:value="4.83200578610208" calcext:value-type="float">
            <text:p>4,83200578610208</text:p>
          </table:table-cell>
          <table:table-cell table:formula="of:=[.J360]/[.H360]" office:value-type="float" office:value="1.3711943793911" calcext:value-type="float">
            <text:p>1,3711943793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1914" calcext:value-type="float">
            <text:p>0,101914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0204894" calcext:value-type="float">
            <text:p>0,0204894</text:p>
          </table:table-cell>
          <table:table-cell office:value-type="float" office:value="0.0264317" calcext:value-type="float">
            <text:p>0,0264317</text:p>
          </table:table-cell>
          <table:table-cell office:value-type="float" office:value="0.14" calcext:value-type="float">
            <text:p>0,14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496355" calcext:value-type="float">
            <text:p>0,496355</text:p>
          </table:table-cell>
          <table:table-cell office:value-type="float" office:value="0.000964201" calcext:value-type="float">
            <text:p>0,000964201</text:p>
          </table:table-cell>
          <table:table-cell office:value-type="float" office:value="839859" calcext:value-type="float">
            <text:p>839859</text:p>
          </table:table-cell>
          <table:table-cell table:formula="of:=[.G361]/[.I361]" office:value-type="float" office:value="4.97398654914248" calcext:value-type="float">
            <text:p>4,97398654914248</text:p>
          </table:table-cell>
          <table:table-cell table:formula="of:=[.J361]/[.H361]" office:value-type="float" office:value="1.27400720107582" calcext:value-type="float">
            <text:p>1,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1222" calcext:value-type="float">
            <text:p>0,0871222</text:p>
          </table:table-cell>
          <table:table-cell office:value-type="float" office:value="0.0252101" calcext:value-type="float">
            <text:p>0,0252101</text:p>
          </table:table-cell>
          <table:table-cell office:value-type="float" office:value="0.0252473" calcext:value-type="float">
            <text:p>0,0252473</text:p>
          </table:table-cell>
          <table:table-cell office:value-type="float" office:value="0.0307018" calcext:value-type="float">
            <text:p>0,0307018</text:p>
          </table:table-cell>
          <table:table-cell office:value-type="float" office:value="0.14" calcext:value-type="float">
            <text:p>0,14</text:p>
          </table:table-cell>
          <table:table-cell office:value-type="float" office:value="0.0290456" calcext:value-type="float">
            <text:p>0,0290456</text:p>
          </table:table-cell>
          <table:table-cell office:value-type="float" office:value="0.542173" calcext:value-type="float">
            <text:p>0,542173</text:p>
          </table:table-cell>
          <table:table-cell office:value-type="float" office:value="0.000598299" calcext:value-type="float">
            <text:p>0,000598299</text:p>
          </table:table-cell>
          <table:table-cell office:value-type="float" office:value="10783200" calcext:value-type="float">
            <text:p>10783200</text:p>
          </table:table-cell>
          <table:table-cell table:formula="of:=[.G362]/[.I362]" office:value-type="float" office:value="3.45075314984176" calcext:value-type="float">
            <text:p>3,45075314984176</text:p>
          </table:table-cell>
          <table:table-cell table:formula="of:=[.J362]/[.H362]" office:value-type="float" office:value="1.21783729536971" calcext:value-type="float">
            <text:p>1,21783729536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279" calcext:value-type="float">
            <text:p>0,086279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024648" calcext:value-type="float">
            <text:p>0,024648</text:p>
          </table:table-cell>
          <table:table-cell office:value-type="float" office:value="0.0300429" calcext:value-type="float">
            <text:p>0,0300429</text:p>
          </table:table-cell>
          <table:table-cell office:value-type="float" office:value="0.14" calcext:value-type="float">
            <text:p>0,14</text:p>
          </table:table-cell>
          <table:table-cell office:value-type="float" office:value="0.0277778" calcext:value-type="float">
            <text:p>0,0277778</text:p>
          </table:table-cell>
          <table:table-cell office:value-type="float" office:value="0.54252" calcext:value-type="float">
            <text:p>0,54252</text:p>
          </table:table-cell>
          <table:table-cell office:value-type="float" office:value="0.000598299" calcext:value-type="float">
            <text:p>0,000598299</text:p>
          </table:table-cell>
          <table:table-cell office:value-type="float" office:value="6585410" calcext:value-type="float">
            <text:p>6585410</text:p>
          </table:table-cell>
          <table:table-cell table:formula="of:=[.G363]/[.I363]" office:value-type="float" office:value="3.50044628367413" calcext:value-type="float">
            <text:p>3,50044628367413</text:p>
          </table:table-cell>
          <table:table-cell table:formula="of:=[.J363]/[.H363]" office:value-type="float" office:value="1.20672148070195" calcext:value-type="float">
            <text:p>1,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0086" calcext:value-type="float">
            <text:p>0,0850086</text:p>
          </table:table-cell>
          <table:table-cell office:value-type="float" office:value="0.0245902" calcext:value-type="float">
            <text:p>0,0245902</text:p>
          </table:table-cell>
          <table:table-cell office:value-type="float" office:value="0.0239654" calcext:value-type="float">
            <text:p>0,0239654</text:p>
          </table:table-cell>
          <table:table-cell office:value-type="float" office:value="0.029661" calcext:value-type="float">
            <text:p>0,029661</text:p>
          </table:table-cell>
          <table:table-cell office:value-type="float" office:value="0.15" calcext:value-type="float">
            <text:p>0,15</text:p>
          </table:table-cell>
          <table:table-cell office:value-type="float" office:value="0.0263158" calcext:value-type="float">
            <text:p>0,0263158</text:p>
          </table:table-cell>
          <table:table-cell office:value-type="float" office:value="0.544255" calcext:value-type="float">
            <text:p>0,544255</text:p>
          </table:table-cell>
          <table:table-cell office:value-type="float" office:value="0.00058841" calcext:value-type="float">
            <text:p>0,00058841</text:p>
          </table:table-cell>
          <table:table-cell office:value-type="float" office:value="3705860" calcext:value-type="float">
            <text:p>3705860</text:p>
          </table:table-cell>
          <table:table-cell table:formula="of:=[.G364]/[.I364]" office:value-type="float" office:value="3.54713879175812" calcext:value-type="float">
            <text:p>3,54713879175812</text:p>
          </table:table-cell>
          <table:table-cell table:formula="of:=[.J364]/[.H364]" office:value-type="float" office:value="1.20621223088873" calcext:value-type="float">
            <text:p>1,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28749" calcext:value-type="float">
            <text:p>0,0828749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0232561" calcext:value-type="float">
            <text:p>0,0232561</text:p>
          </table:table-cell>
          <table:table-cell office:value-type="float" office:value="0.0289855" calcext:value-type="float">
            <text:p>0,0289855</text:p>
          </table:table-cell>
          <table:table-cell office:value-type="float" office:value="0.17" calcext:value-type="float">
            <text:p>0,17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551892" calcext:value-type="float">
            <text:p>0,551892</text:p>
          </table:table-cell>
          <table:table-cell office:value-type="float" office:value="0.000543908" calcext:value-type="float">
            <text:p>0,000543908</text:p>
          </table:table-cell>
          <table:table-cell office:value-type="float" office:value="2228790" calcext:value-type="float">
            <text:p>2228790</text:p>
          </table:table-cell>
          <table:table-cell table:formula="of:=[.G365]/[.I365]" office:value-type="float" office:value="3.56357686800452" calcext:value-type="float">
            <text:p>3,56357686800452</text:p>
          </table:table-cell>
          <table:table-cell table:formula="of:=[.J365]/[.H365]" office:value-type="float" office:value="1.3275335369903" calcext:value-type="float">
            <text:p>1,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65124" calcext:value-type="float">
            <text:p>0,0665124</text:p>
          </table:table-cell>
          <table:table-cell office:value-type="float" office:value="0.0238095" calcext:value-type="float">
            <text:p>0,0238095</text:p>
          </table:table-cell>
          <table:table-cell office:value-type="float" office:value="0.0233559" calcext:value-type="float">
            <text:p>0,0233559</text:p>
          </table:table-cell>
          <table:table-cell office:value-type="float" office:value="0.028169" calcext:value-type="float">
            <text:p>0,028169</text:p>
          </table:table-cell>
          <table:table-cell office:value-type="float" office:value="0.16" calcext:value-type="float">
            <text:p>0,16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631725" calcext:value-type="float">
            <text:p>0,631725</text:p>
          </table:table-cell>
          <table:table-cell office:value-type="float" office:value="0.000158228" calcext:value-type="float">
            <text:p>0,000158228</text:p>
          </table:table-cell>
          <table:table-cell office:value-type="float" office:value="11153100" calcext:value-type="float">
            <text:p>11153100</text:p>
          </table:table-cell>
          <table:table-cell table:formula="of:=[.G366]/[.I366]" office:value-type="float" office:value="2.84777722117324" calcext:value-type="float">
            <text:p>2,84777722117324</text:p>
          </table:table-cell>
          <table:table-cell table:formula="of:=[.J366]/[.H366]" office:value-type="float" office:value="1.18309918309918" calcext:value-type="float">
            <text:p>1,18309918309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53497" calcext:value-type="float">
            <text:p>0,0653497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0228525" calcext:value-type="float">
            <text:p>0,0228525</text:p>
          </table:table-cell>
          <table:table-cell office:value-type="float" office:value="0.0267857" calcext:value-type="float">
            <text:p>0,0267857</text:p>
          </table:table-cell>
          <table:table-cell office:value-type="float" office:value="0.17" calcext:value-type="float">
            <text:p>0,17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634849" calcext:value-type="float">
            <text:p>0,634849</text:p>
          </table:table-cell>
          <table:table-cell office:value-type="float" office:value="0.000158228" calcext:value-type="float">
            <text:p>0,000158228</text:p>
          </table:table-cell>
          <table:table-cell office:value-type="float" office:value="6276460" calcext:value-type="float">
            <text:p>6276460</text:p>
          </table:table-cell>
          <table:table-cell table:formula="of:=[.G367]/[.I367]" office:value-type="float" office:value="2.85963023739197" calcext:value-type="float">
            <text:p>2,85963023739197</text:p>
          </table:table-cell>
          <table:table-cell table:formula="of:=[.J367]/[.H367]" office:value-type="float" office:value="1.24821521771548" calcext:value-type="float">
            <text:p>1,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3891" calcext:value-type="float">
            <text:p>0,0633891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0223406" calcext:value-type="float">
            <text:p>0,0223406</text:p>
          </table:table-cell>
          <table:table-cell office:value-type="float" office:value="0.0262009" calcext:value-type="float">
            <text:p>0,0262009</text:p>
          </table:table-cell>
          <table:table-cell office:value-type="float" office:value="0.16" calcext:value-type="float">
            <text:p>0,16</text:p>
          </table:table-cell>
          <table:table-cell office:value-type="float" office:value="0.025" calcext:value-type="float">
            <text:p>0,025</text:p>
          </table:table-cell>
          <table:table-cell office:value-type="float" office:value="0.643527" calcext:value-type="float">
            <text:p>0,643527</text:p>
          </table:table-cell>
          <table:table-cell office:value-type="float" office:value="0.000138449" calcext:value-type="float">
            <text:p>0,000138449</text:p>
          </table:table-cell>
          <table:table-cell office:value-type="float" office:value="3604970" calcext:value-type="float">
            <text:p>3604970</text:p>
          </table:table-cell>
          <table:table-cell table:formula="of:=[.G368]/[.I368]" office:value-type="float" office:value="2.8373946984414" calcext:value-type="float">
            <text:p>2,8373946984414</text:p>
          </table:table-cell>
          <table:table-cell table:formula="of:=[.J368]/[.H368]" office:value-type="float" office:value="1.24192539223586" calcext:value-type="float">
            <text:p>1,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04238" calcext:value-type="float">
            <text:p>0,0604238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18089" calcext:value-type="float">
            <text:p>0,0218089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15" calcext:value-type="float">
            <text:p>0,15</text:p>
          </table:table-cell>
          <table:table-cell office:value-type="float" office:value="0.0234742" calcext:value-type="float">
            <text:p>0,0234742</text:p>
          </table:table-cell>
          <table:table-cell office:value-type="float" office:value="0.657758" calcext:value-type="float">
            <text:p>0,657758</text:p>
          </table:table-cell>
          <table:table-cell office:value-type="float" office:value="0.0000988924" calcext:value-type="float">
            <text:p>9,88924E-05</text:p>
          </table:table-cell>
          <table:table-cell office:value-type="float" office:value="2223440" calcext:value-type="float">
            <text:p>2223440</text:p>
          </table:table-cell>
          <table:table-cell table:formula="of:=[.G369]/[.I369]" office:value-type="float" office:value="2.77060282728611" calcext:value-type="float">
            <text:p>2,77060282728611</text:p>
          </table:table-cell>
          <table:table-cell table:formula="of:=[.J369]/[.H369]" office:value-type="float" office:value="1.23090270309027" calcext:value-type="float">
            <text:p>1,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205" calcext:value-type="float">
            <text:p>0,104205</text:p>
          </table:table-cell>
          <table:table-cell office:value-type="float" office:value="0.0277778" calcext:value-type="float">
            <text:p>0,0277778</text:p>
          </table:table-cell>
          <table:table-cell office:value-type="float" office:value="0.0270624" calcext:value-type="float">
            <text:p>0,0270624</text:p>
          </table:table-cell>
          <table:table-cell office:value-type="float" office:value="0.034188" calcext:value-type="float">
            <text:p>0,034188</text:p>
          </table:table-cell>
          <table:table-cell office:value-type="float" office:value="0.13" calcext:value-type="float">
            <text:p>0,13</text:p>
          </table:table-cell>
          <table:table-cell office:value-type="float" office:value="0.0309735" calcext:value-type="float">
            <text:p>0,0309735</text:p>
          </table:table-cell>
          <table:table-cell office:value-type="float" office:value="0.491843" calcext:value-type="float">
            <text:p>0,491843</text:p>
          </table:table-cell>
          <table:table-cell office:value-type="float" office:value="0.000954312" calcext:value-type="float">
            <text:p>0,000954312</text:p>
          </table:table-cell>
          <table:table-cell office:value-type="float" office:value="10586300" calcext:value-type="float">
            <text:p>10586300</text:p>
          </table:table-cell>
          <table:table-cell table:formula="of:=[.G370]/[.I370]" office:value-type="float" office:value="3.8505454061724" calcext:value-type="float">
            <text:p>3,8505454061724</text:p>
          </table:table-cell>
          <table:table-cell table:formula="of:=[.J370]/[.H370]" office:value-type="float" office:value="1.23076701538639" calcext:value-type="float">
            <text:p>1,23076701538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435" calcext:value-type="float">
            <text:p>0,103435</text:p>
          </table:table-cell>
          <table:table-cell office:value-type="float" office:value="0.0257732" calcext:value-type="float">
            <text:p>0,0257732</text:p>
          </table:table-cell>
          <table:table-cell office:value-type="float" office:value="0.0264209" calcext:value-type="float">
            <text:p>0,0264209</text:p>
          </table:table-cell>
          <table:table-cell office:value-type="float" office:value="0.0337553" calcext:value-type="float">
            <text:p>0,0337553</text:p>
          </table:table-cell>
          <table:table-cell office:value-type="float" office:value="0.14" calcext:value-type="float">
            <text:p>0,14</text:p>
          </table:table-cell>
          <table:table-cell office:value-type="float" office:value="0.0300429" calcext:value-type="float">
            <text:p>0,0300429</text:p>
          </table:table-cell>
          <table:table-cell office:value-type="float" office:value="0.491843" calcext:value-type="float">
            <text:p>0,491843</text:p>
          </table:table-cell>
          <table:table-cell office:value-type="float" office:value="0.000954312" calcext:value-type="float">
            <text:p>0,000954312</text:p>
          </table:table-cell>
          <table:table-cell office:value-type="float" office:value="6118370" calcext:value-type="float">
            <text:p>6118370</text:p>
          </table:table-cell>
          <table:table-cell table:formula="of:=[.G371]/[.I371]" office:value-type="float" office:value="3.9148931338448" calcext:value-type="float">
            <text:p>3,9148931338448</text:p>
          </table:table-cell>
          <table:table-cell table:formula="of:=[.J371]/[.H371]" office:value-type="float" office:value="1.30970543044713" calcext:value-type="float">
            <text:p>1,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2277" calcext:value-type="float">
            <text:p>0,102277</text:p>
          </table:table-cell>
          <table:table-cell office:value-type="float" office:value="0.0253165" calcext:value-type="float">
            <text:p>0,0253165</text:p>
          </table:table-cell>
          <table:table-cell office:value-type="float" office:value="0.0256612" calcext:value-type="float">
            <text:p>0,0256612</text:p>
          </table:table-cell>
          <table:table-cell office:value-type="float" office:value="0.0329218" calcext:value-type="float">
            <text:p>0,0329218</text:p>
          </table:table-cell>
          <table:table-cell office:value-type="float" office:value="0.15" calcext:value-type="float">
            <text:p>0,15</text:p>
          </table:table-cell>
          <table:table-cell office:value-type="float" office:value="0.0294118" calcext:value-type="float">
            <text:p>0,0294118</text:p>
          </table:table-cell>
          <table:table-cell office:value-type="float" office:value="0.492537" calcext:value-type="float">
            <text:p>0,492537</text:p>
          </table:table-cell>
          <table:table-cell office:value-type="float" office:value="0.000949367" calcext:value-type="float">
            <text:p>0,000949367</text:p>
          </table:table-cell>
          <table:table-cell office:value-type="float" office:value="3560970" calcext:value-type="float">
            <text:p>3560970</text:p>
          </table:table-cell>
          <table:table-cell table:formula="of:=[.G372]/[.I372]" office:value-type="float" office:value="3.9856670771437" calcext:value-type="float">
            <text:p>3,9856670771437</text:p>
          </table:table-cell>
          <table:table-cell table:formula="of:=[.J372]/[.H372]" office:value-type="float" office:value="1.30040882428456" calcext:value-type="float">
            <text:p>1,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0802" calcext:value-type="float">
            <text:p>0,100802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0248218" calcext:value-type="float">
            <text:p>0,0248218</text:p>
          </table:table-cell>
          <table:table-cell office:value-type="float" office:value="0.030837" calcext:value-type="float">
            <text:p>0,030837</text:p>
          </table:table-cell>
          <table:table-cell office:value-type="float" office:value="0.14" calcext:value-type="float">
            <text:p>0,14</text:p>
          </table:table-cell>
          <table:table-cell office:value-type="float" office:value="0.0286885" calcext:value-type="float">
            <text:p>0,0286885</text:p>
          </table:table-cell>
          <table:table-cell office:value-type="float" office:value="0.498438" calcext:value-type="float">
            <text:p>0,498438</text:p>
          </table:table-cell>
          <table:table-cell office:value-type="float" office:value="0.000914755" calcext:value-type="float">
            <text:p>0,000914755</text:p>
          </table:table-cell>
          <table:table-cell office:value-type="float" office:value="2219610" calcext:value-type="float">
            <text:p>2219610</text:p>
          </table:table-cell>
          <table:table-cell table:formula="of:=[.G373]/[.I373]" office:value-type="float" office:value="4.06102700045927" calcext:value-type="float">
            <text:p>4,06102700045927</text:p>
          </table:table-cell>
          <table:table-cell table:formula="of:=[.J373]/[.H373]" office:value-type="float" office:value="1.23861778657873" calcext:value-type="float">
            <text:p>1,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48844" calcext:value-type="float">
            <text:p>0,0848844</text:p>
          </table:table-cell>
          <table:table-cell office:value-type="float" office:value="0.0252101" calcext:value-type="float">
            <text:p>0,0252101</text:p>
          </table:table-cell>
          <table:table-cell office:value-type="float" office:value="0.0251802" calcext:value-type="float">
            <text:p>0,0251802</text:p>
          </table:table-cell>
          <table:table-cell office:value-type="float" office:value="0.0305677" calcext:value-type="float">
            <text:p>0,0305677</text:p>
          </table:table-cell>
          <table:table-cell office:value-type="float" office:value="0.14" calcext:value-type="float">
            <text:p>0,14</text:p>
          </table:table-cell>
          <table:table-cell office:value-type="float" office:value="0.0290456" calcext:value-type="float">
            <text:p>0,0290456</text:p>
          </table:table-cell>
          <table:table-cell office:value-type="float" office:value="0.550156" calcext:value-type="float">
            <text:p>0,550156</text:p>
          </table:table-cell>
          <table:table-cell office:value-type="float" office:value="0.000543908" calcext:value-type="float">
            <text:p>0,000543908</text:p>
          </table:table-cell>
          <table:table-cell office:value-type="float" office:value="9664640" calcext:value-type="float">
            <text:p>9664640</text:p>
          </table:table-cell>
          <table:table-cell table:formula="of:=[.G374]/[.I374]" office:value-type="float" office:value="3.37107727500179" calcext:value-type="float">
            <text:p>3,37107727500179</text:p>
          </table:table-cell>
          <table:table-cell table:formula="of:=[.J374]/[.H374]" office:value-type="float" office:value="1.2125179987386" calcext:value-type="float">
            <text:p>1,21251799873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41731" calcext:value-type="float">
            <text:p>0,0841731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024622" calcext:value-type="float">
            <text:p>0,024622</text:p>
          </table:table-cell>
          <table:table-cell office:value-type="float" office:value="0.0300429" calcext:value-type="float">
            <text:p>0,0300429</text:p>
          </table:table-cell>
          <table:table-cell office:value-type="float" office:value="0.14" calcext:value-type="float">
            <text:p>0,14</text:p>
          </table:table-cell>
          <table:table-cell office:value-type="float" office:value="0.0277778" calcext:value-type="float">
            <text:p>0,0277778</text:p>
          </table:table-cell>
          <table:table-cell office:value-type="float" office:value="0.550156" calcext:value-type="float">
            <text:p>0,550156</text:p>
          </table:table-cell>
          <table:table-cell office:value-type="float" office:value="0.000543908" calcext:value-type="float">
            <text:p>0,000543908</text:p>
          </table:table-cell>
          <table:table-cell office:value-type="float" office:value="5858060" calcext:value-type="float">
            <text:p>5858060</text:p>
          </table:table-cell>
          <table:table-cell table:formula="of:=[.G375]/[.I375]" office:value-type="float" office:value="3.41861343513931" calcext:value-type="float">
            <text:p>3,41861343513931</text:p>
          </table:table-cell>
          <table:table-cell table:formula="of:=[.J375]/[.H375]" office:value-type="float" office:value="1.20672148070195" calcext:value-type="float">
            <text:p>1,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30923" calcext:value-type="float">
            <text:p>0,0830923</text:p>
          </table:table-cell>
          <table:table-cell office:value-type="float" office:value="0.0245902" calcext:value-type="float">
            <text:p>0,0245902</text:p>
          </table:table-cell>
          <table:table-cell office:value-type="float" office:value="0.0239556" calcext:value-type="float">
            <text:p>0,0239556</text:p>
          </table:table-cell>
          <table:table-cell office:value-type="float" office:value="0.029661" calcext:value-type="float">
            <text:p>0,029661</text:p>
          </table:table-cell>
          <table:table-cell office:value-type="float" office:value="0.15" calcext:value-type="float">
            <text:p>0,15</text:p>
          </table:table-cell>
          <table:table-cell office:value-type="float" office:value="0.0263158" calcext:value-type="float">
            <text:p>0,0263158</text:p>
          </table:table-cell>
          <table:table-cell office:value-type="float" office:value="0.550503" calcext:value-type="float">
            <text:p>0,550503</text:p>
          </table:table-cell>
          <table:table-cell office:value-type="float" office:value="0.000543908" calcext:value-type="float">
            <text:p>0,000543908</text:p>
          </table:table-cell>
          <table:table-cell office:value-type="float" office:value="3507070" calcext:value-type="float">
            <text:p>3507070</text:p>
          </table:table-cell>
          <table:table-cell table:formula="of:=[.G376]/[.I376]" office:value-type="float" office:value="3.46859606939505" calcext:value-type="float">
            <text:p>3,46859606939505</text:p>
          </table:table-cell>
          <table:table-cell table:formula="of:=[.J376]/[.H376]" office:value-type="float" office:value="1.20621223088873" calcext:value-type="float">
            <text:p>1,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15005" calcext:value-type="float">
            <text:p>0,0815005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0232527" calcext:value-type="float">
            <text:p>0,0232527</text:p>
          </table:table-cell>
          <table:table-cell office:value-type="float" office:value="0.0289855" calcext:value-type="float">
            <text:p>0,0289855</text:p>
          </table:table-cell>
          <table:table-cell office:value-type="float" office:value="0.16" calcext:value-type="float">
            <text:p>0,16</text:p>
          </table:table-cell>
          <table:table-cell office:value-type="float" office:value="0.0255319" calcext:value-type="float">
            <text:p>0,0255319</text:p>
          </table:table-cell>
          <table:table-cell office:value-type="float" office:value="0.553974" calcext:value-type="float">
            <text:p>0,553974</text:p>
          </table:table-cell>
          <table:table-cell office:value-type="float" office:value="0.00052413" calcext:value-type="float">
            <text:p>0,00052413</text:p>
          </table:table-cell>
          <table:table-cell office:value-type="float" office:value="2207870" calcext:value-type="float">
            <text:p>2207870</text:p>
          </table:table-cell>
          <table:table-cell table:formula="of:=[.G377]/[.I377]" office:value-type="float" office:value="3.50499081827057" calcext:value-type="float">
            <text:p>3,50499081827057</text:p>
          </table:table-cell>
          <table:table-cell table:formula="of:=[.J377]/[.H377]" office:value-type="float" office:value="1.3275335369903" calcext:value-type="float">
            <text:p>1,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47632" calcext:value-type="float">
            <text:p>0,0647632</text:p>
          </table:table-cell>
          <table:table-cell office:value-type="float" office:value="0.0238095" calcext:value-type="float">
            <text:p>0,0238095</text:p>
          </table:table-cell>
          <table:table-cell office:value-type="float" office:value="0.023322" calcext:value-type="float">
            <text:p>0,023322</text:p>
          </table:table-cell>
          <table:table-cell office:value-type="float" office:value="0.0280374" calcext:value-type="float">
            <text:p>0,0280374</text:p>
          </table:table-cell>
          <table:table-cell office:value-type="float" office:value="0.16" calcext:value-type="float">
            <text:p>0,16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643527" calcext:value-type="float">
            <text:p>0,643527</text:p>
          </table:table-cell>
          <table:table-cell office:value-type="float" office:value="0.00012856" calcext:value-type="float">
            <text:p>0,00012856</text:p>
          </table:table-cell>
          <table:table-cell office:value-type="float" office:value="10107900" calcext:value-type="float">
            <text:p>10107900</text:p>
          </table:table-cell>
          <table:table-cell table:formula="of:=[.G378]/[.I378]" office:value-type="float" office:value="2.77691450132922" calcext:value-type="float">
            <text:p>2,77691450132922</text:p>
          </table:table-cell>
          <table:table-cell table:formula="of:=[.J378]/[.H378]" office:value-type="float" office:value="1.17757197757198" calcext:value-type="float">
            <text:p>1,177571977571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39223" calcext:value-type="float">
            <text:p>0,0639223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0228404" calcext:value-type="float">
            <text:p>0,0228404</text:p>
          </table:table-cell>
          <table:table-cell office:value-type="float" office:value="0.0267857" calcext:value-type="float">
            <text:p>0,0267857</text:p>
          </table:table-cell>
          <table:table-cell office:value-type="float" office:value="0.17" calcext:value-type="float">
            <text:p>0,17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643527" calcext:value-type="float">
            <text:p>0,643527</text:p>
          </table:table-cell>
          <table:table-cell office:value-type="float" office:value="0.00012856" calcext:value-type="float">
            <text:p>0,00012856</text:p>
          </table:table-cell>
          <table:table-cell office:value-type="float" office:value="6004180" calcext:value-type="float">
            <text:p>6004180</text:p>
          </table:table-cell>
          <table:table-cell table:formula="of:=[.G379]/[.I379]" office:value-type="float" office:value="2.7986506365913" calcext:value-type="float">
            <text:p>2,7986506365913</text:p>
          </table:table-cell>
          <table:table-cell table:formula="of:=[.J379]/[.H379]" office:value-type="float" office:value="1.24821521771548" calcext:value-type="float">
            <text:p>1,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25813" calcext:value-type="float">
            <text:p>0,0625813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0223364" calcext:value-type="float">
            <text:p>0,0223364</text:p>
          </table:table-cell>
          <table:table-cell office:value-type="float" office:value="0.0262009" calcext:value-type="float">
            <text:p>0,0262009</text:p>
          </table:table-cell>
          <table:table-cell office:value-type="float" office:value="0.16" calcext:value-type="float">
            <text:p>0,16</text:p>
          </table:table-cell>
          <table:table-cell office:value-type="float" office:value="0.025" calcext:value-type="float">
            <text:p>0,025</text:p>
          </table:table-cell>
          <table:table-cell office:value-type="float" office:value="0.646303" calcext:value-type="float">
            <text:p>0,646303</text:p>
          </table:table-cell>
          <table:table-cell office:value-type="float" office:value="0.000123616" calcext:value-type="float">
            <text:p>0,000123616</text:p>
          </table:table-cell>
          <table:table-cell office:value-type="float" office:value="3547900" calcext:value-type="float">
            <text:p>3547900</text:p>
          </table:table-cell>
          <table:table-cell table:formula="of:=[.G380]/[.I380]" office:value-type="float" office:value="2.80176304149281" calcext:value-type="float">
            <text:p>2,80176304149281</text:p>
          </table:table-cell>
          <table:table-cell table:formula="of:=[.J380]/[.H380]" office:value-type="float" office:value="1.24192539223586" calcext:value-type="float">
            <text:p>1,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01265" calcext:value-type="float">
            <text:p>0,0601265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18078" calcext:value-type="float">
            <text:p>0,0218078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15" calcext:value-type="float">
            <text:p>0,15</text:p>
          </table:table-cell>
          <table:table-cell office:value-type="float" office:value="0.0234742" calcext:value-type="float">
            <text:p>0,0234742</text:p>
          </table:table-cell>
          <table:table-cell office:value-type="float" office:value="0.658105" calcext:value-type="float">
            <text:p>0,658105</text:p>
          </table:table-cell>
          <table:table-cell office:value-type="float" office:value="0.0000988924" calcext:value-type="float">
            <text:p>9,88924E-05</text:p>
          </table:table-cell>
          <table:table-cell office:value-type="float" office:value="2237870" calcext:value-type="float">
            <text:p>2237870</text:p>
          </table:table-cell>
          <table:table-cell table:formula="of:=[.G381]/[.I381]" office:value-type="float" office:value="2.75710984143288" calcext:value-type="float">
            <text:p>2,75710984143288</text:p>
          </table:table-cell>
          <table:table-cell table:formula="of:=[.J381]/[.H381]" office:value-type="float" office:value="1.23090270309027" calcext:value-type="float">
            <text:p>1,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100907" calcext:value-type="float">
            <text:p>0,100907</text:p>
          </table:table-cell>
          <table:table-cell office:value-type="float" office:value="0.0277778" calcext:value-type="float">
            <text:p>0,0277778</text:p>
          </table:table-cell>
          <table:table-cell office:value-type="float" office:value="0.0269483" calcext:value-type="float">
            <text:p>0,0269483</text:p>
          </table:table-cell>
          <table:table-cell office:value-type="float" office:value="0.0340426" calcext:value-type="float">
            <text:p>0,0340426</text:p>
          </table:table-cell>
          <table:table-cell office:value-type="float" office:value="0.13" calcext:value-type="float">
            <text:p>0,13</text:p>
          </table:table-cell>
          <table:table-cell office:value-type="float" office:value="0.0309735" calcext:value-type="float">
            <text:p>0,0309735</text:p>
          </table:table-cell>
          <table:table-cell office:value-type="float" office:value="0.500868" calcext:value-type="float">
            <text:p>0,500868</text:p>
          </table:table-cell>
          <table:table-cell office:value-type="float" office:value="0.000885087" calcext:value-type="float">
            <text:p>0,000885087</text:p>
          </table:table-cell>
          <table:table-cell office:value-type="float" office:value="9362410" calcext:value-type="float">
            <text:p>9362410</text:p>
          </table:table-cell>
          <table:table-cell table:formula="of:=[.G382]/[.I382]" office:value-type="float" office:value="3.74446625575639" calcext:value-type="float">
            <text:p>3,74446625575639</text:p>
          </table:table-cell>
          <table:table-cell table:formula="of:=[.J382]/[.H382]" office:value-type="float" office:value="1.2255326195739" calcext:value-type="float">
            <text:p>1,22553261957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10025" calcext:value-type="float">
            <text:p>0,10025</text:p>
          </table:table-cell>
          <table:table-cell office:value-type="float" office:value="0.0257732" calcext:value-type="float">
            <text:p>0,0257732</text:p>
          </table:table-cell>
          <table:table-cell office:value-type="float" office:value="0.0263738" calcext:value-type="float">
            <text:p>0,0263738</text:p>
          </table:table-cell>
          <table:table-cell office:value-type="float" office:value="0.0337553" calcext:value-type="float">
            <text:p>0,0337553</text:p>
          </table:table-cell>
          <table:table-cell office:value-type="float" office:value="0.14" calcext:value-type="float">
            <text:p>0,14</text:p>
          </table:table-cell>
          <table:table-cell office:value-type="float" office:value="0.0300429" calcext:value-type="float">
            <text:p>0,0300429</text:p>
          </table:table-cell>
          <table:table-cell office:value-type="float" office:value="0.500868" calcext:value-type="float">
            <text:p>0,500868</text:p>
          </table:table-cell>
          <table:table-cell office:value-type="float" office:value="0.000885087" calcext:value-type="float">
            <text:p>0,000885087</text:p>
          </table:table-cell>
          <table:table-cell office:value-type="float" office:value="5885800" calcext:value-type="float">
            <text:p>5885800</text:p>
          </table:table-cell>
          <table:table-cell table:formula="of:=[.G383]/[.I383]" office:value-type="float" office:value="3.80112080928801" calcext:value-type="float">
            <text:p>3,80112080928801</text:p>
          </table:table-cell>
          <table:table-cell table:formula="of:=[.J383]/[.H383]" office:value-type="float" office:value="1.30970543044713" calcext:value-type="float">
            <text:p>1,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99317" calcext:value-type="float">
            <text:p>0,099317</text:p>
          </table:table-cell>
          <table:table-cell office:value-type="float" office:value="0.0253165" calcext:value-type="float">
            <text:p>0,0253165</text:p>
          </table:table-cell>
          <table:table-cell office:value-type="float" office:value="0.0256422" calcext:value-type="float">
            <text:p>0,0256422</text:p>
          </table:table-cell>
          <table:table-cell office:value-type="float" office:value="0.0329218" calcext:value-type="float">
            <text:p>0,0329218</text:p>
          </table:table-cell>
          <table:table-cell office:value-type="float" office:value="0.15" calcext:value-type="float">
            <text:p>0,15</text:p>
          </table:table-cell>
          <table:table-cell office:value-type="float" office:value="0.0294118" calcext:value-type="float">
            <text:p>0,0294118</text:p>
          </table:table-cell>
          <table:table-cell office:value-type="float" office:value="0.500868" calcext:value-type="float">
            <text:p>0,500868</text:p>
          </table:table-cell>
          <table:table-cell office:value-type="float" office:value="0.000885087" calcext:value-type="float">
            <text:p>0,000885087</text:p>
          </table:table-cell>
          <table:table-cell office:value-type="float" office:value="3548230" calcext:value-type="float">
            <text:p>3548230</text:p>
          </table:table-cell>
          <table:table-cell table:formula="of:=[.G384]/[.I384]" office:value-type="float" office:value="3.87318560809915" calcext:value-type="float">
            <text:p>3,87318560809915</text:p>
          </table:table-cell>
          <table:table-cell table:formula="of:=[.J384]/[.H384]" office:value-type="float" office:value="1.30040882428456" calcext:value-type="float">
            <text:p>1,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98108" calcext:value-type="float">
            <text:p>0,098108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0248129" calcext:value-type="float">
            <text:p>0,0248129</text:p>
          </table:table-cell>
          <table:table-cell office:value-type="float" office:value="0.030837" calcext:value-type="float">
            <text:p>0,030837</text:p>
          </table:table-cell>
          <table:table-cell office:value-type="float" office:value="0.14" calcext:value-type="float">
            <text:p>0,14</text:p>
          </table:table-cell>
          <table:table-cell office:value-type="float" office:value="0.0286885" calcext:value-type="float">
            <text:p>0,0286885</text:p>
          </table:table-cell>
          <table:table-cell office:value-type="float" office:value="0.503645" calcext:value-type="float">
            <text:p>0,503645</text:p>
          </table:table-cell>
          <table:table-cell office:value-type="float" office:value="0.000875198" calcext:value-type="float">
            <text:p>0,000875198</text:p>
          </table:table-cell>
          <table:table-cell office:value-type="float" office:value="2238780" calcext:value-type="float">
            <text:p>2238780</text:p>
          </table:table-cell>
          <table:table-cell table:formula="of:=[.G385]/[.I385]" office:value-type="float" office:value="3.95391107045126" calcext:value-type="float">
            <text:p>3,95391107045126</text:p>
          </table:table-cell>
          <table:table-cell table:formula="of:=[.J385]/[.H385]" office:value-type="float" office:value="1.23861778657873" calcext:value-type="float">
            <text:p>1,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27624" calcext:value-type="float">
            <text:p>0,0827624</text:p>
          </table:table-cell>
          <table:table-cell office:value-type="float" office:value="0.0210084" calcext:value-type="float">
            <text:p>0,0210084</text:p>
          </table:table-cell>
          <table:table-cell office:value-type="float" office:value="0.0204124" calcext:value-type="float">
            <text:p>0,0204124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12" calcext:value-type="float">
            <text:p>0,12</text:p>
          </table:table-cell>
          <table:table-cell office:value-type="float" office:value="0.0245902" calcext:value-type="float">
            <text:p>0,0245902</text:p>
          </table:table-cell>
          <table:table-cell office:value-type="float" office:value="0.554669" calcext:value-type="float">
            <text:p>0,554669</text:p>
          </table:table-cell>
          <table:table-cell office:value-type="float" office:value="0.000464794" calcext:value-type="float">
            <text:p>0,000464794</text:p>
          </table:table-cell>
          <table:table-cell office:value-type="float" office:value="931242" calcext:value-type="float">
            <text:p>931242</text:p>
          </table:table-cell>
          <table:table-cell table:formula="of:=[.G386]/[.I386]" office:value-type="float" office:value="4.05451588250279" calcext:value-type="float">
            <text:p>4,05451588250279</text:p>
          </table:table-cell>
          <table:table-cell table:formula="of:=[.J386]/[.H386]" office:value-type="float" office:value="1.22575255612041" calcext:value-type="float">
            <text:p>1,225752556120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23865" calcext:value-type="float">
            <text:p>0,0823865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0201074" calcext:value-type="float">
            <text:p>0,0201074</text:p>
          </table:table-cell>
          <table:table-cell office:value-type="float" office:value="0.025641" calcext:value-type="float">
            <text:p>0,025641</text:p>
          </table:table-cell>
          <table:table-cell office:value-type="float" office:value="0.13" calcext:value-type="float">
            <text:p>0,13</text:p>
          </table:table-cell>
          <table:table-cell office:value-type="float" office:value="0.0223214" calcext:value-type="float">
            <text:p>0,0223214</text:p>
          </table:table-cell>
          <table:table-cell office:value-type="float" office:value="0.554669" calcext:value-type="float">
            <text:p>0,554669</text:p>
          </table:table-cell>
          <table:table-cell office:value-type="float" office:value="0.000464794" calcext:value-type="float">
            <text:p>0,000464794</text:p>
          </table:table-cell>
          <table:table-cell office:value-type="float" office:value="902541" calcext:value-type="float">
            <text:p>902541</text:p>
          </table:table-cell>
          <table:table-cell table:formula="of:=[.G387]/[.I387]" office:value-type="float" office:value="4.09732237882571" calcext:value-type="float">
            <text:p>4,09732237882571</text:p>
          </table:table-cell>
          <table:table-cell table:formula="of:=[.J387]/[.H387]" office:value-type="float" office:value="1.23589548318062" calcext:value-type="float">
            <text:p>1,23589548318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18987" calcext:value-type="float">
            <text:p>0,0818987</text:p>
          </table:table-cell>
          <table:table-cell office:value-type="float" office:value="0.0205761" calcext:value-type="float">
            <text:p>0,0205761</text:p>
          </table:table-cell>
          <table:table-cell office:value-type="float" office:value="0.0195742" calcext:value-type="float">
            <text:p>0,0195742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14" calcext:value-type="float">
            <text:p>0,14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554669" calcext:value-type="float">
            <text:p>0,554669</text:p>
          </table:table-cell>
          <table:table-cell office:value-type="float" office:value="0.000464794" calcext:value-type="float">
            <text:p>0,000464794</text:p>
          </table:table-cell>
          <table:table-cell office:value-type="float" office:value="869988" calcext:value-type="float">
            <text:p>869988</text:p>
          </table:table-cell>
          <table:table-cell table:formula="of:=[.G388]/[.I388]" office:value-type="float" office:value="4.18401262886861" calcext:value-type="float">
            <text:p>4,18401262886861</text:p>
          </table:table-cell>
          <table:table-cell table:formula="of:=[.J388]/[.H388]" office:value-type="float" office:value="1.23559372281433" calcext:value-type="float">
            <text:p>1,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10261" calcext:value-type="float">
            <text:p>0,0810261</text:p>
          </table:table-cell>
          <table:table-cell office:value-type="float" office:value="0.0176211" calcext:value-type="float">
            <text:p>0,0176211</text:p>
          </table:table-cell>
          <table:table-cell office:value-type="float" office:value="0.0189099" calcext:value-type="float">
            <text:p>0,0189099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15" calcext:value-type="float">
            <text:p>0,15</text:p>
          </table:table-cell>
          <table:table-cell office:value-type="float" office:value="0.0213675" calcext:value-type="float">
            <text:p>0,0213675</text:p>
          </table:table-cell>
          <table:table-cell office:value-type="float" office:value="0.554669" calcext:value-type="float">
            <text:p>0,554669</text:p>
          </table:table-cell>
          <table:table-cell office:value-type="float" office:value="0.000464794" calcext:value-type="float">
            <text:p>0,000464794</text:p>
          </table:table-cell>
          <table:table-cell office:value-type="float" office:value="846543" calcext:value-type="float">
            <text:p>846543</text:p>
          </table:table-cell>
          <table:table-cell table:formula="of:=[.G389]/[.I389]" office:value-type="float" office:value="4.28485079244205" calcext:value-type="float">
            <text:p>4,28485079244205</text:p>
          </table:table-cell>
          <table:table-cell table:formula="of:=[.J389]/[.H389]" office:value-type="float" office:value="1.40702907309986" calcext:value-type="float">
            <text:p>1,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16777" calcext:value-type="float">
            <text:p>0,0616777</text:p>
          </table:table-cell>
          <table:table-cell office:value-type="float" office:value="0.0177778" calcext:value-type="float">
            <text:p>0,0177778</text:p>
          </table:table-cell>
          <table:table-cell office:value-type="float" office:value="0.0186922" calcext:value-type="float">
            <text:p>0,0186922</text:p>
          </table:table-cell>
          <table:table-cell office:value-type="float" office:value="0.0225225" calcext:value-type="float">
            <text:p>0,0225225</text:p>
          </table:table-cell>
          <table:table-cell office:value-type="float" office:value="0.15" calcext:value-type="float">
            <text:p>0,15</text:p>
          </table:table-cell>
          <table:table-cell office:value-type="float" office:value="0.0212766" calcext:value-type="float">
            <text:p>0,0212766</text:p>
          </table:table-cell>
          <table:table-cell office:value-type="float" office:value="0.652898" calcext:value-type="float">
            <text:p>0,652898</text:p>
          </table:table-cell>
          <table:table-cell office:value-type="float" office:value="0.0000791139" calcext:value-type="float">
            <text:p>7,91139E-05</text:p>
          </table:table-cell>
          <table:table-cell office:value-type="float" office:value="949795" calcext:value-type="float">
            <text:p>949795</text:p>
          </table:table-cell>
          <table:table-cell table:formula="of:=[.G390]/[.I390]" office:value-type="float" office:value="3.29964905147602" calcext:value-type="float">
            <text:p>3,29964905147602</text:p>
          </table:table-cell>
          <table:table-cell table:formula="of:=[.J390]/[.H390]" office:value-type="float" office:value="1.2668890413887" calcext:value-type="float">
            <text:p>1,26688904138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12535" calcext:value-type="float">
            <text:p>0,0612535</text:p>
          </table:table-cell>
          <table:table-cell office:value-type="float" office:value="0.017094" calcext:value-type="float">
            <text:p>0,017094</text:p>
          </table:table-cell>
          <table:table-cell office:value-type="float" office:value="0.0183856" calcext:value-type="float">
            <text:p>0,0183856</text:p>
          </table:table-cell>
          <table:table-cell office:value-type="float" office:value="0.0221239" calcext:value-type="float">
            <text:p>0,0221239</text:p>
          </table:table-cell>
          <table:table-cell office:value-type="float" office:value="0.16" calcext:value-type="float">
            <text:p>0,16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652898" calcext:value-type="float">
            <text:p>0,652898</text:p>
          </table:table-cell>
          <table:table-cell office:value-type="float" office:value="0.0000791139" calcext:value-type="float">
            <text:p>7,91139E-05</text:p>
          </table:table-cell>
          <table:table-cell office:value-type="float" office:value="906579" calcext:value-type="float">
            <text:p>906579</text:p>
          </table:table-cell>
          <table:table-cell table:formula="of:=[.G391]/[.I391]" office:value-type="float" office:value="3.33160190583935" calcext:value-type="float">
            <text:p>3,33160190583935</text:p>
          </table:table-cell>
          <table:table-cell table:formula="of:=[.J391]/[.H391]" office:value-type="float" office:value="1.29424944424944" calcext:value-type="float">
            <text:p>1,29424944424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07068" calcext:value-type="float">
            <text:p>0,0607068</text:p>
          </table:table-cell>
          <table:table-cell office:value-type="float" office:value="0.0168776" calcext:value-type="float">
            <text:p>0,0168776</text:p>
          </table:table-cell>
          <table:table-cell office:value-type="float" office:value="0.0179648" calcext:value-type="float">
            <text:p>0,0179648</text:p>
          </table:table-cell>
          <table:table-cell office:value-type="float" office:value="0.0217391" calcext:value-type="float">
            <text:p>0,0217391</text:p>
          </table:table-cell>
          <table:table-cell office:value-type="float" office:value="0.16" calcext:value-type="float">
            <text:p>0,16</text:p>
          </table:table-cell>
          <table:table-cell office:value-type="float" office:value="0.0208333" calcext:value-type="float">
            <text:p>0,0208333</text:p>
          </table:table-cell>
          <table:table-cell office:value-type="float" office:value="0.652898" calcext:value-type="float">
            <text:p>0,652898</text:p>
          </table:table-cell>
          <table:table-cell office:value-type="float" office:value="0.0000791139" calcext:value-type="float">
            <text:p>7,91139E-05</text:p>
          </table:table-cell>
          <table:table-cell office:value-type="float" office:value="869676" calcext:value-type="float">
            <text:p>869676</text:p>
          </table:table-cell>
          <table:table-cell table:formula="of:=[.G392]/[.I392]" office:value-type="float" office:value="3.37920822942643" calcext:value-type="float">
            <text:p>3,37920822942643</text:p>
          </table:table-cell>
          <table:table-cell table:formula="of:=[.J392]/[.H392]" office:value-type="float" office:value="1.28804450869792" calcext:value-type="float">
            <text:p>1,288044508697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597218" calcext:value-type="float">
            <text:p>0,0597218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.0174472" calcext:value-type="float">
            <text:p>0,0174472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15" calcext:value-type="float">
            <text:p>0,15</text:p>
          </table:table-cell>
          <table:table-cell office:value-type="float" office:value="0.0186047" calcext:value-type="float">
            <text:p>0,0186047</text:p>
          </table:table-cell>
          <table:table-cell office:value-type="float" office:value="0.652898" calcext:value-type="float">
            <text:p>0,652898</text:p>
          </table:table-cell>
          <table:table-cell office:value-type="float" office:value="0.0000791139" calcext:value-type="float">
            <text:p>7,91139E-05</text:p>
          </table:table-cell>
          <table:table-cell office:value-type="float" office:value="843671" calcext:value-type="float">
            <text:p>843671</text:p>
          </table:table-cell>
          <table:table-cell table:formula="of:=[.G393]/[.I393]" office:value-type="float" office:value="3.42300197166307" calcext:value-type="float">
            <text:p>3,42300197166307</text:p>
          </table:table-cell>
          <table:table-cell table:formula="of:=[.J393]/[.H393]" office:value-type="float" office:value="1.28218732821873" calcext:value-type="float">
            <text:p>1,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10054" calcext:value-type="float">
            <text:p>0,10054</text:p>
          </table:table-cell>
          <table:table-cell office:value-type="float" office:value="0.0223214" calcext:value-type="float">
            <text:p>0,0223214</text:p>
          </table:table-cell>
          <table:table-cell office:value-type="float" office:value="0.0220235" calcext:value-type="float">
            <text:p>0,0220235</text:p>
          </table:table-cell>
          <table:table-cell office:value-type="float" office:value="0.0294118" calcext:value-type="float">
            <text:p>0,0294118</text:p>
          </table:table-cell>
          <table:table-cell office:value-type="float" office:value="0.12" calcext:value-type="float">
            <text:p>0,12</text:p>
          </table:table-cell>
          <table:table-cell office:value-type="float" office:value="0.0258621" calcext:value-type="float">
            <text:p>0,0258621</text:p>
          </table:table-cell>
          <table:table-cell office:value-type="float" office:value="0.503992" calcext:value-type="float">
            <text:p>0,503992</text:p>
          </table:table-cell>
          <table:table-cell office:value-type="float" office:value="0.000870253" calcext:value-type="float">
            <text:p>0,000870253</text:p>
          </table:table-cell>
          <table:table-cell office:value-type="float" office:value="912707" calcext:value-type="float">
            <text:p>912707</text:p>
          </table:table-cell>
          <table:table-cell table:formula="of:=[.G394]/[.I394]" office:value-type="float" office:value="4.56512361795355" calcext:value-type="float">
            <text:p>4,56512361795355</text:p>
          </table:table-cell>
          <table:table-cell table:formula="of:=[.J394]/[.H394]" office:value-type="float" office:value="1.31765032659242" calcext:value-type="float">
            <text:p>1,317650326592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100255" calcext:value-type="float">
            <text:p>0,100255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0217758" calcext:value-type="float">
            <text:p>0,0217758</text:p>
          </table:table-cell>
          <table:table-cell office:value-type="float" office:value="0.0291667" calcext:value-type="float">
            <text:p>0,0291667</text:p>
          </table:table-cell>
          <table:table-cell office:value-type="float" office:value="0.13" calcext:value-type="float">
            <text:p>0,13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503992" calcext:value-type="float">
            <text:p>0,503992</text:p>
          </table:table-cell>
          <table:table-cell office:value-type="float" office:value="0.000870253" calcext:value-type="float">
            <text:p>0,000870253</text:p>
          </table:table-cell>
          <table:table-cell office:value-type="float" office:value="891567" calcext:value-type="float">
            <text:p>891567</text:p>
          </table:table-cell>
          <table:table-cell table:formula="of:=[.G395]/[.I395]" office:value-type="float" office:value="4.60396403346835" calcext:value-type="float">
            <text:p>4,60396403346835</text:p>
          </table:table-cell>
          <table:table-cell table:formula="of:=[.J395]/[.H395]" office:value-type="float" office:value="1.35916995973755" calcext:value-type="float">
            <text:p>1,359169959737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997435" calcext:value-type="float">
            <text:p>0,0997435</text:p>
          </table:table-cell>
          <table:table-cell office:value-type="float" office:value="0.0210084" calcext:value-type="float">
            <text:p>0,0210084</text:p>
          </table:table-cell>
          <table:table-cell office:value-type="float" office:value="0.0212344" calcext:value-type="float">
            <text:p>0,0212344</text:p>
          </table:table-cell>
          <table:table-cell office:value-type="float" office:value="0.0287081" calcext:value-type="float">
            <text:p>0,0287081</text:p>
          </table:table-cell>
          <table:table-cell office:value-type="float" office:value="0.14" calcext:value-type="float">
            <text:p>0,14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503992" calcext:value-type="float">
            <text:p>0,503992</text:p>
          </table:table-cell>
          <table:table-cell office:value-type="float" office:value="0.000870253" calcext:value-type="float">
            <text:p>0,000870253</text:p>
          </table:table-cell>
          <table:table-cell office:value-type="float" office:value="864777" calcext:value-type="float">
            <text:p>864777</text:p>
          </table:table-cell>
          <table:table-cell table:formula="of:=[.G396]/[.I396]" office:value-type="float" office:value="4.6972601062427" calcext:value-type="float">
            <text:p>4,6972601062427</text:p>
          </table:table-cell>
          <table:table-cell table:formula="of:=[.J396]/[.H396]" office:value-type="float" office:value="1.36650577864092" calcext:value-type="float">
            <text:p>1,366505778640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989572" calcext:value-type="float">
            <text:p>0,0989572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0204696" calcext:value-type="float">
            <text:p>0,0204696</text:p>
          </table:table-cell>
          <table:table-cell office:value-type="float" office:value="0.0264317" calcext:value-type="float">
            <text:p>0,0264317</text:p>
          </table:table-cell>
          <table:table-cell office:value-type="float" office:value="0.14" calcext:value-type="float">
            <text:p>0,14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503992" calcext:value-type="float">
            <text:p>0,503992</text:p>
          </table:table-cell>
          <table:table-cell office:value-type="float" office:value="0.000870253" calcext:value-type="float">
            <text:p>0,000870253</text:p>
          </table:table-cell>
          <table:table-cell office:value-type="float" office:value="841933" calcext:value-type="float">
            <text:p>841933</text:p>
          </table:table-cell>
          <table:table-cell table:formula="of:=[.G397]/[.I397]" office:value-type="float" office:value="4.83434947434244" calcext:value-type="float">
            <text:p>4,83434947434244</text:p>
          </table:table-cell>
          <table:table-cell table:formula="of:=[.J397]/[.H397]" office:value-type="float" office:value="1.27400720107582" calcext:value-type="float">
            <text:p>1,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747135" calcext:value-type="float">
            <text:p>0,0747135</text:p>
          </table:table-cell>
          <table:table-cell office:value-type="float" office:value="0.0164609" calcext:value-type="float">
            <text:p>0,0164609</text:p>
          </table:table-cell>
          <table:table-cell office:value-type="float" office:value="0.0147132" calcext:value-type="float">
            <text:p>0,0147132</text:p>
          </table:table-cell>
          <table:table-cell office:value-type="float" office:value="0.0208333" calcext:value-type="float">
            <text:p>0,0208333</text:p>
          </table:table-cell>
          <table:table-cell office:value-type="float" office:value="0.12" calcext:value-type="float">
            <text:p>0,12</text:p>
          </table:table-cell>
          <table:table-cell office:value-type="float" office:value="0.017316" calcext:value-type="float">
            <text:p>0,017316</text:p>
          </table:table-cell>
          <table:table-cell office:value-type="float" office:value="0.586949" calcext:value-type="float">
            <text:p>0,586949</text:p>
          </table:table-cell>
          <table:table-cell office:value-type="float" office:value="0.000173062" calcext:value-type="float">
            <text:p>0,000173062</text:p>
          </table:table-cell>
          <table:table-cell office:value-type="float" office:value="840347" calcext:value-type="float">
            <text:p>840347</text:p>
          </table:table-cell>
          <table:table-cell table:formula="of:=[.G398]/[.I398]" office:value-type="float" office:value="5.07799119158307" calcext:value-type="float">
            <text:p>5,07799119158307</text:p>
          </table:table-cell>
          <table:table-cell table:formula="of:=[.J398]/[.H398]" office:value-type="float" office:value="1.2656233863276" calcext:value-type="float">
            <text:p>1,2656233863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747135" calcext:value-type="float">
            <text:p>0,0747135</text:p>
          </table:table-cell>
          <table:table-cell office:value-type="float" office:value="0.0164609" calcext:value-type="float">
            <text:p>0,0164609</text:p>
          </table:table-cell>
          <table:table-cell office:value-type="float" office:value="0.0147126" calcext:value-type="float">
            <text:p>0,0147126</text:p>
          </table:table-cell>
          <table:table-cell office:value-type="float" office:value="0.0208333" calcext:value-type="float">
            <text:p>0,0208333</text:p>
          </table:table-cell>
          <table:table-cell office:value-type="float" office:value="0.12" calcext:value-type="float">
            <text:p>0,12</text:p>
          </table:table-cell>
          <table:table-cell office:value-type="float" office:value="0.017316" calcext:value-type="float">
            <text:p>0,017316</text:p>
          </table:table-cell>
          <table:table-cell office:value-type="float" office:value="0.586949" calcext:value-type="float">
            <text:p>0,586949</text:p>
          </table:table-cell>
          <table:table-cell office:value-type="float" office:value="0.000173062" calcext:value-type="float">
            <text:p>0,000173062</text:p>
          </table:table-cell>
          <table:table-cell office:value-type="float" office:value="841068" calcext:value-type="float">
            <text:p>841068</text:p>
          </table:table-cell>
          <table:table-cell table:formula="of:=[.G399]/[.I399]" office:value-type="float" office:value="5.07819827902614" calcext:value-type="float">
            <text:p>5,07819827902614</text:p>
          </table:table-cell>
          <table:table-cell table:formula="of:=[.J399]/[.H399]" office:value-type="float" office:value="1.2656233863276" calcext:value-type="float">
            <text:p>1,2656233863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746319" calcext:value-type="float">
            <text:p>0,0746319</text:p>
          </table:table-cell>
          <table:table-cell office:value-type="float" office:value="0.0163934" calcext:value-type="float">
            <text:p>0,0163934</text:p>
          </table:table-cell>
          <table:table-cell office:value-type="float" office:value="0.0146761" calcext:value-type="float">
            <text:p>0,0146761</text:p>
          </table:table-cell>
          <table:table-cell office:value-type="float" office:value="0.0208333" calcext:value-type="float">
            <text:p>0,0208333</text:p>
          </table:table-cell>
          <table:table-cell office:value-type="float" office:value="0.13" calcext:value-type="float">
            <text:p>0,13</text:p>
          </table:table-cell>
          <table:table-cell office:value-type="float" office:value="0.0174672" calcext:value-type="float">
            <text:p>0,0174672</text:p>
          </table:table-cell>
          <table:table-cell office:value-type="float" office:value="0.586949" calcext:value-type="float">
            <text:p>0,586949</text:p>
          </table:table-cell>
          <table:table-cell office:value-type="float" office:value="0.000173062" calcext:value-type="float">
            <text:p>0,000173062</text:p>
          </table:table-cell>
          <table:table-cell office:value-type="float" office:value="839039" calcext:value-type="float">
            <text:p>839039</text:p>
          </table:table-cell>
          <table:table-cell table:formula="of:=[.G400]/[.I400]" office:value-type="float" office:value="5.08526788451973" calcext:value-type="float">
            <text:p>5,08526788451973</text:p>
          </table:table-cell>
          <table:table-cell table:formula="of:=[.J400]/[.H400]" office:value-type="float" office:value="1.27083460416997" calcext:value-type="float">
            <text:p>1,270834604169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743817" calcext:value-type="float">
            <text:p>0,0743817</text:p>
          </table:table-cell>
          <table:table-cell office:value-type="float" office:value="0.0136364" calcext:value-type="float">
            <text:p>0,0136364</text:p>
          </table:table-cell>
          <table:table-cell office:value-type="float" office:value="0.0144455" calcext:value-type="float">
            <text:p>0,0144455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13" calcext:value-type="float">
            <text:p>0,13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586949" calcext:value-type="float">
            <text:p>0,586949</text:p>
          </table:table-cell>
          <table:table-cell office:value-type="float" office:value="0.000173062" calcext:value-type="float">
            <text:p>0,000173062</text:p>
          </table:table-cell>
          <table:table-cell office:value-type="float" office:value="833597" calcext:value-type="float">
            <text:p>833597</text:p>
          </table:table-cell>
          <table:table-cell table:formula="of:=[.G401]/[.I401]" office:value-type="float" office:value="5.14912602540584" calcext:value-type="float">
            <text:p>5,14912602540584</text:p>
          </table:table-cell>
          <table:table-cell table:formula="of:=[.J401]/[.H401]" office:value-type="float" office:value="1.5214352761726" calcext:value-type="float">
            <text:p>1,52143527617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532215" calcext:value-type="float">
            <text:p>0,0532215</text:p>
          </table:table-cell>
          <table:table-cell office:value-type="float" office:value="0.012766" calcext:value-type="float">
            <text:p>0,012766</text:p>
          </table:table-cell>
          <table:table-cell office:value-type="float" office:value="0.0132709" calcext:value-type="float">
            <text:p>0,0132709</text:p>
          </table:table-cell>
          <table:table-cell office:value-type="float" office:value="0.0172414" calcext:value-type="float">
            <text:p>0,0172414</text:p>
          </table:table-cell>
          <table:table-cell office:value-type="float" office:value="0.13" calcext:value-type="float">
            <text:p>0,13</text:p>
          </table:table-cell>
          <table:table-cell office:value-type="float" office:value="0.0166667" calcext:value-type="float">
            <text:p>0,0166667</text:p>
          </table:table-cell>
          <table:table-cell office:value-type="float" office:value="0.681014" calcext:value-type="float">
            <text:p>0,681014</text:p>
          </table:table-cell>
          <table:table-cell office:value-type="float" office:value="0" calcext:value-type="float">
            <text:p>0</text:p>
          </table:table-cell>
          <table:table-cell office:value-type="float" office:value="846757" calcext:value-type="float">
            <text:p>846757</text:p>
          </table:table-cell>
          <table:table-cell table:formula="of:=[.G402]/[.I402]" office:value-type="float" office:value="4.01039115659074" calcext:value-type="float">
            <text:p>4,01039115659074</text:p>
          </table:table-cell>
          <table:table-cell table:formula="of:=[.J402]/[.H402]" office:value-type="float" office:value="1.35057183142723" calcext:value-type="float">
            <text:p>1,350571831427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532156" calcext:value-type="float">
            <text:p>0,0532156</text:p>
          </table:table-cell>
          <table:table-cell office:value-type="float" office:value="0.012766" calcext:value-type="float">
            <text:p>0,012766</text:p>
          </table:table-cell>
          <table:table-cell office:value-type="float" office:value="0.0132688" calcext:value-type="float">
            <text:p>0,0132688</text:p>
          </table:table-cell>
          <table:table-cell office:value-type="float" office:value="0.0172414" calcext:value-type="float">
            <text:p>0,0172414</text:p>
          </table:table-cell>
          <table:table-cell office:value-type="float" office:value="0.13" calcext:value-type="float">
            <text:p>0,13</text:p>
          </table:table-cell>
          <table:table-cell office:value-type="float" office:value="0.0166667" calcext:value-type="float">
            <text:p>0,0166667</text:p>
          </table:table-cell>
          <table:table-cell office:value-type="float" office:value="0.681014" calcext:value-type="float">
            <text:p>0,681014</text:p>
          </table:table-cell>
          <table:table-cell office:value-type="float" office:value="0" calcext:value-type="float">
            <text:p>0</text:p>
          </table:table-cell>
          <table:table-cell office:value-type="float" office:value="848467" calcext:value-type="float">
            <text:p>848467</text:p>
          </table:table-cell>
          <table:table-cell table:formula="of:=[.G403]/[.I403]" office:value-type="float" office:value="4.01058121307127" calcext:value-type="float">
            <text:p>4,01058121307127</text:p>
          </table:table-cell>
          <table:table-cell table:formula="of:=[.J403]/[.H403]" office:value-type="float" office:value="1.35057183142723" calcext:value-type="float">
            <text:p>1,350571831427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531069" calcext:value-type="float">
            <text:p>0,0531069</text:p>
          </table:table-cell>
          <table:table-cell office:value-type="float" office:value="0.0127119" calcext:value-type="float">
            <text:p>0,0127119</text:p>
          </table:table-cell>
          <table:table-cell office:value-type="float" office:value="0.0132156" calcext:value-type="float">
            <text:p>0,0132156</text:p>
          </table:table-cell>
          <table:table-cell office:value-type="float" office:value="0.0172414" calcext:value-type="float">
            <text:p>0,0172414</text:p>
          </table:table-cell>
          <table:table-cell office:value-type="float" office:value="0.13" calcext:value-type="float">
            <text:p>0,13</text:p>
          </table:table-cell>
          <table:table-cell office:value-type="float" office:value="0.0165746" calcext:value-type="float">
            <text:p>0,0165746</text:p>
          </table:table-cell>
          <table:table-cell office:value-type="float" office:value="0.681014" calcext:value-type="float">
            <text:p>0,681014</text:p>
          </table:table-cell>
          <table:table-cell office:value-type="float" office:value="0" calcext:value-type="float">
            <text:p>0</text:p>
          </table:table-cell>
          <table:table-cell office:value-type="float" office:value="845352" calcext:value-type="float">
            <text:p>845352</text:p>
          </table:table-cell>
          <table:table-cell table:formula="of:=[.G404]/[.I404]" office:value-type="float" office:value="4.01850086261691" calcext:value-type="float">
            <text:p>4,01850086261691</text:p>
          </table:table-cell>
          <table:table-cell table:formula="of:=[.J404]/[.H404]" office:value-type="float" office:value="1.35631966897159" calcext:value-type="float">
            <text:p>1,356319668971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528247" calcext:value-type="float">
            <text:p>0,0528247</text:p>
          </table:table-cell>
          <table:table-cell office:value-type="float" office:value="0.012605" calcext:value-type="float">
            <text:p>0,012605</text:p>
          </table:table-cell>
          <table:table-cell office:value-type="float" office:value="0.0129684" calcext:value-type="float">
            <text:p>0,0129684</text:p>
          </table:table-cell>
          <table:table-cell office:value-type="float" office:value="0.017094" calcext:value-type="float">
            <text:p>0,017094</text:p>
          </table:table-cell>
          <table:table-cell office:value-type="float" office:value="0.13" calcext:value-type="float">
            <text:p>0,13</text:p>
          </table:table-cell>
          <table:table-cell office:value-type="float" office:value="0.0149254" calcext:value-type="float">
            <text:p>0,0149254</text:p>
          </table:table-cell>
          <table:table-cell office:value-type="float" office:value="0.681014" calcext:value-type="float">
            <text:p>0,681014</text:p>
          </table:table-cell>
          <table:table-cell office:value-type="float" office:value="0" calcext:value-type="float">
            <text:p>0</text:p>
          </table:table-cell>
          <table:table-cell office:value-type="float" office:value="838371" calcext:value-type="float">
            <text:p>838371</text:p>
          </table:table-cell>
          <table:table-cell table:formula="of:=[.G405]/[.I405]" office:value-type="float" office:value="4.07333981061658" calcext:value-type="float">
            <text:p>4,07333981061658</text:p>
          </table:table-cell>
          <table:table-cell table:formula="of:=[.J405]/[.H405]" office:value-type="float" office:value="1.3561285204284" calcext:value-type="float">
            <text:p>1,35612852042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933071" calcext:value-type="float">
            <text:p>0,0933071</text:p>
          </table:table-cell>
          <table:table-cell office:value-type="float" office:value="0.0169492" calcext:value-type="float">
            <text:p>0,0169492</text:p>
          </table:table-cell>
          <table:table-cell office:value-type="float" office:value="0.0161451" calcext:value-type="float">
            <text:p>0,0161451</text:p>
          </table:table-cell>
          <table:table-cell office:value-type="float" office:value="0.0220264" calcext:value-type="float">
            <text:p>0,0220264</text:p>
          </table:table-cell>
          <table:table-cell office:value-type="float" office:value="0.12" calcext:value-type="float">
            <text:p>0,12</text:p>
          </table:table-cell>
          <table:table-cell office:value-type="float" office:value="0.0208333" calcext:value-type="float">
            <text:p>0,0208333</text:p>
          </table:table-cell>
          <table:table-cell office:value-type="float" office:value="0.525165" calcext:value-type="float">
            <text:p>0,525165</text:p>
          </table:table-cell>
          <table:table-cell office:value-type="float" office:value="0.000529074" calcext:value-type="float">
            <text:p>0,000529074</text:p>
          </table:table-cell>
          <table:table-cell office:value-type="float" office:value="838078" calcext:value-type="float">
            <text:p>838078</text:p>
          </table:table-cell>
          <table:table-cell table:formula="of:=[.G406]/[.I406]" office:value-type="float" office:value="5.77928287839654" calcext:value-type="float">
            <text:p>5,77928287839654</text:p>
          </table:table-cell>
          <table:table-cell table:formula="of:=[.J406]/[.H406]" office:value-type="float" office:value="1.29955396124891" calcext:value-type="float">
            <text:p>1,29955396124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933071" calcext:value-type="float">
            <text:p>0,0933071</text:p>
          </table:table-cell>
          <table:table-cell office:value-type="float" office:value="0.0169492" calcext:value-type="float">
            <text:p>0,0169492</text:p>
          </table:table-cell>
          <table:table-cell office:value-type="float" office:value="0.0161449" calcext:value-type="float">
            <text:p>0,0161449</text:p>
          </table:table-cell>
          <table:table-cell office:value-type="float" office:value="0.0220264" calcext:value-type="float">
            <text:p>0,0220264</text:p>
          </table:table-cell>
          <table:table-cell office:value-type="float" office:value="0.12" calcext:value-type="float">
            <text:p>0,12</text:p>
          </table:table-cell>
          <table:table-cell office:value-type="float" office:value="0.0208333" calcext:value-type="float">
            <text:p>0,0208333</text:p>
          </table:table-cell>
          <table:table-cell office:value-type="float" office:value="0.525165" calcext:value-type="float">
            <text:p>0,525165</text:p>
          </table:table-cell>
          <table:table-cell office:value-type="float" office:value="0.000529074" calcext:value-type="float">
            <text:p>0,000529074</text:p>
          </table:table-cell>
          <table:table-cell office:value-type="float" office:value="839645" calcext:value-type="float">
            <text:p>839645</text:p>
          </table:table-cell>
          <table:table-cell table:formula="of:=[.G407]/[.I407]" office:value-type="float" office:value="5.77935447107136" calcext:value-type="float">
            <text:p>5,77935447107136</text:p>
          </table:table-cell>
          <table:table-cell table:formula="of:=[.J407]/[.H407]" office:value-type="float" office:value="1.29955396124891" calcext:value-type="float">
            <text:p>1,29955396124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932721" calcext:value-type="float">
            <text:p>0,0932721</text:p>
          </table:table-cell>
          <table:table-cell office:value-type="float" office:value="0.0168776" calcext:value-type="float">
            <text:p>0,0168776</text:p>
          </table:table-cell>
          <table:table-cell office:value-type="float" office:value="0.0161256" calcext:value-type="float">
            <text:p>0,0161256</text:p>
          </table:table-cell>
          <table:table-cell office:value-type="float" office:value="0.0220264" calcext:value-type="float">
            <text:p>0,0220264</text:p>
          </table:table-cell>
          <table:table-cell office:value-type="float" office:value="0.12" calcext:value-type="float">
            <text:p>0,12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525165" calcext:value-type="float">
            <text:p>0,525165</text:p>
          </table:table-cell>
          <table:table-cell office:value-type="float" office:value="0.000529074" calcext:value-type="float">
            <text:p>0,000529074</text:p>
          </table:table-cell>
          <table:table-cell office:value-type="float" office:value="838595" calcext:value-type="float">
            <text:p>838595</text:p>
          </table:table-cell>
          <table:table-cell table:formula="of:=[.G408]/[.I408]" office:value-type="float" office:value="5.78410105670487" calcext:value-type="float">
            <text:p>5,78410105670487</text:p>
          </table:table-cell>
          <table:table-cell table:formula="of:=[.J408]/[.H408]" office:value-type="float" office:value="1.30506707114756" calcext:value-type="float">
            <text:p>1,30506707114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930872" calcext:value-type="float">
            <text:p>0,0930872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.0159298" calcext:value-type="float">
            <text:p>0,0159298</text:p>
          </table:table-cell>
          <table:table-cell office:value-type="float" office:value="0.0219298" calcext:value-type="float">
            <text:p>0,0219298</text:p>
          </table:table-cell>
          <table:table-cell office:value-type="float" office:value="0.13" calcext:value-type="float">
            <text:p>0,13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525165" calcext:value-type="float">
            <text:p>0,525165</text:p>
          </table:table-cell>
          <table:table-cell office:value-type="float" office:value="0.000529074" calcext:value-type="float">
            <text:p>0,000529074</text:p>
          </table:table-cell>
          <table:table-cell office:value-type="float" office:value="835308" calcext:value-type="float">
            <text:p>835308</text:p>
          </table:table-cell>
          <table:table-cell table:formula="of:=[.G409]/[.I409]" office:value-type="float" office:value="5.84358874562141" calcext:value-type="float">
            <text:p>5,84358874562141</text:p>
          </table:table-cell>
          <table:table-cell table:formula="of:=[.J409]/[.H409]" office:value-type="float" office:value="1.31030568103057" calcext:value-type="float">
            <text:p>1,310305681030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71222" calcext:value-type="float">
            <text:p>0,0871222</text:p>
          </table:table-cell>
          <table:table-cell office:value-type="float" office:value="0.0252101" calcext:value-type="float">
            <text:p>0,0252101</text:p>
          </table:table-cell>
          <table:table-cell office:value-type="float" office:value="0.0252473" calcext:value-type="float">
            <text:p>0,0252473</text:p>
          </table:table-cell>
          <table:table-cell office:value-type="float" office:value="0.0307018" calcext:value-type="float">
            <text:p>0,0307018</text:p>
          </table:table-cell>
          <table:table-cell office:value-type="float" office:value="0.14" calcext:value-type="float">
            <text:p>0,14</text:p>
          </table:table-cell>
          <table:table-cell office:value-type="float" office:value="0.0290456" calcext:value-type="float">
            <text:p>0,0290456</text:p>
          </table:table-cell>
          <table:table-cell office:value-type="float" office:value="0.542173" calcext:value-type="float">
            <text:p>0,542173</text:p>
          </table:table-cell>
          <table:table-cell office:value-type="float" office:value="0.000598299" calcext:value-type="float">
            <text:p>0,000598299</text:p>
          </table:table-cell>
          <table:table-cell office:value-type="float" office:value="11616800" calcext:value-type="float">
            <text:p>11616800</text:p>
          </table:table-cell>
          <table:table-cell table:formula="of:=[.G410]/[.I410]" office:value-type="float" office:value="3.45075314984176" calcext:value-type="float">
            <text:p>3,45075314984176</text:p>
          </table:table-cell>
          <table:table-cell table:formula="of:=[.J410]/[.H410]" office:value-type="float" office:value="1.21783729536971" calcext:value-type="float">
            <text:p>1,21783729536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6279" calcext:value-type="float">
            <text:p>0,086279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024648" calcext:value-type="float">
            <text:p>0,024648</text:p>
          </table:table-cell>
          <table:table-cell office:value-type="float" office:value="0.0300429" calcext:value-type="float">
            <text:p>0,0300429</text:p>
          </table:table-cell>
          <table:table-cell office:value-type="float" office:value="0.14" calcext:value-type="float">
            <text:p>0,14</text:p>
          </table:table-cell>
          <table:table-cell office:value-type="float" office:value="0.0277778" calcext:value-type="float">
            <text:p>0,0277778</text:p>
          </table:table-cell>
          <table:table-cell office:value-type="float" office:value="0.54252" calcext:value-type="float">
            <text:p>0,54252</text:p>
          </table:table-cell>
          <table:table-cell office:value-type="float" office:value="0.000598299" calcext:value-type="float">
            <text:p>0,000598299</text:p>
          </table:table-cell>
          <table:table-cell office:value-type="float" office:value="6219300" calcext:value-type="float">
            <text:p>6219300</text:p>
          </table:table-cell>
          <table:table-cell table:formula="of:=[.G411]/[.I411]" office:value-type="float" office:value="3.50044628367413" calcext:value-type="float">
            <text:p>3,50044628367413</text:p>
          </table:table-cell>
          <table:table-cell table:formula="of:=[.J411]/[.H411]" office:value-type="float" office:value="1.20672148070195" calcext:value-type="float">
            <text:p>1,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50086" calcext:value-type="float">
            <text:p>0,0850086</text:p>
          </table:table-cell>
          <table:table-cell office:value-type="float" office:value="0.0245902" calcext:value-type="float">
            <text:p>0,0245902</text:p>
          </table:table-cell>
          <table:table-cell office:value-type="float" office:value="0.0239654" calcext:value-type="float">
            <text:p>0,0239654</text:p>
          </table:table-cell>
          <table:table-cell office:value-type="float" office:value="0.029661" calcext:value-type="float">
            <text:p>0,029661</text:p>
          </table:table-cell>
          <table:table-cell office:value-type="float" office:value="0.15" calcext:value-type="float">
            <text:p>0,15</text:p>
          </table:table-cell>
          <table:table-cell office:value-type="float" office:value="0.0263158" calcext:value-type="float">
            <text:p>0,0263158</text:p>
          </table:table-cell>
          <table:table-cell office:value-type="float" office:value="0.544255" calcext:value-type="float">
            <text:p>0,544255</text:p>
          </table:table-cell>
          <table:table-cell office:value-type="float" office:value="0.00058841" calcext:value-type="float">
            <text:p>0,00058841</text:p>
          </table:table-cell>
          <table:table-cell office:value-type="float" office:value="3589490" calcext:value-type="float">
            <text:p>3589490</text:p>
          </table:table-cell>
          <table:table-cell table:formula="of:=[.G412]/[.I412]" office:value-type="float" office:value="3.54713879175812" calcext:value-type="float">
            <text:p>3,54713879175812</text:p>
          </table:table-cell>
          <table:table-cell table:formula="of:=[.J412]/[.H412]" office:value-type="float" office:value="1.20621223088873" calcext:value-type="float">
            <text:p>1,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28749" calcext:value-type="float">
            <text:p>0,0828749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0232561" calcext:value-type="float">
            <text:p>0,0232561</text:p>
          </table:table-cell>
          <table:table-cell office:value-type="float" office:value="0.0289855" calcext:value-type="float">
            <text:p>0,0289855</text:p>
          </table:table-cell>
          <table:table-cell office:value-type="float" office:value="0.17" calcext:value-type="float">
            <text:p>0,17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551892" calcext:value-type="float">
            <text:p>0,551892</text:p>
          </table:table-cell>
          <table:table-cell office:value-type="float" office:value="0.000543908" calcext:value-type="float">
            <text:p>0,000543908</text:p>
          </table:table-cell>
          <table:table-cell office:value-type="float" office:value="2224120" calcext:value-type="float">
            <text:p>2224120</text:p>
          </table:table-cell>
          <table:table-cell table:formula="of:=[.G413]/[.I413]" office:value-type="float" office:value="3.56357686800452" calcext:value-type="float">
            <text:p>3,56357686800452</text:p>
          </table:table-cell>
          <table:table-cell table:formula="of:=[.J413]/[.H413]" office:value-type="float" office:value="1.3275335369903" calcext:value-type="float">
            <text:p>1,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65124" calcext:value-type="float">
            <text:p>0,0665124</text:p>
          </table:table-cell>
          <table:table-cell office:value-type="float" office:value="0.0238095" calcext:value-type="float">
            <text:p>0,0238095</text:p>
          </table:table-cell>
          <table:table-cell office:value-type="float" office:value="0.0233559" calcext:value-type="float">
            <text:p>0,0233559</text:p>
          </table:table-cell>
          <table:table-cell office:value-type="float" office:value="0.028169" calcext:value-type="float">
            <text:p>0,028169</text:p>
          </table:table-cell>
          <table:table-cell office:value-type="float" office:value="0.16" calcext:value-type="float">
            <text:p>0,16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631725" calcext:value-type="float">
            <text:p>0,631725</text:p>
          </table:table-cell>
          <table:table-cell office:value-type="float" office:value="0.000158228" calcext:value-type="float">
            <text:p>0,000158228</text:p>
          </table:table-cell>
          <table:table-cell office:value-type="float" office:value="11191800" calcext:value-type="float">
            <text:p>11191800</text:p>
          </table:table-cell>
          <table:table-cell table:formula="of:=[.G414]/[.I414]" office:value-type="float" office:value="2.84777722117324" calcext:value-type="float">
            <text:p>2,84777722117324</text:p>
          </table:table-cell>
          <table:table-cell table:formula="of:=[.J414]/[.H414]" office:value-type="float" office:value="1.18309918309918" calcext:value-type="float">
            <text:p>1,18309918309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53497" calcext:value-type="float">
            <text:p>0,0653497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0228525" calcext:value-type="float">
            <text:p>0,0228525</text:p>
          </table:table-cell>
          <table:table-cell office:value-type="float" office:value="0.0267857" calcext:value-type="float">
            <text:p>0,0267857</text:p>
          </table:table-cell>
          <table:table-cell office:value-type="float" office:value="0.17" calcext:value-type="float">
            <text:p>0,17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634849" calcext:value-type="float">
            <text:p>0,634849</text:p>
          </table:table-cell>
          <table:table-cell office:value-type="float" office:value="0.000158228" calcext:value-type="float">
            <text:p>0,000158228</text:p>
          </table:table-cell>
          <table:table-cell office:value-type="float" office:value="6290000" calcext:value-type="float">
            <text:p>6290000</text:p>
          </table:table-cell>
          <table:table-cell table:formula="of:=[.G415]/[.I415]" office:value-type="float" office:value="2.85963023739197" calcext:value-type="float">
            <text:p>2,85963023739197</text:p>
          </table:table-cell>
          <table:table-cell table:formula="of:=[.J415]/[.H415]" office:value-type="float" office:value="1.24821521771548" calcext:value-type="float">
            <text:p>1,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33891" calcext:value-type="float">
            <text:p>0,0633891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0223406" calcext:value-type="float">
            <text:p>0,0223406</text:p>
          </table:table-cell>
          <table:table-cell office:value-type="float" office:value="0.0262009" calcext:value-type="float">
            <text:p>0,0262009</text:p>
          </table:table-cell>
          <table:table-cell office:value-type="float" office:value="0.16" calcext:value-type="float">
            <text:p>0,16</text:p>
          </table:table-cell>
          <table:table-cell office:value-type="float" office:value="0.025" calcext:value-type="float">
            <text:p>0,025</text:p>
          </table:table-cell>
          <table:table-cell office:value-type="float" office:value="0.643527" calcext:value-type="float">
            <text:p>0,643527</text:p>
          </table:table-cell>
          <table:table-cell office:value-type="float" office:value="0.000138449" calcext:value-type="float">
            <text:p>0,000138449</text:p>
          </table:table-cell>
          <table:table-cell office:value-type="float" office:value="3665520" calcext:value-type="float">
            <text:p>3665520</text:p>
          </table:table-cell>
          <table:table-cell table:formula="of:=[.G416]/[.I416]" office:value-type="float" office:value="2.8373946984414" calcext:value-type="float">
            <text:p>2,8373946984414</text:p>
          </table:table-cell>
          <table:table-cell table:formula="of:=[.J416]/[.H416]" office:value-type="float" office:value="1.24192539223586" calcext:value-type="float">
            <text:p>1,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04238" calcext:value-type="float">
            <text:p>0,0604238</text:p>
          </table:table-cell>
          <table:table-cell office:value-type="float" office:value="0.0209205" calcext:value-type="float">
            <text:p>0,0209205</text:p>
          </table:table-cell>
          <table:table-cell office:value-type="float" office:value="0.0218089" calcext:value-type="float">
            <text:p>0,0218089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15" calcext:value-type="float">
            <text:p>0,15</text:p>
          </table:table-cell>
          <table:table-cell office:value-type="float" office:value="0.0234742" calcext:value-type="float">
            <text:p>0,0234742</text:p>
          </table:table-cell>
          <table:table-cell office:value-type="float" office:value="0.657758" calcext:value-type="float">
            <text:p>0,657758</text:p>
          </table:table-cell>
          <table:table-cell office:value-type="float" office:value="0.0000988924" calcext:value-type="float">
            <text:p>9,88924E-05</text:p>
          </table:table-cell>
          <table:table-cell office:value-type="float" office:value="2296570" calcext:value-type="float">
            <text:p>2296570</text:p>
          </table:table-cell>
          <table:table-cell table:formula="of:=[.G417]/[.I417]" office:value-type="float" office:value="2.77060282728611" calcext:value-type="float">
            <text:p>2,77060282728611</text:p>
          </table:table-cell>
          <table:table-cell table:formula="of:=[.J417]/[.H417]" office:value-type="float" office:value="1.23090270309027" calcext:value-type="float">
            <text:p>1,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104205" calcext:value-type="float">
            <text:p>0,104205</text:p>
          </table:table-cell>
          <table:table-cell office:value-type="float" office:value="0.0277778" calcext:value-type="float">
            <text:p>0,0277778</text:p>
          </table:table-cell>
          <table:table-cell office:value-type="float" office:value="0.0270624" calcext:value-type="float">
            <text:p>0,0270624</text:p>
          </table:table-cell>
          <table:table-cell office:value-type="float" office:value="0.034188" calcext:value-type="float">
            <text:p>0,034188</text:p>
          </table:table-cell>
          <table:table-cell office:value-type="float" office:value="0.13" calcext:value-type="float">
            <text:p>0,13</text:p>
          </table:table-cell>
          <table:table-cell office:value-type="float" office:value="0.0309735" calcext:value-type="float">
            <text:p>0,0309735</text:p>
          </table:table-cell>
          <table:table-cell office:value-type="float" office:value="0.491843" calcext:value-type="float">
            <text:p>0,491843</text:p>
          </table:table-cell>
          <table:table-cell office:value-type="float" office:value="0.000954312" calcext:value-type="float">
            <text:p>0,000954312</text:p>
          </table:table-cell>
          <table:table-cell office:value-type="float" office:value="11118800" calcext:value-type="float">
            <text:p>11118800</text:p>
          </table:table-cell>
          <table:table-cell table:formula="of:=[.G418]/[.I418]" office:value-type="float" office:value="3.8505454061724" calcext:value-type="float">
            <text:p>3,8505454061724</text:p>
          </table:table-cell>
          <table:table-cell table:formula="of:=[.J418]/[.H418]" office:value-type="float" office:value="1.23076701538639" calcext:value-type="float">
            <text:p>1,23076701538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103435" calcext:value-type="float">
            <text:p>0,103435</text:p>
          </table:table-cell>
          <table:table-cell office:value-type="float" office:value="0.0257732" calcext:value-type="float">
            <text:p>0,0257732</text:p>
          </table:table-cell>
          <table:table-cell office:value-type="float" office:value="0.0264209" calcext:value-type="float">
            <text:p>0,0264209</text:p>
          </table:table-cell>
          <table:table-cell office:value-type="float" office:value="0.0337553" calcext:value-type="float">
            <text:p>0,0337553</text:p>
          </table:table-cell>
          <table:table-cell office:value-type="float" office:value="0.14" calcext:value-type="float">
            <text:p>0,14</text:p>
          </table:table-cell>
          <table:table-cell office:value-type="float" office:value="0.0300429" calcext:value-type="float">
            <text:p>0,0300429</text:p>
          </table:table-cell>
          <table:table-cell office:value-type="float" office:value="0.491843" calcext:value-type="float">
            <text:p>0,491843</text:p>
          </table:table-cell>
          <table:table-cell office:value-type="float" office:value="0.000954312" calcext:value-type="float">
            <text:p>0,000954312</text:p>
          </table:table-cell>
          <table:table-cell office:value-type="float" office:value="6418090" calcext:value-type="float">
            <text:p>6418090</text:p>
          </table:table-cell>
          <table:table-cell table:formula="of:=[.G419]/[.I419]" office:value-type="float" office:value="3.9148931338448" calcext:value-type="float">
            <text:p>3,9148931338448</text:p>
          </table:table-cell>
          <table:table-cell table:formula="of:=[.J419]/[.H419]" office:value-type="float" office:value="1.30970543044713" calcext:value-type="float">
            <text:p>1,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102277" calcext:value-type="float">
            <text:p>0,102277</text:p>
          </table:table-cell>
          <table:table-cell office:value-type="float" office:value="0.0253165" calcext:value-type="float">
            <text:p>0,0253165</text:p>
          </table:table-cell>
          <table:table-cell office:value-type="float" office:value="0.0256612" calcext:value-type="float">
            <text:p>0,0256612</text:p>
          </table:table-cell>
          <table:table-cell office:value-type="float" office:value="0.0329218" calcext:value-type="float">
            <text:p>0,0329218</text:p>
          </table:table-cell>
          <table:table-cell office:value-type="float" office:value="0.15" calcext:value-type="float">
            <text:p>0,15</text:p>
          </table:table-cell>
          <table:table-cell office:value-type="float" office:value="0.0294118" calcext:value-type="float">
            <text:p>0,0294118</text:p>
          </table:table-cell>
          <table:table-cell office:value-type="float" office:value="0.492537" calcext:value-type="float">
            <text:p>0,492537</text:p>
          </table:table-cell>
          <table:table-cell office:value-type="float" office:value="0.000949367" calcext:value-type="float">
            <text:p>0,000949367</text:p>
          </table:table-cell>
          <table:table-cell office:value-type="float" office:value="3704970" calcext:value-type="float">
            <text:p>3704970</text:p>
          </table:table-cell>
          <table:table-cell table:formula="of:=[.G420]/[.I420]" office:value-type="float" office:value="3.9856670771437" calcext:value-type="float">
            <text:p>3,9856670771437</text:p>
          </table:table-cell>
          <table:table-cell table:formula="of:=[.J420]/[.H420]" office:value-type="float" office:value="1.30040882428456" calcext:value-type="float">
            <text:p>1,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100802" calcext:value-type="float">
            <text:p>0,100802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0248218" calcext:value-type="float">
            <text:p>0,0248218</text:p>
          </table:table-cell>
          <table:table-cell office:value-type="float" office:value="0.030837" calcext:value-type="float">
            <text:p>0,030837</text:p>
          </table:table-cell>
          <table:table-cell office:value-type="float" office:value="0.14" calcext:value-type="float">
            <text:p>0,14</text:p>
          </table:table-cell>
          <table:table-cell office:value-type="float" office:value="0.0286885" calcext:value-type="float">
            <text:p>0,0286885</text:p>
          </table:table-cell>
          <table:table-cell office:value-type="float" office:value="0.498438" calcext:value-type="float">
            <text:p>0,498438</text:p>
          </table:table-cell>
          <table:table-cell office:value-type="float" office:value="0.000914755" calcext:value-type="float">
            <text:p>0,000914755</text:p>
          </table:table-cell>
          <table:table-cell office:value-type="float" office:value="2287890" calcext:value-type="float">
            <text:p>2287890</text:p>
          </table:table-cell>
          <table:table-cell table:formula="of:=[.G421]/[.I421]" office:value-type="float" office:value="4.06102700045927" calcext:value-type="float">
            <text:p>4,06102700045927</text:p>
          </table:table-cell>
          <table:table-cell table:formula="of:=[.J421]/[.H421]" office:value-type="float" office:value="1.23861778657873" calcext:value-type="float">
            <text:p>1,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58647" calcext:value-type="float">
            <text:p>0,0858647</text:p>
          </table:table-cell>
          <table:table-cell office:value-type="float" office:value="0.0210084" calcext:value-type="float">
            <text:p>0,0210084</text:p>
          </table:table-cell>
          <table:table-cell office:value-type="float" office:value="0.0206529" calcext:value-type="float">
            <text:p>0,0206529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.13" calcext:value-type="float">
            <text:p>0,13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54252" calcext:value-type="float">
            <text:p>0,54252</text:p>
          </table:table-cell>
          <table:table-cell office:value-type="float" office:value="0.000548853" calcext:value-type="float">
            <text:p>0,000548853</text:p>
          </table:table-cell>
          <table:table-cell office:value-type="float" office:value="988902" calcext:value-type="float">
            <text:p>988902</text:p>
          </table:table-cell>
          <table:table-cell table:formula="of:=[.G422]/[.I422]" office:value-type="float" office:value="4.15751298849072" calcext:value-type="float">
            <text:p>4,15751298849072</text:p>
          </table:table-cell>
          <table:table-cell table:formula="of:=[.J422]/[.H422]" office:value-type="float" office:value="1.24174139867862" calcext:value-type="float">
            <text:p>1,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54046" calcext:value-type="float">
            <text:p>0,0854046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0202085" calcext:value-type="float">
            <text:p>0,0202085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13" calcext:value-type="float">
            <text:p>0,13</text:p>
          </table:table-cell>
          <table:table-cell office:value-type="float" office:value="0.0223214" calcext:value-type="float">
            <text:p>0,0223214</text:p>
          </table:table-cell>
          <table:table-cell office:value-type="float" office:value="0.54252" calcext:value-type="float">
            <text:p>0,54252</text:p>
          </table:table-cell>
          <table:table-cell office:value-type="float" office:value="0.000548853" calcext:value-type="float">
            <text:p>0,000548853</text:p>
          </table:table-cell>
          <table:table-cell office:value-type="float" office:value="934299" calcext:value-type="float">
            <text:p>934299</text:p>
          </table:table-cell>
          <table:table-cell table:formula="of:=[.G423]/[.I423]" office:value-type="float" office:value="4.22617215528119" calcext:value-type="float">
            <text:p>4,22617215528119</text:p>
          </table:table-cell>
          <table:table-cell table:formula="of:=[.J423]/[.H423]" office:value-type="float" office:value="1.24120230010267" calcext:value-type="float">
            <text:p>1,24120230010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47923" calcext:value-type="float">
            <text:p>0,0847923</text:p>
          </table:table-cell>
          <table:table-cell office:value-type="float" office:value="0.0205761" calcext:value-type="float">
            <text:p>0,0205761</text:p>
          </table:table-cell>
          <table:table-cell office:value-type="float" office:value="0.019606" calcext:value-type="float">
            <text:p>0,019606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14" calcext:value-type="float">
            <text:p>0,14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54252" calcext:value-type="float">
            <text:p>0,54252</text:p>
          </table:table-cell>
          <table:table-cell office:value-type="float" office:value="0.000548853" calcext:value-type="float">
            <text:p>0,000548853</text:p>
          </table:table-cell>
          <table:table-cell office:value-type="float" office:value="888703" calcext:value-type="float">
            <text:p>888703</text:p>
          </table:table-cell>
          <table:table-cell table:formula="of:=[.G424]/[.I424]" office:value-type="float" office:value="4.32481383250026" calcext:value-type="float">
            <text:p>4,32481383250026</text:p>
          </table:table-cell>
          <table:table-cell table:formula="of:=[.J424]/[.H424]" office:value-type="float" office:value="1.23559372281433" calcext:value-type="float">
            <text:p>1,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3713" calcext:value-type="float">
            <text:p>0,083713</text:p>
          </table:table-cell>
          <table:table-cell office:value-type="float" office:value="0.0176211" calcext:value-type="float">
            <text:p>0,0176211</text:p>
          </table:table-cell>
          <table:table-cell office:value-type="float" office:value="0.0189217" calcext:value-type="float">
            <text:p>0,0189217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15" calcext:value-type="float">
            <text:p>0,15</text:p>
          </table:table-cell>
          <table:table-cell office:value-type="float" office:value="0.0213675" calcext:value-type="float">
            <text:p>0,0213675</text:p>
          </table:table-cell>
          <table:table-cell office:value-type="float" office:value="0.54252" calcext:value-type="float">
            <text:p>0,54252</text:p>
          </table:table-cell>
          <table:table-cell office:value-type="float" office:value="0.000548853" calcext:value-type="float">
            <text:p>0,000548853</text:p>
          </table:table-cell>
          <table:table-cell office:value-type="float" office:value="861409" calcext:value-type="float">
            <text:p>861409</text:p>
          </table:table-cell>
          <table:table-cell table:formula="of:=[.G425]/[.I425]" office:value-type="float" office:value="4.4241796455921" calcext:value-type="float">
            <text:p>4,4241796455921</text:p>
          </table:table-cell>
          <table:table-cell table:formula="of:=[.J425]/[.H425]" office:value-type="float" office:value="1.40702907309986" calcext:value-type="float">
            <text:p>1,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35735" calcext:value-type="float">
            <text:p>0,0635735</text:p>
          </table:table-cell>
          <table:table-cell office:value-type="float" office:value="0.018018" calcext:value-type="float">
            <text:p>0,018018</text:p>
          </table:table-cell>
          <table:table-cell office:value-type="float" office:value="0.0188285" calcext:value-type="float">
            <text:p>0,0188285</text:p>
          </table:table-cell>
          <table:table-cell office:value-type="float" office:value="0.0228311" calcext:value-type="float">
            <text:p>0,0228311</text:p>
          </table:table-cell>
          <table:table-cell office:value-type="float" office:value="0.15" calcext:value-type="float">
            <text:p>0,15</text:p>
          </table:table-cell>
          <table:table-cell office:value-type="float" office:value="0.0213675" calcext:value-type="float">
            <text:p>0,0213675</text:p>
          </table:table-cell>
          <table:table-cell office:value-type="float" office:value="0.640403" calcext:value-type="float">
            <text:p>0,640403</text:p>
          </table:table-cell>
          <table:table-cell office:value-type="float" office:value="0.000108782" calcext:value-type="float">
            <text:p>0,000108782</text:p>
          </table:table-cell>
          <table:table-cell office:value-type="float" office:value="1009160" calcext:value-type="float">
            <text:p>1009160</text:p>
          </table:table-cell>
          <table:table-cell table:formula="of:=[.G426]/[.I426]" office:value-type="float" office:value="3.37645059351515" calcext:value-type="float">
            <text:p>3,37645059351515</text:p>
          </table:table-cell>
          <table:table-cell table:formula="of:=[.J426]/[.H426]" office:value-type="float" office:value="1.26712731712732" calcext:value-type="float">
            <text:p>1,26712731712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30787" calcext:value-type="float">
            <text:p>0,0630787</text:p>
          </table:table-cell>
          <table:table-cell office:value-type="float" office:value="0.017094" calcext:value-type="float">
            <text:p>0,017094</text:p>
          </table:table-cell>
          <table:table-cell office:value-type="float" office:value="0.0184376" calcext:value-type="float">
            <text:p>0,0184376</text:p>
          </table:table-cell>
          <table:table-cell office:value-type="float" office:value="0.0221239" calcext:value-type="float">
            <text:p>0,0221239</text:p>
          </table:table-cell>
          <table:table-cell office:value-type="float" office:value="0.16" calcext:value-type="float">
            <text:p>0,16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640403" calcext:value-type="float">
            <text:p>0,640403</text:p>
          </table:table-cell>
          <table:table-cell office:value-type="float" office:value="0.000108782" calcext:value-type="float">
            <text:p>0,000108782</text:p>
          </table:table-cell>
          <table:table-cell office:value-type="float" office:value="929341" calcext:value-type="float">
            <text:p>929341</text:p>
          </table:table-cell>
          <table:table-cell table:formula="of:=[.G427]/[.I427]" office:value-type="float" office:value="3.42119907146266" calcext:value-type="float">
            <text:p>3,42119907146266</text:p>
          </table:table-cell>
          <table:table-cell table:formula="of:=[.J427]/[.H427]" office:value-type="float" office:value="1.29424944424944" calcext:value-type="float">
            <text:p>1,29424944424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23435" calcext:value-type="float">
            <text:p>0,0623435</text:p>
          </table:table-cell>
          <table:table-cell office:value-type="float" office:value="0.0168776" calcext:value-type="float">
            <text:p>0,0168776</text:p>
          </table:table-cell>
          <table:table-cell office:value-type="float" office:value="0.0179821" calcext:value-type="float">
            <text:p>0,0179821</text:p>
          </table:table-cell>
          <table:table-cell office:value-type="float" office:value="0.0218341" calcext:value-type="float">
            <text:p>0,0218341</text:p>
          </table:table-cell>
          <table:table-cell office:value-type="float" office:value="0.16" calcext:value-type="float">
            <text:p>0,16</text:p>
          </table:table-cell>
          <table:table-cell office:value-type="float" office:value="0.0208333" calcext:value-type="float">
            <text:p>0,0208333</text:p>
          </table:table-cell>
          <table:table-cell office:value-type="float" office:value="0.640403" calcext:value-type="float">
            <text:p>0,640403</text:p>
          </table:table-cell>
          <table:table-cell office:value-type="float" office:value="0.000108782" calcext:value-type="float">
            <text:p>0,000108782</text:p>
          </table:table-cell>
          <table:table-cell office:value-type="float" office:value="878633" calcext:value-type="float">
            <text:p>878633</text:p>
          </table:table-cell>
          <table:table-cell table:formula="of:=[.G428]/[.I428]" office:value-type="float" office:value="3.46697549229512" calcext:value-type="float">
            <text:p>3,46697549229512</text:p>
          </table:table-cell>
          <table:table-cell table:formula="of:=[.J428]/[.H428]" office:value-type="float" office:value="1.2936732710812" calcext:value-type="float">
            <text:p>1,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09341" calcext:value-type="float">
            <text:p>0,0609341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.0174522" calcext:value-type="float">
            <text:p>0,0174522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15" calcext:value-type="float">
            <text:p>0,15</text:p>
          </table:table-cell>
          <table:table-cell office:value-type="float" office:value="0.0186047" calcext:value-type="float">
            <text:p>0,0186047</text:p>
          </table:table-cell>
          <table:table-cell office:value-type="float" office:value="0.641444" calcext:value-type="float">
            <text:p>0,641444</text:p>
          </table:table-cell>
          <table:table-cell office:value-type="float" office:value="0.000103837" calcext:value-type="float">
            <text:p>0,000103837</text:p>
          </table:table-cell>
          <table:table-cell office:value-type="float" office:value="849625" calcext:value-type="float">
            <text:p>849625</text:p>
          </table:table-cell>
          <table:table-cell table:formula="of:=[.G429]/[.I429]" office:value-type="float" office:value="3.49148531417243" calcext:value-type="float">
            <text:p>3,49148531417243</text:p>
          </table:table-cell>
          <table:table-cell table:formula="of:=[.J429]/[.H429]" office:value-type="float" office:value="1.28218732821873" calcext:value-type="float">
            <text:p>1,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10391" calcext:value-type="float">
            <text:p>0,10391</text:p>
          </table:table-cell>
          <table:table-cell office:value-type="float" office:value="0.0228311" calcext:value-type="float">
            <text:p>0,0228311</text:p>
          </table:table-cell>
          <table:table-cell office:value-type="float" office:value="0.0223778" calcext:value-type="float">
            <text:p>0,0223778</text:p>
          </table:table-cell>
          <table:table-cell office:value-type="float" office:value="0.029661" calcext:value-type="float">
            <text:p>0,029661</text:p>
          </table:table-cell>
          <table:table-cell office:value-type="float" office:value="0.12" calcext:value-type="float">
            <text:p>0,12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.496355" calcext:value-type="float">
            <text:p>0,496355</text:p>
          </table:table-cell>
          <table:table-cell office:value-type="float" office:value="0.000964201" calcext:value-type="float">
            <text:p>0,000964201</text:p>
          </table:table-cell>
          <table:table-cell office:value-type="float" office:value="964905" calcext:value-type="float">
            <text:p>964905</text:p>
          </table:table-cell>
          <table:table-cell table:formula="of:=[.G430]/[.I430]" office:value-type="float" office:value="4.64344126768494" calcext:value-type="float">
            <text:p>4,64344126768494</text:p>
          </table:table-cell>
          <table:table-cell table:formula="of:=[.J430]/[.H430]" office:value-type="float" office:value="1.29914896785525" calcext:value-type="float">
            <text:p>1,29914896785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103473" calcext:value-type="float">
            <text:p>0,103473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0219487" calcext:value-type="float">
            <text:p>0,0219487</text:p>
          </table:table-cell>
          <table:table-cell office:value-type="float" office:value="0.0294118" calcext:value-type="float">
            <text:p>0,0294118</text:p>
          </table:table-cell>
          <table:table-cell office:value-type="float" office:value="0.13" calcext:value-type="float">
            <text:p>0,13</text:p>
          </table:table-cell>
          <table:table-cell office:value-type="float" office:value="0.0257511" calcext:value-type="float">
            <text:p>0,0257511</text:p>
          </table:table-cell>
          <table:table-cell office:value-type="float" office:value="0.496355" calcext:value-type="float">
            <text:p>0,496355</text:p>
          </table:table-cell>
          <table:table-cell office:value-type="float" office:value="0.000964201" calcext:value-type="float">
            <text:p>0,000964201</text:p>
          </table:table-cell>
          <table:table-cell office:value-type="float" office:value="914160" calcext:value-type="float">
            <text:p>914160</text:p>
          </table:table-cell>
          <table:table-cell table:formula="of:=[.G431]/[.I431]" office:value-type="float" office:value="4.7143110981516" calcext:value-type="float">
            <text:p>4,7143110981516</text:p>
          </table:table-cell>
          <table:table-cell table:formula="of:=[.J431]/[.H431]" office:value-type="float" office:value="1.37059163435729" calcext:value-type="float">
            <text:p>1,37059163435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102885" calcext:value-type="float">
            <text:p>0,102885</text:p>
          </table:table-cell>
          <table:table-cell office:value-type="float" office:value="0.0210084" calcext:value-type="float">
            <text:p>0,0210084</text:p>
          </table:table-cell>
          <table:table-cell office:value-type="float" office:value="0.0212924" calcext:value-type="float">
            <text:p>0,0212924</text:p>
          </table:table-cell>
          <table:table-cell office:value-type="float" office:value="0.0288066" calcext:value-type="float">
            <text:p>0,0288066</text:p>
          </table:table-cell>
          <table:table-cell office:value-type="float" office:value="0.14" calcext:value-type="float">
            <text:p>0,14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496355" calcext:value-type="float">
            <text:p>0,496355</text:p>
          </table:table-cell>
          <table:table-cell office:value-type="float" office:value="0.000964201" calcext:value-type="float">
            <text:p>0,000964201</text:p>
          </table:table-cell>
          <table:table-cell office:value-type="float" office:value="871270" calcext:value-type="float">
            <text:p>871270</text:p>
          </table:table-cell>
          <table:table-cell table:formula="of:=[.G432]/[.I432]" office:value-type="float" office:value="4.83200578610208" calcext:value-type="float">
            <text:p>4,83200578610208</text:p>
          </table:table-cell>
          <table:table-cell table:formula="of:=[.J432]/[.H432]" office:value-type="float" office:value="1.3711943793911" calcext:value-type="float">
            <text:p>1,3711943793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101914" calcext:value-type="float">
            <text:p>0,101914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0204894" calcext:value-type="float">
            <text:p>0,0204894</text:p>
          </table:table-cell>
          <table:table-cell office:value-type="float" office:value="0.0264317" calcext:value-type="float">
            <text:p>0,0264317</text:p>
          </table:table-cell>
          <table:table-cell office:value-type="float" office:value="0.14" calcext:value-type="float">
            <text:p>0,14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496355" calcext:value-type="float">
            <text:p>0,496355</text:p>
          </table:table-cell>
          <table:table-cell office:value-type="float" office:value="0.000964201" calcext:value-type="float">
            <text:p>0,000964201</text:p>
          </table:table-cell>
          <table:table-cell office:value-type="float" office:value="846294" calcext:value-type="float">
            <text:p>846294</text:p>
          </table:table-cell>
          <table:table-cell table:formula="of:=[.G433]/[.I433]" office:value-type="float" office:value="4.97398654914248" calcext:value-type="float">
            <text:p>4,97398654914248</text:p>
          </table:table-cell>
          <table:table-cell table:formula="of:=[.J433]/[.H433]" office:value-type="float" office:value="1.27400720107582" calcext:value-type="float">
            <text:p>1,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779412" calcext:value-type="float">
            <text:p>0,0779412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209" calcext:value-type="float">
            <text:p>0,0150209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11" calcext:value-type="float">
            <text:p>0,11</text:p>
          </table:table-cell>
          <table:table-cell office:value-type="float" office:value="0.0174672" calcext:value-type="float">
            <text:p>0,0174672</text:p>
          </table:table-cell>
          <table:table-cell office:value-type="float" office:value="0.5748" calcext:value-type="float">
            <text:p>0,5748</text:p>
          </table:table-cell>
          <table:table-cell office:value-type="float" office:value="0.00019284" calcext:value-type="float">
            <text:p>0,00019284</text:p>
          </table:table-cell>
          <table:table-cell office:value-type="float" office:value="871173" calcext:value-type="float">
            <text:p>871173</text:p>
          </table:table-cell>
          <table:table-cell table:formula="of:=[.G434]/[.I434]" office:value-type="float" office:value="5.18885020205181" calcext:value-type="float">
            <text:p>5,18885020205181</text:p>
          </table:table-cell>
          <table:table-cell table:formula="of:=[.J434]/[.H434]" office:value-type="float" office:value="1.2710950444344" calcext:value-type="float">
            <text:p>1,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779125" calcext:value-type="float">
            <text:p>0,0779125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006" calcext:value-type="float">
            <text:p>0,0150006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12" calcext:value-type="float">
            <text:p>0,12</text:p>
          </table:table-cell>
          <table:table-cell office:value-type="float" office:value="0.0177778" calcext:value-type="float">
            <text:p>0,0177778</text:p>
          </table:table-cell>
          <table:table-cell office:value-type="float" office:value="0.5748" calcext:value-type="float">
            <text:p>0,5748</text:p>
          </table:table-cell>
          <table:table-cell office:value-type="float" office:value="0.00019284" calcext:value-type="float">
            <text:p>0,00019284</text:p>
          </table:table-cell>
          <table:table-cell office:value-type="float" office:value="868717" calcext:value-type="float">
            <text:p>868717</text:p>
          </table:table-cell>
          <table:table-cell table:formula="of:=[.G435]/[.I435]" office:value-type="float" office:value="5.19395890831033" calcext:value-type="float">
            <text:p>5,19395890831033</text:p>
          </table:table-cell>
          <table:table-cell table:formula="of:=[.J435]/[.H435]" office:value-type="float" office:value="1.2710950444344" calcext:value-type="float">
            <text:p>1,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777174" calcext:value-type="float">
            <text:p>0,0777174</text:p>
          </table:table-cell>
          <table:table-cell office:value-type="float" office:value="0.0164609" calcext:value-type="float">
            <text:p>0,0164609</text:p>
          </table:table-cell>
          <table:table-cell office:value-type="float" office:value="0.0148558" calcext:value-type="float">
            <text:p>0,0148558</text:p>
          </table:table-cell>
          <table:table-cell office:value-type="float" office:value="0.0210084" calcext:value-type="float">
            <text:p>0,0210084</text:p>
          </table:table-cell>
          <table:table-cell office:value-type="float" office:value="0.13" calcext:value-type="float">
            <text:p>0,13</text:p>
          </table:table-cell>
          <table:table-cell office:value-type="float" office:value="0.0175439" calcext:value-type="float">
            <text:p>0,0175439</text:p>
          </table:table-cell>
          <table:table-cell office:value-type="float" office:value="0.5748" calcext:value-type="float">
            <text:p>0,5748</text:p>
          </table:table-cell>
          <table:table-cell office:value-type="float" office:value="0.00019284" calcext:value-type="float">
            <text:p>0,00019284</text:p>
          </table:table-cell>
          <table:table-cell office:value-type="float" office:value="857588" calcext:value-type="float">
            <text:p>857588</text:p>
          </table:table-cell>
          <table:table-cell table:formula="of:=[.G436]/[.I436]" office:value-type="float" office:value="5.23145168890265" calcext:value-type="float">
            <text:p>5,23145168890265</text:p>
          </table:table-cell>
          <table:table-cell table:formula="of:=[.J436]/[.H436]" office:value-type="float" office:value="1.27626071478473" calcext:value-type="float">
            <text:p>1,27626071478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773689" calcext:value-type="float">
            <text:p>0,0773689</text:p>
          </table:table-cell>
          <table:table-cell office:value-type="float" office:value="0.0136364" calcext:value-type="float">
            <text:p>0,0136364</text:p>
          </table:table-cell>
          <table:table-cell office:value-type="float" office:value="0.0145004" calcext:value-type="float">
            <text:p>0,0145004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13" calcext:value-type="float">
            <text:p>0,13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5748" calcext:value-type="float">
            <text:p>0,5748</text:p>
          </table:table-cell>
          <table:table-cell office:value-type="float" office:value="0.00019284" calcext:value-type="float">
            <text:p>0,00019284</text:p>
          </table:table-cell>
          <table:table-cell office:value-type="float" office:value="842412" calcext:value-type="float">
            <text:p>842412</text:p>
          </table:table-cell>
          <table:table-cell table:formula="of:=[.G437]/[.I437]" office:value-type="float" office:value="5.33563901685471" calcext:value-type="float">
            <text:p>5,33563901685471</text:p>
          </table:table-cell>
          <table:table-cell table:formula="of:=[.J437]/[.H437]" office:value-type="float" office:value="1.5214352761726" calcext:value-type="float">
            <text:p>1,52143527617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554319" calcext:value-type="float">
            <text:p>0,0554319</text:p>
          </table:table-cell>
          <table:table-cell office:value-type="float" office:value="0.0128205" calcext:value-type="float">
            <text:p>0,0128205</text:p>
          </table:table-cell>
          <table:table-cell office:value-type="float" office:value="0.013477" calcext:value-type="float">
            <text:p>0,013477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13" calcext:value-type="float">
            <text:p>0,13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668518" calcext:value-type="float">
            <text:p>0,668518</text:p>
          </table:table-cell>
          <table:table-cell office:value-type="float" office:value="0" calcext:value-type="float">
            <text:p>0</text:p>
          </table:table-cell>
          <table:table-cell office:value-type="float" office:value="881091" calcext:value-type="float">
            <text:p>881091</text:p>
          </table:table-cell>
          <table:table-cell table:formula="of:=[.G438]/[.I438]" office:value-type="float" office:value="4.11307412628923" calcext:value-type="float">
            <text:p>4,11307412628923</text:p>
          </table:table-cell>
          <table:table-cell table:formula="of:=[.J438]/[.H438]" office:value-type="float" office:value="1.35652275652276" calcext:value-type="float">
            <text:p>1,35652275652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553703" calcext:value-type="float">
            <text:p>0,0553703</text:p>
          </table:table-cell>
          <table:table-cell office:value-type="float" office:value="0.012766" calcext:value-type="float">
            <text:p>0,012766</text:p>
          </table:table-cell>
          <table:table-cell office:value-type="float" office:value="0.0134473" calcext:value-type="float">
            <text:p>0,0134473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14" calcext:value-type="float">
            <text:p>0,14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668518" calcext:value-type="float">
            <text:p>0,668518</text:p>
          </table:table-cell>
          <table:table-cell office:value-type="float" office:value="0" calcext:value-type="float">
            <text:p>0</text:p>
          </table:table-cell>
          <table:table-cell office:value-type="float" office:value="877050" calcext:value-type="float">
            <text:p>877050</text:p>
          </table:table-cell>
          <table:table-cell table:formula="of:=[.G439]/[.I439]" office:value-type="float" office:value="4.1175775062652" calcext:value-type="float">
            <text:p>4,1175775062652</text:p>
          </table:table-cell>
          <table:table-cell table:formula="of:=[.J439]/[.H439]" office:value-type="float" office:value="1.36231395895347" calcext:value-type="float">
            <text:p>1,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551813" calcext:value-type="float">
            <text:p>0,0551813</text:p>
          </table:table-cell>
          <table:table-cell office:value-type="float" office:value="0.0127119" calcext:value-type="float">
            <text:p>0,0127119</text:p>
          </table:table-cell>
          <table:table-cell office:value-type="float" office:value="0.0133041" calcext:value-type="float">
            <text:p>0,0133041</text:p>
          </table:table-cell>
          <table:table-cell office:value-type="float" office:value="0.017316" calcext:value-type="float">
            <text:p>0,017316</text:p>
          </table:table-cell>
          <table:table-cell office:value-type="float" office:value="0.14" calcext:value-type="float">
            <text:p>0,14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668518" calcext:value-type="float">
            <text:p>0,668518</text:p>
          </table:table-cell>
          <table:table-cell office:value-type="float" office:value="0" calcext:value-type="float">
            <text:p>0</text:p>
          </table:table-cell>
          <table:table-cell office:value-type="float" office:value="860569" calcext:value-type="float">
            <text:p>860569</text:p>
          </table:table-cell>
          <table:table-cell table:formula="of:=[.G440]/[.I440]" office:value-type="float" office:value="4.1476913132042" calcext:value-type="float">
            <text:p>4,1476913132042</text:p>
          </table:table-cell>
          <table:table-cell table:formula="of:=[.J440]/[.H440]" office:value-type="float" office:value="1.36218818587308" calcext:value-type="float">
            <text:p>1,36218818587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547653" calcext:value-type="float">
            <text:p>0,0547653</text:p>
          </table:table-cell>
          <table:table-cell office:value-type="float" office:value="0.012605" calcext:value-type="float">
            <text:p>0,012605</text:p>
          </table:table-cell>
          <table:table-cell office:value-type="float" office:value="0.0129898" calcext:value-type="float">
            <text:p>0,0129898</text:p>
          </table:table-cell>
          <table:table-cell office:value-type="float" office:value="0.0171674" calcext:value-type="float">
            <text:p>0,0171674</text:p>
          </table:table-cell>
          <table:table-cell office:value-type="float" office:value="0.14" calcext:value-type="float">
            <text:p>0,14</text:p>
          </table:table-cell>
          <table:table-cell office:value-type="float" office:value="0.0163934" calcext:value-type="float">
            <text:p>0,0163934</text:p>
          </table:table-cell>
          <table:table-cell office:value-type="float" office:value="0.668518" calcext:value-type="float">
            <text:p>0,668518</text:p>
          </table:table-cell>
          <table:table-cell office:value-type="float" office:value="0" calcext:value-type="float">
            <text:p>0</text:p>
          </table:table-cell>
          <table:table-cell office:value-type="float" office:value="842210" calcext:value-type="float">
            <text:p>842210</text:p>
          </table:table-cell>
          <table:table-cell table:formula="of:=[.G441]/[.I441]" office:value-type="float" office:value="4.21602334139094" calcext:value-type="float">
            <text:p>4,21602334139094</text:p>
          </table:table-cell>
          <table:table-cell table:formula="of:=[.J441]/[.H441]" office:value-type="float" office:value="1.36195160650536" calcext:value-type="float">
            <text:p>1,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97333" calcext:value-type="float">
            <text:p>0,097333</text:p>
          </table:table-cell>
          <table:table-cell office:value-type="float" office:value="0.017094" calcext:value-type="float">
            <text:p>0,017094</text:p>
          </table:table-cell>
          <table:table-cell office:value-type="float" office:value="0.0165512" calcext:value-type="float">
            <text:p>0,0165512</text:p>
          </table:table-cell>
          <table:table-cell office:value-type="float" office:value="0.0233645" calcext:value-type="float">
            <text:p>0,0233645</text:p>
          </table:table-cell>
          <table:table-cell office:value-type="float" office:value="0.12" calcext:value-type="float">
            <text:p>0,12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513711" calcext:value-type="float">
            <text:p>0,513711</text:p>
          </table:table-cell>
          <table:table-cell office:value-type="float" office:value="0.00058841" calcext:value-type="float">
            <text:p>0,00058841</text:p>
          </table:table-cell>
          <table:table-cell office:value-type="float" office:value="863113" calcext:value-type="float">
            <text:p>863113</text:p>
          </table:table-cell>
          <table:table-cell table:formula="of:=[.G442]/[.I442]" office:value-type="float" office:value="5.88072163951858" calcext:value-type="float">
            <text:p>5,88072163951858</text:p>
          </table:table-cell>
          <table:table-cell table:formula="of:=[.J442]/[.H442]" office:value-type="float" office:value="1.36682461682462" calcext:value-type="float">
            <text:p>1,36682461682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973237" calcext:value-type="float">
            <text:p>0,0973237</text:p>
          </table:table-cell>
          <table:table-cell office:value-type="float" office:value="0.0170213" calcext:value-type="float">
            <text:p>0,0170213</text:p>
          </table:table-cell>
          <table:table-cell office:value-type="float" office:value="0.0165406" calcext:value-type="float">
            <text:p>0,0165406</text:p>
          </table:table-cell>
          <table:table-cell office:value-type="float" office:value="0.0233645" calcext:value-type="float">
            <text:p>0,0233645</text:p>
          </table:table-cell>
          <table:table-cell office:value-type="float" office:value="0.12" calcext:value-type="float">
            <text:p>0,12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513711" calcext:value-type="float">
            <text:p>0,513711</text:p>
          </table:table-cell>
          <table:table-cell office:value-type="float" office:value="0.00058841" calcext:value-type="float">
            <text:p>0,00058841</text:p>
          </table:table-cell>
          <table:table-cell office:value-type="float" office:value="863495" calcext:value-type="float">
            <text:p>863495</text:p>
          </table:table-cell>
          <table:table-cell table:formula="of:=[.G443]/[.I443]" office:value-type="float" office:value="5.88392803163126" calcext:value-type="float">
            <text:p>5,88392803163126</text:p>
          </table:table-cell>
          <table:table-cell table:formula="of:=[.J443]/[.H443]" office:value-type="float" office:value="1.37266248758908" calcext:value-type="float">
            <text:p>1,372662487589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971862" calcext:value-type="float">
            <text:p>0,0971862</text:p>
          </table:table-cell>
          <table:table-cell office:value-type="float" office:value="0.0169492" calcext:value-type="float">
            <text:p>0,0169492</text:p>
          </table:table-cell>
          <table:table-cell office:value-type="float" office:value="0.0164219" calcext:value-type="float">
            <text:p>0,0164219</text:p>
          </table:table-cell>
          <table:table-cell office:value-type="float" office:value="0.0230415" calcext:value-type="float">
            <text:p>0,0230415</text:p>
          </table:table-cell>
          <table:table-cell office:value-type="float" office:value="0.13" calcext:value-type="float">
            <text:p>0,13</text:p>
          </table:table-cell>
          <table:table-cell office:value-type="float" office:value="0.021097" calcext:value-type="float">
            <text:p>0,021097</text:p>
          </table:table-cell>
          <table:table-cell office:value-type="float" office:value="0.513711" calcext:value-type="float">
            <text:p>0,513711</text:p>
          </table:table-cell>
          <table:table-cell office:value-type="float" office:value="0.00058841" calcext:value-type="float">
            <text:p>0,00058841</text:p>
          </table:table-cell>
          <table:table-cell office:value-type="float" office:value="857557" calcext:value-type="float">
            <text:p>857557</text:p>
          </table:table-cell>
          <table:table-cell table:formula="of:=[.G444]/[.I444]" office:value-type="float" office:value="5.918084996255" calcext:value-type="float">
            <text:p>5,918084996255</text:p>
          </table:table-cell>
          <table:table-cell table:formula="of:=[.J444]/[.H444]" office:value-type="float" office:value="1.35944469355486" calcext:value-type="float">
            <text:p>1,359444693554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968778" calcext:value-type="float">
            <text:p>0,0968778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.0160415" calcext:value-type="float">
            <text:p>0,0160415</text:p>
          </table:table-cell>
          <table:table-cell office:value-type="float" office:value="0.0221239" calcext:value-type="float">
            <text:p>0,0221239</text:p>
          </table:table-cell>
          <table:table-cell office:value-type="float" office:value="0.13" calcext:value-type="float">
            <text:p>0,13</text:p>
          </table:table-cell>
          <table:table-cell office:value-type="float" office:value="0.0207469" calcext:value-type="float">
            <text:p>0,0207469</text:p>
          </table:table-cell>
          <table:table-cell office:value-type="float" office:value="0.513711" calcext:value-type="float">
            <text:p>0,513711</text:p>
          </table:table-cell>
          <table:table-cell office:value-type="float" office:value="0.00058841" calcext:value-type="float">
            <text:p>0,00058841</text:p>
          </table:table-cell>
          <table:table-cell office:value-type="float" office:value="843463" calcext:value-type="float">
            <text:p>843463</text:p>
          </table:table-cell>
          <table:table-cell table:formula="of:=[.G445]/[.I445]" office:value-type="float" office:value="6.03919832933329" calcext:value-type="float">
            <text:p>6,03919832933329</text:p>
          </table:table-cell>
          <table:table-cell table:formula="of:=[.J445]/[.H445]" office:value-type="float" office:value="1.32190315719032" calcext:value-type="float">
            <text:p>1,32190315719032</text:p>
          </table:table-cell>
          <table:table-cell table:number-columns-repeated="4"/>
        </table:table-row>
        <table:table-row table:style-name="ro1">
          <table:table-cell table:number-columns-repeated="10"/>
          <table:table-cell table:formula="of:=AVERAGE([.K230:.K445])" office:value-type="float" office:value="0.139768518518519" calcext:value-type="float">
            <text:p>0,139768518518519</text:p>
          </table:table-cell>
          <table:table-cell table:number-columns-repeated="4"/>
          <table:table-cell table:style-name="Default" table:formula="of:=AVERAGE([.P230:.P445])" office:value-type="float" office:value="4.22877764315392" calcext:value-type="float">
            <text:p>4,22877764315392</text:p>
          </table:table-cell>
          <table:table-cell table:style-name="Default" table:formula="of:=AVERAGE([.Q230:.Q445])" office:value-type="float" office:value="1.29875954854297" calcext:value-type="float">
            <text:p>1,2987595485429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(eer)</text:p>
          </table:table-cell>
          <table:table-cell table:style-name="ce2" office:value-type="string" calcext:value-type="string">
            <text:p>far(eer)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office:value-type="string" calcext:value-type="string" table:number-columns-spanned="4" table:number-rows-spanned="1">
            <text:p>Nota: descriptors = result scoring max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685813" calcext:value-type="float">
            <text:p>0,0685813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63566" calcext:value-type="float">
            <text:p>0,0163566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14" calcext:value-type="float">
            <text:p>0,14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138841" calcext:value-type="float">
            <text:p>0,138841</text:p>
          </table:table-cell>
          <table:table-cell office:value-type="float" office:value="0.135685" calcext:value-type="float">
            <text:p>0,135685</text:p>
          </table:table-cell>
          <table:table-cell office:value-type="float" office:value="958426" calcext:value-type="float">
            <text:p>958426</text:p>
          </table:table-cell>
          <table:table-cell table:formula="of:=[.G448]/[.I448]" office:value-type="float" office:value="4.19288238386951" calcext:value-type="float">
            <text:p>4,19288238386951</text:p>
          </table:table-cell>
          <table:table-cell table:formula="of:=[.J448]/[.H448]" office:value-type="float" office:value="1.49380328362705" calcext:value-type="float">
            <text:p>1,49380328362705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85813" calcext:value-type="float">
            <text:p>0,0685813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63566" calcext:value-type="float">
            <text:p>0,0163566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14" calcext:value-type="float">
            <text:p>0,14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138841" calcext:value-type="float">
            <text:p>0,138841</text:p>
          </table:table-cell>
          <table:table-cell office:value-type="float" office:value="0.135685" calcext:value-type="float">
            <text:p>0,135685</text:p>
          </table:table-cell>
          <table:table-cell office:value-type="float" office:value="923498" calcext:value-type="float">
            <text:p>923498</text:p>
          </table:table-cell>
          <table:table-cell table:formula="of:=[.G449]/[.I449]" office:value-type="float" office:value="4.19288238386951" calcext:value-type="float">
            <text:p>4,19288238386951</text:p>
          </table:table-cell>
          <table:table-cell table:formula="of:=[.J449]/[.H449]" office:value-type="float" office:value="1.49380328362705" calcext:value-type="float">
            <text:p>1,49380328362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85813" calcext:value-type="float">
            <text:p>0,0685813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63566" calcext:value-type="float">
            <text:p>0,0163566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14" calcext:value-type="float">
            <text:p>0,14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138841" calcext:value-type="float">
            <text:p>0,138841</text:p>
          </table:table-cell>
          <table:table-cell office:value-type="float" office:value="0.135685" calcext:value-type="float">
            <text:p>0,135685</text:p>
          </table:table-cell>
          <table:table-cell office:value-type="float" office:value="969386" calcext:value-type="float">
            <text:p>969386</text:p>
          </table:table-cell>
          <table:table-cell table:formula="of:=[.G450]/[.I450]" office:value-type="float" office:value="4.19288238386951" calcext:value-type="float">
            <text:p>4,19288238386951</text:p>
          </table:table-cell>
          <table:table-cell table:formula="of:=[.J450]/[.H450]" office:value-type="float" office:value="1.49380328362705" calcext:value-type="float">
            <text:p>1,49380328362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842091" calcext:value-type="float">
            <text:p>0,0842091</text:p>
          </table:table-cell>
          <table:table-cell office:value-type="float" office:value="0.0176211" calcext:value-type="float">
            <text:p>0,0176211</text:p>
          </table:table-cell>
          <table:table-cell office:value-type="float" office:value="0.0183102" calcext:value-type="float">
            <text:p>0,0183102</text:p>
          </table:table-cell>
          <table:table-cell office:value-type="float" office:value="0.027907" calcext:value-type="float">
            <text:p>0,027907</text:p>
          </table:table-cell>
          <table:table-cell office:value-type="float" office:value="0.13" calcext:value-type="float">
            <text:p>0,13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128428" calcext:value-type="float">
            <text:p>0,128428</text:p>
          </table:table-cell>
          <table:table-cell office:value-type="float" office:value="0.133974" calcext:value-type="float">
            <text:p>0,133974</text:p>
          </table:table-cell>
          <table:table-cell office:value-type="float" office:value="919226" calcext:value-type="float">
            <text:p>919226</text:p>
          </table:table-cell>
          <table:table-cell table:formula="of:=[.G451]/[.I451]" office:value-type="float" office:value="4.59902677196317" calcext:value-type="float">
            <text:p>4,59902677196317</text:p>
          </table:table-cell>
          <table:table-cell table:formula="of:=[.J451]/[.H451]" office:value-type="float" office:value="1.58372632809529" calcext:value-type="float">
            <text:p>1,58372632809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2091" calcext:value-type="float">
            <text:p>0,0842091</text:p>
          </table:table-cell>
          <table:table-cell office:value-type="float" office:value="0.0176211" calcext:value-type="float">
            <text:p>0,0176211</text:p>
          </table:table-cell>
          <table:table-cell office:value-type="float" office:value="0.0183102" calcext:value-type="float">
            <text:p>0,0183102</text:p>
          </table:table-cell>
          <table:table-cell office:value-type="float" office:value="0.027907" calcext:value-type="float">
            <text:p>0,027907</text:p>
          </table:table-cell>
          <table:table-cell office:value-type="float" office:value="0.13" calcext:value-type="float">
            <text:p>0,13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128428" calcext:value-type="float">
            <text:p>0,128428</text:p>
          </table:table-cell>
          <table:table-cell office:value-type="float" office:value="0.133974" calcext:value-type="float">
            <text:p>0,133974</text:p>
          </table:table-cell>
          <table:table-cell office:value-type="float" office:value="933068" calcext:value-type="float">
            <text:p>933068</text:p>
          </table:table-cell>
          <table:table-cell table:formula="of:=[.G452]/[.I452]" office:value-type="float" office:value="4.59902677196317" calcext:value-type="float">
            <text:p>4,59902677196317</text:p>
          </table:table-cell>
          <table:table-cell table:formula="of:=[.J452]/[.H452]" office:value-type="float" office:value="1.58372632809529" calcext:value-type="float">
            <text:p>1,58372632809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42091" calcext:value-type="float">
            <text:p>0,0842091</text:p>
          </table:table-cell>
          <table:table-cell office:value-type="float" office:value="0.0176211" calcext:value-type="float">
            <text:p>0,0176211</text:p>
          </table:table-cell>
          <table:table-cell office:value-type="float" office:value="0.0183102" calcext:value-type="float">
            <text:p>0,0183102</text:p>
          </table:table-cell>
          <table:table-cell office:value-type="float" office:value="0.027907" calcext:value-type="float">
            <text:p>0,027907</text:p>
          </table:table-cell>
          <table:table-cell office:value-type="float" office:value="0.13" calcext:value-type="float">
            <text:p>0,13</text:p>
          </table:table-cell>
          <table:table-cell office:value-type="float" office:value="0.0247934" calcext:value-type="float">
            <text:p>0,0247934</text:p>
          </table:table-cell>
          <table:table-cell office:value-type="float" office:value="0.128428" calcext:value-type="float">
            <text:p>0,128428</text:p>
          </table:table-cell>
          <table:table-cell office:value-type="float" office:value="0.133974" calcext:value-type="float">
            <text:p>0,133974</text:p>
          </table:table-cell>
          <table:table-cell office:value-type="float" office:value="935544" calcext:value-type="float">
            <text:p>935544</text:p>
          </table:table-cell>
          <table:table-cell table:formula="of:=[.G453]/[.I453]" office:value-type="float" office:value="4.59902677196317" calcext:value-type="float">
            <text:p>4,59902677196317</text:p>
          </table:table-cell>
          <table:table-cell table:formula="of:=[.J453]/[.H453]" office:value-type="float" office:value="1.58372632809529" calcext:value-type="float">
            <text:p>1,58372632809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75734" calcext:value-type="float">
            <text:p>0,075734</text:p>
          </table:table-cell>
          <table:table-cell office:value-type="float" office:value="0.0215517" calcext:value-type="float">
            <text:p>0,0215517</text:p>
          </table:table-cell>
          <table:table-cell office:value-type="float" office:value="0.0222948" calcext:value-type="float">
            <text:p>0,0222948</text:p>
          </table:table-cell>
          <table:table-cell office:value-type="float" office:value="0.0300429" calcext:value-type="float">
            <text:p>0,0300429</text:p>
          </table:table-cell>
          <table:table-cell office:value-type="float" office:value="0.14" calcext:value-type="float">
            <text:p>0,14</text:p>
          </table:table-cell>
          <table:table-cell office:value-type="float" office:value="0.0263158" calcext:value-type="float">
            <text:p>0,0263158</text:p>
          </table:table-cell>
          <table:table-cell office:value-type="float" office:value="0.138146" calcext:value-type="float">
            <text:p>0,138146</text:p>
          </table:table-cell>
          <table:table-cell office:value-type="float" office:value="0.14283" calcext:value-type="float">
            <text:p>0,14283</text:p>
          </table:table-cell>
          <table:table-cell office:value-type="float" office:value="1019370" calcext:value-type="float">
            <text:p>1019370</text:p>
          </table:table-cell>
          <table:table-cell table:formula="of:=[.G454]/[.I454]" office:value-type="float" office:value="3.39693560830328" calcext:value-type="float">
            <text:p>3,39693560830328</text:p>
          </table:table-cell>
          <table:table-cell table:formula="of:=[.J454]/[.H454]" office:value-type="float" office:value="1.39399212127118" calcext:value-type="float">
            <text:p>1,39399212127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734" calcext:value-type="float">
            <text:p>0,075734</text:p>
          </table:table-cell>
          <table:table-cell office:value-type="float" office:value="0.0215517" calcext:value-type="float">
            <text:p>0,0215517</text:p>
          </table:table-cell>
          <table:table-cell office:value-type="float" office:value="0.0222948" calcext:value-type="float">
            <text:p>0,0222948</text:p>
          </table:table-cell>
          <table:table-cell office:value-type="float" office:value="0.0300429" calcext:value-type="float">
            <text:p>0,0300429</text:p>
          </table:table-cell>
          <table:table-cell office:value-type="float" office:value="0.14" calcext:value-type="float">
            <text:p>0,14</text:p>
          </table:table-cell>
          <table:table-cell office:value-type="float" office:value="0.0263158" calcext:value-type="float">
            <text:p>0,0263158</text:p>
          </table:table-cell>
          <table:table-cell office:value-type="float" office:value="0.138146" calcext:value-type="float">
            <text:p>0,138146</text:p>
          </table:table-cell>
          <table:table-cell office:value-type="float" office:value="0.14283" calcext:value-type="float">
            <text:p>0,14283</text:p>
          </table:table-cell>
          <table:table-cell office:value-type="float" office:value="1064530" calcext:value-type="float">
            <text:p>1064530</text:p>
          </table:table-cell>
          <table:table-cell table:formula="of:=[.G455]/[.I455]" office:value-type="float" office:value="3.39693560830328" calcext:value-type="float">
            <text:p>3,39693560830328</text:p>
          </table:table-cell>
          <table:table-cell table:formula="of:=[.J455]/[.H455]" office:value-type="float" office:value="1.39399212127118" calcext:value-type="float">
            <text:p>1,39399212127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75734" calcext:value-type="float">
            <text:p>0,075734</text:p>
          </table:table-cell>
          <table:table-cell office:value-type="float" office:value="0.0215517" calcext:value-type="float">
            <text:p>0,0215517</text:p>
          </table:table-cell>
          <table:table-cell office:value-type="float" office:value="0.0222948" calcext:value-type="float">
            <text:p>0,0222948</text:p>
          </table:table-cell>
          <table:table-cell office:value-type="float" office:value="0.0300429" calcext:value-type="float">
            <text:p>0,0300429</text:p>
          </table:table-cell>
          <table:table-cell office:value-type="float" office:value="0.14" calcext:value-type="float">
            <text:p>0,14</text:p>
          </table:table-cell>
          <table:table-cell office:value-type="float" office:value="0.0263158" calcext:value-type="float">
            <text:p>0,0263158</text:p>
          </table:table-cell>
          <table:table-cell office:value-type="float" office:value="0.138146" calcext:value-type="float">
            <text:p>0,138146</text:p>
          </table:table-cell>
          <table:table-cell office:value-type="float" office:value="0.14283" calcext:value-type="float">
            <text:p>0,14283</text:p>
          </table:table-cell>
          <table:table-cell office:value-type="float" office:value="1033280" calcext:value-type="float">
            <text:p>1033280</text:p>
          </table:table-cell>
          <table:table-cell table:formula="of:=[.G456]/[.I456]" office:value-type="float" office:value="3.39693560830328" calcext:value-type="float">
            <text:p>3,39693560830328</text:p>
          </table:table-cell>
          <table:table-cell table:formula="of:=[.J456]/[.H456]" office:value-type="float" office:value="1.39399212127118" calcext:value-type="float">
            <text:p>1,39399212127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904686" calcext:value-type="float">
            <text:p>0,0904686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0245055" calcext:value-type="float">
            <text:p>0,0245055</text:p>
          </table:table-cell>
          <table:table-cell office:value-type="float" office:value="0.034188" calcext:value-type="float">
            <text:p>0,034188</text:p>
          </table:table-cell>
          <table:table-cell office:value-type="float" office:value="0.13" calcext:value-type="float">
            <text:p>0,13</text:p>
          </table:table-cell>
          <table:table-cell office:value-type="float" office:value="0.0299145" calcext:value-type="float">
            <text:p>0,0299145</text:p>
          </table:table-cell>
          <table:table-cell office:value-type="float" office:value="0.129816" calcext:value-type="float">
            <text:p>0,129816</text:p>
          </table:table-cell>
          <table:table-cell office:value-type="float" office:value="0.148072" calcext:value-type="float">
            <text:p>0,148072</text:p>
          </table:table-cell>
          <table:table-cell office:value-type="float" office:value="1006840" calcext:value-type="float">
            <text:p>1006840</text:p>
          </table:table-cell>
          <table:table-cell table:formula="of:=[.G457]/[.I457]" office:value-type="float" office:value="3.6917671543123" calcext:value-type="float">
            <text:p>3,6917671543123</text:p>
          </table:table-cell>
          <table:table-cell table:formula="of:=[.J457]/[.H457]" office:value-type="float" office:value="1.37321610038439" calcext:value-type="float">
            <text:p>1,37321610038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04686" calcext:value-type="float">
            <text:p>0,0904686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0245055" calcext:value-type="float">
            <text:p>0,0245055</text:p>
          </table:table-cell>
          <table:table-cell office:value-type="float" office:value="0.034188" calcext:value-type="float">
            <text:p>0,034188</text:p>
          </table:table-cell>
          <table:table-cell office:value-type="float" office:value="0.13" calcext:value-type="float">
            <text:p>0,13</text:p>
          </table:table-cell>
          <table:table-cell office:value-type="float" office:value="0.0299145" calcext:value-type="float">
            <text:p>0,0299145</text:p>
          </table:table-cell>
          <table:table-cell office:value-type="float" office:value="0.129816" calcext:value-type="float">
            <text:p>0,129816</text:p>
          </table:table-cell>
          <table:table-cell office:value-type="float" office:value="0.148072" calcext:value-type="float">
            <text:p>0,148072</text:p>
          </table:table-cell>
          <table:table-cell office:value-type="float" office:value="1029460" calcext:value-type="float">
            <text:p>1029460</text:p>
          </table:table-cell>
          <table:table-cell table:formula="of:=[.G458]/[.I458]" office:value-type="float" office:value="3.6917671543123" calcext:value-type="float">
            <text:p>3,6917671543123</text:p>
          </table:table-cell>
          <table:table-cell table:formula="of:=[.J458]/[.H458]" office:value-type="float" office:value="1.37321610038439" calcext:value-type="float">
            <text:p>1,37321610038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904686" calcext:value-type="float">
            <text:p>0,0904686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0245055" calcext:value-type="float">
            <text:p>0,0245055</text:p>
          </table:table-cell>
          <table:table-cell office:value-type="float" office:value="0.034188" calcext:value-type="float">
            <text:p>0,034188</text:p>
          </table:table-cell>
          <table:table-cell office:value-type="float" office:value="0.13" calcext:value-type="float">
            <text:p>0,13</text:p>
          </table:table-cell>
          <table:table-cell office:value-type="float" office:value="0.0299145" calcext:value-type="float">
            <text:p>0,0299145</text:p>
          </table:table-cell>
          <table:table-cell office:value-type="float" office:value="0.129816" calcext:value-type="float">
            <text:p>0,129816</text:p>
          </table:table-cell>
          <table:table-cell office:value-type="float" office:value="0.148072" calcext:value-type="float">
            <text:p>0,148072</text:p>
          </table:table-cell>
          <table:table-cell office:value-type="float" office:value="1022410" calcext:value-type="float">
            <text:p>1022410</text:p>
          </table:table-cell>
          <table:table-cell table:formula="of:=[.G459]/[.I459]" office:value-type="float" office:value="3.6917671543123" calcext:value-type="float">
            <text:p>3,6917671543123</text:p>
          </table:table-cell>
          <table:table-cell table:formula="of:=[.J459]/[.H459]" office:value-type="float" office:value="1.37321610038439" calcext:value-type="float">
            <text:p>1,3732161003843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(eer)</text:p>
          </table:table-cell>
          <table:table-cell table:style-name="ce2" office:value-type="string" calcext:value-type="string">
            <text:p>far(eer)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office:value-type="string" calcext:value-type="string" table:number-columns-spanned="4" table:number-rows-spanned="1">
            <text:p>Nota: descriptors = grayscale, scoring max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550786" calcext:value-type="float">
            <text:p>0,0550786</text:p>
          </table:table-cell>
          <table:table-cell office:value-type="float" office:value="0.0128755" calcext:value-type="float">
            <text:p>0,0128755</text:p>
          </table:table-cell>
          <table:table-cell office:value-type="float" office:value="0.0134696" calcext:value-type="float">
            <text:p>0,0134696</text:p>
          </table:table-cell>
          <table:table-cell office:value-type="float" office:value="0.0174672" calcext:value-type="float">
            <text:p>0,0174672</text:p>
          </table:table-cell>
          <table:table-cell office:value-type="float" office:value="0.13" calcext:value-type="float">
            <text:p>0,13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129122" calcext:value-type="float">
            <text:p>0,129122</text:p>
          </table:table-cell>
          <table:table-cell office:value-type="float" office:value="0.141916" calcext:value-type="float">
            <text:p>0,141916</text:p>
          </table:table-cell>
          <table:table-cell office:value-type="float" office:value="1013880" calcext:value-type="float">
            <text:p>1013880</text:p>
          </table:table-cell>
          <table:table-cell table:formula="of:=[.G461]/[.I461]" office:value-type="float" office:value="4.08910435350716" calcext:value-type="float">
            <text:p>4,08910435350716</text:p>
          </table:table-cell>
          <table:table-cell table:formula="of:=[.J461]/[.H461]" office:value-type="float" office:value="1.35662304376529" calcext:value-type="float">
            <text:p>1,35662304376529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0786" calcext:value-type="float">
            <text:p>0,0550786</text:p>
          </table:table-cell>
          <table:table-cell office:value-type="float" office:value="0.0128755" calcext:value-type="float">
            <text:p>0,0128755</text:p>
          </table:table-cell>
          <table:table-cell office:value-type="float" office:value="0.0134696" calcext:value-type="float">
            <text:p>0,0134696</text:p>
          </table:table-cell>
          <table:table-cell office:value-type="float" office:value="0.0174672" calcext:value-type="float">
            <text:p>0,0174672</text:p>
          </table:table-cell>
          <table:table-cell office:value-type="float" office:value="0.13" calcext:value-type="float">
            <text:p>0,13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129122" calcext:value-type="float">
            <text:p>0,129122</text:p>
          </table:table-cell>
          <table:table-cell office:value-type="float" office:value="0.141916" calcext:value-type="float">
            <text:p>0,141916</text:p>
          </table:table-cell>
          <table:table-cell office:value-type="float" office:value="979422" calcext:value-type="float">
            <text:p>979422</text:p>
          </table:table-cell>
          <table:table-cell table:formula="of:=[.G462]/[.I462]" office:value-type="float" office:value="4.08910435350716" calcext:value-type="float">
            <text:p>4,08910435350716</text:p>
          </table:table-cell>
          <table:table-cell table:formula="of:=[.J462]/[.H462]" office:value-type="float" office:value="1.35662304376529" calcext:value-type="float">
            <text:p>1,35662304376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550786" calcext:value-type="float">
            <text:p>0,0550786</text:p>
          </table:table-cell>
          <table:table-cell office:value-type="float" office:value="0.0128755" calcext:value-type="float">
            <text:p>0,0128755</text:p>
          </table:table-cell>
          <table:table-cell office:value-type="float" office:value="0.0134696" calcext:value-type="float">
            <text:p>0,0134696</text:p>
          </table:table-cell>
          <table:table-cell office:value-type="float" office:value="0.0174672" calcext:value-type="float">
            <text:p>0,0174672</text:p>
          </table:table-cell>
          <table:table-cell office:value-type="float" office:value="0.13" calcext:value-type="float">
            <text:p>0,13</text:p>
          </table:table-cell>
          <table:table-cell office:value-type="float" office:value="0.0168067" calcext:value-type="float">
            <text:p>0,0168067</text:p>
          </table:table-cell>
          <table:table-cell office:value-type="float" office:value="0.129122" calcext:value-type="float">
            <text:p>0,129122</text:p>
          </table:table-cell>
          <table:table-cell office:value-type="float" office:value="0.141916" calcext:value-type="float">
            <text:p>0,141916</text:p>
          </table:table-cell>
          <table:table-cell office:value-type="float" office:value="1021350" calcext:value-type="float">
            <text:p>1021350</text:p>
          </table:table-cell>
          <table:table-cell table:formula="of:=[.G463]/[.I463]" office:value-type="float" office:value="4.08910435350716" calcext:value-type="float">
            <text:p>4,08910435350716</text:p>
          </table:table-cell>
          <table:table-cell table:formula="of:=[.J463]/[.H463]" office:value-type="float" office:value="1.35662304376529" calcext:value-type="float">
            <text:p>1,35662304376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773618" calcext:value-type="float">
            <text:p>0,0773618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293" calcext:value-type="float">
            <text:p>0,0150293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12" calcext:value-type="float">
            <text:p>0,12</text:p>
          </table:table-cell>
          <table:table-cell office:value-type="float" office:value="0.0180995" calcext:value-type="float">
            <text:p>0,0180995</text:p>
          </table:table-cell>
          <table:table-cell office:value-type="float" office:value="0.119403" calcext:value-type="float">
            <text:p>0,119403</text:p>
          </table:table-cell>
          <table:table-cell office:value-type="float" office:value="0.107269" calcext:value-type="float">
            <text:p>0,107269</text:p>
          </table:table-cell>
          <table:table-cell office:value-type="float" office:value="955889" calcext:value-type="float">
            <text:p>955889</text:p>
          </table:table-cell>
          <table:table-cell table:formula="of:=[.G464]/[.I464]" office:value-type="float" office:value="5.14739874777934" calcext:value-type="float">
            <text:p>5,14739874777934</text:p>
          </table:table-cell>
          <table:table-cell table:formula="of:=[.J464]/[.H464]" office:value-type="float" office:value="1.27648139780087" calcext:value-type="float">
            <text:p>1,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3618" calcext:value-type="float">
            <text:p>0,0773618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293" calcext:value-type="float">
            <text:p>0,0150293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12" calcext:value-type="float">
            <text:p>0,12</text:p>
          </table:table-cell>
          <table:table-cell office:value-type="float" office:value="0.0180995" calcext:value-type="float">
            <text:p>0,0180995</text:p>
          </table:table-cell>
          <table:table-cell office:value-type="float" office:value="0.119403" calcext:value-type="float">
            <text:p>0,119403</text:p>
          </table:table-cell>
          <table:table-cell office:value-type="float" office:value="0.107269" calcext:value-type="float">
            <text:p>0,107269</text:p>
          </table:table-cell>
          <table:table-cell office:value-type="float" office:value="1010080" calcext:value-type="float">
            <text:p>1010080</text:p>
          </table:table-cell>
          <table:table-cell table:formula="of:=[.G465]/[.I465]" office:value-type="float" office:value="5.14739874777934" calcext:value-type="float">
            <text:p>5,14739874777934</text:p>
          </table:table-cell>
          <table:table-cell table:formula="of:=[.J465]/[.H465]" office:value-type="float" office:value="1.27648139780087" calcext:value-type="float">
            <text:p>1,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773618" calcext:value-type="float">
            <text:p>0,0773618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293" calcext:value-type="float">
            <text:p>0,0150293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12" calcext:value-type="float">
            <text:p>0,12</text:p>
          </table:table-cell>
          <table:table-cell office:value-type="float" office:value="0.0180995" calcext:value-type="float">
            <text:p>0,0180995</text:p>
          </table:table-cell>
          <table:table-cell office:value-type="float" office:value="0.119403" calcext:value-type="float">
            <text:p>0,119403</text:p>
          </table:table-cell>
          <table:table-cell office:value-type="float" office:value="0.107269" calcext:value-type="float">
            <text:p>0,107269</text:p>
          </table:table-cell>
          <table:table-cell office:value-type="float" office:value="1030850" calcext:value-type="float">
            <text:p>1030850</text:p>
          </table:table-cell>
          <table:table-cell table:formula="of:=[.G466]/[.I466]" office:value-type="float" office:value="5.14739874777934" calcext:value-type="float">
            <text:p>5,14739874777934</text:p>
          </table:table-cell>
          <table:table-cell table:formula="of:=[.J466]/[.H466]" office:value-type="float" office:value="1.27648139780087" calcext:value-type="float">
            <text:p>1,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968467" calcext:value-type="float">
            <text:p>0,0968467</text:p>
          </table:table-cell>
          <table:table-cell office:value-type="float" office:value="0.0170213" calcext:value-type="float">
            <text:p>0,0170213</text:p>
          </table:table-cell>
          <table:table-cell office:value-type="float" office:value="0.0165729" calcext:value-type="float">
            <text:p>0,0165729</text:p>
          </table:table-cell>
          <table:table-cell office:value-type="float" office:value="0.0244898" calcext:value-type="float">
            <text:p>0,0244898</text:p>
          </table:table-cell>
          <table:table-cell office:value-type="float" office:value="0.12" calcext:value-type="float">
            <text:p>0,12</text:p>
          </table:table-cell>
          <table:table-cell office:value-type="float" office:value="0.0212766" calcext:value-type="float">
            <text:p>0,0212766</text:p>
          </table:table-cell>
          <table:table-cell office:value-type="float" office:value="0.116279" calcext:value-type="float">
            <text:p>0,116279</text:p>
          </table:table-cell>
          <table:table-cell office:value-type="float" office:value="0.114033" calcext:value-type="float">
            <text:p>0,114033</text:p>
          </table:table-cell>
          <table:table-cell office:value-type="float" office:value="1038920" calcext:value-type="float">
            <text:p>1038920</text:p>
          </table:table-cell>
          <table:table-cell table:formula="of:=[.G467]/[.I467]" office:value-type="float" office:value="5.84367853544039" calcext:value-type="float">
            <text:p>5,84367853544039</text:p>
          </table:table-cell>
          <table:table-cell table:formula="of:=[.J467]/[.H467]" office:value-type="float" office:value="1.43877377168606" calcext:value-type="float">
            <text:p>1,43877377168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68467" calcext:value-type="float">
            <text:p>0,0968467</text:p>
          </table:table-cell>
          <table:table-cell office:value-type="float" office:value="0.0170213" calcext:value-type="float">
            <text:p>0,0170213</text:p>
          </table:table-cell>
          <table:table-cell office:value-type="float" office:value="0.0165729" calcext:value-type="float">
            <text:p>0,0165729</text:p>
          </table:table-cell>
          <table:table-cell office:value-type="float" office:value="0.0244898" calcext:value-type="float">
            <text:p>0,0244898</text:p>
          </table:table-cell>
          <table:table-cell office:value-type="float" office:value="0.12" calcext:value-type="float">
            <text:p>0,12</text:p>
          </table:table-cell>
          <table:table-cell office:value-type="float" office:value="0.0212766" calcext:value-type="float">
            <text:p>0,0212766</text:p>
          </table:table-cell>
          <table:table-cell office:value-type="float" office:value="0.116279" calcext:value-type="float">
            <text:p>0,116279</text:p>
          </table:table-cell>
          <table:table-cell office:value-type="float" office:value="0.114033" calcext:value-type="float">
            <text:p>0,114033</text:p>
          </table:table-cell>
          <table:table-cell office:value-type="float" office:value="989372" calcext:value-type="float">
            <text:p>989372</text:p>
          </table:table-cell>
          <table:table-cell table:formula="of:=[.G468]/[.I468]" office:value-type="float" office:value="5.84367853544039" calcext:value-type="float">
            <text:p>5,84367853544039</text:p>
          </table:table-cell>
          <table:table-cell table:formula="of:=[.J468]/[.H468]" office:value-type="float" office:value="1.43877377168606" calcext:value-type="float">
            <text:p>1,43877377168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968467" calcext:value-type="float">
            <text:p>0,0968467</text:p>
          </table:table-cell>
          <table:table-cell office:value-type="float" office:value="0.0170213" calcext:value-type="float">
            <text:p>0,0170213</text:p>
          </table:table-cell>
          <table:table-cell office:value-type="float" office:value="0.0165729" calcext:value-type="float">
            <text:p>0,0165729</text:p>
          </table:table-cell>
          <table:table-cell office:value-type="float" office:value="0.0244898" calcext:value-type="float">
            <text:p>0,0244898</text:p>
          </table:table-cell>
          <table:table-cell office:value-type="float" office:value="0.12" calcext:value-type="float">
            <text:p>0,12</text:p>
          </table:table-cell>
          <table:table-cell office:value-type="float" office:value="0.0212766" calcext:value-type="float">
            <text:p>0,0212766</text:p>
          </table:table-cell>
          <table:table-cell office:value-type="float" office:value="0.116279" calcext:value-type="float">
            <text:p>0,116279</text:p>
          </table:table-cell>
          <table:table-cell office:value-type="float" office:value="0.114033" calcext:value-type="float">
            <text:p>0,114033</text:p>
          </table:table-cell>
          <table:table-cell office:value-type="float" office:value="960565" calcext:value-type="float">
            <text:p>960565</text:p>
          </table:table-cell>
          <table:table-cell table:formula="of:=[.G469]/[.I469]" office:value-type="float" office:value="5.84367853544039" calcext:value-type="float">
            <text:p>5,84367853544039</text:p>
          </table:table-cell>
          <table:table-cell table:formula="of:=[.J469]/[.H469]" office:value-type="float" office:value="1.43877377168606" calcext:value-type="float">
            <text:p>1,43877377168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550339" calcext:value-type="float">
            <text:p>0,0550339</text:p>
          </table:table-cell>
          <table:table-cell office:value-type="float" office:value="0.0128755" calcext:value-type="float">
            <text:p>0,0128755</text:p>
          </table:table-cell>
          <table:table-cell office:value-type="float" office:value="0.0134435" calcext:value-type="float">
            <text:p>0,0134435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13" calcext:value-type="float">
            <text:p>0,13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.128775" calcext:value-type="float">
            <text:p>0,128775</text:p>
          </table:table-cell>
          <table:table-cell office:value-type="float" office:value="0.144418" calcext:value-type="float">
            <text:p>0,144418</text:p>
          </table:table-cell>
          <table:table-cell office:value-type="float" office:value="1003240" calcext:value-type="float">
            <text:p>1003240</text:p>
          </table:table-cell>
          <table:table-cell table:formula="of:=[.G470]/[.I470]" office:value-type="float" office:value="4.0937181537546" calcext:value-type="float">
            <text:p>4,0937181537546</text:p>
          </table:table-cell>
          <table:table-cell table:formula="of:=[.J470]/[.H470]" office:value-type="float" office:value="1.35072812706303" calcext:value-type="float">
            <text:p>1,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0339" calcext:value-type="float">
            <text:p>0,0550339</text:p>
          </table:table-cell>
          <table:table-cell office:value-type="float" office:value="0.0128755" calcext:value-type="float">
            <text:p>0,0128755</text:p>
          </table:table-cell>
          <table:table-cell office:value-type="float" office:value="0.0134435" calcext:value-type="float">
            <text:p>0,0134435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13" calcext:value-type="float">
            <text:p>0,13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.128775" calcext:value-type="float">
            <text:p>0,128775</text:p>
          </table:table-cell>
          <table:table-cell office:value-type="float" office:value="0.144418" calcext:value-type="float">
            <text:p>0,144418</text:p>
          </table:table-cell>
          <table:table-cell office:value-type="float" office:value="1024750" calcext:value-type="float">
            <text:p>1024750</text:p>
          </table:table-cell>
          <table:table-cell table:formula="of:=[.G471]/[.I471]" office:value-type="float" office:value="4.0937181537546" calcext:value-type="float">
            <text:p>4,0937181537546</text:p>
          </table:table-cell>
          <table:table-cell table:formula="of:=[.J471]/[.H471]" office:value-type="float" office:value="1.35072812706303" calcext:value-type="float">
            <text:p>1,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550339" calcext:value-type="float">
            <text:p>0,0550339</text:p>
          </table:table-cell>
          <table:table-cell office:value-type="float" office:value="0.0128755" calcext:value-type="float">
            <text:p>0,0128755</text:p>
          </table:table-cell>
          <table:table-cell office:value-type="float" office:value="0.0134435" calcext:value-type="float">
            <text:p>0,0134435</text:p>
          </table:table-cell>
          <table:table-cell office:value-type="float" office:value="0.0173913" calcext:value-type="float">
            <text:p>0,0173913</text:p>
          </table:table-cell>
          <table:table-cell office:value-type="float" office:value="0.13" calcext:value-type="float">
            <text:p>0,13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0.128775" calcext:value-type="float">
            <text:p>0,128775</text:p>
          </table:table-cell>
          <table:table-cell office:value-type="float" office:value="0.144418" calcext:value-type="float">
            <text:p>0,144418</text:p>
          </table:table-cell>
          <table:table-cell office:value-type="float" office:value="979260" calcext:value-type="float">
            <text:p>979260</text:p>
          </table:table-cell>
          <table:table-cell table:formula="of:=[.G472]/[.I472]" office:value-type="float" office:value="4.0937181537546" calcext:value-type="float">
            <text:p>4,0937181537546</text:p>
          </table:table-cell>
          <table:table-cell table:formula="of:=[.J472]/[.H472]" office:value-type="float" office:value="1.35072812706303" calcext:value-type="float">
            <text:p>1,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773404" calcext:value-type="float">
            <text:p>0,0773404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144" calcext:value-type="float">
            <text:p>0,0150144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12" calcext:value-type="float">
            <text:p>0,12</text:p>
          </table:table-cell>
          <table:table-cell office:value-type="float" office:value="0.0178571" calcext:value-type="float">
            <text:p>0,0178571</text:p>
          </table:table-cell>
          <table:table-cell office:value-type="float" office:value="0.120097" calcext:value-type="float">
            <text:p>0,120097</text:p>
          </table:table-cell>
          <table:table-cell office:value-type="float" office:value="0.115739" calcext:value-type="float">
            <text:p>0,115739</text:p>
          </table:table-cell>
          <table:table-cell office:value-type="float" office:value="1046280" calcext:value-type="float">
            <text:p>1046280</text:p>
          </table:table-cell>
          <table:table-cell table:formula="of:=[.G473]/[.I473]" office:value-type="float" office:value="5.1510816283035" calcext:value-type="float">
            <text:p>5,1510816283035</text:p>
          </table:table-cell>
          <table:table-cell table:formula="of:=[.J473]/[.H473]" office:value-type="float" office:value="1.27648139780087" calcext:value-type="float">
            <text:p>1,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3404" calcext:value-type="float">
            <text:p>0,0773404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144" calcext:value-type="float">
            <text:p>0,0150144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12" calcext:value-type="float">
            <text:p>0,12</text:p>
          </table:table-cell>
          <table:table-cell office:value-type="float" office:value="0.0178571" calcext:value-type="float">
            <text:p>0,0178571</text:p>
          </table:table-cell>
          <table:table-cell office:value-type="float" office:value="0.120097" calcext:value-type="float">
            <text:p>0,120097</text:p>
          </table:table-cell>
          <table:table-cell office:value-type="float" office:value="0.115739" calcext:value-type="float">
            <text:p>0,115739</text:p>
          </table:table-cell>
          <table:table-cell office:value-type="float" office:value="1035580" calcext:value-type="float">
            <text:p>1035580</text:p>
          </table:table-cell>
          <table:table-cell table:formula="of:=[.G474]/[.I474]" office:value-type="float" office:value="5.1510816283035" calcext:value-type="float">
            <text:p>5,1510816283035</text:p>
          </table:table-cell>
          <table:table-cell table:formula="of:=[.J474]/[.H474]" office:value-type="float" office:value="1.27648139780087" calcext:value-type="float">
            <text:p>1,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773404" calcext:value-type="float">
            <text:p>0,0773404</text:p>
          </table:table-cell>
          <table:table-cell office:value-type="float" office:value="0.0165975" calcext:value-type="float">
            <text:p>0,0165975</text:p>
          </table:table-cell>
          <table:table-cell office:value-type="float" office:value="0.0150144" calcext:value-type="float">
            <text:p>0,0150144</text:p>
          </table:table-cell>
          <table:table-cell office:value-type="float" office:value="0.0211864" calcext:value-type="float">
            <text:p>0,0211864</text:p>
          </table:table-cell>
          <table:table-cell office:value-type="float" office:value="0.12" calcext:value-type="float">
            <text:p>0,12</text:p>
          </table:table-cell>
          <table:table-cell office:value-type="float" office:value="0.0178571" calcext:value-type="float">
            <text:p>0,0178571</text:p>
          </table:table-cell>
          <table:table-cell office:value-type="float" office:value="0.120097" calcext:value-type="float">
            <text:p>0,120097</text:p>
          </table:table-cell>
          <table:table-cell office:value-type="float" office:value="0.115739" calcext:value-type="float">
            <text:p>0,115739</text:p>
          </table:table-cell>
          <table:table-cell office:value-type="float" office:value="1005000" calcext:value-type="float">
            <text:p>1005000</text:p>
          </table:table-cell>
          <table:table-cell table:formula="of:=[.G475]/[.I475]" office:value-type="float" office:value="5.1510816283035" calcext:value-type="float">
            <text:p>5,1510816283035</text:p>
          </table:table-cell>
          <table:table-cell table:formula="of:=[.J475]/[.H475]" office:value-type="float" office:value="1.27648139780087" calcext:value-type="float">
            <text:p>1,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0968409" calcext:value-type="float">
            <text:p>0,0968409</text:p>
          </table:table-cell>
          <table:table-cell office:value-type="float" office:value="0.0170213" calcext:value-type="float">
            <text:p>0,0170213</text:p>
          </table:table-cell>
          <table:table-cell office:value-type="float" office:value="0.0165669" calcext:value-type="float">
            <text:p>0,0165669</text:p>
          </table:table-cell>
          <table:table-cell office:value-type="float" office:value="0.0244898" calcext:value-type="float">
            <text:p>0,0244898</text:p>
          </table:table-cell>
          <table:table-cell office:value-type="float" office:value="0.12" calcext:value-type="float">
            <text:p>0,12</text:p>
          </table:table-cell>
          <table:table-cell office:value-type="float" office:value="0.0212766" calcext:value-type="float">
            <text:p>0,0212766</text:p>
          </table:table-cell>
          <table:table-cell office:value-type="float" office:value="0.116626" calcext:value-type="float">
            <text:p>0,116626</text:p>
          </table:table-cell>
          <table:table-cell office:value-type="float" office:value="0.113978" calcext:value-type="float">
            <text:p>0,113978</text:p>
          </table:table-cell>
          <table:table-cell office:value-type="float" office:value="999245" calcext:value-type="float">
            <text:p>999245</text:p>
          </table:table-cell>
          <table:table-cell table:formula="of:=[.G476]/[.I476]" office:value-type="float" office:value="5.84544483276896" calcext:value-type="float">
            <text:p>5,84544483276896</text:p>
          </table:table-cell>
          <table:table-cell table:formula="of:=[.J476]/[.H476]" office:value-type="float" office:value="1.43877377168606" calcext:value-type="float">
            <text:p>1,43877377168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68409" calcext:value-type="float">
            <text:p>0,0968409</text:p>
          </table:table-cell>
          <table:table-cell office:value-type="float" office:value="0.0170213" calcext:value-type="float">
            <text:p>0,0170213</text:p>
          </table:table-cell>
          <table:table-cell office:value-type="float" office:value="0.0165669" calcext:value-type="float">
            <text:p>0,0165669</text:p>
          </table:table-cell>
          <table:table-cell office:value-type="float" office:value="0.0244898" calcext:value-type="float">
            <text:p>0,0244898</text:p>
          </table:table-cell>
          <table:table-cell office:value-type="float" office:value="0.12" calcext:value-type="float">
            <text:p>0,12</text:p>
          </table:table-cell>
          <table:table-cell office:value-type="float" office:value="0.0212766" calcext:value-type="float">
            <text:p>0,0212766</text:p>
          </table:table-cell>
          <table:table-cell office:value-type="float" office:value="0.116626" calcext:value-type="float">
            <text:p>0,116626</text:p>
          </table:table-cell>
          <table:table-cell office:value-type="float" office:value="0.113978" calcext:value-type="float">
            <text:p>0,113978</text:p>
          </table:table-cell>
          <table:table-cell office:value-type="float" office:value="1014620" calcext:value-type="float">
            <text:p>1014620</text:p>
          </table:table-cell>
          <table:table-cell table:formula="of:=[.G477]/[.I477]" office:value-type="float" office:value="5.84544483276896" calcext:value-type="float">
            <text:p>5,84544483276896</text:p>
          </table:table-cell>
          <table:table-cell table:formula="of:=[.J477]/[.H477]" office:value-type="float" office:value="1.43877377168606" calcext:value-type="float">
            <text:p>1,43877377168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968409" calcext:value-type="float">
            <text:p>0,0968409</text:p>
          </table:table-cell>
          <table:table-cell office:value-type="float" office:value="0.0170213" calcext:value-type="float">
            <text:p>0,0170213</text:p>
          </table:table-cell>
          <table:table-cell office:value-type="float" office:value="0.0165669" calcext:value-type="float">
            <text:p>0,0165669</text:p>
          </table:table-cell>
          <table:table-cell office:value-type="float" office:value="0.0244898" calcext:value-type="float">
            <text:p>0,0244898</text:p>
          </table:table-cell>
          <table:table-cell office:value-type="float" office:value="0.12" calcext:value-type="float">
            <text:p>0,12</text:p>
          </table:table-cell>
          <table:table-cell office:value-type="float" office:value="0.0212766" calcext:value-type="float">
            <text:p>0,0212766</text:p>
          </table:table-cell>
          <table:table-cell office:value-type="float" office:value="0.116626" calcext:value-type="float">
            <text:p>0,116626</text:p>
          </table:table-cell>
          <table:table-cell office:value-type="float" office:value="0.113978" calcext:value-type="float">
            <text:p>0,113978</text:p>
          </table:table-cell>
          <table:table-cell office:value-type="float" office:value="1001620" calcext:value-type="float">
            <text:p>1001620</text:p>
          </table:table-cell>
          <table:table-cell table:formula="of:=[.G478]/[.I478]" office:value-type="float" office:value="5.84544483276896" calcext:value-type="float">
            <text:p>5,84544483276896</text:p>
          </table:table-cell>
          <table:table-cell table:formula="of:=[.J478]/[.H478]" office:value-type="float" office:value="1.43877377168606" calcext:value-type="float">
            <text:p>1,4387737716860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(eer)</text:p>
          </table:table-cell>
          <table:table-cell table:style-name="ce2" office:value-type="string" calcext:value-type="string">
            <text:p>far(eer)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office:value-type="string" calcext:value-type="string" table:number-columns-spanned="4" table:number-rows-spanned="1">
            <text:p>Nota: descriptors = grayscale, scoring max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33449" calcext:value-type="float">
            <text:p>0,0633449</text:p>
          </table:table-cell>
          <table:table-cell office:value-type="float" office:value="0.0198413" calcext:value-type="float">
            <text:p>0,0198413</text:p>
          </table:table-cell>
          <table:table-cell office:value-type="float" office:value="0.0188546" calcext:value-type="float">
            <text:p>0,0188546</text:p>
          </table:table-cell>
          <table:table-cell office:value-type="float" office:value="0.0231481" calcext:value-type="float">
            <text:p>0,0231481</text:p>
          </table:table-cell>
          <table:table-cell office:value-type="float" office:value="0.15" calcext:value-type="float">
            <text:p>0,15</text:p>
          </table:table-cell>
          <table:table-cell office:value-type="float" office:value="0.0214592" calcext:value-type="float">
            <text:p>0,0214592</text:p>
          </table:table-cell>
          <table:table-cell office:value-type="float" office:value="0.144394" calcext:value-type="float">
            <text:p>0,144394</text:p>
          </table:table-cell>
          <table:table-cell office:value-type="float" office:value="0.145026" calcext:value-type="float">
            <text:p>0,145026</text:p>
          </table:table-cell>
          <table:table-cell office:value-type="float" office:value="872763" calcext:value-type="float">
            <text:p>872763</text:p>
          </table:table-cell>
          <table:table-cell table:formula="of:=[.G480]/[.I480]" office:value-type="float" office:value="3.35965228644469" calcext:value-type="float">
            <text:p>3,35965228644469</text:p>
          </table:table-cell>
          <table:table-cell table:formula="of:=[.J480]/[.H480]" office:value-type="float" office:value="1.16666246667305" calcext:value-type="float">
            <text:p>1,166662466673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54007" calcext:value-type="float">
            <text:p>0,0854007</text:p>
          </table:table-cell>
          <table:table-cell office:value-type="float" office:value="0.0210084" calcext:value-type="float">
            <text:p>0,0210084</text:p>
          </table:table-cell>
          <table:table-cell office:value-type="float" office:value="0.0206865" calcext:value-type="float">
            <text:p>0,0206865</text:p>
          </table:table-cell>
          <table:table-cell office:value-type="float" office:value="0.026087" calcext:value-type="float">
            <text:p>0,026087</text:p>
          </table:table-cell>
          <table:table-cell office:value-type="float" office:value="0.12" calcext:value-type="float">
            <text:p>0,12</text:p>
          </table:table-cell>
          <table:table-cell office:value-type="float" office:value="0.0248963" calcext:value-type="float">
            <text:p>0,0248963</text:p>
          </table:table-cell>
          <table:table-cell office:value-type="float" office:value="0.118709" calcext:value-type="float">
            <text:p>0,118709</text:p>
          </table:table-cell>
          <table:table-cell office:value-type="float" office:value="0.136912" calcext:value-type="float">
            <text:p>0,136912</text:p>
          </table:table-cell>
          <table:table-cell office:value-type="float" office:value="1113980" calcext:value-type="float">
            <text:p>1113980</text:p>
          </table:table-cell>
          <table:table-cell table:formula="of:=[.G481]/[.I481]" office:value-type="float" office:value="4.12833007033573" calcext:value-type="float">
            <text:p>4,12833007033573</text:p>
          </table:table-cell>
          <table:table-cell table:formula="of:=[.J481]/[.H481]" office:value-type="float" office:value="1.24174139867862" calcext:value-type="float">
            <text:p>1,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1036" calcext:value-type="float">
            <text:p>0,1036</text:p>
          </table:table-cell>
          <table:table-cell office:value-type="float" office:value="0.0239234" calcext:value-type="float">
            <text:p>0,0239234</text:p>
          </table:table-cell>
          <table:table-cell office:value-type="float" office:value="0.0224213" calcext:value-type="float">
            <text:p>0,0224213</text:p>
          </table:table-cell>
          <table:table-cell office:value-type="float" office:value="0.0297872" calcext:value-type="float">
            <text:p>0,0297872</text:p>
          </table:table-cell>
          <table:table-cell office:value-type="float" office:value="0.12" calcext:value-type="float">
            <text:p>0,12</text:p>
          </table:table-cell>
          <table:table-cell office:value-type="float" office:value="0.0262009" calcext:value-type="float">
            <text:p>0,0262009</text:p>
          </table:table-cell>
          <table:table-cell office:value-type="float" office:value="0.119403" calcext:value-type="float">
            <text:p>0,119403</text:p>
          </table:table-cell>
          <table:table-cell office:value-type="float" office:value="0.129722" calcext:value-type="float">
            <text:p>0,129722</text:p>
          </table:table-cell>
          <table:table-cell office:value-type="float" office:value="1097330" calcext:value-type="float">
            <text:p>1097330</text:p>
          </table:table-cell>
          <table:table-cell table:formula="of:=[.G482]/[.I482]" office:value-type="float" office:value="4.62060629847511" calcext:value-type="float">
            <text:p>4,62060629847511</text:p>
          </table:table-cell>
          <table:table-cell table:formula="of:=[.J482]/[.H482]" office:value-type="float" office:value="1.24510730080173" calcext:value-type="float">
            <text:p>1,2451073008017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(eer)</text:p>
          </table:table-cell>
          <table:table-cell table:style-name="ce2" office:value-type="string" calcext:value-type="string">
            <text:p>far(eer)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office:value-type="string" calcext:value-type="string" table:number-columns-spanned="4" table:number-rows-spanned="1">
            <text:p>Nota: descriptors = grayscale, scoring avg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561252" calcext:value-type="float">
            <text:p>0,0561252</text:p>
          </table:table-cell>
          <table:table-cell office:value-type="float" office:value="0.0130719" calcext:value-type="float">
            <text:p>0,0130719</text:p>
          </table:table-cell>
          <table:table-cell office:value-type="float" office:value="0.0139489" calcext:value-type="float">
            <text:p>0,0139489</text:p>
          </table:table-cell>
          <table:table-cell office:value-type="float" office:value="0.0186047" calcext:value-type="float">
            <text:p>0,0186047</text:p>
          </table:table-cell>
          <table:table-cell office:value-type="float" office:value="0.15" calcext:value-type="float">
            <text:p>0,15</text:p>
          </table:table-cell>
          <table:table-cell office:value-type="float" office:value="0.0170213" calcext:value-type="float">
            <text:p>0,0170213</text:p>
          </table:table-cell>
          <table:table-cell office:value-type="float" office:value="0.148212" calcext:value-type="float">
            <text:p>0,148212</text:p>
          </table:table-cell>
          <table:table-cell office:value-type="float" office:value="0.153501" calcext:value-type="float">
            <text:p>0,153501</text:p>
          </table:table-cell>
          <table:table-cell office:value-type="float" office:value="699440" calcext:value-type="float">
            <text:p>69944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56376" calcext:value-type="float">
            <text:p>0,056376</text:p>
          </table:table-cell>
          <table:table-cell office:value-type="float" office:value="0.0133333" calcext:value-type="float">
            <text:p>0,0133333</text:p>
          </table:table-cell>
          <table:table-cell office:value-type="float" office:value="0.0141172" calcext:value-type="float">
            <text:p>0,0141172</text:p>
          </table:table-cell>
          <table:table-cell office:value-type="float" office:value="0.0187793" calcext:value-type="float">
            <text:p>0,0187793</text:p>
          </table:table-cell>
          <table:table-cell office:value-type="float" office:value="0.14" calcext:value-type="float">
            <text:p>0,14</text:p>
          </table:table-cell>
          <table:table-cell office:value-type="float" office:value="0.0172043" calcext:value-type="float">
            <text:p>0,0172043</text:p>
          </table:table-cell>
          <table:table-cell office:value-type="float" office:value="0.139535" calcext:value-type="float">
            <text:p>0,139535</text:p>
          </table:table-cell>
          <table:table-cell office:value-type="float" office:value="0.146944" calcext:value-type="float">
            <text:p>0,146944</text:p>
          </table:table-cell>
          <table:table-cell office:value-type="float" office:value="677687" calcext:value-type="float">
            <text:p>677687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791148" calcext:value-type="float">
            <text:p>0,0791148</text:p>
          </table:table-cell>
          <table:table-cell office:value-type="float" office:value="0.0169133" calcext:value-type="float">
            <text:p>0,0169133</text:p>
          </table:table-cell>
          <table:table-cell office:value-type="float" office:value="0.0157485" calcext:value-type="float">
            <text:p>0,0157485</text:p>
          </table:table-cell>
          <table:table-cell office:value-type="float" office:value="0.0219298" calcext:value-type="float">
            <text:p>0,0219298</text:p>
          </table:table-cell>
          <table:table-cell office:value-type="float" office:value="0.12" calcext:value-type="float">
            <text:p>0,12</text:p>
          </table:table-cell>
          <table:table-cell office:value-type="float" office:value="0.0191083" calcext:value-type="float">
            <text:p>0,0191083</text:p>
          </table:table-cell>
          <table:table-cell office:value-type="float" office:value="0.120097" calcext:value-type="float">
            <text:p>0,120097</text:p>
          </table:table-cell>
          <table:table-cell office:value-type="float" office:value="0.124436" calcext:value-type="float">
            <text:p>0,124436</text:p>
          </table:table-cell>
          <table:table-cell office:value-type="float" office:value="664252" calcext:value-type="float">
            <text:p>664252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990034" calcext:value-type="float">
            <text:p>0,0990034</text:p>
          </table:table-cell>
          <table:table-cell office:value-type="float" office:value="0.0176991" calcext:value-type="float">
            <text:p>0,0176991</text:p>
          </table:table-cell>
          <table:table-cell office:value-type="float" office:value="0.0173616" calcext:value-type="float">
            <text:p>0,0173616</text:p>
          </table:table-cell>
          <table:table-cell office:value-type="float" office:value="0.02537" calcext:value-type="float">
            <text:p>0,02537</text:p>
          </table:table-cell>
          <table:table-cell office:value-type="float" office:value="0.12" calcext:value-type="float">
            <text:p>0,12</text:p>
          </table:table-cell>
          <table:table-cell office:value-type="float" office:value="0.0217865" calcext:value-type="float">
            <text:p>0,0217865</text:p>
          </table:table-cell>
          <table:table-cell office:value-type="float" office:value="0.120097" calcext:value-type="float">
            <text:p>0,120097</text:p>
          </table:table-cell>
          <table:table-cell office:value-type="float" office:value="0.12811" calcext:value-type="float">
            <text:p>0,12811</text:p>
          </table:table-cell>
          <table:table-cell office:value-type="float" office:value="680229" calcext:value-type="float">
            <text:p>680229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48526" calcext:value-type="float">
            <text:p>0,0648526</text:p>
          </table:table-cell>
          <table:table-cell office:value-type="float" office:value="0.0207039" calcext:value-type="float">
            <text:p>0,0207039</text:p>
          </table:table-cell>
          <table:table-cell office:value-type="float" office:value="0.0197691" calcext:value-type="float">
            <text:p>0,0197691</text:p>
          </table:table-cell>
          <table:table-cell office:value-type="float" office:value="0.0254237" calcext:value-type="float">
            <text:p>0,0254237</text:p>
          </table:table-cell>
          <table:table-cell office:value-type="float" office:value="0.16" calcext:value-type="float">
            <text:p>0,16</text:p>
          </table:table-cell>
          <table:table-cell office:value-type="float" office:value="0.0224719" calcext:value-type="float">
            <text:p>0,0224719</text:p>
          </table:table-cell>
          <table:table-cell office:value-type="float" office:value="0.159667" calcext:value-type="float">
            <text:p>0,159667</text:p>
          </table:table-cell>
          <table:table-cell office:value-type="float" office:value="0.144086" calcext:value-type="float">
            <text:p>0,144086</text:p>
          </table:table-cell>
          <table:table-cell office:value-type="float" office:value="795686" calcext:value-type="float">
            <text:p>79568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73624" calcext:value-type="float">
            <text:p>0,0873624</text:p>
          </table:table-cell>
          <table:table-cell office:value-type="float" office:value="0.0215517" calcext:value-type="float">
            <text:p>0,0215517</text:p>
          </table:table-cell>
          <table:table-cell office:value-type="float" office:value="0.0216821" calcext:value-type="float">
            <text:p>0,0216821</text:p>
          </table:table-cell>
          <table:table-cell office:value-type="float" office:value="0.028436" calcext:value-type="float">
            <text:p>0,028436</text:p>
          </table:table-cell>
          <table:table-cell office:value-type="float" office:value="0.14" calcext:value-type="float">
            <text:p>0,14</text:p>
          </table:table-cell>
          <table:table-cell office:value-type="float" office:value="0.0256959" calcext:value-type="float">
            <text:p>0,0256959</text:p>
          </table:table-cell>
          <table:table-cell office:value-type="float" office:value="0.138146" calcext:value-type="float">
            <text:p>0,138146</text:p>
          </table:table-cell>
          <table:table-cell office:value-type="float" office:value="0.1335" calcext:value-type="float">
            <text:p>0,1335</text:p>
          </table:table-cell>
          <table:table-cell office:value-type="float" office:value="812576" calcext:value-type="float">
            <text:p>81257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105937" calcext:value-type="float">
            <text:p>0,105937</text:p>
          </table:table-cell>
          <table:table-cell office:value-type="float" office:value="0.0250522" calcext:value-type="float">
            <text:p>0,0250522</text:p>
          </table:table-cell>
          <table:table-cell office:value-type="float" office:value="0.0234944" calcext:value-type="float">
            <text:p>0,0234944</text:p>
          </table:table-cell>
          <table:table-cell office:value-type="float" office:value="0.0313901" calcext:value-type="float">
            <text:p>0,0313901</text:p>
          </table:table-cell>
          <table:table-cell office:value-type="float" office:value="0.13" calcext:value-type="float">
            <text:p>0,13</text:p>
          </table:table-cell>
          <table:table-cell office:value-type="float" office:value="0.0286396" calcext:value-type="float">
            <text:p>0,0286396</text:p>
          </table:table-cell>
          <table:table-cell office:value-type="float" office:value="0.129469" calcext:value-type="float">
            <text:p>0,129469</text:p>
          </table:table-cell>
          <table:table-cell office:value-type="float" office:value="0.119848" calcext:value-type="float">
            <text:p>0,119848</text:p>
          </table:table-cell>
          <table:table-cell office:value-type="float" office:value="768997" calcext:value-type="float">
            <text:p>768997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683153" calcext:value-type="float">
            <text:p>0,0683153</text:p>
          </table:table-cell>
          <table:table-cell office:value-type="float" office:value="0.024948" calcext:value-type="float">
            <text:p>0,024948</text:p>
          </table:table-cell>
          <table:table-cell office:value-type="float" office:value="0.0245223" calcext:value-type="float">
            <text:p>0,0245223</text:p>
          </table:table-cell>
          <table:table-cell office:value-type="float" office:value="0.030303" calcext:value-type="float">
            <text:p>0,030303</text:p>
          </table:table-cell>
          <table:table-cell office:value-type="float" office:value="0.16" calcext:value-type="float">
            <text:p>0,16</text:p>
          </table:table-cell>
          <table:table-cell office:value-type="float" office:value="0.0267261" calcext:value-type="float">
            <text:p>0,0267261</text:p>
          </table:table-cell>
          <table:table-cell office:value-type="float" office:value="0.158973" calcext:value-type="float">
            <text:p>0,158973</text:p>
          </table:table-cell>
          <table:table-cell office:value-type="float" office:value="0.184677" calcext:value-type="float">
            <text:p>0,184677</text:p>
          </table:table-cell>
          <table:table-cell office:value-type="float" office:value="8793580" calcext:value-type="float">
            <text:p>879358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894938" calcext:value-type="float">
            <text:p>0,0894938</text:p>
          </table:table-cell>
          <table:table-cell office:value-type="float" office:value="0.0258621" calcext:value-type="float">
            <text:p>0,0258621</text:p>
          </table:table-cell>
          <table:table-cell office:value-type="float" office:value="0.0265215" calcext:value-type="float">
            <text:p>0,0265215</text:p>
          </table:table-cell>
          <table:table-cell office:value-type="float" office:value="0.0337349" calcext:value-type="float">
            <text:p>0,0337349</text:p>
          </table:table-cell>
          <table:table-cell office:value-type="float" office:value="0.14" calcext:value-type="float">
            <text:p>0,14</text:p>
          </table:table-cell>
          <table:table-cell office:value-type="float" office:value="0.0301075" calcext:value-type="float">
            <text:p>0,0301075</text:p>
          </table:table-cell>
          <table:table-cell office:value-type="float" office:value="0.139882" calcext:value-type="float">
            <text:p>0,139882</text:p>
          </table:table-cell>
          <table:table-cell office:value-type="float" office:value="0.152032" calcext:value-type="float">
            <text:p>0,152032</text:p>
          </table:table-cell>
          <table:table-cell office:value-type="float" office:value="8478520" calcext:value-type="float">
            <text:p>847852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106923" calcext:value-type="float">
            <text:p>0,106923</text:p>
          </table:table-cell>
          <table:table-cell office:value-type="float" office:value="0.0292276" calcext:value-type="float">
            <text:p>0,0292276</text:p>
          </table:table-cell>
          <table:table-cell office:value-type="float" office:value="0.028428" calcext:value-type="float">
            <text:p>0,028428</text:p>
          </table:table-cell>
          <table:table-cell office:value-type="float" office:value="0.0371353" calcext:value-type="float">
            <text:p>0,0371353</text:p>
          </table:table-cell>
          <table:table-cell office:value-type="float" office:value="0.13" calcext:value-type="float">
            <text:p>0,13</text:p>
          </table:table-cell>
          <table:table-cell office:value-type="float" office:value="0.0334029" calcext:value-type="float">
            <text:p>0,0334029</text:p>
          </table:table-cell>
          <table:table-cell office:value-type="float" office:value="0.129122" calcext:value-type="float">
            <text:p>0,129122</text:p>
          </table:table-cell>
          <table:table-cell office:value-type="float" office:value="0.135512" calcext:value-type="float">
            <text:p>0,135512</text:p>
          </table:table-cell>
          <table:table-cell office:value-type="float" office:value="8070900" calcext:value-type="float">
            <text:p>807090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791148" calcext:value-type="float">
            <text:p>0,0791148</text:p>
          </table:table-cell>
          <table:table-cell office:value-type="float" office:value="0.0169133" calcext:value-type="float">
            <text:p>0,0169133</text:p>
          </table:table-cell>
          <table:table-cell office:value-type="float" office:value="0.0157486" calcext:value-type="float">
            <text:p>0,0157486</text:p>
          </table:table-cell>
          <table:table-cell office:value-type="float" office:value="0.0219298" calcext:value-type="float">
            <text:p>0,0219298</text:p>
          </table:table-cell>
          <table:table-cell office:value-type="float" office:value="0.12" calcext:value-type="float">
            <text:p>0,12</text:p>
          </table:table-cell>
          <table:table-cell office:value-type="float" office:value="0.0191083" calcext:value-type="float">
            <text:p>0,0191083</text:p>
          </table:table-cell>
          <table:table-cell office:value-type="float" office:value="0.126692" calcext:value-type="float">
            <text:p>0,126692</text:p>
          </table:table-cell>
          <table:table-cell office:value-type="float" office:value="0.105859" calcext:value-type="float">
            <text:p>0,105859</text:p>
          </table:table-cell>
          <table:table-cell office:value-type="float" office:value="340344" calcext:value-type="float">
            <text:p>340344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ransac_trans</text:p>
          </table:table-cell>
          <table:table-cell office:value-type="string" calcext:value-type="string">
            <text:p>ransac_thresh</text:p>
          </table:table-cell>
          <table:table-cell office:value-type="string" calcext:value-type="string">
            <text:p>ransac_iter</text:p>
          </table:table-cell>
          <table:table-cell office:value-type="string" calcext:value-type="string">
            <text:p>ransac_conf</text:p>
          </table:table-cell>
          <table:table-cell office:value-type="string" calcext:value-type="string">
            <text:p>median_rat</text:p>
          </table:table-cell>
          <table:table-cell office:value-type="string" calcext:value-type="string">
            <text:p>sing_compare</text:p>
          </table:table-cell>
          <table:table-cell office:value-type="string" calcext:value-type="string">
            <text:p>gen_mean</text:p>
          </table:table-cell>
          <table:table-cell office:value-type="string" calcext:value-type="string">
            <text:p>gen_low</text:p>
          </table:table-cell>
          <table:table-cell office:value-type="string" calcext:value-type="string">
            <text:p>imp_mean</text:p>
          </table:table-cell>
          <table:table-cell office:value-type="string" calcext:value-type="string">
            <text:p>imp_high</text:p>
          </table:table-cell>
          <table:table-cell office:value-type="string" calcext:value-type="string">
            <text:p>eer_pcnt</text:p>
          </table:table-cell>
          <table:table-cell office:value-type="string" calcext:value-type="string">
            <text:p>eer_val</text:p>
          </table:table-cell>
          <table:table-cell office:value-type="string" calcext:value-type="string">
            <text:p>frr()</text:p>
          </table:table-cell>
          <table:table-cell office:value-type="string" calcext:value-type="string">
            <text:p>far()</text:p>
          </table:table-cell>
          <table:table-cell office:value-type="string" calcext:value-type="string">
            <text:p>time(ms)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791148" calcext:value-type="float">
            <text:p>0,0791148</text:p>
          </table:table-cell>
          <table:table-cell office:value-type="float" office:value="0.0169133" calcext:value-type="float">
            <text:p>0,0169133</text:p>
          </table:table-cell>
          <table:table-cell office:value-type="float" office:value="0.0157486" calcext:value-type="float">
            <text:p>0,0157486</text:p>
          </table:table-cell>
          <table:table-cell office:value-type="float" office:value="0.0219298" calcext:value-type="float">
            <text:p>0,0219298</text:p>
          </table:table-cell>
          <table:table-cell office:value-type="float" office:value="0.12" calcext:value-type="float">
            <text:p>0,12</text:p>
          </table:table-cell>
          <table:table-cell office:value-type="float" office:value="0.0191083" calcext:value-type="float">
            <text:p>0,0191083</text:p>
          </table:table-cell>
          <table:table-cell office:value-type="float" office:value="0.287747" calcext:value-type="float">
            <text:p>0,287747</text:p>
          </table:table-cell>
          <table:table-cell office:value-type="float" office:value="0.00526108" calcext:value-type="float">
            <text:p>0,00526108</text:p>
          </table:table-cell>
          <table:table-cell office:value-type="float" office:value="339368" calcext:value-type="float">
            <text:p>339368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791148" calcext:value-type="float">
            <text:p>0,0791148</text:p>
          </table:table-cell>
          <table:table-cell office:value-type="float" office:value="0.0169133" calcext:value-type="float">
            <text:p>0,0169133</text:p>
          </table:table-cell>
          <table:table-cell office:value-type="float" office:value="0.0157486" calcext:value-type="float">
            <text:p>0,0157486</text:p>
          </table:table-cell>
          <table:table-cell office:value-type="float" office:value="0.0219298" calcext:value-type="float">
            <text:p>0,0219298</text:p>
          </table:table-cell>
          <table:table-cell office:value-type="float" office:value="0.12" calcext:value-type="float">
            <text:p>0,12</text:p>
          </table:table-cell>
          <table:table-cell office:value-type="float" office:value="0.0191083" calcext:value-type="float">
            <text:p>0,0191083</text:p>
          </table:table-cell>
          <table:table-cell office:value-type="float" office:value="0.323499" calcext:value-type="float">
            <text:p>0,323499</text:p>
          </table:table-cell>
          <table:table-cell office:value-type="float" office:value="0.00271954" calcext:value-type="float">
            <text:p>0,00271954</text:p>
          </table:table-cell>
          <table:table-cell office:value-type="float" office:value="318303" calcext:value-type="float">
            <text:p>318303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,99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0793759" calcext:value-type="float">
            <text:p>0,0793759</text:p>
          </table:table-cell>
          <table:table-cell office:value-type="float" office:value="0.0167015" calcext:value-type="float">
            <text:p>0,0167015</text:p>
          </table:table-cell>
          <table:table-cell office:value-type="float" office:value="0.0153548" calcext:value-type="float">
            <text:p>0,0153548</text:p>
          </table:table-cell>
          <table:table-cell office:value-type="float" office:value="0.0215054" calcext:value-type="float">
            <text:p>0,0215054</text:p>
          </table:table-cell>
          <table:table-cell office:value-type="float" office:value="0.13" calcext:value-type="float">
            <text:p>0,13</text:p>
          </table:table-cell>
          <table:table-cell office:value-type="float" office:value="0.0181406" calcext:value-type="float">
            <text:p>0,0181406</text:p>
          </table:table-cell>
          <table:table-cell office:value-type="float" office:value="0.463728" calcext:value-type="float">
            <text:p>0,463728</text:p>
          </table:table-cell>
          <table:table-cell office:value-type="float" office:value="0.000598299" calcext:value-type="float">
            <text:p>0,000598299</text:p>
          </table:table-cell>
          <table:table-cell office:value-type="float" office:value="286863" calcext:value-type="float">
            <text:p>286863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ransac_trans</text:p>
          </table:table-cell>
          <table:table-cell office:value-type="string" calcext:value-type="string">
            <text:p>ransac_thresh</text:p>
          </table:table-cell>
          <table:table-cell office:value-type="string" calcext:value-type="string">
            <text:p>ransac_iter</text:p>
          </table:table-cell>
          <table:table-cell office:value-type="string" calcext:value-type="string">
            <text:p>ransac_conf</text:p>
          </table:table-cell>
          <table:table-cell office:value-type="string" calcext:value-type="string">
            <text:p>median_rat</text:p>
          </table:table-cell>
          <table:table-cell office:value-type="string" calcext:value-type="string">
            <text:p>sing_compare</text:p>
          </table:table-cell>
          <table:table-cell office:value-type="string" calcext:value-type="string">
            <text:p>gen_mean</text:p>
          </table:table-cell>
          <table:table-cell office:value-type="string" calcext:value-type="string">
            <text:p>gen_low</text:p>
          </table:table-cell>
          <table:table-cell office:value-type="string" calcext:value-type="string">
            <text:p>imp_mean</text:p>
          </table:table-cell>
          <table:table-cell office:value-type="string" calcext:value-type="string">
            <text:p>imp_high</text:p>
          </table:table-cell>
          <table:table-cell office:value-type="string" calcext:value-type="string">
            <text:p>eer_pcnt</text:p>
          </table:table-cell>
          <table:table-cell office:value-type="string" calcext:value-type="string">
            <text:p>eer_val</text:p>
          </table:table-cell>
          <table:table-cell office:value-type="string" calcext:value-type="string">
            <text:p>frr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time(ms)</text:p>
          </table:table-cell>
          <table:table-cell table:style-name="Default" office:value-type="string" calcext:value-type="string">
            <text:p>400 desc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02182</text:p>
          </table:table-cell>
          <table:table-cell office:value-type="string" calcext:value-type="string">
            <text:p>0.0172414</text:p>
          </table:table-cell>
          <table:table-cell office:value-type="string" calcext:value-type="string">
            <text:p>0.0168251</text:p>
          </table:table-cell>
          <table:table-cell office:value-type="string" calcext:value-type="string">
            <text:p>0.023866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215517</text:p>
          </table:table-cell>
          <table:table-cell office:value-type="string" calcext:value-type="string">
            <text:p>0.4311</text:p>
          </table:table-cell>
          <table:table-cell office:value-type="string" calcext:value-type="string">
            <text:p>0.000870253</text:p>
          </table:table-cell>
          <table:table-cell office:value-type="float" office:value="269911" calcext:value-type="float">
            <text:p>269911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20572</text:p>
          </table:table-cell>
          <table:table-cell office:value-type="string" calcext:value-type="string">
            <text:p>0.01766</text:p>
          </table:table-cell>
          <table:table-cell office:value-type="string" calcext:value-type="string">
            <text:p>0.017366</text:p>
          </table:table-cell>
          <table:table-cell office:value-type="string" calcext:value-type="string">
            <text:p>0.0253968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21978</text:p>
          </table:table-cell>
          <table:table-cell office:value-type="string" calcext:value-type="string">
            <text:p>0.4311</text:p>
          </table:table-cell>
          <table:table-cell office:value-type="string" calcext:value-type="string">
            <text:p>0.00149822</text:p>
          </table:table-cell>
          <table:table-cell office:value-type="float" office:value="280494" calcext:value-type="float">
            <text:p>280494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20572</text:p>
          </table:table-cell>
          <table:table-cell office:value-type="string" calcext:value-type="string">
            <text:p>0.01766</text:p>
          </table:table-cell>
          <table:table-cell office:value-type="string" calcext:value-type="string">
            <text:p>0.017366</text:p>
          </table:table-cell>
          <table:table-cell office:value-type="string" calcext:value-type="string">
            <text:p>0.0253968</text:p>
          </table:table-cell>
          <table:table-cell office:value-type="string" calcext:value-type="string">
            <text:p>0.118751</text:p>
          </table:table-cell>
          <table:table-cell office:value-type="string" calcext:value-type="string">
            <text:p>0.0219298</text:p>
          </table:table-cell>
          <table:table-cell office:value-type="string" calcext:value-type="string">
            <text:p>0.4311</text:p>
          </table:table-cell>
          <table:table-cell office:value-type="string" calcext:value-type="string">
            <text:p>0.00149822</text:p>
          </table:table-cell>
          <table:table-cell office:value-type="float" office:value="288233" calcext:value-type="float">
            <text:p>288233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98071</text:p>
          </table:table-cell>
          <table:table-cell office:value-type="string" calcext:value-type="string">
            <text:p>0.0177778</text:p>
          </table:table-cell>
          <table:table-cell office:value-type="string" calcext:value-type="string">
            <text:p>0.0174323</text:p>
          </table:table-cell>
          <table:table-cell office:value-type="string" calcext:value-type="string">
            <text:p>0.0254777</text:p>
          </table:table-cell>
          <table:table-cell office:value-type="string" calcext:value-type="string">
            <text:p>0.119814</text:p>
          </table:table-cell>
          <table:table-cell office:value-type="string" calcext:value-type="string">
            <text:p>0.0219298</text:p>
          </table:table-cell>
          <table:table-cell office:value-type="string" calcext:value-type="string">
            <text:p>0.410968</text:p>
          </table:table-cell>
          <table:table-cell office:value-type="string" calcext:value-type="string">
            <text:p>0.00151305</text:p>
          </table:table-cell>
          <table:table-cell office:value-type="float" office:value="308646" calcext:value-type="float">
            <text:p>30864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83503</text:p>
          </table:table-cell>
          <table:table-cell office:value-type="string" calcext:value-type="string">
            <text:p>0.01766</text:p>
          </table:table-cell>
          <table:table-cell office:value-type="string" calcext:value-type="string">
            <text:p>0.0173674</text:p>
          </table:table-cell>
          <table:table-cell office:value-type="string" calcext:value-type="string">
            <text:p>0.02537</text:p>
          </table:table-cell>
          <table:table-cell office:value-type="string" calcext:value-type="string">
            <text:p>0.119384</text:p>
          </table:table-cell>
          <table:table-cell office:value-type="string" calcext:value-type="string">
            <text:p>0.0218818</text:p>
          </table:table-cell>
          <table:table-cell office:value-type="string" calcext:value-type="string">
            <text:p>0.411663</text:p>
          </table:table-cell>
          <table:table-cell office:value-type="string" calcext:value-type="string">
            <text:p>0.00149328</text:p>
          </table:table-cell>
          <table:table-cell office:value-type="float" office:value="322782" calcext:value-type="float">
            <text:p>322782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98071</text:p>
          </table:table-cell>
          <table:table-cell office:value-type="string" calcext:value-type="string">
            <text:p>0.0177778</text:p>
          </table:table-cell>
          <table:table-cell office:value-type="string" calcext:value-type="string">
            <text:p>0.0174323</text:p>
          </table:table-cell>
          <table:table-cell office:value-type="string" calcext:value-type="string">
            <text:p>0.0254777</text:p>
          </table:table-cell>
          <table:table-cell office:value-type="string" calcext:value-type="string">
            <text:p>0.119814</text:p>
          </table:table-cell>
          <table:table-cell office:value-type="string" calcext:value-type="string">
            <text:p>0.0219298</text:p>
          </table:table-cell>
          <table:table-cell office:value-type="string" calcext:value-type="string">
            <text:p>0.410968</text:p>
          </table:table-cell>
          <table:table-cell office:value-type="string" calcext:value-type="string">
            <text:p>0.00151305</text:p>
          </table:table-cell>
          <table:table-cell office:value-type="float" office:value="294254" calcext:value-type="float">
            <text:p>294254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83503</text:p>
          </table:table-cell>
          <table:table-cell office:value-type="string" calcext:value-type="string">
            <text:p>0.01766</text:p>
          </table:table-cell>
          <table:table-cell office:value-type="string" calcext:value-type="string">
            <text:p>0.0173674</text:p>
          </table:table-cell>
          <table:table-cell office:value-type="string" calcext:value-type="string">
            <text:p>0.02537</text:p>
          </table:table-cell>
          <table:table-cell office:value-type="string" calcext:value-type="string">
            <text:p>0.119384</text:p>
          </table:table-cell>
          <table:table-cell office:value-type="string" calcext:value-type="string">
            <text:p>0.0218818</text:p>
          </table:table-cell>
          <table:table-cell office:value-type="string" calcext:value-type="string">
            <text:p>0.411663</text:p>
          </table:table-cell>
          <table:table-cell office:value-type="string" calcext:value-type="string">
            <text:p>0.00149328</text:p>
          </table:table-cell>
          <table:table-cell office:value-type="float" office:value="271327" calcext:value-type="float">
            <text:p>271327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05504</text:p>
          </table:table-cell>
          <table:table-cell office:value-type="string" calcext:value-type="string">
            <text:p>0.0177384</text:p>
          </table:table-cell>
          <table:table-cell office:value-type="string" calcext:value-type="string">
            <text:p>0.0187045</text:p>
          </table:table-cell>
          <table:table-cell office:value-type="string" calcext:value-type="string">
            <text:p>0.0285036</text:p>
          </table:table-cell>
          <table:table-cell office:value-type="string" calcext:value-type="string">
            <text:p>0.135894</text:p>
          </table:table-cell>
          <table:table-cell office:value-type="string" calcext:value-type="string">
            <text:p>0.0247423</text:p>
          </table:table-cell>
          <table:table-cell office:value-type="string" calcext:value-type="string">
            <text:p>0.44672</text:p>
          </table:table-cell>
          <table:table-cell office:value-type="string" calcext:value-type="string">
            <text:p>0.000875198</text:p>
          </table:table-cell>
          <table:table-cell office:value-type="float" office:value="270010" calcext:value-type="float">
            <text:p>27001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63336</text:p>
          </table:table-cell>
          <table:table-cell office:value-type="string" calcext:value-type="string">
            <text:p>0.0168776</text:p>
          </table:table-cell>
          <table:table-cell office:value-type="string" calcext:value-type="string">
            <text:p>0.0167545</text:p>
          </table:table-cell>
          <table:table-cell office:value-type="string" calcext:value-type="string">
            <text:p>0.0251572</text:p>
          </table:table-cell>
          <table:table-cell office:value-type="string" calcext:value-type="string">
            <text:p>0.147543</text:p>
          </table:table-cell>
          <table:table-cell office:value-type="string" calcext:value-type="string">
            <text:p>0.0213904</text:p>
          </table:table-cell>
          <table:table-cell office:value-type="string" calcext:value-type="string">
            <text:p>0.502603</text:p>
          </table:table-cell>
          <table:table-cell office:value-type="string" calcext:value-type="string">
            <text:p>0.000514241</text:p>
          </table:table-cell>
          <table:table-cell office:value-type="float" office:value="274346" calcext:value-type="float">
            <text:p>27434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80473</text:p>
          </table:table-cell>
          <table:table-cell office:value-type="string" calcext:value-type="string">
            <text:p>0.0213523</text:p>
          </table:table-cell>
          <table:table-cell office:value-type="string" calcext:value-type="string">
            <text:p>0.021114</text:p>
          </table:table-cell>
          <table:table-cell office:value-type="string" calcext:value-type="string">
            <text:p>0.033195</text:p>
          </table:table-cell>
          <table:table-cell office:value-type="string" calcext:value-type="string">
            <text:p>0.129515</text:p>
          </table:table-cell>
          <table:table-cell office:value-type="string" calcext:value-type="string">
            <text:p>0.0280899</text:p>
          </table:table-cell>
          <table:table-cell office:value-type="string" calcext:value-type="string">
            <text:p>0.389101</text:p>
          </table:table-cell>
          <table:table-cell office:value-type="string" calcext:value-type="string">
            <text:p>0.00132516</text:p>
          </table:table-cell>
          <table:table-cell office:value-type="float" office:value="269254" calcext:value-type="float">
            <text:p>269254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80473</text:p>
          </table:table-cell>
          <table:table-cell office:value-type="string" calcext:value-type="string">
            <text:p>0.0213523</text:p>
          </table:table-cell>
          <table:table-cell office:value-type="string" calcext:value-type="string">
            <text:p>0.021114</text:p>
          </table:table-cell>
          <table:table-cell office:value-type="string" calcext:value-type="string">
            <text:p>0.033195</text:p>
          </table:table-cell>
          <table:table-cell office:value-type="string" calcext:value-type="string">
            <text:p>0.129515</text:p>
          </table:table-cell>
          <table:table-cell office:value-type="string" calcext:value-type="string">
            <text:p>0.0280899</text:p>
          </table:table-cell>
          <table:table-cell office:value-type="string" calcext:value-type="string">
            <text:p>0.389101</text:p>
          </table:table-cell>
          <table:table-cell office:value-type="string" calcext:value-type="string">
            <text:p>0.00132516</text:p>
          </table:table-cell>
          <table:table-cell office:value-type="float" office:value="289824" calcext:value-type="float">
            <text:p>289824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00712</text:p>
          </table:table-cell>
          <table:table-cell office:value-type="string" calcext:value-type="string">
            <text:p>0.0175824</text:p>
          </table:table-cell>
          <table:table-cell office:value-type="string" calcext:value-type="string">
            <text:p>0.0186211</text:p>
          </table:table-cell>
          <table:table-cell office:value-type="string" calcext:value-type="string">
            <text:p>0.028169</text:p>
          </table:table-cell>
          <table:table-cell office:value-type="string" calcext:value-type="string">
            <text:p>0.134529</text:p>
          </table:table-cell>
          <table:table-cell office:value-type="string" calcext:value-type="string">
            <text:p>0.0244898</text:p>
          </table:table-cell>
          <table:table-cell office:value-type="string" calcext:value-type="string">
            <text:p>0.447414</text:p>
          </table:table-cell>
          <table:table-cell office:value-type="string" calcext:value-type="string">
            <text:p>0.000855419</text:p>
          </table:table-cell>
          <table:table-cell office:value-type="float" office:value="302358" calcext:value-type="float">
            <text:p>302358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6231</text:p>
          </table:table-cell>
          <table:table-cell office:value-type="string" calcext:value-type="string">
            <text:p>0.0172414</text:p>
          </table:table-cell>
          <table:table-cell office:value-type="string" calcext:value-type="string">
            <text:p>0.0181044</text:p>
          </table:table-cell>
          <table:table-cell office:value-type="string" calcext:value-type="string">
            <text:p>0.027027</text:p>
          </table:table-cell>
          <table:table-cell office:value-type="string" calcext:value-type="string">
            <text:p>0.135572</text:p>
          </table:table-cell>
          <table:table-cell office:value-type="string" calcext:value-type="string">
            <text:p>0.0228833</text:p>
          </table:table-cell>
          <table:table-cell office:value-type="string" calcext:value-type="string">
            <text:p>0.461645</text:p>
          </table:table-cell>
          <table:table-cell office:value-type="string" calcext:value-type="string">
            <text:p>0.000786195</text:p>
          </table:table-cell>
          <table:table-cell office:value-type="float" office:value="299050" calcext:value-type="float">
            <text:p>29905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05504</text:p>
          </table:table-cell>
          <table:table-cell office:value-type="string" calcext:value-type="string">
            <text:p>0.0177384</text:p>
          </table:table-cell>
          <table:table-cell office:value-type="string" calcext:value-type="string">
            <text:p>0.0187045</text:p>
          </table:table-cell>
          <table:table-cell office:value-type="string" calcext:value-type="string">
            <text:p>0.0285036</text:p>
          </table:table-cell>
          <table:table-cell office:value-type="string" calcext:value-type="string">
            <text:p>0.135894</text:p>
          </table:table-cell>
          <table:table-cell office:value-type="string" calcext:value-type="string">
            <text:p>0.0247423</text:p>
          </table:table-cell>
          <table:table-cell office:value-type="string" calcext:value-type="string">
            <text:p>0.44672</text:p>
          </table:table-cell>
          <table:table-cell office:value-type="string" calcext:value-type="string">
            <text:p>0.000875198</text:p>
          </table:table-cell>
          <table:table-cell office:value-type="float" office:value="289944" calcext:value-type="float">
            <text:p>289944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01786</text:p>
          </table:table-cell>
          <table:table-cell office:value-type="string" calcext:value-type="string">
            <text:p>0.0175055</text:p>
          </table:table-cell>
          <table:table-cell office:value-type="string" calcext:value-type="string">
            <text:p>0.0173026</text:p>
          </table:table-cell>
          <table:table-cell office:value-type="string" calcext:value-type="string">
            <text:p>0.0253165</text:p>
          </table:table-cell>
          <table:table-cell office:value-type="string" calcext:value-type="string">
            <text:p>0.121104</text:p>
          </table:table-cell>
          <table:table-cell office:value-type="string" calcext:value-type="string">
            <text:p>0.0218341</text:p>
          </table:table-cell>
          <table:table-cell office:value-type="string" calcext:value-type="string">
            <text:p>0.434224</text:p>
          </table:table-cell>
          <table:table-cell office:value-type="string" calcext:value-type="string">
            <text:p>0.00143394</text:p>
          </table:table-cell>
          <table:table-cell office:value-type="float" office:value="330013" calcext:value-type="float">
            <text:p>330013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20572</text:p>
          </table:table-cell>
          <table:table-cell office:value-type="string" calcext:value-type="string">
            <text:p>0.01766</text:p>
          </table:table-cell>
          <table:table-cell office:value-type="string" calcext:value-type="string">
            <text:p>0.017366</text:p>
          </table:table-cell>
          <table:table-cell office:value-type="string" calcext:value-type="string">
            <text:p>0.0253968</text:p>
          </table:table-cell>
          <table:table-cell office:value-type="string" calcext:value-type="string">
            <text:p>0.118751</text:p>
          </table:table-cell>
          <table:table-cell office:value-type="string" calcext:value-type="string">
            <text:p>0.0219298</text:p>
          </table:table-cell>
          <table:table-cell office:value-type="string" calcext:value-type="string">
            <text:p>0.4311</text:p>
          </table:table-cell>
          <table:table-cell office:value-type="string" calcext:value-type="string">
            <text:p>0.00149822</text:p>
          </table:table-cell>
          <table:table-cell office:value-type="float" office:value="308070" calcext:value-type="float">
            <text:p>30807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20491</text:p>
          </table:table-cell>
          <table:table-cell office:value-type="string" calcext:value-type="string">
            <text:p>0.0175824</text:p>
          </table:table-cell>
          <table:table-cell office:value-type="string" calcext:value-type="string">
            <text:p>0.0173544</text:p>
          </table:table-cell>
          <table:table-cell office:value-type="string" calcext:value-type="string">
            <text:p>0.0253968</text:p>
          </table:table-cell>
          <table:table-cell office:value-type="string" calcext:value-type="string">
            <text:p>0.119102</text:p>
          </table:table-cell>
          <table:table-cell office:value-type="string" calcext:value-type="string">
            <text:p>0.0219298</text:p>
          </table:table-cell>
          <table:table-cell office:value-type="string" calcext:value-type="string">
            <text:p>0.4311</text:p>
          </table:table-cell>
          <table:table-cell office:value-type="string" calcext:value-type="string">
            <text:p>0.00149822</text:p>
          </table:table-cell>
          <table:table-cell office:value-type="float" office:value="288016" calcext:value-type="float">
            <text:p>28801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18147</text:p>
          </table:table-cell>
          <table:table-cell office:value-type="string" calcext:value-type="string">
            <text:p>0.01766</text:p>
          </table:table-cell>
          <table:table-cell office:value-type="string" calcext:value-type="string">
            <text:p>0.0173643</text:p>
          </table:table-cell>
          <table:table-cell office:value-type="string" calcext:value-type="string">
            <text:p>0.0253807</text:p>
          </table:table-cell>
          <table:table-cell office:value-type="string" calcext:value-type="string">
            <text:p>0.118751</text:p>
          </table:table-cell>
          <table:table-cell office:value-type="string" calcext:value-type="string">
            <text:p>0.0219298</text:p>
          </table:table-cell>
          <table:table-cell office:value-type="string" calcext:value-type="string">
            <text:p>0.4311</text:p>
          </table:table-cell>
          <table:table-cell office:value-type="string" calcext:value-type="string">
            <text:p>0.00149822</text:p>
          </table:table-cell>
          <table:table-cell office:value-type="float" office:value="287273" calcext:value-type="float">
            <text:p>287273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30068</text:p>
          </table:table-cell>
          <table:table-cell office:value-type="string" calcext:value-type="string">
            <text:p>0.0175824</text:p>
          </table:table-cell>
          <table:table-cell office:value-type="string" calcext:value-type="string">
            <text:p>0.017435</text:p>
          </table:table-cell>
          <table:table-cell office:value-type="string" calcext:value-type="string">
            <text:p>0.0254777</text:p>
          </table:table-cell>
          <table:table-cell office:value-type="string" calcext:value-type="string">
            <text:p>0.121989</text:p>
          </table:table-cell>
          <table:table-cell office:value-type="string" calcext:value-type="string">
            <text:p>0.021978</text:p>
          </table:table-cell>
          <table:table-cell office:value-type="string" calcext:value-type="string">
            <text:p>0.455745</text:p>
          </table:table-cell>
          <table:table-cell office:value-type="string" calcext:value-type="string">
            <text:p>0.00134988</text:p>
          </table:table-cell>
          <table:table-cell office:value-type="float" office:value="269249" calcext:value-type="float">
            <text:p>269249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29199</text:p>
          </table:table-cell>
          <table:table-cell office:value-type="string" calcext:value-type="string">
            <text:p>0.0177384</text:p>
          </table:table-cell>
          <table:table-cell office:value-type="string" calcext:value-type="string">
            <text:p>0.0175786</text:p>
          </table:table-cell>
          <table:table-cell office:value-type="string" calcext:value-type="string">
            <text:p>0.025641</text:p>
          </table:table-cell>
          <table:table-cell office:value-type="string" calcext:value-type="string">
            <text:p>0.123824</text:p>
          </table:table-cell>
          <table:table-cell office:value-type="string" calcext:value-type="string">
            <text:p>0.0222222</text:p>
          </table:table-cell>
          <table:table-cell office:value-type="string" calcext:value-type="string">
            <text:p>0.427976</text:p>
          </table:table-cell>
          <table:table-cell office:value-type="string" calcext:value-type="string">
            <text:p>0.0014735</text:p>
          </table:table-cell>
          <table:table-cell office:value-type="float" office:value="299552" calcext:value-type="float">
            <text:p>299552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15867</text:p>
          </table:table-cell>
          <table:table-cell office:value-type="string" calcext:value-type="string">
            <text:p>0.0174672</text:p>
          </table:table-cell>
          <table:table-cell office:value-type="string" calcext:value-type="string">
            <text:p>0.0171662</text:p>
          </table:table-cell>
          <table:table-cell office:value-type="string" calcext:value-type="string">
            <text:p>0.0252101</text:p>
          </table:table-cell>
          <table:table-cell office:value-type="string" calcext:value-type="string">
            <text:p>0.119448</text:p>
          </table:table-cell>
          <table:table-cell office:value-type="string" calcext:value-type="string">
            <text:p>0.0217391</text:p>
          </table:table-cell>
          <table:table-cell office:value-type="string" calcext:value-type="string">
            <text:p>0.435613</text:p>
          </table:table-cell>
          <table:table-cell office:value-type="string" calcext:value-type="string">
            <text:p>0.00149822</text:p>
          </table:table-cell>
          <table:table-cell office:value-type="float" office:value="329001" calcext:value-type="float">
            <text:p>329001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18147</text:p>
          </table:table-cell>
          <table:table-cell office:value-type="string" calcext:value-type="string">
            <text:p>0.01766</text:p>
          </table:table-cell>
          <table:table-cell office:value-type="string" calcext:value-type="string">
            <text:p>0.0173643</text:p>
          </table:table-cell>
          <table:table-cell office:value-type="string" calcext:value-type="string">
            <text:p>0.0253807</text:p>
          </table:table-cell>
          <table:table-cell office:value-type="string" calcext:value-type="string">
            <text:p>0.118751</text:p>
          </table:table-cell>
          <table:table-cell office:value-type="string" calcext:value-type="string">
            <text:p>0.0219298</text:p>
          </table:table-cell>
          <table:table-cell office:value-type="string" calcext:value-type="string">
            <text:p>0.4311</text:p>
          </table:table-cell>
          <table:table-cell office:value-type="string" calcext:value-type="string">
            <text:p>0.00149822</text:p>
          </table:table-cell>
          <table:table-cell office:value-type="float" office:value="291099" calcext:value-type="float">
            <text:p>291099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15008</text:p>
          </table:table-cell>
          <table:table-cell office:value-type="string" calcext:value-type="string">
            <text:p>0.0171306</text:p>
          </table:table-cell>
          <table:table-cell office:value-type="string" calcext:value-type="string">
            <text:p>0.0169401</text:p>
          </table:table-cell>
          <table:table-cell office:value-type="string" calcext:value-type="string">
            <text:p>0.0249377</text:p>
          </table:table-cell>
          <table:table-cell office:value-type="string" calcext:value-type="string">
            <text:p>0.126197</text:p>
          </table:table-cell>
          <table:table-cell office:value-type="string" calcext:value-type="string">
            <text:p>0.0213675</text:p>
          </table:table-cell>
          <table:table-cell office:value-type="string" calcext:value-type="string">
            <text:p>0.449844</text:p>
          </table:table-cell>
          <table:table-cell office:value-type="string" calcext:value-type="string">
            <text:p>0.00124604</text:p>
          </table:table-cell>
          <table:table-cell office:value-type="float" office:value="261379" calcext:value-type="float">
            <text:p>261379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22461</text:p>
          </table:table-cell>
          <table:table-cell office:value-type="string" calcext:value-type="string">
            <text:p>0.0173536</text:p>
          </table:table-cell>
          <table:table-cell office:value-type="string" calcext:value-type="string">
            <text:p>0.017076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2014</text:p>
          </table:table-cell>
          <table:table-cell office:value-type="string" calcext:value-type="string">
            <text:p>0.0215054</text:p>
          </table:table-cell>
          <table:table-cell office:value-type="string" calcext:value-type="string">
            <text:p>0.431795</text:p>
          </table:table-cell>
          <table:table-cell office:value-type="string" calcext:value-type="string">
            <text:p>0.00155261</text:p>
          </table:table-cell>
          <table:table-cell office:value-type="float" office:value="285515" calcext:value-type="float">
            <text:p>285515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20593</text:p>
          </table:table-cell>
          <table:table-cell office:value-type="string" calcext:value-type="string">
            <text:p>0.0170576</text:p>
          </table:table-cell>
          <table:table-cell office:value-type="string" calcext:value-type="string">
            <text:p>0.0167499</text:p>
          </table:table-cell>
          <table:table-cell office:value-type="string" calcext:value-type="string">
            <text:p>0.0244898</text:p>
          </table:table-cell>
          <table:table-cell office:value-type="string" calcext:value-type="string">
            <text:p>0.121895</text:p>
          </table:table-cell>
          <table:table-cell office:value-type="string" calcext:value-type="string">
            <text:p>0.0210084</text:p>
          </table:table-cell>
          <table:table-cell office:value-type="string" calcext:value-type="string">
            <text:p>0.431447</text:p>
          </table:table-cell>
          <table:table-cell office:value-type="string" calcext:value-type="string">
            <text:p>0.00157238</text:p>
          </table:table-cell>
          <table:table-cell office:value-type="float" office:value="293883" calcext:value-type="float">
            <text:p>293883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71328</text:p>
          </table:table-cell>
          <table:table-cell office:value-type="string" calcext:value-type="string">
            <text:p>0.0239521</text:p>
          </table:table-cell>
          <table:table-cell office:value-type="string" calcext:value-type="string">
            <text:p>0.0242953</text:p>
          </table:table-cell>
          <table:table-cell office:value-type="string" calcext:value-type="string">
            <text:p>0.0350877</text:p>
          </table:table-cell>
          <table:table-cell office:value-type="string" calcext:value-type="string">
            <text:p>0.138197</text:p>
          </table:table-cell>
          <table:table-cell office:value-type="string" calcext:value-type="string">
            <text:p>0.0292683</text:p>
          </table:table-cell>
          <table:table-cell office:value-type="string" calcext:value-type="string">
            <text:p>0.406109</text:p>
          </table:table-cell>
          <table:table-cell office:value-type="string" calcext:value-type="string">
            <text:p>0.00172072</text:p>
          </table:table-cell>
          <table:table-cell office:value-type="float" office:value="140721" calcext:value-type="float">
            <text:p>140721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06968</text:p>
          </table:table-cell>
          <table:table-cell office:value-type="string" calcext:value-type="string">
            <text:p>0.015674</text:p>
          </table:table-cell>
          <table:table-cell office:value-type="string" calcext:value-type="string">
            <text:p>0.0151135</text:p>
          </table:table-cell>
          <table:table-cell office:value-type="string" calcext:value-type="string">
            <text:p>0.0228571</text:p>
          </table:table-cell>
          <table:table-cell office:value-type="string" calcext:value-type="string">
            <text:p>0.112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427976</text:p>
          </table:table-cell>
          <table:table-cell office:value-type="string" calcext:value-type="string">
            <text:p>0.00142899</text:p>
          </table:table-cell>
          <table:table-cell office:value-type="float" office:value="450941" calcext:value-type="float">
            <text:p>450941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35912</text:p>
          </table:table-cell>
          <table:table-cell office:value-type="string" calcext:value-type="string">
            <text:p>0.0146163</text:p>
          </table:table-cell>
          <table:table-cell office:value-type="string" calcext:value-type="string">
            <text:p>0.0136617</text:p>
          </table:table-cell>
          <table:table-cell office:value-type="string" calcext:value-type="string">
            <text:p>0.0224719</text:p>
          </table:table-cell>
          <table:table-cell office:value-type="string" calcext:value-type="string">
            <text:p>0.108055</text:p>
          </table:table-cell>
          <table:table-cell office:value-type="string" calcext:value-type="string">
            <text:p>0.0196353</text:p>
          </table:table-cell>
          <table:table-cell office:value-type="string" calcext:value-type="string">
            <text:p>0.4252</text:p>
          </table:table-cell>
          <table:table-cell office:value-type="string" calcext:value-type="string">
            <text:p>0.00140921</text:p>
          </table:table-cell>
          <table:table-cell office:value-type="float" office:value="709001" calcext:value-type="float">
            <text:p>709001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ransac_trans</text:p>
          </table:table-cell>
          <table:table-cell office:value-type="string" calcext:value-type="string">
            <text:p>ransac_thresh</text:p>
          </table:table-cell>
          <table:table-cell office:value-type="string" calcext:value-type="string">
            <text:p>ransac_iter</text:p>
          </table:table-cell>
          <table:table-cell office:value-type="string" calcext:value-type="string">
            <text:p>ransac_conf</text:p>
          </table:table-cell>
          <table:table-cell office:value-type="string" calcext:value-type="string">
            <text:p>median_rat</text:p>
          </table:table-cell>
          <table:table-cell office:value-type="string" calcext:value-type="string">
            <text:p>sing_compare</text:p>
          </table:table-cell>
          <table:table-cell office:value-type="string" calcext:value-type="string">
            <text:p>gen_mean</text:p>
          </table:table-cell>
          <table:table-cell office:value-type="string" calcext:value-type="string">
            <text:p>gen_low</text:p>
          </table:table-cell>
          <table:table-cell office:value-type="string" calcext:value-type="string">
            <text:p>imp_mean</text:p>
          </table:table-cell>
          <table:table-cell office:value-type="string" calcext:value-type="string">
            <text:p>imp_high</text:p>
          </table:table-cell>
          <table:table-cell office:value-type="string" calcext:value-type="string">
            <text:p>eer_pcnt</text:p>
          </table:table-cell>
          <table:table-cell office:value-type="string" calcext:value-type="string">
            <text:p>eer_val</text:p>
          </table:table-cell>
          <table:table-cell office:value-type="string" calcext:value-type="string">
            <text:p>frr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time(ms)</text:p>
          </table:table-cell>
          <table:table-cell table:style-name="Default" office:value-type="string" calcext:value-type="string">
            <text:p>999 desc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35912</text:p>
          </table:table-cell>
          <table:table-cell office:value-type="string" calcext:value-type="string">
            <text:p>0.0146163</text:p>
          </table:table-cell>
          <table:table-cell office:value-type="string" calcext:value-type="string">
            <text:p>0.0136617</text:p>
          </table:table-cell>
          <table:table-cell office:value-type="string" calcext:value-type="string">
            <text:p>0.0224719</text:p>
          </table:table-cell>
          <table:table-cell office:value-type="string" calcext:value-type="string">
            <text:p>0.108055</text:p>
          </table:table-cell>
          <table:table-cell office:value-type="string" calcext:value-type="string">
            <text:p>0.0196353</text:p>
          </table:table-cell>
          <table:table-cell office:value-type="string" calcext:value-type="string">
            <text:p>0.4252</text:p>
          </table:table-cell>
          <table:table-cell office:value-type="string" calcext:value-type="string">
            <text:p>0.00140921</text:p>
          </table:table-cell>
          <table:table-cell office:value-type="float" office:value="269767" calcext:value-type="float">
            <text:p>269767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0498</text:p>
          </table:table-cell>
          <table:table-cell office:value-type="string" calcext:value-type="string">
            <text:p>0.0162602</text:p>
          </table:table-cell>
          <table:table-cell office:value-type="string" calcext:value-type="string">
            <text:p>0.0178505</text:p>
          </table:table-cell>
          <table:table-cell office:value-type="string" calcext:value-type="string">
            <text:p>0.0273973</text:p>
          </table:table-cell>
          <table:table-cell office:value-type="string" calcext:value-type="string">
            <text:p>0.142366</text:p>
          </table:table-cell>
          <table:table-cell office:value-type="string" calcext:value-type="string">
            <text:p>0.0236486</text:p>
          </table:table-cell>
          <table:table-cell office:value-type="string" calcext:value-type="string">
            <text:p>0.521347</text:p>
          </table:table-cell>
          <table:table-cell office:value-type="string" calcext:value-type="string">
            <text:p>0.000781246</text:p>
          </table:table-cell>
          <table:table-cell office:value-type="string" calcext:value-type="string">
            <text:p>1.32448e+0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0501</text:p>
          </table:table-cell>
          <table:table-cell office:value-type="string" calcext:value-type="string">
            <text:p>0.0162602</text:p>
          </table:table-cell>
          <table:table-cell office:value-type="string" calcext:value-type="string">
            <text:p>0.017849</text:p>
          </table:table-cell>
          <table:table-cell office:value-type="string" calcext:value-type="string">
            <text:p>0.0273973</text:p>
          </table:table-cell>
          <table:table-cell office:value-type="string" calcext:value-type="string">
            <text:p>0.142712</text:p>
          </table:table-cell>
          <table:table-cell office:value-type="string" calcext:value-type="string">
            <text:p>0.0236486</text:p>
          </table:table-cell>
          <table:table-cell office:value-type="string" calcext:value-type="string">
            <text:p>0.521347</text:p>
          </table:table-cell>
          <table:table-cell office:value-type="string" calcext:value-type="string">
            <text:p>0.000781246</text:p>
          </table:table-cell>
          <table:table-cell office:value-type="string" calcext:value-type="string">
            <text:p>1.32104e+0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6719</text:p>
          </table:table-cell>
          <table:table-cell office:value-type="string" calcext:value-type="string">
            <text:p>0.0162602</text:p>
          </table:table-cell>
          <table:table-cell office:value-type="string" calcext:value-type="string">
            <text:p>0.0178205</text:p>
          </table:table-cell>
          <table:table-cell office:value-type="string" calcext:value-type="string">
            <text:p>0.0273973</text:p>
          </table:table-cell>
          <table:table-cell office:value-type="string" calcext:value-type="string">
            <text:p>0.143142</text:p>
          </table:table-cell>
          <table:table-cell office:value-type="string" calcext:value-type="string">
            <text:p>0.0235756</text:p>
          </table:table-cell>
          <table:table-cell office:value-type="string" calcext:value-type="string">
            <text:p>0.521694</text:p>
          </table:table-cell>
          <table:table-cell office:value-type="string" calcext:value-type="string">
            <text:p>0.000781246</text:p>
          </table:table-cell>
          <table:table-cell office:value-type="string" calcext:value-type="string">
            <text:p>1.32154e+0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32578</text:p>
          </table:table-cell>
          <table:table-cell office:value-type="string" calcext:value-type="string">
            <text:p>0.0188679</text:p>
          </table:table-cell>
          <table:table-cell office:value-type="string" calcext:value-type="string">
            <text:p>0.019629</text:p>
          </table:table-cell>
          <table:table-cell office:value-type="string" calcext:value-type="string">
            <text:p>0.0302376</text:p>
          </table:table-cell>
          <table:table-cell office:value-type="string" calcext:value-type="string">
            <text:p>0.131601</text:p>
          </table:table-cell>
          <table:table-cell office:value-type="string" calcext:value-type="string">
            <text:p>0.0263158</text:p>
          </table:table-cell>
          <table:table-cell office:value-type="string" calcext:value-type="string">
            <text:p>0.442208</text:p>
          </table:table-cell>
          <table:table-cell office:value-type="string" calcext:value-type="string">
            <text:p>0.00143888</text:p>
          </table:table-cell>
          <table:table-cell office:value-type="string" calcext:value-type="string">
            <text:p>1.30714e+0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31968</text:p>
          </table:table-cell>
          <table:table-cell office:value-type="string" calcext:value-type="string">
            <text:p>0.0188976</text:p>
          </table:table-cell>
          <table:table-cell office:value-type="string" calcext:value-type="string">
            <text:p>0.0196277</text:p>
          </table:table-cell>
          <table:table-cell office:value-type="string" calcext:value-type="string">
            <text:p>0.0302376</text:p>
          </table:table-cell>
          <table:table-cell office:value-type="string" calcext:value-type="string">
            <text:p>0.131601</text:p>
          </table:table-cell>
          <table:table-cell office:value-type="string" calcext:value-type="string">
            <text:p>0.0263158</text:p>
          </table:table-cell>
          <table:table-cell office:value-type="string" calcext:value-type="string">
            <text:p>0.442555</text:p>
          </table:table-cell>
          <table:table-cell office:value-type="string" calcext:value-type="string">
            <text:p>0.00143888</text:p>
          </table:table-cell>
          <table:table-cell office:value-type="string" calcext:value-type="string">
            <text:p>1.31599e+0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24492</text:p>
          </table:table-cell>
          <table:table-cell office:value-type="string" calcext:value-type="string">
            <text:p>0.0189702</text:p>
          </table:table-cell>
          <table:table-cell office:value-type="string" calcext:value-type="string">
            <text:p>0.0195789</text:p>
          </table:table-cell>
          <table:table-cell office:value-type="string" calcext:value-type="string">
            <text:p>0.0301887</text:p>
          </table:table-cell>
          <table:table-cell office:value-type="string" calcext:value-type="string">
            <text:p>0.132991</text:p>
          </table:table-cell>
          <table:table-cell office:value-type="string" calcext:value-type="string">
            <text:p>0.0262172</text:p>
          </table:table-cell>
          <table:table-cell office:value-type="string" calcext:value-type="string">
            <text:p>0.447761</text:p>
          </table:table-cell>
          <table:table-cell office:value-type="string" calcext:value-type="string">
            <text:p>0.00141415</text:p>
          </table:table-cell>
          <table:table-cell office:value-type="string" calcext:value-type="string">
            <text:p>1.30166e+0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1173</text:p>
          </table:table-cell>
          <table:table-cell office:value-type="string" calcext:value-type="string">
            <text:p>0.0213144</text:p>
          </table:table-cell>
          <table:table-cell office:value-type="string" calcext:value-type="string">
            <text:p>0.0213732</text:p>
          </table:table-cell>
          <table:table-cell office:value-type="string" calcext:value-type="string">
            <text:p>0.0333333</text:p>
          </table:table-cell>
          <table:table-cell office:value-type="string" calcext:value-type="string">
            <text:p>0.126741</text:p>
          </table:table-cell>
          <table:table-cell office:value-type="string" calcext:value-type="string">
            <text:p>0.0289855</text:p>
          </table:table-cell>
          <table:table-cell office:value-type="string" calcext:value-type="string">
            <text:p>0.400208</text:p>
          </table:table-cell>
          <table:table-cell office:value-type="string" calcext:value-type="string">
            <text:p>0.00180478</text:p>
          </table:table-cell>
          <table:table-cell office:value-type="string" calcext:value-type="string">
            <text:p>1.27871e+0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1006</text:p>
          </table:table-cell>
          <table:table-cell office:value-type="string" calcext:value-type="string">
            <text:p>0.0213415</text:p>
          </table:table-cell>
          <table:table-cell office:value-type="string" calcext:value-type="string">
            <text:p>0.0213699</text:p>
          </table:table-cell>
          <table:table-cell office:value-type="string" calcext:value-type="string">
            <text:p>0.0333333</text:p>
          </table:table-cell>
          <table:table-cell office:value-type="string" calcext:value-type="string">
            <text:p>0.126389</text:p>
          </table:table-cell>
          <table:table-cell office:value-type="string" calcext:value-type="string">
            <text:p>0.0289855</text:p>
          </table:table-cell>
          <table:table-cell office:value-type="string" calcext:value-type="string">
            <text:p>0.400902</text:p>
          </table:table-cell>
          <table:table-cell office:value-type="string" calcext:value-type="string">
            <text:p>0.00180478</text:p>
          </table:table-cell>
          <table:table-cell office:value-type="string" calcext:value-type="string">
            <text:p>1.28505e+0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96275</text:p>
          </table:table-cell>
          <table:table-cell office:value-type="string" calcext:value-type="string">
            <text:p>0.0209581</text:p>
          </table:table-cell>
          <table:table-cell office:value-type="string" calcext:value-type="string">
            <text:p>0.0212995</text:p>
          </table:table-cell>
          <table:table-cell office:value-type="string" calcext:value-type="string">
            <text:p>0.033264</text:p>
          </table:table-cell>
          <table:table-cell office:value-type="string" calcext:value-type="string">
            <text:p>0.127126</text:p>
          </table:table-cell>
          <table:table-cell office:value-type="string" calcext:value-type="string">
            <text:p>0.0288809</text:p>
          </table:table-cell>
          <table:table-cell office:value-type="string" calcext:value-type="string">
            <text:p>0.402985</text:p>
          </table:table-cell>
          <table:table-cell office:value-type="string" calcext:value-type="string">
            <text:p>0.00177017</text:p>
          </table:table-cell>
          <table:table-cell office:value-type="string" calcext:value-type="string">
            <text:p>1.27546e+0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83872</text:p>
          </table:table-cell>
          <table:table-cell office:value-type="string" calcext:value-type="string">
            <text:p>0.0140056</text:p>
          </table:table-cell>
          <table:table-cell office:value-type="string" calcext:value-type="string">
            <text:p>0.0145588</text:p>
          </table:table-cell>
          <table:table-cell office:value-type="string" calcext:value-type="string">
            <text:p>0.0226757</text:p>
          </table:table-cell>
          <table:table-cell office:value-type="string" calcext:value-type="string">
            <text:p>0.133683</text:p>
          </table:table-cell>
          <table:table-cell office:value-type="string" calcext:value-type="string">
            <text:p>0.0196078</text:p>
          </table:table-cell>
          <table:table-cell office:value-type="string" calcext:value-type="string">
            <text:p>0.531066</text:p>
          </table:table-cell>
          <table:table-cell office:value-type="string" calcext:value-type="string">
            <text:p>0.000707077</text:p>
          </table:table-cell>
          <table:table-cell office:value-type="float" office:value="300351" calcext:value-type="float">
            <text:p>300351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83489</text:p>
          </table:table-cell>
          <table:table-cell office:value-type="string" calcext:value-type="string">
            <text:p>0.0139697</text:p>
          </table:table-cell>
          <table:table-cell office:value-type="string" calcext:value-type="string">
            <text:p>0.0145576</text:p>
          </table:table-cell>
          <table:table-cell office:value-type="string" calcext:value-type="string">
            <text:p>0.0226757</text:p>
          </table:table-cell>
          <table:table-cell office:value-type="string" calcext:value-type="string">
            <text:p>0.133337</text:p>
          </table:table-cell>
          <table:table-cell office:value-type="string" calcext:value-type="string">
            <text:p>0.0196078</text:p>
          </table:table-cell>
          <table:table-cell office:value-type="string" calcext:value-type="string">
            <text:p>0.532107</text:p>
          </table:table-cell>
          <table:table-cell office:value-type="string" calcext:value-type="string">
            <text:p>0.000702133</text:p>
          </table:table-cell>
          <table:table-cell office:value-type="float" office:value="300733" calcext:value-type="float">
            <text:p>300733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79936</text:p>
          </table:table-cell>
          <table:table-cell office:value-type="string" calcext:value-type="string">
            <text:p>0.0138696</text:p>
          </table:table-cell>
          <table:table-cell office:value-type="string" calcext:value-type="string">
            <text:p>0.0145341</text:p>
          </table:table-cell>
          <table:table-cell office:value-type="string" calcext:value-type="string">
            <text:p>0.0226415</text:p>
          </table:table-cell>
          <table:table-cell office:value-type="string" calcext:value-type="string">
            <text:p>0.135844</text:p>
          </table:table-cell>
          <table:table-cell office:value-type="string" calcext:value-type="string">
            <text:p>0.0195258</text:p>
          </table:table-cell>
          <table:table-cell office:value-type="string" calcext:value-type="string">
            <text:p>0.52933</text:p>
          </table:table-cell>
          <table:table-cell office:value-type="string" calcext:value-type="string">
            <text:p>0.000687299</text:p>
          </table:table-cell>
          <table:table-cell office:value-type="float" office:value="299639" calcext:value-type="float">
            <text:p>299639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15845</text:p>
          </table:table-cell>
          <table:table-cell office:value-type="string" calcext:value-type="string">
            <text:p>0.0162602</text:p>
          </table:table-cell>
          <table:table-cell office:value-type="string" calcext:value-type="string">
            <text:p>0.0163051</text:p>
          </table:table-cell>
          <table:table-cell office:value-type="string" calcext:value-type="string">
            <text:p>0.0255319</text:p>
          </table:table-cell>
          <table:table-cell office:value-type="string" calcext:value-type="string">
            <text:p>0.12369</text:p>
          </table:table-cell>
          <table:table-cell office:value-type="string" calcext:value-type="string">
            <text:p>0.0222613</text:p>
          </table:table-cell>
          <table:table-cell office:value-type="string" calcext:value-type="string">
            <text:p>0.447761</text:p>
          </table:table-cell>
          <table:table-cell office:value-type="string" calcext:value-type="string">
            <text:p>0.00133504</text:p>
          </table:table-cell>
          <table:table-cell office:value-type="float" office:value="299180" calcext:value-type="float">
            <text:p>29918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16218</text:p>
          </table:table-cell>
          <table:table-cell office:value-type="string" calcext:value-type="string">
            <text:p>0.016298</text:p>
          </table:table-cell>
          <table:table-cell office:value-type="string" calcext:value-type="string">
            <text:p>0.0163034</text:p>
          </table:table-cell>
          <table:table-cell office:value-type="string" calcext:value-type="string">
            <text:p>0.0255319</text:p>
          </table:table-cell>
          <table:table-cell office:value-type="string" calcext:value-type="string">
            <text:p>0.123264</text:p>
          </table:table-cell>
          <table:table-cell office:value-type="string" calcext:value-type="string">
            <text:p>0.0222805</text:p>
          </table:table-cell>
          <table:table-cell office:value-type="string" calcext:value-type="string">
            <text:p>0.448108</text:p>
          </table:table-cell>
          <table:table-cell office:value-type="string" calcext:value-type="string">
            <text:p>0.00133504</text:p>
          </table:table-cell>
          <table:table-cell office:value-type="float" office:value="297725" calcext:value-type="float">
            <text:p>297725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05916</text:p>
          </table:table-cell>
          <table:table-cell office:value-type="string" calcext:value-type="string">
            <text:p>0.0162602</text:p>
          </table:table-cell>
          <table:table-cell office:value-type="string" calcext:value-type="string">
            <text:p>0.0162606</text:p>
          </table:table-cell>
          <table:table-cell office:value-type="string" calcext:value-type="string">
            <text:p>0.0254777</text:p>
          </table:table-cell>
          <table:table-cell office:value-type="string" calcext:value-type="string">
            <text:p>0.125401</text:p>
          </table:table-cell>
          <table:table-cell office:value-type="string" calcext:value-type="string">
            <text:p>0.0221402</text:p>
          </table:table-cell>
          <table:table-cell office:value-type="string" calcext:value-type="string">
            <text:p>0.450538</text:p>
          </table:table-cell>
          <table:table-cell office:value-type="string" calcext:value-type="string">
            <text:p>0.00132515</text:p>
          </table:table-cell>
          <table:table-cell office:value-type="float" office:value="299367" calcext:value-type="float">
            <text:p>299367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11</text:p>
          </table:table-cell>
          <table:table-cell office:value-type="string" calcext:value-type="string">
            <text:p>0.0183727</text:p>
          </table:table-cell>
          <table:table-cell office:value-type="string" calcext:value-type="string">
            <text:p>0.0179818</text:p>
          </table:table-cell>
          <table:table-cell office:value-type="string" calcext:value-type="string">
            <text:p>0.0285714</text:p>
          </table:table-cell>
          <table:table-cell office:value-type="string" calcext:value-type="string">
            <text:p>0.11597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406109</text:p>
          </table:table-cell>
          <table:table-cell office:value-type="string" calcext:value-type="string">
            <text:p>0.00174544</text:p>
          </table:table-cell>
          <table:table-cell office:value-type="float" office:value="295694" calcext:value-type="float">
            <text:p>295694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0962</text:p>
          </table:table-cell>
          <table:table-cell office:value-type="string" calcext:value-type="string">
            <text:p>0.0184237</text:p>
          </table:table-cell>
          <table:table-cell office:value-type="string" calcext:value-type="string">
            <text:p>0.01798</text:p>
          </table:table-cell>
          <table:table-cell office:value-type="string" calcext:value-type="string">
            <text:p>0.0285714</text:p>
          </table:table-cell>
          <table:table-cell office:value-type="string" calcext:value-type="string">
            <text:p>0.11629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405762</text:p>
          </table:table-cell>
          <table:table-cell office:value-type="string" calcext:value-type="string">
            <text:p>0.00174544</text:p>
          </table:table-cell>
          <table:table-cell office:value-type="float" office:value="295256" calcext:value-type="float">
            <text:p>29525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93661</text:p>
          </table:table-cell>
          <table:table-cell office:value-type="string" calcext:value-type="string">
            <text:p>0.0179257</text:p>
          </table:table-cell>
          <table:table-cell office:value-type="string" calcext:value-type="string">
            <text:p>0.0179202</text:p>
          </table:table-cell>
          <table:table-cell office:value-type="string" calcext:value-type="string">
            <text:p>0.0284553</text:p>
          </table:table-cell>
          <table:table-cell office:value-type="string" calcext:value-type="string">
            <text:p>0.11694</text:p>
          </table:table-cell>
          <table:table-cell office:value-type="string" calcext:value-type="string">
            <text:p>0.0249377</text:p>
          </table:table-cell>
          <table:table-cell office:value-type="string" calcext:value-type="string">
            <text:p>0.408886</text:p>
          </table:table-cell>
          <table:table-cell office:value-type="string" calcext:value-type="string">
            <text:p>0.00174544</text:p>
          </table:table-cell>
          <table:table-cell office:value-type="float" office:value="295115" calcext:value-type="float">
            <text:p>295115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06018</text:p>
          </table:table-cell>
          <table:table-cell office:value-type="string" calcext:value-type="string">
            <text:p>0.0108401</text:p>
          </table:table-cell>
          <table:table-cell office:value-type="string" calcext:value-type="string">
            <text:p>0.010666</text:p>
          </table:table-cell>
          <table:table-cell office:value-type="string" calcext:value-type="string">
            <text:p>0.017094</text:p>
          </table:table-cell>
          <table:table-cell office:value-type="string" calcext:value-type="string">
            <text:p>0.117692</text:p>
          </table:table-cell>
          <table:table-cell office:value-type="string" calcext:value-type="string">
            <text:p>0.0148368</text:p>
          </table:table-cell>
          <table:table-cell office:value-type="string" calcext:value-type="string">
            <text:p>0.578619</text:p>
          </table:table-cell>
          <table:table-cell office:value-type="string" calcext:value-type="string">
            <text:p>0.000276897</text:p>
          </table:table-cell>
          <table:table-cell office:value-type="float" office:value="277119" calcext:value-type="float">
            <text:p>277119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05795</text:p>
          </table:table-cell>
          <table:table-cell office:value-type="string" calcext:value-type="string">
            <text:p>0.0107527</text:p>
          </table:table-cell>
          <table:table-cell office:value-type="string" calcext:value-type="string">
            <text:p>0.0106651</text:p>
          </table:table-cell>
          <table:table-cell office:value-type="string" calcext:value-type="string">
            <text:p>0.017094</text:p>
          </table:table-cell>
          <table:table-cell office:value-type="string" calcext:value-type="string">
            <text:p>0.117672</text:p>
          </table:table-cell>
          <table:table-cell office:value-type="string" calcext:value-type="string">
            <text:p>0.0148368</text:p>
          </table:table-cell>
          <table:table-cell office:value-type="string" calcext:value-type="string">
            <text:p>0.578271</text:p>
          </table:table-cell>
          <table:table-cell office:value-type="string" calcext:value-type="string">
            <text:p>0.000267008</text:p>
          </table:table-cell>
          <table:table-cell office:value-type="float" office:value="277305" calcext:value-type="float">
            <text:p>277305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01769</text:p>
          </table:table-cell>
          <table:table-cell office:value-type="string" calcext:value-type="string">
            <text:p>0.0106195</text:p>
          </table:table-cell>
          <table:table-cell office:value-type="string" calcext:value-type="string">
            <text:p>0.0106351</text:p>
          </table:table-cell>
          <table:table-cell office:value-type="string" calcext:value-type="string">
            <text:p>0.0170576</text:p>
          </table:table-cell>
          <table:table-cell office:value-type="string" calcext:value-type="string">
            <text:p>0.11875</text:p>
          </table:table-cell>
          <table:table-cell office:value-type="string" calcext:value-type="string">
            <text:p>0.0147783</text:p>
          </table:table-cell>
          <table:table-cell office:value-type="string" calcext:value-type="string">
            <text:p>0.580007</text:p>
          </table:table-cell>
          <table:table-cell office:value-type="string" calcext:value-type="string">
            <text:p>0.000257119</text:p>
          </table:table-cell>
          <table:table-cell office:value-type="float" office:value="275958" calcext:value-type="float">
            <text:p>275958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37331</text:p>
          </table:table-cell>
          <table:table-cell office:value-type="string" calcext:value-type="string">
            <text:p>0.0127714</text:p>
          </table:table-cell>
          <table:table-cell office:value-type="string" calcext:value-type="string">
            <text:p>0.0121787</text:p>
          </table:table-cell>
          <table:table-cell office:value-type="string" calcext:value-type="string">
            <text:p>0.0197628</text:p>
          </table:table-cell>
          <table:table-cell office:value-type="string" calcext:value-type="string">
            <text:p>0.116668</text:p>
          </table:table-cell>
          <table:table-cell office:value-type="string" calcext:value-type="string">
            <text:p>0.017094</text:p>
          </table:table-cell>
          <table:table-cell office:value-type="string" calcext:value-type="string">
            <text:p>0.478653</text:p>
          </table:table-cell>
          <table:table-cell office:value-type="string" calcext:value-type="string">
            <text:p>0.000924639</text:p>
          </table:table-cell>
          <table:table-cell office:value-type="float" office:value="271602" calcext:value-type="float">
            <text:p>271602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35871</text:p>
          </table:table-cell>
          <table:table-cell office:value-type="string" calcext:value-type="string">
            <text:p>0.0127389</text:p>
          </table:table-cell>
          <table:table-cell office:value-type="string" calcext:value-type="string">
            <text:p>0.0121774</text:p>
          </table:table-cell>
          <table:table-cell office:value-type="string" calcext:value-type="string">
            <text:p>0.0197628</text:p>
          </table:table-cell>
          <table:table-cell office:value-type="string" calcext:value-type="string">
            <text:p>0.117346</text:p>
          </table:table-cell>
          <table:table-cell office:value-type="string" calcext:value-type="string">
            <text:p>0.0171821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0.000919695</text:p>
          </table:table-cell>
          <table:table-cell office:value-type="float" office:value="271858" calcext:value-type="float">
            <text:p>271858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25822</text:p>
          </table:table-cell>
          <table:table-cell office:value-type="string" calcext:value-type="string">
            <text:p>0.0126316</text:p>
          </table:table-cell>
          <table:table-cell office:value-type="string" calcext:value-type="string">
            <text:p>0.0121379</text:p>
          </table:table-cell>
          <table:table-cell office:value-type="string" calcext:value-type="string">
            <text:p>0.0197044</text:p>
          </table:table-cell>
          <table:table-cell office:value-type="string" calcext:value-type="string">
            <text:p>0.118715</text:p>
          </table:table-cell>
          <table:table-cell office:value-type="string" calcext:value-type="string">
            <text:p>0.017094</text:p>
          </table:table-cell>
          <table:table-cell office:value-type="string" calcext:value-type="string">
            <text:p>0.482471</text:p>
          </table:table-cell>
          <table:table-cell office:value-type="string" calcext:value-type="string">
            <text:p>0.000924639</text:p>
          </table:table-cell>
          <table:table-cell office:value-type="float" office:value="270877" calcext:value-type="float">
            <text:p>270877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38058</text:p>
          </table:table-cell>
          <table:table-cell office:value-type="string" calcext:value-type="string">
            <text:p>0.0145985</text:p>
          </table:table-cell>
          <table:table-cell office:value-type="string" calcext:value-type="string">
            <text:p>0.0136629</text:p>
          </table:table-cell>
          <table:table-cell office:value-type="string" calcext:value-type="string">
            <text:p>0.0224719</text:p>
          </table:table-cell>
          <table:table-cell office:value-type="string" calcext:value-type="string">
            <text:p>0.10808</text:p>
          </table:table-cell>
          <table:table-cell office:value-type="string" calcext:value-type="string">
            <text:p>0.0196353</text:p>
          </table:table-cell>
          <table:table-cell office:value-type="string" calcext:value-type="string">
            <text:p>0.425547</text:p>
          </table:table-cell>
          <table:table-cell office:value-type="string" calcext:value-type="string">
            <text:p>0.00140921</text:p>
          </table:table-cell>
          <table:table-cell office:value-type="float" office:value="268385" calcext:value-type="float">
            <text:p>268385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35912</text:p>
          </table:table-cell>
          <table:table-cell office:value-type="string" calcext:value-type="string">
            <text:p>0.0146163</text:p>
          </table:table-cell>
          <table:table-cell office:value-type="string" calcext:value-type="string">
            <text:p>0.0136617</text:p>
          </table:table-cell>
          <table:table-cell office:value-type="string" calcext:value-type="string">
            <text:p>0.0224719</text:p>
          </table:table-cell>
          <table:table-cell office:value-type="string" calcext:value-type="string">
            <text:p>0.108055</text:p>
          </table:table-cell>
          <table:table-cell office:value-type="string" calcext:value-type="string">
            <text:p>0.0196353</text:p>
          </table:table-cell>
          <table:table-cell office:value-type="string" calcext:value-type="string">
            <text:p>0.4252</text:p>
          </table:table-cell>
          <table:table-cell office:value-type="string" calcext:value-type="string">
            <text:p>0.00140921</text:p>
          </table:table-cell>
          <table:table-cell office:value-type="float" office:value="267851" calcext:value-type="float">
            <text:p>267851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21326</text:p>
          </table:table-cell>
          <table:table-cell office:value-type="string" calcext:value-type="string">
            <text:p>0.0140105</text:p>
          </table:table-cell>
          <table:table-cell office:value-type="string" calcext:value-type="string">
            <text:p>0.013608</text:p>
          </table:table-cell>
          <table:table-cell office:value-type="string" calcext:value-type="string">
            <text:p>0.0223881</text:p>
          </table:table-cell>
          <table:table-cell office:value-type="string" calcext:value-type="string">
            <text:p>0.10897</text:p>
          </table:table-cell>
          <table:table-cell office:value-type="string" calcext:value-type="string">
            <text:p>0.0195695</text:p>
          </table:table-cell>
          <table:table-cell office:value-type="string" calcext:value-type="string">
            <text:p>0.424158</text:p>
          </table:table-cell>
          <table:table-cell office:value-type="string" calcext:value-type="string">
            <text:p>0.00136471</text:p>
          </table:table-cell>
          <table:table-cell office:value-type="float" office:value="267183" calcext:value-type="float">
            <text:p>267183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96102</text:p>
          </table:table-cell>
          <table:table-cell office:value-type="string" calcext:value-type="string">
            <text:p>0.0158247</text:p>
          </table:table-cell>
          <table:table-cell office:value-type="string" calcext:value-type="string">
            <text:p>0.017359</text:p>
          </table:table-cell>
          <table:table-cell office:value-type="string" calcext:value-type="string">
            <text:p>0.0266667</text:p>
          </table:table-cell>
          <table:table-cell office:value-type="string" calcext:value-type="string">
            <text:p>0.145535</text:p>
          </table:table-cell>
          <table:table-cell office:value-type="string" calcext:value-type="string">
            <text:p>0.0228833</text:p>
          </table:table-cell>
          <table:table-cell office:value-type="string" calcext:value-type="string">
            <text:p>0.532454</text:p>
          </table:table-cell>
          <table:table-cell office:value-type="string" calcext:value-type="string">
            <text:p>0.000736745</text:p>
          </table:table-cell>
          <table:table-cell office:value-type="float" office:value="788743" calcext:value-type="float">
            <text:p>788743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96492</text:p>
          </table:table-cell>
          <table:table-cell office:value-type="string" calcext:value-type="string">
            <text:p>0.0158247</text:p>
          </table:table-cell>
          <table:table-cell office:value-type="string" calcext:value-type="string">
            <text:p>0.0173584</text:p>
          </table:table-cell>
          <table:table-cell office:value-type="string" calcext:value-type="string">
            <text:p>0.0266667</text:p>
          </table:table-cell>
          <table:table-cell office:value-type="string" calcext:value-type="string">
            <text:p>0.145491</text:p>
          </table:table-cell>
          <table:table-cell office:value-type="string" calcext:value-type="string">
            <text:p>0.0228833</text:p>
          </table:table-cell>
          <table:table-cell office:value-type="string" calcext:value-type="string">
            <text:p>0.532801</text:p>
          </table:table-cell>
          <table:table-cell office:value-type="string" calcext:value-type="string">
            <text:p>0.000736745</text:p>
          </table:table-cell>
          <table:table-cell office:value-type="float" office:value="784282" calcext:value-type="float">
            <text:p>784282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94358</text:p>
          </table:table-cell>
          <table:table-cell office:value-type="string" calcext:value-type="string">
            <text:p>0.0157233</text:p>
          </table:table-cell>
          <table:table-cell office:value-type="string" calcext:value-type="string">
            <text:p>0.0173334</text:p>
          </table:table-cell>
          <table:table-cell office:value-type="string" calcext:value-type="string">
            <text:p>0.0266667</text:p>
          </table:table-cell>
          <table:table-cell office:value-type="string" calcext:value-type="string">
            <text:p>0.146114</text:p>
          </table:table-cell>
          <table:table-cell office:value-type="string" calcext:value-type="string">
            <text:p>0.0228833</text:p>
          </table:table-cell>
          <table:table-cell office:value-type="string" calcext:value-type="string">
            <text:p>0.533842</text:p>
          </table:table-cell>
          <table:table-cell office:value-type="string" calcext:value-type="string">
            <text:p>0.000721911</text:p>
          </table:table-cell>
          <table:table-cell office:value-type="float" office:value="794566" calcext:value-type="float">
            <text:p>79456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23475</text:p>
          </table:table-cell>
          <table:table-cell office:value-type="string" calcext:value-type="string">
            <text:p>0.0181818</text:p>
          </table:table-cell>
          <table:table-cell office:value-type="string" calcext:value-type="string">
            <text:p>0.019072</text:p>
          </table:table-cell>
          <table:table-cell office:value-type="string" calcext:value-type="string">
            <text:p>0.0294118</text:p>
          </table:table-cell>
          <table:table-cell office:value-type="string" calcext:value-type="string">
            <text:p>0.136808</text:p>
          </table:table-cell>
          <table:table-cell office:value-type="string" calcext:value-type="string">
            <text:p>0.0254545</text:p>
          </table:table-cell>
          <table:table-cell office:value-type="string" calcext:value-type="string">
            <text:p>0.450885</text:p>
          </table:table-cell>
          <table:table-cell office:value-type="string" calcext:value-type="string">
            <text:p>0.0014191</text:p>
          </table:table-cell>
          <table:table-cell office:value-type="float" office:value="785194" calcext:value-type="float">
            <text:p>785194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2301</text:p>
          </table:table-cell>
          <table:table-cell office:value-type="string" calcext:value-type="string">
            <text:p>0.0182927</text:p>
          </table:table-cell>
          <table:table-cell office:value-type="string" calcext:value-type="string">
            <text:p>0.019071</text:p>
          </table:table-cell>
          <table:table-cell office:value-type="string" calcext:value-type="string">
            <text:p>0.0294118</text:p>
          </table:table-cell>
          <table:table-cell office:value-type="string" calcext:value-type="string">
            <text:p>0.136808</text:p>
          </table:table-cell>
          <table:table-cell office:value-type="string" calcext:value-type="string">
            <text:p>0.0254545</text:p>
          </table:table-cell>
          <table:table-cell office:value-type="string" calcext:value-type="string">
            <text:p>0.451232</text:p>
          </table:table-cell>
          <table:table-cell office:value-type="string" calcext:value-type="string">
            <text:p>0.0014191</text:p>
          </table:table-cell>
          <table:table-cell office:value-type="float" office:value="786461" calcext:value-type="float">
            <text:p>786461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16594</text:p>
          </table:table-cell>
          <table:table-cell office:value-type="string" calcext:value-type="string">
            <text:p>0.0183727</text:p>
          </table:table-cell>
          <table:table-cell office:value-type="string" calcext:value-type="string">
            <text:p>0.0190271</text:p>
          </table:table-cell>
          <table:table-cell office:value-type="string" calcext:value-type="string">
            <text:p>0.0294118</text:p>
          </table:table-cell>
          <table:table-cell office:value-type="string" calcext:value-type="string">
            <text:p>0.1375</text:p>
          </table:table-cell>
          <table:table-cell office:value-type="string" calcext:value-type="string">
            <text:p>0.0253807</text:p>
          </table:table-cell>
          <table:table-cell office:value-type="string" calcext:value-type="string">
            <text:p>0.453315</text:p>
          </table:table-cell>
          <table:table-cell office:value-type="string" calcext:value-type="string">
            <text:p>0.00138943</text:p>
          </table:table-cell>
          <table:table-cell office:value-type="float" office:value="787301" calcext:value-type="float">
            <text:p>787301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0443</text:p>
          </table:table-cell>
          <table:table-cell office:value-type="string" calcext:value-type="string">
            <text:p>0.0202247</text:p>
          </table:table-cell>
          <table:table-cell office:value-type="string" calcext:value-type="string">
            <text:p>0.0207653</text:p>
          </table:table-cell>
          <table:table-cell office:value-type="string" calcext:value-type="string">
            <text:p>0.0324324</text:p>
          </table:table-cell>
          <table:table-cell office:value-type="string" calcext:value-type="string">
            <text:p>0.126741</text:p>
          </table:table-cell>
          <table:table-cell office:value-type="string" calcext:value-type="string">
            <text:p>0.028125</text:p>
          </table:table-cell>
          <table:table-cell office:value-type="string" calcext:value-type="string">
            <text:p>0.402985</text:p>
          </table:table-cell>
          <table:table-cell office:value-type="string" calcext:value-type="string">
            <text:p>0.00179489</text:p>
          </table:table-cell>
          <table:table-cell office:value-type="float" office:value="782925" calcext:value-type="float">
            <text:p>782925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0276</text:p>
          </table:table-cell>
          <table:table-cell office:value-type="string" calcext:value-type="string">
            <text:p>0.0202931</text:p>
          </table:table-cell>
          <table:table-cell office:value-type="string" calcext:value-type="string">
            <text:p>0.0207635</text:p>
          </table:table-cell>
          <table:table-cell office:value-type="string" calcext:value-type="string">
            <text:p>0.0324324</text:p>
          </table:table-cell>
          <table:table-cell office:value-type="string" calcext:value-type="string">
            <text:p>0.126741</text:p>
          </table:table-cell>
          <table:table-cell office:value-type="string" calcext:value-type="string">
            <text:p>0.028125</text:p>
          </table:table-cell>
          <table:table-cell office:value-type="string" calcext:value-type="string">
            <text:p>0.403679</text:p>
          </table:table-cell>
          <table:table-cell office:value-type="string" calcext:value-type="string">
            <text:p>0.00179489</text:p>
          </table:table-cell>
          <table:table-cell office:value-type="float" office:value="782011" calcext:value-type="float">
            <text:p>782011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89377</text:p>
          </table:table-cell>
          <table:table-cell office:value-type="string" calcext:value-type="string">
            <text:p>0.0198895</text:p>
          </table:table-cell>
          <table:table-cell office:value-type="string" calcext:value-type="string">
            <text:p>0.0207011</text:p>
          </table:table-cell>
          <table:table-cell office:value-type="string" calcext:value-type="string">
            <text:p>0.032345</text:p>
          </table:table-cell>
          <table:table-cell office:value-type="string" calcext:value-type="string">
            <text:p>0.126335</text:p>
          </table:table-cell>
          <table:table-cell office:value-type="string" calcext:value-type="string">
            <text:p>0.0281195</text:p>
          </table:table-cell>
          <table:table-cell office:value-type="string" calcext:value-type="string">
            <text:p>0.404026</text:p>
          </table:table-cell>
          <table:table-cell office:value-type="string" calcext:value-type="string">
            <text:p>0.00176028</text:p>
          </table:table-cell>
          <table:table-cell office:value-type="float" office:value="781470" calcext:value-type="float">
            <text:p>78147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78355</text:p>
          </table:table-cell>
          <table:table-cell office:value-type="string" calcext:value-type="string">
            <text:p>0.0136054</text:p>
          </table:table-cell>
          <table:table-cell office:value-type="string" calcext:value-type="string">
            <text:p>0.0141393</text:p>
          </table:table-cell>
          <table:table-cell office:value-type="string" calcext:value-type="string">
            <text:p>0.0220472</text:p>
          </table:table-cell>
          <table:table-cell office:value-type="string" calcext:value-type="string">
            <text:p>0.136462</text:p>
          </table:table-cell>
          <table:table-cell office:value-type="string" calcext:value-type="string">
            <text:p>0.0189036</text:p>
          </table:table-cell>
          <table:table-cell office:value-type="string" calcext:value-type="string">
            <text:p>0.531066</text:p>
          </table:table-cell>
          <table:table-cell office:value-type="string" calcext:value-type="string">
            <text:p>0.000707077</text:p>
          </table:table-cell>
          <table:table-cell office:value-type="float" office:value="278125" calcext:value-type="float">
            <text:p>278125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77956</text:p>
          </table:table-cell>
          <table:table-cell office:value-type="string" calcext:value-type="string">
            <text:p>0.0135501</text:p>
          </table:table-cell>
          <table:table-cell office:value-type="string" calcext:value-type="string">
            <text:p>0.014138</text:p>
          </table:table-cell>
          <table:table-cell office:value-type="string" calcext:value-type="string">
            <text:p>0.0220588</text:p>
          </table:table-cell>
          <table:table-cell office:value-type="string" calcext:value-type="string">
            <text:p>0.136462</text:p>
          </table:table-cell>
          <table:table-cell office:value-type="string" calcext:value-type="string">
            <text:p>0.0189036</text:p>
          </table:table-cell>
          <table:table-cell office:value-type="string" calcext:value-type="string">
            <text:p>0.532107</text:p>
          </table:table-cell>
          <table:table-cell office:value-type="string" calcext:value-type="string">
            <text:p>0.000702133</text:p>
          </table:table-cell>
          <table:table-cell office:value-type="float" office:value="277126" calcext:value-type="float">
            <text:p>27712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74618</text:p>
          </table:table-cell>
          <table:table-cell office:value-type="string" calcext:value-type="string">
            <text:p>0.0133779</text:p>
          </table:table-cell>
          <table:table-cell office:value-type="string" calcext:value-type="string">
            <text:p>0.0141205</text:p>
          </table:table-cell>
          <table:table-cell office:value-type="string" calcext:value-type="string">
            <text:p>0.0220264</text:p>
          </table:table-cell>
          <table:table-cell office:value-type="string" calcext:value-type="string">
            <text:p>0.137154</text:p>
          </table:table-cell>
          <table:table-cell office:value-type="string" calcext:value-type="string">
            <text:p>0.0189036</text:p>
          </table:table-cell>
          <table:table-cell office:value-type="string" calcext:value-type="string">
            <text:p>0.529677</text:p>
          </table:table-cell>
          <table:table-cell office:value-type="string" calcext:value-type="string">
            <text:p>0.000687299</text:p>
          </table:table-cell>
          <table:table-cell office:value-type="float" office:value="277592" calcext:value-type="float">
            <text:p>277592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11714</text:p>
          </table:table-cell>
          <table:table-cell office:value-type="string" calcext:value-type="string">
            <text:p>0.0156658</text:p>
          </table:table-cell>
          <table:table-cell office:value-type="string" calcext:value-type="string">
            <text:p>0.0158387</text:p>
          </table:table-cell>
          <table:table-cell office:value-type="string" calcext:value-type="string">
            <text:p>0.0248756</text:p>
          </table:table-cell>
          <table:table-cell office:value-type="string" calcext:value-type="string">
            <text:p>0.127087</text:p>
          </table:table-cell>
          <table:table-cell office:value-type="string" calcext:value-type="string">
            <text:p>0.0215827</text:p>
          </table:table-cell>
          <table:table-cell office:value-type="string" calcext:value-type="string">
            <text:p>0.447761</text:p>
          </table:table-cell>
          <table:table-cell office:value-type="string" calcext:value-type="string">
            <text:p>0.00133504</text:p>
          </table:table-cell>
          <table:table-cell office:value-type="float" office:value="277217" calcext:value-type="float">
            <text:p>277217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12062</text:p>
          </table:table-cell>
          <table:table-cell office:value-type="string" calcext:value-type="string">
            <text:p>0.015748</text:p>
          </table:table-cell>
          <table:table-cell office:value-type="string" calcext:value-type="string">
            <text:p>0.0158368</text:p>
          </table:table-cell>
          <table:table-cell office:value-type="string" calcext:value-type="string">
            <text:p>0.0248756</text:p>
          </table:table-cell>
          <table:table-cell office:value-type="string" calcext:value-type="string">
            <text:p>0.127087</text:p>
          </table:table-cell>
          <table:table-cell office:value-type="string" calcext:value-type="string">
            <text:p>0.0215827</text:p>
          </table:table-cell>
          <table:table-cell office:value-type="string" calcext:value-type="string">
            <text:p>0.448108</text:p>
          </table:table-cell>
          <table:table-cell office:value-type="string" calcext:value-type="string">
            <text:p>0.00133504</text:p>
          </table:table-cell>
          <table:table-cell office:value-type="float" office:value="277570" calcext:value-type="float">
            <text:p>27757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01835</text:p>
          </table:table-cell>
          <table:table-cell office:value-type="string" calcext:value-type="string">
            <text:p>0.0154839</text:p>
          </table:table-cell>
          <table:table-cell office:value-type="string" calcext:value-type="string">
            <text:p>0.0158009</text:p>
          </table:table-cell>
          <table:table-cell office:value-type="string" calcext:value-type="string">
            <text:p>0.0248139</text:p>
          </table:table-cell>
          <table:table-cell office:value-type="string" calcext:value-type="string">
            <text:p>0.129163</text:p>
          </table:table-cell>
          <table:table-cell office:value-type="string" calcext:value-type="string">
            <text:p>0.021544</text:p>
          </table:table-cell>
          <table:table-cell office:value-type="string" calcext:value-type="string">
            <text:p>0.450538</text:p>
          </table:table-cell>
          <table:table-cell office:value-type="string" calcext:value-type="string">
            <text:p>0.00132515</text:p>
          </table:table-cell>
          <table:table-cell office:value-type="float" office:value="276767" calcext:value-type="float">
            <text:p>276767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0657</text:p>
          </table:table-cell>
          <table:table-cell office:value-type="string" calcext:value-type="string">
            <text:p>0.0178571</text:p>
          </table:table-cell>
          <table:table-cell office:value-type="string" calcext:value-type="string">
            <text:p>0.0174962</text:p>
          </table:table-cell>
          <table:table-cell office:value-type="string" calcext:value-type="string">
            <text:p>0.027907</text:p>
          </table:table-cell>
          <table:table-cell office:value-type="string" calcext:value-type="string">
            <text:p>0.121183</text:p>
          </table:table-cell>
          <table:table-cell office:value-type="string" calcext:value-type="string">
            <text:p>0.0241379</text:p>
          </table:table-cell>
          <table:table-cell office:value-type="string" calcext:value-type="string">
            <text:p>0.406109</text:p>
          </table:table-cell>
          <table:table-cell office:value-type="string" calcext:value-type="string">
            <text:p>0.00174544</text:p>
          </table:table-cell>
          <table:table-cell office:value-type="float" office:value="276680" calcext:value-type="float">
            <text:p>27668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0521</text:p>
          </table:table-cell>
          <table:table-cell office:value-type="string" calcext:value-type="string">
            <text:p>0.0178571</text:p>
          </table:table-cell>
          <table:table-cell office:value-type="string" calcext:value-type="string">
            <text:p>0.0174947</text:p>
          </table:table-cell>
          <table:table-cell office:value-type="string" calcext:value-type="string">
            <text:p>0.027907</text:p>
          </table:table-cell>
          <table:table-cell office:value-type="string" calcext:value-type="string">
            <text:p>0.121702</text:p>
          </table:table-cell>
          <table:table-cell office:value-type="string" calcext:value-type="string">
            <text:p>0.0241546</text:p>
          </table:table-cell>
          <table:table-cell office:value-type="string" calcext:value-type="string">
            <text:p>0.405762</text:p>
          </table:table-cell>
          <table:table-cell office:value-type="string" calcext:value-type="string">
            <text:p>0.00174544</text:p>
          </table:table-cell>
          <table:table-cell office:value-type="float" office:value="277229" calcext:value-type="float">
            <text:p>277229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89339</text:p>
          </table:table-cell>
          <table:table-cell office:value-type="string" calcext:value-type="string">
            <text:p>0.0175131</text:p>
          </table:table-cell>
          <table:table-cell office:value-type="string" calcext:value-type="string">
            <text:p>0.017445</text:p>
          </table:table-cell>
          <table:table-cell office:value-type="string" calcext:value-type="string">
            <text:p>0.0278422</text:p>
          </table:table-cell>
          <table:table-cell office:value-type="string" calcext:value-type="string">
            <text:p>0.122775</text:p>
          </table:table-cell>
          <table:table-cell office:value-type="string" calcext:value-type="string">
            <text:p>0.024055</text:p>
          </table:table-cell>
          <table:table-cell office:value-type="string" calcext:value-type="string">
            <text:p>0.408886</text:p>
          </table:table-cell>
          <table:table-cell office:value-type="string" calcext:value-type="string">
            <text:p>0.00174544</text:p>
          </table:table-cell>
          <table:table-cell office:value-type="float" office:value="277017" calcext:value-type="float">
            <text:p>277017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05051</text:p>
          </table:table-cell>
          <table:table-cell office:value-type="string" calcext:value-type="string">
            <text:p>0.0105448</text:p>
          </table:table-cell>
          <table:table-cell office:value-type="string" calcext:value-type="string">
            <text:p>0.0105809</text:p>
          </table:table-cell>
          <table:table-cell office:value-type="string" calcext:value-type="string">
            <text:p>0.0170213</text:p>
          </table:table-cell>
          <table:table-cell office:value-type="string" calcext:value-type="string">
            <text:p>0.119793</text:p>
          </table:table-cell>
          <table:table-cell office:value-type="string" calcext:value-type="string">
            <text:p>0.0146843</text:p>
          </table:table-cell>
          <table:table-cell office:value-type="string" calcext:value-type="string">
            <text:p>0.578619</text:p>
          </table:table-cell>
          <table:table-cell office:value-type="string" calcext:value-type="string">
            <text:p>0.000276897</text:p>
          </table:table-cell>
          <table:table-cell office:value-type="float" office:value="270689" calcext:value-type="float">
            <text:p>270689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04842</text:p>
          </table:table-cell>
          <table:table-cell office:value-type="string" calcext:value-type="string">
            <text:p>0.0105448</text:p>
          </table:table-cell>
          <table:table-cell office:value-type="string" calcext:value-type="string">
            <text:p>0.0105802</text:p>
          </table:table-cell>
          <table:table-cell office:value-type="string" calcext:value-type="string">
            <text:p>0.0170213</text:p>
          </table:table-cell>
          <table:table-cell office:value-type="string" calcext:value-type="string">
            <text:p>0.119793</text:p>
          </table:table-cell>
          <table:table-cell office:value-type="string" calcext:value-type="string">
            <text:p>0.0146843</text:p>
          </table:table-cell>
          <table:table-cell office:value-type="string" calcext:value-type="string">
            <text:p>0.578271</text:p>
          </table:table-cell>
          <table:table-cell office:value-type="string" calcext:value-type="string">
            <text:p>0.000267008</text:p>
          </table:table-cell>
          <table:table-cell office:value-type="float" office:value="270047" calcext:value-type="float">
            <text:p>270047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0085</text:p>
          </table:table-cell>
          <table:table-cell office:value-type="string" calcext:value-type="string">
            <text:p>0.0105079</text:p>
          </table:table-cell>
          <table:table-cell office:value-type="string" calcext:value-type="string">
            <text:p>0.0105539</text:p>
          </table:table-cell>
          <table:table-cell office:value-type="string" calcext:value-type="string">
            <text:p>0.0169851</text:p>
          </table:table-cell>
          <table:table-cell office:value-type="string" calcext:value-type="string">
            <text:p>0.12185</text:p>
          </table:table-cell>
          <table:table-cell office:value-type="string" calcext:value-type="string">
            <text:p>0.014652</text:p>
          </table:table-cell>
          <table:table-cell office:value-type="string" calcext:value-type="string">
            <text:p>0.580007</text:p>
          </table:table-cell>
          <table:table-cell office:value-type="string" calcext:value-type="string">
            <text:p>0.000257119</text:p>
          </table:table-cell>
          <table:table-cell office:value-type="float" office:value="271257" calcext:value-type="float">
            <text:p>271257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36824</text:p>
          </table:table-cell>
          <table:table-cell office:value-type="string" calcext:value-type="string">
            <text:p>0.0125984</text:p>
          </table:table-cell>
          <table:table-cell office:value-type="string" calcext:value-type="string">
            <text:p>0.0121137</text:p>
          </table:table-cell>
          <table:table-cell office:value-type="string" calcext:value-type="string">
            <text:p>0.0197239</text:p>
          </table:table-cell>
          <table:table-cell office:value-type="string" calcext:value-type="string">
            <text:p>0.119447</text:p>
          </table:table-cell>
          <table:table-cell office:value-type="string" calcext:value-type="string">
            <text:p>0.0170213</text:p>
          </table:table-cell>
          <table:table-cell office:value-type="string" calcext:value-type="string">
            <text:p>0.478653</text:p>
          </table:table-cell>
          <table:table-cell office:value-type="string" calcext:value-type="string">
            <text:p>0.000924639</text:p>
          </table:table-cell>
          <table:table-cell office:value-type="float" office:value="267552" calcext:value-type="float">
            <text:p>267552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35371</text:p>
          </table:table-cell>
          <table:table-cell office:value-type="string" calcext:value-type="string">
            <text:p>0.0125945</text:p>
          </table:table-cell>
          <table:table-cell office:value-type="string" calcext:value-type="string">
            <text:p>0.0121126</text:p>
          </table:table-cell>
          <table:table-cell office:value-type="string" calcext:value-type="string">
            <text:p>0.0197239</text:p>
          </table:table-cell>
          <table:table-cell office:value-type="string" calcext:value-type="string">
            <text:p>0.119793</text:p>
          </table:table-cell>
          <table:table-cell office:value-type="string" calcext:value-type="string">
            <text:p>0.0170213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0.000919695</text:p>
          </table:table-cell>
          <table:table-cell office:value-type="float" office:value="269904" calcext:value-type="float">
            <text:p>269904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25358</text:p>
          </table:table-cell>
          <table:table-cell office:value-type="string" calcext:value-type="string">
            <text:p>0.0124069</text:p>
          </table:table-cell>
          <table:table-cell office:value-type="string" calcext:value-type="string">
            <text:p>0.0120742</text:p>
          </table:table-cell>
          <table:table-cell office:value-type="string" calcext:value-type="string">
            <text:p>0.0196721</text:p>
          </table:table-cell>
          <table:table-cell office:value-type="string" calcext:value-type="string">
            <text:p>0.118755</text:p>
          </table:table-cell>
          <table:table-cell office:value-type="string" calcext:value-type="string">
            <text:p>0.0169972</text:p>
          </table:table-cell>
          <table:table-cell office:value-type="string" calcext:value-type="string">
            <text:p>0.482471</text:p>
          </table:table-cell>
          <table:table-cell office:value-type="string" calcext:value-type="string">
            <text:p>0.000924639</text:p>
          </table:table-cell>
          <table:table-cell office:value-type="float" office:value="268403" calcext:value-type="float">
            <text:p>268403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37851</text:p>
          </table:table-cell>
          <table:table-cell office:value-type="string" calcext:value-type="string">
            <text:p>0.0143678</text:p>
          </table:table-cell>
          <table:table-cell office:value-type="string" calcext:value-type="string">
            <text:p>0.0136239</text:p>
          </table:table-cell>
          <table:table-cell office:value-type="string" calcext:value-type="string">
            <text:p>0.0224719</text:p>
          </table:table-cell>
          <table:table-cell office:value-type="string" calcext:value-type="string">
            <text:p>0.108337</text:p>
          </table:table-cell>
          <table:table-cell office:value-type="string" calcext:value-type="string">
            <text:p>0.0196078</text:p>
          </table:table-cell>
          <table:table-cell office:value-type="string" calcext:value-type="string">
            <text:p>0.425547</text:p>
          </table:table-cell>
          <table:table-cell office:value-type="string" calcext:value-type="string">
            <text:p>0.00140921</text:p>
          </table:table-cell>
          <table:table-cell office:value-type="float" office:value="266209" calcext:value-type="float">
            <text:p>266209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35705</text:p>
          </table:table-cell>
          <table:table-cell office:value-type="string" calcext:value-type="string">
            <text:p>0.0145191</text:p>
          </table:table-cell>
          <table:table-cell office:value-type="string" calcext:value-type="string">
            <text:p>0.0136228</text:p>
          </table:table-cell>
          <table:table-cell office:value-type="string" calcext:value-type="string">
            <text:p>0.0224719</text:p>
          </table:table-cell>
          <table:table-cell office:value-type="string" calcext:value-type="string">
            <text:p>0.108337</text:p>
          </table:table-cell>
          <table:table-cell office:value-type="string" calcext:value-type="string">
            <text:p>0.0196078</text:p>
          </table:table-cell>
          <table:table-cell office:value-type="string" calcext:value-type="string">
            <text:p>0.4252</text:p>
          </table:table-cell>
          <table:table-cell office:value-type="string" calcext:value-type="string">
            <text:p>0.00140921</text:p>
          </table:table-cell>
          <table:table-cell office:value-type="float" office:value="265462" calcext:value-type="float">
            <text:p>265462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21149</text:p>
          </table:table-cell>
          <table:table-cell office:value-type="string" calcext:value-type="string">
            <text:p>0.0139697</text:p>
          </table:table-cell>
          <table:table-cell office:value-type="string" calcext:value-type="string">
            <text:p>0.0135699</text:p>
          </table:table-cell>
          <table:table-cell office:value-type="string" calcext:value-type="string">
            <text:p>0.0223714</text:p>
          </table:table-cell>
          <table:table-cell office:value-type="string" calcext:value-type="string">
            <text:p>0.10986</text:p>
          </table:table-cell>
          <table:table-cell office:value-type="string" calcext:value-type="string">
            <text:p>0.0194647</text:p>
          </table:table-cell>
          <table:table-cell office:value-type="string" calcext:value-type="string">
            <text:p>0.424158</text:p>
          </table:table-cell>
          <table:table-cell office:value-type="string" calcext:value-type="string">
            <text:p>0.00136471</text:p>
          </table:table-cell>
          <table:table-cell office:value-type="float" office:value="265669" calcext:value-type="float">
            <text:p>265669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8262</text:p>
          </table:table-cell>
          <table:table-cell office:value-type="string" calcext:value-type="string">
            <text:p>0.0162602</text:p>
          </table:table-cell>
          <table:table-cell office:value-type="string" calcext:value-type="string">
            <text:p>0.017849</text:p>
          </table:table-cell>
          <table:table-cell office:value-type="string" calcext:value-type="string">
            <text:p>0.0273973</text:p>
          </table:table-cell>
          <table:table-cell office:value-type="string" calcext:value-type="string">
            <text:p>0.142366</text:p>
          </table:table-cell>
          <table:table-cell office:value-type="string" calcext:value-type="string">
            <text:p>0.0236486</text:p>
          </table:table-cell>
          <table:table-cell office:value-type="string" calcext:value-type="string">
            <text:p>0.522041</text:p>
          </table:table-cell>
          <table:table-cell office:value-type="string" calcext:value-type="string">
            <text:p>0.000771357</text:p>
          </table:table-cell>
          <table:table-cell office:value-type="string" calcext:value-type="string">
            <text:p>1.31233e+0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8376</text:p>
          </table:table-cell>
          <table:table-cell office:value-type="string" calcext:value-type="string">
            <text:p>0.0162602</text:p>
          </table:table-cell>
          <table:table-cell office:value-type="string" calcext:value-type="string">
            <text:p>0.0178474</text:p>
          </table:table-cell>
          <table:table-cell office:value-type="string" calcext:value-type="string">
            <text:p>0.0273973</text:p>
          </table:table-cell>
          <table:table-cell office:value-type="string" calcext:value-type="string">
            <text:p>0.142712</text:p>
          </table:table-cell>
          <table:table-cell office:value-type="string" calcext:value-type="string">
            <text:p>0.0236486</text:p>
          </table:table-cell>
          <table:table-cell office:value-type="string" calcext:value-type="string">
            <text:p>0.522041</text:p>
          </table:table-cell>
          <table:table-cell office:value-type="string" calcext:value-type="string">
            <text:p>0.000771357</text:p>
          </table:table-cell>
          <table:table-cell office:value-type="string" calcext:value-type="string">
            <text:p>1.31437e+0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4379</text:p>
          </table:table-cell>
          <table:table-cell office:value-type="string" calcext:value-type="string">
            <text:p>0.0162602</text:p>
          </table:table-cell>
          <table:table-cell office:value-type="string" calcext:value-type="string">
            <text:p>0.017819</text:p>
          </table:table-cell>
          <table:table-cell office:value-type="string" calcext:value-type="string">
            <text:p>0.0273973</text:p>
          </table:table-cell>
          <table:table-cell office:value-type="string" calcext:value-type="string">
            <text:p>0.143092</text:p>
          </table:table-cell>
          <table:table-cell office:value-type="string" calcext:value-type="string">
            <text:p>0.0235756</text:p>
          </table:table-cell>
          <table:table-cell office:value-type="string" calcext:value-type="string">
            <text:p>0.522388</text:p>
          </table:table-cell>
          <table:table-cell office:value-type="string" calcext:value-type="string">
            <text:p>0.000776302</text:p>
          </table:table-cell>
          <table:table-cell office:value-type="string" calcext:value-type="string">
            <text:p>1.30663e+0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27491</text:p>
          </table:table-cell>
          <table:table-cell office:value-type="string" calcext:value-type="string">
            <text:p>0.0188679</text:p>
          </table:table-cell>
          <table:table-cell office:value-type="string" calcext:value-type="string">
            <text:p>0.0196254</text:p>
          </table:table-cell>
          <table:table-cell office:value-type="string" calcext:value-type="string">
            <text:p>0.0302267</text:p>
          </table:table-cell>
          <table:table-cell office:value-type="string" calcext:value-type="string">
            <text:p>0.131601</text:p>
          </table:table-cell>
          <table:table-cell office:value-type="string" calcext:value-type="string">
            <text:p>0.0263158</text:p>
          </table:table-cell>
          <table:table-cell office:value-type="string" calcext:value-type="string">
            <text:p>0.44429</text:p>
          </table:table-cell>
          <table:table-cell office:value-type="string" calcext:value-type="string">
            <text:p>0.00143393</text:p>
          </table:table-cell>
          <table:table-cell office:value-type="string" calcext:value-type="string">
            <text:p>1.29136e+0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27716</text:p>
          </table:table-cell>
          <table:table-cell office:value-type="string" calcext:value-type="string">
            <text:p>0.0188976</text:p>
          </table:table-cell>
          <table:table-cell office:value-type="string" calcext:value-type="string">
            <text:p>0.0196242</text:p>
          </table:table-cell>
          <table:table-cell office:value-type="string" calcext:value-type="string">
            <text:p>0.0302267</text:p>
          </table:table-cell>
          <table:table-cell office:value-type="string" calcext:value-type="string">
            <text:p>0.131601</text:p>
          </table:table-cell>
          <table:table-cell office:value-type="string" calcext:value-type="string">
            <text:p>0.0263158</text:p>
          </table:table-cell>
          <table:table-cell office:value-type="string" calcext:value-type="string">
            <text:p>0.444637</text:p>
          </table:table-cell>
          <table:table-cell office:value-type="string" calcext:value-type="string">
            <text:p>0.00143393</text:p>
          </table:table-cell>
          <table:table-cell office:value-type="string" calcext:value-type="string">
            <text:p>1.28958e+0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20334</text:p>
          </table:table-cell>
          <table:table-cell office:value-type="string" calcext:value-type="string">
            <text:p>0.0189702</text:p>
          </table:table-cell>
          <table:table-cell office:value-type="string" calcext:value-type="string">
            <text:p>0.0195754</text:p>
          </table:table-cell>
          <table:table-cell office:value-type="string" calcext:value-type="string">
            <text:p>0.0301724</text:p>
          </table:table-cell>
          <table:table-cell office:value-type="string" calcext:value-type="string">
            <text:p>0.132991</text:p>
          </table:table-cell>
          <table:table-cell office:value-type="string" calcext:value-type="string">
            <text:p>0.0262172</text:p>
          </table:table-cell>
          <table:table-cell office:value-type="string" calcext:value-type="string">
            <text:p>0.449497</text:p>
          </table:table-cell>
          <table:table-cell office:value-type="string" calcext:value-type="string">
            <text:p>0.00139932</text:p>
          </table:table-cell>
          <table:table-cell office:value-type="string" calcext:value-type="string">
            <text:p>1.30921e+0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0586</text:p>
          </table:table-cell>
          <table:table-cell office:value-type="string" calcext:value-type="string">
            <text:p>0.0213144</text:p>
          </table:table-cell>
          <table:table-cell office:value-type="string" calcext:value-type="string">
            <text:p>0.0213661</text:p>
          </table:table-cell>
          <table:table-cell office:value-type="string" calcext:value-type="string">
            <text:p>0.0333333</text:p>
          </table:table-cell>
          <table:table-cell office:value-type="string" calcext:value-type="string">
            <text:p>0.126741</text:p>
          </table:table-cell>
          <table:table-cell office:value-type="string" calcext:value-type="string">
            <text:p>0.0289855</text:p>
          </table:table-cell>
          <table:table-cell office:value-type="string" calcext:value-type="string">
            <text:p>0.40125</text:p>
          </table:table-cell>
          <table:table-cell office:value-type="string" calcext:value-type="string">
            <text:p>0.00180478</text:p>
          </table:table-cell>
          <table:table-cell office:value-type="string" calcext:value-type="string">
            <text:p>1.28867e+0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0539</text:p>
          </table:table-cell>
          <table:table-cell office:value-type="string" calcext:value-type="string">
            <text:p>0.0213415</text:p>
          </table:table-cell>
          <table:table-cell office:value-type="string" calcext:value-type="string">
            <text:p>0.0213629</text:p>
          </table:table-cell>
          <table:table-cell office:value-type="string" calcext:value-type="string">
            <text:p>0.0333333</text:p>
          </table:table-cell>
          <table:table-cell office:value-type="string" calcext:value-type="string">
            <text:p>0.126389</text:p>
          </table:table-cell>
          <table:table-cell office:value-type="string" calcext:value-type="string">
            <text:p>0.0289855</text:p>
          </table:table-cell>
          <table:table-cell office:value-type="string" calcext:value-type="string">
            <text:p>0.401944</text:p>
          </table:table-cell>
          <table:table-cell office:value-type="string" calcext:value-type="string">
            <text:p>0.00180478</text:p>
          </table:table-cell>
          <table:table-cell office:value-type="string" calcext:value-type="string">
            <text:p>1.27835e+0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90358</text:p>
          </table:table-cell>
          <table:table-cell office:value-type="string" calcext:value-type="string">
            <text:p>0.0209581</text:p>
          </table:table-cell>
          <table:table-cell office:value-type="string" calcext:value-type="string">
            <text:p>0.0212928</text:p>
          </table:table-cell>
          <table:table-cell office:value-type="string" calcext:value-type="string">
            <text:p>0.0332542</text:p>
          </table:table-cell>
          <table:table-cell office:value-type="string" calcext:value-type="string">
            <text:p>0.127087</text:p>
          </table:table-cell>
          <table:table-cell office:value-type="string" calcext:value-type="string">
            <text:p>0.0288809</text:p>
          </table:table-cell>
          <table:table-cell office:value-type="string" calcext:value-type="string">
            <text:p>0.403332</text:p>
          </table:table-cell>
          <table:table-cell office:value-type="string" calcext:value-type="string">
            <text:p>0.00176028</text:p>
          </table:table-cell>
          <table:table-cell office:value-type="string" calcext:value-type="string">
            <text:p>1.27475e+0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80658</text:p>
          </table:table-cell>
          <table:table-cell office:value-type="string" calcext:value-type="string">
            <text:p>0.0140056</text:p>
          </table:table-cell>
          <table:table-cell office:value-type="string" calcext:value-type="string">
            <text:p>0.0145518</text:p>
          </table:table-cell>
          <table:table-cell office:value-type="string" calcext:value-type="string">
            <text:p>0.0226629</text:p>
          </table:table-cell>
          <table:table-cell office:value-type="string" calcext:value-type="string">
            <text:p>0.133673</text:p>
          </table:table-cell>
          <table:table-cell office:value-type="string" calcext:value-type="string">
            <text:p>0.0195695</text:p>
          </table:table-cell>
          <table:table-cell office:value-type="string" calcext:value-type="string">
            <text:p>0.53419</text:p>
          </table:table-cell>
          <table:table-cell office:value-type="string" calcext:value-type="string">
            <text:p>0.000687299</text:p>
          </table:table-cell>
          <table:table-cell office:value-type="float" office:value="330399" calcext:value-type="float">
            <text:p>330399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80184</text:p>
          </table:table-cell>
          <table:table-cell office:value-type="string" calcext:value-type="string">
            <text:p>0.0139697</text:p>
          </table:table-cell>
          <table:table-cell office:value-type="string" calcext:value-type="string">
            <text:p>0.0145506</text:p>
          </table:table-cell>
          <table:table-cell office:value-type="string" calcext:value-type="string">
            <text:p>0.0226629</text:p>
          </table:table-cell>
          <table:table-cell office:value-type="string" calcext:value-type="string">
            <text:p>0.133584</text:p>
          </table:table-cell>
          <table:table-cell office:value-type="string" calcext:value-type="string">
            <text:p>0.0196078</text:p>
          </table:table-cell>
          <table:table-cell office:value-type="string" calcext:value-type="string">
            <text:p>0.534884</text:p>
          </table:table-cell>
          <table:table-cell office:value-type="string" calcext:value-type="string">
            <text:p>0.000682354</text:p>
          </table:table-cell>
          <table:table-cell office:value-type="float" office:value="318721" calcext:value-type="float">
            <text:p>318721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76952</text:p>
          </table:table-cell>
          <table:table-cell office:value-type="string" calcext:value-type="string">
            <text:p>0.0138696</text:p>
          </table:table-cell>
          <table:table-cell office:value-type="string" calcext:value-type="string">
            <text:p>0.0145272</text:p>
          </table:table-cell>
          <table:table-cell office:value-type="string" calcext:value-type="string">
            <text:p>0.0226244</text:p>
          </table:table-cell>
          <table:table-cell office:value-type="string" calcext:value-type="string">
            <text:p>0.135764</text:p>
          </table:table-cell>
          <table:table-cell office:value-type="string" calcext:value-type="string">
            <text:p>0.0195122</text:p>
          </table:table-cell>
          <table:table-cell office:value-type="string" calcext:value-type="string">
            <text:p>0.530719</text:p>
          </table:table-cell>
          <table:table-cell office:value-type="string" calcext:value-type="string">
            <text:p>0.00067741</text:p>
          </table:table-cell>
          <table:table-cell office:value-type="float" office:value="334868" calcext:value-type="float">
            <text:p>334868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10285</text:p>
          </table:table-cell>
          <table:table-cell office:value-type="string" calcext:value-type="string">
            <text:p>0.0162602</text:p>
          </table:table-cell>
          <table:table-cell office:value-type="string" calcext:value-type="string">
            <text:p>0.0162905</text:p>
          </table:table-cell>
          <table:table-cell office:value-type="string" calcext:value-type="string">
            <text:p>0.0255009</text:p>
          </table:table-cell>
          <table:table-cell office:value-type="string" calcext:value-type="string">
            <text:p>0.12364</text:p>
          </table:table-cell>
          <table:table-cell office:value-type="string" calcext:value-type="string">
            <text:p>0.0222222</text:p>
          </table:table-cell>
          <table:table-cell office:value-type="string" calcext:value-type="string">
            <text:p>0.450191</text:p>
          </table:table-cell>
          <table:table-cell office:value-type="string" calcext:value-type="string">
            <text:p>0.0013301</text:p>
          </table:table-cell>
          <table:table-cell office:value-type="float" office:value="313586" calcext:value-type="float">
            <text:p>31358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10006</text:p>
          </table:table-cell>
          <table:table-cell office:value-type="string" calcext:value-type="string">
            <text:p>0.016298</text:p>
          </table:table-cell>
          <table:table-cell office:value-type="string" calcext:value-type="string">
            <text:p>0.0162886</text:p>
          </table:table-cell>
          <table:table-cell office:value-type="string" calcext:value-type="string">
            <text:p>0.0255009</text:p>
          </table:table-cell>
          <table:table-cell office:value-type="string" calcext:value-type="string">
            <text:p>0.123596</text:p>
          </table:table-cell>
          <table:table-cell office:value-type="string" calcext:value-type="string">
            <text:p>0.0222613</text:p>
          </table:table-cell>
          <table:table-cell office:value-type="string" calcext:value-type="string">
            <text:p>0.450538</text:p>
          </table:table-cell>
          <table:table-cell office:value-type="string" calcext:value-type="string">
            <text:p>0.0013301</text:p>
          </table:table-cell>
          <table:table-cell office:value-type="float" office:value="304610" calcext:value-type="float">
            <text:p>30461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00547</text:p>
          </table:table-cell>
          <table:table-cell office:value-type="string" calcext:value-type="string">
            <text:p>0.0162602</text:p>
          </table:table-cell>
          <table:table-cell office:value-type="string" calcext:value-type="string">
            <text:p>0.0162451</text:p>
          </table:table-cell>
          <table:table-cell office:value-type="string" calcext:value-type="string">
            <text:p>0.0254453</text:p>
          </table:table-cell>
          <table:table-cell office:value-type="string" calcext:value-type="string">
            <text:p>0.125944</text:p>
          </table:table-cell>
          <table:table-cell office:value-type="string" calcext:value-type="string">
            <text:p>0.0221402</text:p>
          </table:table-cell>
          <table:table-cell office:value-type="string" calcext:value-type="string">
            <text:p>0.452968</text:p>
          </table:table-cell>
          <table:table-cell office:value-type="string" calcext:value-type="string">
            <text:p>0.00131526</text:p>
          </table:table-cell>
          <table:table-cell office:value-type="float" office:value="346973" calcext:value-type="float">
            <text:p>346973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0292</text:p>
          </table:table-cell>
          <table:table-cell office:value-type="string" calcext:value-type="string">
            <text:p>0.0183727</text:p>
          </table:table-cell>
          <table:table-cell office:value-type="string" calcext:value-type="string">
            <text:p>0.017955</text:p>
          </table:table-cell>
          <table:table-cell office:value-type="string" calcext:value-type="string">
            <text:p>0.0285036</text:p>
          </table:table-cell>
          <table:table-cell office:value-type="string" calcext:value-type="string">
            <text:p>0.116026</text:p>
          </table:table-cell>
          <table:table-cell office:value-type="string" calcext:value-type="string">
            <text:p>0.0249377</text:p>
          </table:table-cell>
          <table:table-cell office:value-type="string" calcext:value-type="string">
            <text:p>0.40715</text:p>
          </table:table-cell>
          <table:table-cell office:value-type="string" calcext:value-type="string">
            <text:p>0.00173061</text:p>
          </table:table-cell>
          <table:table-cell office:value-type="float" office:value="352668" calcext:value-type="float">
            <text:p>352668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021</text:p>
          </table:table-cell>
          <table:table-cell office:value-type="string" calcext:value-type="string">
            <text:p>0.0184237</text:p>
          </table:table-cell>
          <table:table-cell office:value-type="string" calcext:value-type="string">
            <text:p>0.0179534</text:p>
          </table:table-cell>
          <table:table-cell office:value-type="string" calcext:value-type="string">
            <text:p>0.02849</text:p>
          </table:table-cell>
          <table:table-cell office:value-type="string" calcext:value-type="string">
            <text:p>0.116278</text:p>
          </table:table-cell>
          <table:table-cell office:value-type="string" calcext:value-type="string">
            <text:p>0.0249377</text:p>
          </table:table-cell>
          <table:table-cell office:value-type="string" calcext:value-type="string">
            <text:p>0.406803</text:p>
          </table:table-cell>
          <table:table-cell office:value-type="string" calcext:value-type="string">
            <text:p>0.00173061</text:p>
          </table:table-cell>
          <table:table-cell office:value-type="float" office:value="341598" calcext:value-type="float">
            <text:p>341598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86922</text:p>
          </table:table-cell>
          <table:table-cell office:value-type="string" calcext:value-type="string">
            <text:p>0.0179257</text:p>
          </table:table-cell>
          <table:table-cell office:value-type="string" calcext:value-type="string">
            <text:p>0.0178929</text:p>
          </table:table-cell>
          <table:table-cell office:value-type="string" calcext:value-type="string">
            <text:p>0.0283976</text:p>
          </table:table-cell>
          <table:table-cell office:value-type="string" calcext:value-type="string">
            <text:p>0.117366</text:p>
          </table:table-cell>
          <table:table-cell office:value-type="string" calcext:value-type="string">
            <text:p>0.0248447</text:p>
          </table:table-cell>
          <table:table-cell office:value-type="string" calcext:value-type="string">
            <text:p>0.410274</text:p>
          </table:table-cell>
          <table:table-cell office:value-type="string" calcext:value-type="string">
            <text:p>0.00173061</text:p>
          </table:table-cell>
          <table:table-cell office:value-type="float" office:value="339675" calcext:value-type="float">
            <text:p>339675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02668</text:p>
          </table:table-cell>
          <table:table-cell office:value-type="string" calcext:value-type="string">
            <text:p>0.0108401</text:p>
          </table:table-cell>
          <table:table-cell office:value-type="string" calcext:value-type="string">
            <text:p>0.0106394</text:p>
          </table:table-cell>
          <table:table-cell office:value-type="string" calcext:value-type="string">
            <text:p>0.0170576</text:p>
          </table:table-cell>
          <table:table-cell office:value-type="string" calcext:value-type="string">
            <text:p>0.118058</text:p>
          </table:table-cell>
          <table:table-cell office:value-type="string" calcext:value-type="string">
            <text:p>0.0147783</text:p>
          </table:table-cell>
          <table:table-cell office:value-type="string" calcext:value-type="string">
            <text:p>0.57966</text:p>
          </table:table-cell>
          <table:table-cell office:value-type="string" calcext:value-type="string">
            <text:p>0.000257119</text:p>
          </table:table-cell>
          <table:table-cell office:value-type="float" office:value="311183" calcext:value-type="float">
            <text:p>311183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01759</text:p>
          </table:table-cell>
          <table:table-cell office:value-type="string" calcext:value-type="string">
            <text:p>0.0107527</text:p>
          </table:table-cell>
          <table:table-cell office:value-type="string" calcext:value-type="string">
            <text:p>0.0106383</text:p>
          </table:table-cell>
          <table:table-cell office:value-type="string" calcext:value-type="string">
            <text:p>0.0170576</text:p>
          </table:table-cell>
          <table:table-cell office:value-type="string" calcext:value-type="string">
            <text:p>0.118058</text:p>
          </table:table-cell>
          <table:table-cell office:value-type="string" calcext:value-type="string">
            <text:p>0.0147783</text:p>
          </table:table-cell>
          <table:table-cell office:value-type="string" calcext:value-type="string">
            <text:p>0.579313</text:p>
          </table:table-cell>
          <table:table-cell office:value-type="string" calcext:value-type="string">
            <text:p>0.00024723</text:p>
          </table:table-cell>
          <table:table-cell office:value-type="float" office:value="302417" calcext:value-type="float">
            <text:p>302417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98516</text:p>
          </table:table-cell>
          <table:table-cell office:value-type="string" calcext:value-type="string">
            <text:p>0.0106195</text:p>
          </table:table-cell>
          <table:table-cell office:value-type="string" calcext:value-type="string">
            <text:p>0.0106083</text:p>
          </table:table-cell>
          <table:table-cell office:value-type="string" calcext:value-type="string">
            <text:p>0.0170213</text:p>
          </table:table-cell>
          <table:table-cell office:value-type="string" calcext:value-type="string">
            <text:p>0.119329</text:p>
          </table:table-cell>
          <table:table-cell office:value-type="string" calcext:value-type="string">
            <text:p>0.014733</text:p>
          </table:table-cell>
          <table:table-cell office:value-type="string" calcext:value-type="string">
            <text:p>0.581395</text:p>
          </table:table-cell>
          <table:table-cell office:value-type="string" calcext:value-type="string">
            <text:p>0.000257119</text:p>
          </table:table-cell>
          <table:table-cell office:value-type="float" office:value="289789" calcext:value-type="float">
            <text:p>289789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31148</text:p>
          </table:table-cell>
          <table:table-cell office:value-type="string" calcext:value-type="string">
            <text:p>0.0127389</text:p>
          </table:table-cell>
          <table:table-cell office:value-type="string" calcext:value-type="string">
            <text:p>0.0121327</text:p>
          </table:table-cell>
          <table:table-cell office:value-type="string" calcext:value-type="string">
            <text:p>0.0196721</text:p>
          </table:table-cell>
          <table:table-cell office:value-type="string" calcext:value-type="string">
            <text:p>0.117623</text:p>
          </table:table-cell>
          <table:table-cell office:value-type="string" calcext:value-type="string">
            <text:p>0.017094</text:p>
          </table:table-cell>
          <table:table-cell office:value-type="string" calcext:value-type="string">
            <text:p>0.479695</text:p>
          </table:table-cell>
          <table:table-cell office:value-type="string" calcext:value-type="string">
            <text:p>0.000894972</text:p>
          </table:table-cell>
          <table:table-cell office:value-type="float" office:value="296085" calcext:value-type="float">
            <text:p>296085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29726</text:p>
          </table:table-cell>
          <table:table-cell office:value-type="string" calcext:value-type="string">
            <text:p>0.0126582</text:p>
          </table:table-cell>
          <table:table-cell office:value-type="string" calcext:value-type="string">
            <text:p>0.0121313</text:p>
          </table:table-cell>
          <table:table-cell office:value-type="string" calcext:value-type="string">
            <text:p>0.0196721</text:p>
          </table:table-cell>
          <table:table-cell office:value-type="string" calcext:value-type="string">
            <text:p>0.117558</text:p>
          </table:table-cell>
          <table:table-cell office:value-type="string" calcext:value-type="string">
            <text:p>0.0170455</text:p>
          </table:table-cell>
          <table:table-cell office:value-type="string" calcext:value-type="string">
            <text:p>0.480042</text:p>
          </table:table-cell>
          <table:table-cell office:value-type="string" calcext:value-type="string">
            <text:p>0.000890027</text:p>
          </table:table-cell>
          <table:table-cell office:value-type="float" office:value="296278" calcext:value-type="float">
            <text:p>296278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19804</text:p>
          </table:table-cell>
          <table:table-cell office:value-type="string" calcext:value-type="string">
            <text:p>0.0125984</text:p>
          </table:table-cell>
          <table:table-cell office:value-type="string" calcext:value-type="string">
            <text:p>0.0120919</text:p>
          </table:table-cell>
          <table:table-cell office:value-type="string" calcext:value-type="string">
            <text:p>0.0196078</text:p>
          </table:table-cell>
          <table:table-cell office:value-type="string" calcext:value-type="string">
            <text:p>0.117801</text:p>
          </table:table-cell>
          <table:table-cell office:value-type="string" calcext:value-type="string">
            <text:p>0.0169972</text:p>
          </table:table-cell>
          <table:table-cell office:value-type="string" calcext:value-type="string">
            <text:p>0.485248</text:p>
          </table:table-cell>
          <table:table-cell office:value-type="string" calcext:value-type="string">
            <text:p>0.000890027</text:p>
          </table:table-cell>
          <table:table-cell office:value-type="float" office:value="306688" calcext:value-type="float">
            <text:p>306688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3173</text:p>
          </table:table-cell>
          <table:table-cell office:value-type="string" calcext:value-type="string">
            <text:p>0.0145191</text:p>
          </table:table-cell>
          <table:table-cell office:value-type="string" calcext:value-type="string">
            <text:p>0.013602</text:p>
          </table:table-cell>
          <table:table-cell office:value-type="string" calcext:value-type="string">
            <text:p>0.0223714</text:p>
          </table:table-cell>
          <table:table-cell office:value-type="string" calcext:value-type="string">
            <text:p>0.108337</text:p>
          </table:table-cell>
          <table:table-cell office:value-type="string" calcext:value-type="string">
            <text:p>0.0195313</text:p>
          </table:table-cell>
          <table:table-cell office:value-type="string" calcext:value-type="string">
            <text:p>0.427282</text:p>
          </table:table-cell>
          <table:table-cell office:value-type="string" calcext:value-type="string">
            <text:p>0.00139438</text:p>
          </table:table-cell>
          <table:table-cell office:value-type="float" office:value="288270" calcext:value-type="float">
            <text:p>28827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29915</text:p>
          </table:table-cell>
          <table:table-cell office:value-type="string" calcext:value-type="string">
            <text:p>0.014553</text:p>
          </table:table-cell>
          <table:table-cell office:value-type="string" calcext:value-type="string">
            <text:p>0.0136005</text:p>
          </table:table-cell>
          <table:table-cell office:value-type="string" calcext:value-type="string">
            <text:p>0.0223642</text:p>
          </table:table-cell>
          <table:table-cell office:value-type="string" calcext:value-type="string">
            <text:p>0.108337</text:p>
          </table:table-cell>
          <table:table-cell office:value-type="string" calcext:value-type="string">
            <text:p>0.0195313</text:p>
          </table:table-cell>
          <table:table-cell office:value-type="string" calcext:value-type="string">
            <text:p>0.426935</text:p>
          </table:table-cell>
          <table:table-cell office:value-type="string" calcext:value-type="string">
            <text:p>0.00139438</text:p>
          </table:table-cell>
          <table:table-cell office:value-type="float" office:value="269600" calcext:value-type="float">
            <text:p>26960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14711</text:p>
          </table:table-cell>
          <table:table-cell office:value-type="string" calcext:value-type="string">
            <text:p>0.0140105</text:p>
          </table:table-cell>
          <table:table-cell office:value-type="string" calcext:value-type="string">
            <text:p>0.013546</text:p>
          </table:table-cell>
          <table:table-cell office:value-type="string" calcext:value-type="string">
            <text:p>0.0222717</text:p>
          </table:table-cell>
          <table:table-cell office:value-type="string" calcext:value-type="string">
            <text:p>0.110072</text:p>
          </table:table-cell>
          <table:table-cell office:value-type="string" calcext:value-type="string">
            <text:p>0.0194175</text:p>
          </table:table-cell>
          <table:table-cell office:value-type="string" calcext:value-type="string">
            <text:p>0.426588</text:p>
          </table:table-cell>
          <table:table-cell office:value-type="string" calcext:value-type="string">
            <text:p>0.00134493</text:p>
          </table:table-cell>
          <table:table-cell office:value-type="float" office:value="271842" calcext:value-type="float">
            <text:p>271842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94895</text:p>
          </table:table-cell>
          <table:table-cell office:value-type="string" calcext:value-type="string">
            <text:p>0.0158247</text:p>
          </table:table-cell>
          <table:table-cell office:value-type="string" calcext:value-type="string">
            <text:p>0.0173586</text:p>
          </table:table-cell>
          <table:table-cell office:value-type="string" calcext:value-type="string">
            <text:p>0.0266667</text:p>
          </table:table-cell>
          <table:table-cell office:value-type="string" calcext:value-type="string">
            <text:p>0.145515</text:p>
          </table:table-cell>
          <table:table-cell office:value-type="string" calcext:value-type="string">
            <text:p>0.0228833</text:p>
          </table:table-cell>
          <table:table-cell office:value-type="string" calcext:value-type="string">
            <text:p>0.532801</text:p>
          </table:table-cell>
          <table:table-cell office:value-type="string" calcext:value-type="string">
            <text:p>0.000736745</text:p>
          </table:table-cell>
          <table:table-cell office:value-type="float" office:value="826138" calcext:value-type="float">
            <text:p>826138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95353</text:p>
          </table:table-cell>
          <table:table-cell office:value-type="string" calcext:value-type="string">
            <text:p>0.0158247</text:p>
          </table:table-cell>
          <table:table-cell office:value-type="string" calcext:value-type="string">
            <text:p>0.017358</text:p>
          </table:table-cell>
          <table:table-cell office:value-type="string" calcext:value-type="string">
            <text:p>0.0266667</text:p>
          </table:table-cell>
          <table:table-cell office:value-type="string" calcext:value-type="string">
            <text:p>0.145491</text:p>
          </table:table-cell>
          <table:table-cell office:value-type="string" calcext:value-type="string">
            <text:p>0.0228833</text:p>
          </table:table-cell>
          <table:table-cell office:value-type="string" calcext:value-type="string">
            <text:p>0.533148</text:p>
          </table:table-cell>
          <table:table-cell office:value-type="string" calcext:value-type="string">
            <text:p>0.000736745</text:p>
          </table:table-cell>
          <table:table-cell office:value-type="float" office:value="811792" calcext:value-type="float">
            <text:p>811792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92579</text:p>
          </table:table-cell>
          <table:table-cell office:value-type="string" calcext:value-type="string">
            <text:p>0.0157233</text:p>
          </table:table-cell>
          <table:table-cell office:value-type="string" calcext:value-type="string">
            <text:p>0.0173331</text:p>
          </table:table-cell>
          <table:table-cell office:value-type="string" calcext:value-type="string">
            <text:p>0.0266667</text:p>
          </table:table-cell>
          <table:table-cell office:value-type="string" calcext:value-type="string">
            <text:p>0.146099</text:p>
          </table:table-cell>
          <table:table-cell office:value-type="string" calcext:value-type="string">
            <text:p>0.0228833</text:p>
          </table:table-cell>
          <table:table-cell office:value-type="string" calcext:value-type="string">
            <text:p>0.53419</text:p>
          </table:table-cell>
          <table:table-cell office:value-type="string" calcext:value-type="string">
            <text:p>0.000716966</text:p>
          </table:table-cell>
          <table:table-cell office:value-type="float" office:value="803270" calcext:value-type="float">
            <text:p>80327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18893</text:p>
          </table:table-cell>
          <table:table-cell office:value-type="string" calcext:value-type="string">
            <text:p>0.0181818</text:p>
          </table:table-cell>
          <table:table-cell office:value-type="string" calcext:value-type="string">
            <text:p>0.0190704</text:p>
          </table:table-cell>
          <table:table-cell office:value-type="string" calcext:value-type="string">
            <text:p>0.0294118</text:p>
          </table:table-cell>
          <table:table-cell office:value-type="string" calcext:value-type="string">
            <text:p>0.136808</text:p>
          </table:table-cell>
          <table:table-cell office:value-type="string" calcext:value-type="string">
            <text:p>0.0254545</text:p>
          </table:table-cell>
          <table:table-cell office:value-type="string" calcext:value-type="string">
            <text:p>0.451579</text:p>
          </table:table-cell>
          <table:table-cell office:value-type="string" calcext:value-type="string">
            <text:p>0.00141415</text:p>
          </table:table-cell>
          <table:table-cell office:value-type="float" office:value="844510" calcext:value-type="float">
            <text:p>84451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19192</text:p>
          </table:table-cell>
          <table:table-cell office:value-type="string" calcext:value-type="string">
            <text:p>0.0182927</text:p>
          </table:table-cell>
          <table:table-cell office:value-type="string" calcext:value-type="string">
            <text:p>0.0190694</text:p>
          </table:table-cell>
          <table:table-cell office:value-type="string" calcext:value-type="string">
            <text:p>0.0294118</text:p>
          </table:table-cell>
          <table:table-cell office:value-type="string" calcext:value-type="string">
            <text:p>0.136808</text:p>
          </table:table-cell>
          <table:table-cell office:value-type="string" calcext:value-type="string">
            <text:p>0.0254545</text:p>
          </table:table-cell>
          <table:table-cell office:value-type="string" calcext:value-type="string">
            <text:p>0.451926</text:p>
          </table:table-cell>
          <table:table-cell office:value-type="string" calcext:value-type="string">
            <text:p>0.00141415</text:p>
          </table:table-cell>
          <table:table-cell office:value-type="float" office:value="791302" calcext:value-type="float">
            <text:p>791302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12862</text:p>
          </table:table-cell>
          <table:table-cell office:value-type="string" calcext:value-type="string">
            <text:p>0.0183727</text:p>
          </table:table-cell>
          <table:table-cell office:value-type="string" calcext:value-type="string">
            <text:p>0.0190256</text:p>
          </table:table-cell>
          <table:table-cell office:value-type="string" calcext:value-type="string">
            <text:p>0.0294118</text:p>
          </table:table-cell>
          <table:table-cell office:value-type="string" calcext:value-type="string">
            <text:p>0.1375</text:p>
          </table:table-cell>
          <table:table-cell office:value-type="string" calcext:value-type="string">
            <text:p>0.0253807</text:p>
          </table:table-cell>
          <table:table-cell office:value-type="string" calcext:value-type="string">
            <text:p>0.454009</text:p>
          </table:table-cell>
          <table:table-cell office:value-type="string" calcext:value-type="string">
            <text:p>0.00137954</text:p>
          </table:table-cell>
          <table:table-cell office:value-type="float" office:value="796481" calcext:value-type="float">
            <text:p>796481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98799</text:p>
          </table:table-cell>
          <table:table-cell office:value-type="string" calcext:value-type="string">
            <text:p>0.0202247</text:p>
          </table:table-cell>
          <table:table-cell office:value-type="string" calcext:value-type="string">
            <text:p>0.0207624</text:p>
          </table:table-cell>
          <table:table-cell office:value-type="string" calcext:value-type="string">
            <text:p>0.0324324</text:p>
          </table:table-cell>
          <table:table-cell office:value-type="string" calcext:value-type="string">
            <text:p>0.126741</text:p>
          </table:table-cell>
          <table:table-cell office:value-type="string" calcext:value-type="string">
            <text:p>0.028125</text:p>
          </table:table-cell>
          <table:table-cell office:value-type="string" calcext:value-type="string">
            <text:p>0.403679</text:p>
          </table:table-cell>
          <table:table-cell office:value-type="string" calcext:value-type="string">
            <text:p>0.00179489</text:p>
          </table:table-cell>
          <table:table-cell office:value-type="float" office:value="824599" calcext:value-type="float">
            <text:p>824599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98304</text:p>
          </table:table-cell>
          <table:table-cell office:value-type="string" calcext:value-type="string">
            <text:p>0.0202931</text:p>
          </table:table-cell>
          <table:table-cell office:value-type="string" calcext:value-type="string">
            <text:p>0.0207608</text:p>
          </table:table-cell>
          <table:table-cell office:value-type="string" calcext:value-type="string">
            <text:p>0.0324324</text:p>
          </table:table-cell>
          <table:table-cell office:value-type="string" calcext:value-type="string">
            <text:p>0.126741</text:p>
          </table:table-cell>
          <table:table-cell office:value-type="string" calcext:value-type="string">
            <text:p>0.028125</text:p>
          </table:table-cell>
          <table:table-cell office:value-type="string" calcext:value-type="string">
            <text:p>0.404373</text:p>
          </table:table-cell>
          <table:table-cell office:value-type="string" calcext:value-type="string">
            <text:p>0.00179489</text:p>
          </table:table-cell>
          <table:table-cell office:value-type="float" office:value="845868" calcext:value-type="float">
            <text:p>845868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83669</text:p>
          </table:table-cell>
          <table:table-cell office:value-type="string" calcext:value-type="string">
            <text:p>0.0198895</text:p>
          </table:table-cell>
          <table:table-cell office:value-type="string" calcext:value-type="string">
            <text:p>0.0206983</text:p>
          </table:table-cell>
          <table:table-cell office:value-type="string" calcext:value-type="string">
            <text:p>0.032345</text:p>
          </table:table-cell>
          <table:table-cell office:value-type="string" calcext:value-type="string">
            <text:p>0.126286</text:p>
          </table:table-cell>
          <table:table-cell office:value-type="string" calcext:value-type="string">
            <text:p>0.0281195</text:p>
          </table:table-cell>
          <table:table-cell office:value-type="string" calcext:value-type="string">
            <text:p>0.404373</text:p>
          </table:table-cell>
          <table:table-cell office:value-type="string" calcext:value-type="string">
            <text:p>0.00175039</text:p>
          </table:table-cell>
          <table:table-cell office:value-type="float" office:value="835248" calcext:value-type="float">
            <text:p>835248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75351</text:p>
          </table:table-cell>
          <table:table-cell office:value-type="string" calcext:value-type="string">
            <text:p>0.0136054</text:p>
          </table:table-cell>
          <table:table-cell office:value-type="string" calcext:value-type="string">
            <text:p>0.0141368</text:p>
          </table:table-cell>
          <table:table-cell office:value-type="string" calcext:value-type="string">
            <text:p>0.0220386</text:p>
          </table:table-cell>
          <table:table-cell office:value-type="string" calcext:value-type="string">
            <text:p>0.136462</text:p>
          </table:table-cell>
          <table:table-cell office:value-type="string" calcext:value-type="string">
            <text:p>0.0189036</text:p>
          </table:table-cell>
          <table:table-cell office:value-type="string" calcext:value-type="string">
            <text:p>0.53419</text:p>
          </table:table-cell>
          <table:table-cell office:value-type="string" calcext:value-type="string">
            <text:p>0.000687299</text:p>
          </table:table-cell>
          <table:table-cell office:value-type="float" office:value="314212" calcext:value-type="float">
            <text:p>314212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7489</text:p>
          </table:table-cell>
          <table:table-cell office:value-type="string" calcext:value-type="string">
            <text:p>0.0135501</text:p>
          </table:table-cell>
          <table:table-cell office:value-type="string" calcext:value-type="string">
            <text:p>0.0141354</text:p>
          </table:table-cell>
          <table:table-cell office:value-type="string" calcext:value-type="string">
            <text:p>0.0220386</text:p>
          </table:table-cell>
          <table:table-cell office:value-type="string" calcext:value-type="string">
            <text:p>0.136462</text:p>
          </table:table-cell>
          <table:table-cell office:value-type="string" calcext:value-type="string">
            <text:p>0.0189036</text:p>
          </table:table-cell>
          <table:table-cell office:value-type="string" calcext:value-type="string">
            <text:p>0.534884</text:p>
          </table:table-cell>
          <table:table-cell office:value-type="string" calcext:value-type="string">
            <text:p>0.000682354</text:p>
          </table:table-cell>
          <table:table-cell office:value-type="float" office:value="286162" calcext:value-type="float">
            <text:p>286162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71837</text:p>
          </table:table-cell>
          <table:table-cell office:value-type="string" calcext:value-type="string">
            <text:p>0.0133779</text:p>
          </table:table-cell>
          <table:table-cell office:value-type="string" calcext:value-type="string">
            <text:p>0.0141181</text:p>
          </table:table-cell>
          <table:table-cell office:value-type="string" calcext:value-type="string">
            <text:p>0.0220264</text:p>
          </table:table-cell>
          <table:table-cell office:value-type="string" calcext:value-type="string">
            <text:p>0.137154</text:p>
          </table:table-cell>
          <table:table-cell office:value-type="string" calcext:value-type="string">
            <text:p>0.0189036</text:p>
          </table:table-cell>
          <table:table-cell office:value-type="string" calcext:value-type="string">
            <text:p>0.531066</text:p>
          </table:table-cell>
          <table:table-cell office:value-type="string" calcext:value-type="string">
            <text:p>0.00067741</text:p>
          </table:table-cell>
          <table:table-cell office:value-type="float" office:value="324275" calcext:value-type="float">
            <text:p>324275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06275</text:p>
          </table:table-cell>
          <table:table-cell office:value-type="string" calcext:value-type="string">
            <text:p>0.0156658</text:p>
          </table:table-cell>
          <table:table-cell office:value-type="string" calcext:value-type="string">
            <text:p>0.0158331</text:p>
          </table:table-cell>
          <table:table-cell office:value-type="string" calcext:value-type="string">
            <text:p>0.0248668</text:p>
          </table:table-cell>
          <table:table-cell office:value-type="string" calcext:value-type="string">
            <text:p>0.127225</text:p>
          </table:table-cell>
          <table:table-cell office:value-type="string" calcext:value-type="string">
            <text:p>0.0215517</text:p>
          </table:table-cell>
          <table:table-cell office:value-type="string" calcext:value-type="string">
            <text:p>0.450191</text:p>
          </table:table-cell>
          <table:table-cell office:value-type="string" calcext:value-type="string">
            <text:p>0.0013301</text:p>
          </table:table-cell>
          <table:table-cell office:value-type="float" office:value="314327" calcext:value-type="float">
            <text:p>314327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05969</text:p>
          </table:table-cell>
          <table:table-cell office:value-type="string" calcext:value-type="string">
            <text:p>0.015748</text:p>
          </table:table-cell>
          <table:table-cell office:value-type="string" calcext:value-type="string">
            <text:p>0.0158311</text:p>
          </table:table-cell>
          <table:table-cell office:value-type="string" calcext:value-type="string">
            <text:p>0.0248668</text:p>
          </table:table-cell>
          <table:table-cell office:value-type="string" calcext:value-type="string">
            <text:p>0.127176</text:p>
          </table:table-cell>
          <table:table-cell office:value-type="string" calcext:value-type="string">
            <text:p>0.0215517</text:p>
          </table:table-cell>
          <table:table-cell office:value-type="string" calcext:value-type="string">
            <text:p>0.450538</text:p>
          </table:table-cell>
          <table:table-cell office:value-type="string" calcext:value-type="string">
            <text:p>0.0013301</text:p>
          </table:table-cell>
          <table:table-cell office:value-type="float" office:value="293967" calcext:value-type="float">
            <text:p>293967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9658</text:p>
          </table:table-cell>
          <table:table-cell office:value-type="string" calcext:value-type="string">
            <text:p>0.0154839</text:p>
          </table:table-cell>
          <table:table-cell office:value-type="string" calcext:value-type="string">
            <text:p>0.0157949</text:p>
          </table:table-cell>
          <table:table-cell office:value-type="string" calcext:value-type="string">
            <text:p>0.0248139</text:p>
          </table:table-cell>
          <table:table-cell office:value-type="string" calcext:value-type="string">
            <text:p>0.128906</text:p>
          </table:table-cell>
          <table:table-cell office:value-type="string" calcext:value-type="string">
            <text:p>0.0214477</text:p>
          </table:table-cell>
          <table:table-cell office:value-type="string" calcext:value-type="string">
            <text:p>0.452968</text:p>
          </table:table-cell>
          <table:table-cell office:value-type="string" calcext:value-type="string">
            <text:p>0.00131526</text:p>
          </table:table-cell>
          <table:table-cell office:value-type="float" office:value="295060" calcext:value-type="float">
            <text:p>29506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98672</text:p>
          </table:table-cell>
          <table:table-cell office:value-type="string" calcext:value-type="string">
            <text:p>0.0178571</text:p>
          </table:table-cell>
          <table:table-cell office:value-type="string" calcext:value-type="string">
            <text:p>0.0174863</text:p>
          </table:table-cell>
          <table:table-cell office:value-type="string" calcext:value-type="string">
            <text:p>0.027907</text:p>
          </table:table-cell>
          <table:table-cell office:value-type="string" calcext:value-type="string">
            <text:p>0.121331</text:p>
          </table:table-cell>
          <table:table-cell office:value-type="string" calcext:value-type="string">
            <text:p>0.0241379</text:p>
          </table:table-cell>
          <table:table-cell office:value-type="string" calcext:value-type="string">
            <text:p>0.40715</text:p>
          </table:table-cell>
          <table:table-cell office:value-type="string" calcext:value-type="string">
            <text:p>0.00173061</text:p>
          </table:table-cell>
          <table:table-cell office:value-type="float" office:value="279117" calcext:value-type="float">
            <text:p>279117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97882</text:p>
          </table:table-cell>
          <table:table-cell office:value-type="string" calcext:value-type="string">
            <text:p>0.0178571</text:p>
          </table:table-cell>
          <table:table-cell office:value-type="string" calcext:value-type="string">
            <text:p>0.0174849</text:p>
          </table:table-cell>
          <table:table-cell office:value-type="string" calcext:value-type="string">
            <text:p>0.0278884</text:p>
          </table:table-cell>
          <table:table-cell office:value-type="string" calcext:value-type="string">
            <text:p>0.121529</text:p>
          </table:table-cell>
          <table:table-cell office:value-type="string" calcext:value-type="string">
            <text:p>0.0241379</text:p>
          </table:table-cell>
          <table:table-cell office:value-type="string" calcext:value-type="string">
            <text:p>0.406803</text:p>
          </table:table-cell>
          <table:table-cell office:value-type="string" calcext:value-type="string">
            <text:p>0.00173061</text:p>
          </table:table-cell>
          <table:table-cell office:value-type="float" office:value="278027" calcext:value-type="float">
            <text:p>278027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82804</text:p>
          </table:table-cell>
          <table:table-cell office:value-type="string" calcext:value-type="string">
            <text:p>0.0175131</text:p>
          </table:table-cell>
          <table:table-cell office:value-type="string" calcext:value-type="string">
            <text:p>0.0174348</text:p>
          </table:table-cell>
          <table:table-cell office:value-type="string" calcext:value-type="string">
            <text:p>0.027833</text:p>
          </table:table-cell>
          <table:table-cell office:value-type="string" calcext:value-type="string">
            <text:p>0.122572</text:p>
          </table:table-cell>
          <table:table-cell office:value-type="string" calcext:value-type="string">
            <text:p>0.024024</text:p>
          </table:table-cell>
          <table:table-cell office:value-type="string" calcext:value-type="string">
            <text:p>0.410274</text:p>
          </table:table-cell>
          <table:table-cell office:value-type="string" calcext:value-type="string">
            <text:p>0.00173061</text:p>
          </table:table-cell>
          <table:table-cell office:value-type="float" office:value="285157" calcext:value-type="float">
            <text:p>285157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01965</text:p>
          </table:table-cell>
          <table:table-cell office:value-type="string" calcext:value-type="string">
            <text:p>0.0105448</text:p>
          </table:table-cell>
          <table:table-cell office:value-type="string" calcext:value-type="string">
            <text:p>0.0105689</text:p>
          </table:table-cell>
          <table:table-cell office:value-type="string" calcext:value-type="string">
            <text:p>0.0169851</text:p>
          </table:table-cell>
          <table:table-cell office:value-type="string" calcext:value-type="string">
            <text:p>0.120139</text:p>
          </table:table-cell>
          <table:table-cell office:value-type="string" calcext:value-type="string">
            <text:p>0.0146699</text:p>
          </table:table-cell>
          <table:table-cell office:value-type="string" calcext:value-type="string">
            <text:p>0.57966</text:p>
          </table:table-cell>
          <table:table-cell office:value-type="string" calcext:value-type="string">
            <text:p>0.000257119</text:p>
          </table:table-cell>
          <table:table-cell office:value-type="float" office:value="315780" calcext:value-type="float">
            <text:p>31578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0107</text:p>
          </table:table-cell>
          <table:table-cell office:value-type="string" calcext:value-type="string">
            <text:p>0.0105448</text:p>
          </table:table-cell>
          <table:table-cell office:value-type="string" calcext:value-type="string">
            <text:p>0.010568</text:p>
          </table:table-cell>
          <table:table-cell office:value-type="string" calcext:value-type="string">
            <text:p>0.0169851</text:p>
          </table:table-cell>
          <table:table-cell office:value-type="string" calcext:value-type="string">
            <text:p>0.120134</text:p>
          </table:table-cell>
          <table:table-cell office:value-type="string" calcext:value-type="string">
            <text:p>0.0146699</text:p>
          </table:table-cell>
          <table:table-cell office:value-type="string" calcext:value-type="string">
            <text:p>0.579313</text:p>
          </table:table-cell>
          <table:table-cell office:value-type="string" calcext:value-type="string">
            <text:p>0.00024723</text:p>
          </table:table-cell>
          <table:table-cell office:value-type="float" office:value="299196" calcext:value-type="float">
            <text:p>29919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97826</text:p>
          </table:table-cell>
          <table:table-cell office:value-type="string" calcext:value-type="string">
            <text:p>0.0105079</text:p>
          </table:table-cell>
          <table:table-cell office:value-type="string" calcext:value-type="string">
            <text:p>0.0105417</text:p>
          </table:table-cell>
          <table:table-cell office:value-type="string" calcext:value-type="string">
            <text:p>0.0169492</text:p>
          </table:table-cell>
          <table:table-cell office:value-type="string" calcext:value-type="string">
            <text:p>0.121875</text:p>
          </table:table-cell>
          <table:table-cell office:value-type="string" calcext:value-type="string">
            <text:p>0.0145985</text:p>
          </table:table-cell>
          <table:table-cell office:value-type="string" calcext:value-type="string">
            <text:p>0.581395</text:p>
          </table:table-cell>
          <table:table-cell office:value-type="string" calcext:value-type="string">
            <text:p>0.000257119</text:p>
          </table:table-cell>
          <table:table-cell office:value-type="float" office:value="310092" calcext:value-type="float">
            <text:p>310092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30811</text:p>
          </table:table-cell>
          <table:table-cell office:value-type="string" calcext:value-type="string">
            <text:p>0.0125945</text:p>
          </table:table-cell>
          <table:table-cell office:value-type="string" calcext:value-type="string">
            <text:p>0.0120828</text:p>
          </table:table-cell>
          <table:table-cell office:value-type="string" calcext:value-type="string">
            <text:p>0.0196464</text:p>
          </table:table-cell>
          <table:table-cell office:value-type="string" calcext:value-type="string">
            <text:p>0.11828</text:p>
          </table:table-cell>
          <table:table-cell office:value-type="string" calcext:value-type="string">
            <text:p>0.0170068</text:p>
          </table:table-cell>
          <table:table-cell office:value-type="string" calcext:value-type="string">
            <text:p>0.479695</text:p>
          </table:table-cell>
          <table:table-cell office:value-type="string" calcext:value-type="string">
            <text:p>0.000894972</text:p>
          </table:table-cell>
          <table:table-cell office:value-type="float" office:value="271624" calcext:value-type="float">
            <text:p>271624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29396</text:p>
          </table:table-cell>
          <table:table-cell office:value-type="string" calcext:value-type="string">
            <text:p>0.0125786</text:p>
          </table:table-cell>
          <table:table-cell office:value-type="string" calcext:value-type="string">
            <text:p>0.0120816</text:p>
          </table:table-cell>
          <table:table-cell office:value-type="string" calcext:value-type="string">
            <text:p>0.0196464</text:p>
          </table:table-cell>
          <table:table-cell office:value-type="string" calcext:value-type="string">
            <text:p>0.118206</text:p>
          </table:table-cell>
          <table:table-cell office:value-type="string" calcext:value-type="string">
            <text:p>0.0169972</text:p>
          </table:table-cell>
          <table:table-cell office:value-type="string" calcext:value-type="string">
            <text:p>0.480042</text:p>
          </table:table-cell>
          <table:table-cell office:value-type="string" calcext:value-type="string">
            <text:p>0.000890027</text:p>
          </table:table-cell>
          <table:table-cell office:value-type="float" office:value="276808" calcext:value-type="float">
            <text:p>276808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19533</text:p>
          </table:table-cell>
          <table:table-cell office:value-type="string" calcext:value-type="string">
            <text:p>0.0124069</text:p>
          </table:table-cell>
          <table:table-cell office:value-type="string" calcext:value-type="string">
            <text:p>0.0120429</text:p>
          </table:table-cell>
          <table:table-cell office:value-type="string" calcext:value-type="string">
            <text:p>0.0196078</text:p>
          </table:table-cell>
          <table:table-cell office:value-type="string" calcext:value-type="string">
            <text:p>0.118137</text:p>
          </table:table-cell>
          <table:table-cell office:value-type="string" calcext:value-type="string">
            <text:p>0.0169697</text:p>
          </table:table-cell>
          <table:table-cell office:value-type="string" calcext:value-type="string">
            <text:p>0.485248</text:p>
          </table:table-cell>
          <table:table-cell office:value-type="string" calcext:value-type="string">
            <text:p>0.000890027</text:p>
          </table:table-cell>
          <table:table-cell office:value-type="float" office:value="293683" calcext:value-type="float">
            <text:p>293683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31561</text:p>
          </table:table-cell>
          <table:table-cell office:value-type="string" calcext:value-type="string">
            <text:p>0.0142857</text:p>
          </table:table-cell>
          <table:table-cell office:value-type="string" calcext:value-type="string">
            <text:p>0.0135749</text:p>
          </table:table-cell>
          <table:table-cell office:value-type="string" calcext:value-type="string">
            <text:p>0.0223642</text:p>
          </table:table-cell>
          <table:table-cell office:value-type="string" calcext:value-type="string">
            <text:p>0.109029</text:p>
          </table:table-cell>
          <table:table-cell office:value-type="string" calcext:value-type="string">
            <text:p>0.0194647</text:p>
          </table:table-cell>
          <table:table-cell office:value-type="string" calcext:value-type="string">
            <text:p>0.427282</text:p>
          </table:table-cell>
          <table:table-cell office:value-type="string" calcext:value-type="string">
            <text:p>0.00139438</text:p>
          </table:table-cell>
          <table:table-cell office:value-type="float" office:value="288449" calcext:value-type="float">
            <text:p>288449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29746</text:p>
          </table:table-cell>
          <table:table-cell office:value-type="string" calcext:value-type="string">
            <text:p>0.0142857</text:p>
          </table:table-cell>
          <table:table-cell office:value-type="string" calcext:value-type="string">
            <text:p>0.0135736</text:p>
          </table:table-cell>
          <table:table-cell office:value-type="string" calcext:value-type="string">
            <text:p>0.0223464</text:p>
          </table:table-cell>
          <table:table-cell office:value-type="string" calcext:value-type="string">
            <text:p>0.109029</text:p>
          </table:table-cell>
          <table:table-cell office:value-type="string" calcext:value-type="string">
            <text:p>0.0194647</text:p>
          </table:table-cell>
          <table:table-cell office:value-type="string" calcext:value-type="string">
            <text:p>0.426935</text:p>
          </table:table-cell>
          <table:table-cell office:value-type="string" calcext:value-type="string">
            <text:p>0.00139438</text:p>
          </table:table-cell>
          <table:table-cell office:value-type="float" office:value="285458" calcext:value-type="float">
            <text:p>285458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14558</text:p>
          </table:table-cell>
          <table:table-cell office:value-type="string" calcext:value-type="string">
            <text:p>0.0139697</text:p>
          </table:table-cell>
          <table:table-cell office:value-type="string" calcext:value-type="string">
            <text:p>0.0135194</text:p>
          </table:table-cell>
          <table:table-cell office:value-type="string" calcext:value-type="string">
            <text:p>0.0222717</text:p>
          </table:table-cell>
          <table:table-cell office:value-type="string" calcext:value-type="string">
            <text:p>0.110715</text:p>
          </table:table-cell>
          <table:table-cell office:value-type="string" calcext:value-type="string">
            <text:p>0.0193939</text:p>
          </table:table-cell>
          <table:table-cell office:value-type="string" calcext:value-type="string">
            <text:p>0.426588</text:p>
          </table:table-cell>
          <table:table-cell office:value-type="string" calcext:value-type="string">
            <text:p>0.00134493</text:p>
          </table:table-cell>
          <table:table-cell office:value-type="float" office:value="278345" calcext:value-type="float">
            <text:p>278345</text:p>
          </table:table-cell>
          <table:table-cell table:style-name="Default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 style:data-style-name="N2" text:time-value="18:02:45.2554873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06T18:03:13.109054569</dc:date>
    <meta:editing-duration>PT2H45M8S</meta:editing-duration>
    <meta:editing-cycles>48</meta:editing-cycles>
    <meta:generator>LibreOffice/6.4.7.2$Linux_X86_64 LibreOffice_project/40$Build-2</meta:generator>
    <meta:document-statistic meta:table-count="1" meta:cell-count="10542" meta:object-count="0"/>
  </office:meta>
</office:document-meta>
</file>